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728in"/>
    </style:style>
    <style:style style:name="co3" style:family="table-column">
      <style:table-column-properties fo:break-before="auto" style:column-width="1.1402in"/>
    </style:style>
    <style:style style:name="co4" style:family="table-column">
      <style:table-column-properties fo:break-before="auto" style:column-width="1.1189in"/>
    </style:style>
    <style:style style:name="co5" style:family="table-column">
      <style:table-column-properties fo:break-before="auto" style:column-width="0.95in"/>
    </style:style>
    <style:style style:name="co6" style:family="table-column">
      <style:table-column-properties fo:break-before="auto" style:column-width="1.1972in"/>
    </style:style>
    <style:style style:name="co7" style:family="table-column">
      <style:table-column-properties fo:break-before="auto" style:column-width="0.2717in"/>
    </style:style>
    <style:style style:name="co8" style:family="table-column">
      <style:table-column-properties fo:break-before="auto" style:column-width="0.19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font-name="Arial"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1001" table:default-cell-style-name="ce1"/>
        <table:table-row table:style-name="ro2">
          <table:table-cell/>
          <table:table-cell office:value-type="string">
            <text:p>none</text:p>
          </table:table-cell>
          <table:table-cell office:value-type="string">
            <text:p>colon_cancer &amp; lung_cancer1</text:p>
          </table:table-cell>
          <table:table-cell office:value-type="string">
            <text:p>colon_cancer &amp; lung_cancer2</text:p>
          </table:table-cell>
          <table:table-cell office:value-type="string">
            <text:p>lung_cancer1</text:p>
          </table:table-cell>
          <table:table-cell office:value-type="string">
            <text:p>lung_cancer2</text:p>
          </table:table-cell>
          <table:table-cell office:value-type="string">
            <text:p>prostate_cancer1</text:p>
          </table:table-cell>
          <table:table-cell office:value-type="string">
            <text:p>prostate_cancer2</text:p>
          </table:table-cell>
          <table:table-cell office:value-type="string">
            <text:p>none</text:p>
          </table:table-cell>
          <table:table-cell table:number-columns-repeated="1009"/>
        </table:table-row>
        <table:table-row table:style-name="ro1">
          <table:table-cell office:value-type="float" office:value="800001">
            <text:p>800001</text:p>
          </table:table-cell>
          <table:table-cell table:style-name="ce2" table:formula="of:=IF(MOD(ROUNDUP((ROW()-1)/128;0);2);[.$A2];&quot;&quot;)" office:value-type="float" office:value="800001">
            <text:p>800001</text:p>
          </table:table-cell>
          <table:table-cell table:style-name="ce2" table:formula="of:=IF(MOD(ROUNDUP((ROW()-1)/64;0);2);[.$A2];&quot;&quot;)" office:value-type="float" office:value="800001">
            <text:p>800001</text:p>
          </table:table-cell>
          <table:table-cell table:style-name="ce2" table:formula="of:=IF(MOD(ROUNDUP((ROW()-1)/32;0);2);[.$A2];&quot;&quot;)" office:value-type="float" office:value="800001">
            <text:p>800001</text:p>
          </table:table-cell>
          <table:table-cell table:style-name="ce2" table:formula="of:=IF(MOD(ROUNDUP((ROW()-1)/16;0);2);[.$A2];&quot;&quot;)" office:value-type="float" office:value="800001">
            <text:p>800001</text:p>
          </table:table-cell>
          <table:table-cell table:style-name="ce2" table:formula="of:=IF(MOD(ROUNDUP((ROW()-1)/8;0);2);[.$A2];&quot;&quot;)" office:value-type="float" office:value="800001">
            <text:p>800001</text:p>
          </table:table-cell>
          <table:table-cell table:style-name="ce2" table:formula="of:=IF(MOD(ROUNDUP((ROW()-1)/4;0);2);[.$A2];&quot;&quot;)" office:value-type="float" office:value="800001">
            <text:p>800001</text:p>
          </table:table-cell>
          <table:table-cell table:style-name="ce2" table:formula="of:=IF(MOD(ROUNDUP((ROW()-1)/2;0);2);[.$A2];&quot;&quot;)" office:value-type="float" office:value="800001">
            <text:p>800001</text:p>
          </table:table-cell>
          <table:table-cell table:formula="of:=IF(MOD(ROW()-1;2);[.$A2];&quot;&quot;)" office:value-type="float" office:value="800001">
            <text:p>800001</text:p>
          </table:table-cell>
          <table:table-cell/>
          <table:table-cell table:style-name="ce2" table:formula="of:=COUNT([.B2:.I2])*2" office:value-type="float" office:value="16">
            <text:p>16</text:p>
          </table:table-cell>
          <table:table-cell table:formula="of:=COUNT([.C2:.D2])*2" office:value-type="float" office:value="4">
            <text:p>4</text:p>
          </table:table-cell>
          <table:table-cell table:formula="of:=COUNT([.E2:.F2])*2" office:value-type="float" office:value="4">
            <text:p>4</text:p>
          </table:table-cell>
          <table:table-cell table:formula="of:=COUNT([.G2:.H2])*2" office:value-type="float" office:value="4">
            <text:p>4</text:p>
          </table:table-cell>
          <table:table-cell table:number-columns-repeated="2"/>
          <table:table-cell table:formula="of:=[.A2]&amp;CHAR(9)&amp;[.K2]&amp;CHAR(9)&amp;[.L2]&amp;CHAR(9)&amp;[.M2]&amp;CHAR(9)&amp;[.N2]" office:value-type="string" office:string-value="800001&#9;16&#9;4&#9;4&#9;4">
            <text:p>800001<text:tab/>16<text:tab/>4<text:tab/>4<text:tab/>4</text:p>
          </table:table-cell>
          <table:table-cell table:number-columns-repeated="1001"/>
        </table:table-row>
        <table:table-row table:style-name="ro1">
          <table:table-cell office:value-type="float" office:value="800002">
            <text:p>800002</text:p>
          </table:table-cell>
          <table:table-cell table:style-name="ce2" table:formula="of:=IF(MOD(ROUNDUP((ROW()-1)/128;0);2);[.$A3];&quot;&quot;)" office:value-type="float" office:value="800002">
            <text:p>800002</text:p>
          </table:table-cell>
          <table:table-cell table:style-name="ce2" table:formula="of:=IF(MOD(ROUNDUP((ROW()-1)/64;0);2);[.$A3];&quot;&quot;)" office:value-type="float" office:value="800002">
            <text:p>800002</text:p>
          </table:table-cell>
          <table:table-cell table:style-name="ce2" table:formula="of:=IF(MOD(ROUNDUP((ROW()-1)/32;0);2);[.$A3];&quot;&quot;)" office:value-type="float" office:value="800002">
            <text:p>800002</text:p>
          </table:table-cell>
          <table:table-cell table:style-name="ce2" table:formula="of:=IF(MOD(ROUNDUP((ROW()-1)/16;0);2);[.$A3];&quot;&quot;)" office:value-type="float" office:value="800002">
            <text:p>800002</text:p>
          </table:table-cell>
          <table:table-cell table:style-name="ce2" table:formula="of:=IF(MOD(ROUNDUP((ROW()-1)/8;0);2);[.$A3];&quot;&quot;)" office:value-type="float" office:value="800002">
            <text:p>800002</text:p>
          </table:table-cell>
          <table:table-cell table:style-name="ce2" table:formula="of:=IF(MOD(ROUNDUP((ROW()-1)/4;0);2);[.$A3];&quot;&quot;)" office:value-type="float" office:value="800002">
            <text:p>800002</text:p>
          </table:table-cell>
          <table:table-cell table:style-name="ce2" table:formula="of:=IF(MOD(ROUNDUP((ROW()-1)/2;0);2);[.$A3];&quot;&quot;)" office:value-type="float" office:value="800002">
            <text:p>800002</text:p>
          </table:table-cell>
          <table:table-cell table:formula="of:=IF(MOD(ROW()-1;2);[.$A3];&quot;&quot;)">
            <text:p/>
          </table:table-cell>
          <table:table-cell/>
          <table:table-cell table:formula="of:=COUNT([.B3:.I3])*2" office:value-type="float" office:value="14">
            <text:p>14</text:p>
          </table:table-cell>
          <table:table-cell table:formula="of:=COUNT([.C3:.D3])*2" office:value-type="float" office:value="4">
            <text:p>4</text:p>
          </table:table-cell>
          <table:table-cell table:formula="of:=COUNT([.E3:.F3])*2" office:value-type="float" office:value="4">
            <text:p>4</text:p>
          </table:table-cell>
          <table:table-cell table:formula="of:=COUNT([.G3:.H3])*2" office:value-type="float" office:value="4">
            <text:p>4</text:p>
          </table:table-cell>
          <table:table-cell table:number-columns-repeated="2"/>
          <table:table-cell table:formula="of:=[.A3]&amp;CHAR(9)&amp;[.K3]&amp;CHAR(9)&amp;[.L3]&amp;CHAR(9)&amp;[.M3]&amp;CHAR(9)&amp;[.N3]" office:value-type="string" office:string-value="800002&#9;14&#9;4&#9;4&#9;4">
            <text:p>800002<text:tab/>14<text:tab/>4<text:tab/>4<text:tab/>4</text:p>
          </table:table-cell>
          <table:table-cell table:number-columns-repeated="1001"/>
        </table:table-row>
        <table:table-row table:style-name="ro1">
          <table:table-cell office:value-type="float" office:value="800003">
            <text:p>800003</text:p>
          </table:table-cell>
          <table:table-cell table:style-name="ce2" table:formula="of:=IF(MOD(ROUNDUP((ROW()-1)/128;0);2);[.$A4];&quot;&quot;)" office:value-type="float" office:value="800003">
            <text:p>800003</text:p>
          </table:table-cell>
          <table:table-cell table:style-name="ce2" table:formula="of:=IF(MOD(ROUNDUP((ROW()-1)/64;0);2);[.$A4];&quot;&quot;)" office:value-type="float" office:value="800003">
            <text:p>800003</text:p>
          </table:table-cell>
          <table:table-cell table:style-name="ce2" table:formula="of:=IF(MOD(ROUNDUP((ROW()-1)/32;0);2);[.$A4];&quot;&quot;)" office:value-type="float" office:value="800003">
            <text:p>800003</text:p>
          </table:table-cell>
          <table:table-cell table:style-name="ce2" table:formula="of:=IF(MOD(ROUNDUP((ROW()-1)/16;0);2);[.$A4];&quot;&quot;)" office:value-type="float" office:value="800003">
            <text:p>800003</text:p>
          </table:table-cell>
          <table:table-cell table:style-name="ce2" table:formula="of:=IF(MOD(ROUNDUP((ROW()-1)/8;0);2);[.$A4];&quot;&quot;)" office:value-type="float" office:value="800003">
            <text:p>800003</text:p>
          </table:table-cell>
          <table:table-cell table:style-name="ce2" table:formula="of:=IF(MOD(ROUNDUP((ROW()-1)/4;0);2);[.$A4];&quot;&quot;)" office:value-type="float" office:value="800003">
            <text:p>800003</text:p>
          </table:table-cell>
          <table:table-cell table:style-name="ce2" table:formula="of:=IF(MOD(ROUNDUP((ROW()-1)/2;0);2);[.$A4];&quot;&quot;)">
            <text:p/>
          </table:table-cell>
          <table:table-cell table:formula="of:=IF(MOD(ROW()-1;2);[.$A4];&quot;&quot;)" office:value-type="float" office:value="800003">
            <text:p>800003</text:p>
          </table:table-cell>
          <table:table-cell/>
          <table:table-cell table:formula="of:=COUNT([.B4:.I4])*2" office:value-type="float" office:value="14">
            <text:p>14</text:p>
          </table:table-cell>
          <table:table-cell table:formula="of:=COUNT([.C4:.D4])*2" office:value-type="float" office:value="4">
            <text:p>4</text:p>
          </table:table-cell>
          <table:table-cell table:formula="of:=COUNT([.E4:.F4])*2" office:value-type="float" office:value="4">
            <text:p>4</text:p>
          </table:table-cell>
          <table:table-cell table:formula="of:=COUNT([.G4:.H4])*2" office:value-type="float" office:value="2">
            <text:p>2</text:p>
          </table:table-cell>
          <table:table-cell table:number-columns-repeated="2"/>
          <table:table-cell table:formula="of:=[.A4]&amp;CHAR(9)&amp;[.K4]&amp;CHAR(9)&amp;[.L4]&amp;CHAR(9)&amp;[.M4]&amp;CHAR(9)&amp;[.N4]" office:value-type="string" office:string-value="800003&#9;14&#9;4&#9;4&#9;2">
            <text:p>800003<text:tab/>14<text:tab/>4<text:tab/>4<text:tab/>2</text:p>
          </table:table-cell>
          <table:table-cell table:number-columns-repeated="1001"/>
        </table:table-row>
        <table:table-row table:style-name="ro1">
          <table:table-cell office:value-type="float" office:value="800004">
            <text:p>800004</text:p>
          </table:table-cell>
          <table:table-cell table:style-name="ce2" table:formula="of:=IF(MOD(ROUNDUP((ROW()-1)/128;0);2);[.$A5];&quot;&quot;)" office:value-type="float" office:value="800004">
            <text:p>800004</text:p>
          </table:table-cell>
          <table:table-cell table:style-name="ce2" table:formula="of:=IF(MOD(ROUNDUP((ROW()-1)/64;0);2);[.$A5];&quot;&quot;)" office:value-type="float" office:value="800004">
            <text:p>800004</text:p>
          </table:table-cell>
          <table:table-cell table:style-name="ce2" table:formula="of:=IF(MOD(ROUNDUP((ROW()-1)/32;0);2);[.$A5];&quot;&quot;)" office:value-type="float" office:value="800004">
            <text:p>800004</text:p>
          </table:table-cell>
          <table:table-cell table:style-name="ce2" table:formula="of:=IF(MOD(ROUNDUP((ROW()-1)/16;0);2);[.$A5];&quot;&quot;)" office:value-type="float" office:value="800004">
            <text:p>800004</text:p>
          </table:table-cell>
          <table:table-cell table:style-name="ce2" table:formula="of:=IF(MOD(ROUNDUP((ROW()-1)/8;0);2);[.$A5];&quot;&quot;)" office:value-type="float" office:value="800004">
            <text:p>800004</text:p>
          </table:table-cell>
          <table:table-cell table:style-name="ce2" table:formula="of:=IF(MOD(ROUNDUP((ROW()-1)/4;0);2);[.$A5];&quot;&quot;)" office:value-type="float" office:value="800004">
            <text:p>800004</text:p>
          </table:table-cell>
          <table:table-cell table:style-name="ce2" table:formula="of:=IF(MOD(ROUNDUP((ROW()-1)/2;0);2);[.$A5];&quot;&quot;)">
            <text:p/>
          </table:table-cell>
          <table:table-cell table:formula="of:=IF(MOD(ROW()-1;2);[.$A5];&quot;&quot;)">
            <text:p/>
          </table:table-cell>
          <table:table-cell/>
          <table:table-cell table:formula="of:=COUNT([.B5:.I5])*2" office:value-type="float" office:value="12">
            <text:p>12</text:p>
          </table:table-cell>
          <table:table-cell table:formula="of:=COUNT([.C5:.D5])*2" office:value-type="float" office:value="4">
            <text:p>4</text:p>
          </table:table-cell>
          <table:table-cell table:formula="of:=COUNT([.E5:.F5])*2" office:value-type="float" office:value="4">
            <text:p>4</text:p>
          </table:table-cell>
          <table:table-cell table:formula="of:=COUNT([.G5:.H5])*2" office:value-type="float" office:value="2">
            <text:p>2</text:p>
          </table:table-cell>
          <table:table-cell table:number-columns-repeated="2"/>
          <table:table-cell table:formula="of:=[.A5]&amp;CHAR(9)&amp;[.K5]&amp;CHAR(9)&amp;[.L5]&amp;CHAR(9)&amp;[.M5]&amp;CHAR(9)&amp;[.N5]" office:value-type="string" office:string-value="800004&#9;12&#9;4&#9;4&#9;2">
            <text:p>800004<text:tab/>12<text:tab/>4<text:tab/>4<text:tab/>2</text:p>
          </table:table-cell>
          <table:table-cell table:number-columns-repeated="1001"/>
        </table:table-row>
        <table:table-row table:style-name="ro1">
          <table:table-cell office:value-type="float" office:value="800005">
            <text:p>800005</text:p>
          </table:table-cell>
          <table:table-cell table:style-name="ce2" table:formula="of:=IF(MOD(ROUNDUP((ROW()-1)/128;0);2);[.$A6];&quot;&quot;)" office:value-type="float" office:value="800005">
            <text:p>800005</text:p>
          </table:table-cell>
          <table:table-cell table:style-name="ce2" table:formula="of:=IF(MOD(ROUNDUP((ROW()-1)/64;0);2);[.$A6];&quot;&quot;)" office:value-type="float" office:value="800005">
            <text:p>800005</text:p>
          </table:table-cell>
          <table:table-cell table:style-name="ce2" table:formula="of:=IF(MOD(ROUNDUP((ROW()-1)/32;0);2);[.$A6];&quot;&quot;)" office:value-type="float" office:value="800005">
            <text:p>800005</text:p>
          </table:table-cell>
          <table:table-cell table:style-name="ce2" table:formula="of:=IF(MOD(ROUNDUP((ROW()-1)/16;0);2);[.$A6];&quot;&quot;)" office:value-type="float" office:value="800005">
            <text:p>800005</text:p>
          </table:table-cell>
          <table:table-cell table:style-name="ce2" table:formula="of:=IF(MOD(ROUNDUP((ROW()-1)/8;0);2);[.$A6];&quot;&quot;)" office:value-type="float" office:value="800005">
            <text:p>800005</text:p>
          </table:table-cell>
          <table:table-cell table:style-name="ce2" table:formula="of:=IF(MOD(ROUNDUP((ROW()-1)/4;0);2);[.$A6];&quot;&quot;)">
            <text:p/>
          </table:table-cell>
          <table:table-cell table:style-name="ce2" table:formula="of:=IF(MOD(ROUNDUP((ROW()-1)/2;0);2);[.$A6];&quot;&quot;)" office:value-type="float" office:value="800005">
            <text:p>800005</text:p>
          </table:table-cell>
          <table:table-cell table:formula="of:=IF(MOD(ROW()-1;2);[.$A6];&quot;&quot;)" office:value-type="float" office:value="800005">
            <text:p>800005</text:p>
          </table:table-cell>
          <table:table-cell/>
          <table:table-cell table:formula="of:=COUNT([.B6:.I6])*2" office:value-type="float" office:value="14">
            <text:p>14</text:p>
          </table:table-cell>
          <table:table-cell table:formula="of:=COUNT([.C6:.D6])*2" office:value-type="float" office:value="4">
            <text:p>4</text:p>
          </table:table-cell>
          <table:table-cell table:formula="of:=COUNT([.E6:.F6])*2" office:value-type="float" office:value="4">
            <text:p>4</text:p>
          </table:table-cell>
          <table:table-cell table:formula="of:=COUNT([.G6:.H6])*2" office:value-type="float" office:value="2">
            <text:p>2</text:p>
          </table:table-cell>
          <table:table-cell table:number-columns-repeated="2"/>
          <table:table-cell table:formula="of:=[.A6]&amp;CHAR(9)&amp;[.K6]&amp;CHAR(9)&amp;[.L6]&amp;CHAR(9)&amp;[.M6]&amp;CHAR(9)&amp;[.N6]" office:value-type="string" office:string-value="800005&#9;14&#9;4&#9;4&#9;2">
            <text:p>800005<text:tab/>14<text:tab/>4<text:tab/>4<text:tab/>2</text:p>
          </table:table-cell>
          <table:table-cell table:number-columns-repeated="1001"/>
        </table:table-row>
        <table:table-row table:style-name="ro1">
          <table:table-cell office:value-type="float" office:value="800006">
            <text:p>800006</text:p>
          </table:table-cell>
          <table:table-cell table:style-name="ce2" table:formula="of:=IF(MOD(ROUNDUP((ROW()-1)/128;0);2);[.$A7];&quot;&quot;)" office:value-type="float" office:value="800006">
            <text:p>800006</text:p>
          </table:table-cell>
          <table:table-cell table:style-name="ce2" table:formula="of:=IF(MOD(ROUNDUP((ROW()-1)/64;0);2);[.$A7];&quot;&quot;)" office:value-type="float" office:value="800006">
            <text:p>800006</text:p>
          </table:table-cell>
          <table:table-cell table:style-name="ce2" table:formula="of:=IF(MOD(ROUNDUP((ROW()-1)/32;0);2);[.$A7];&quot;&quot;)" office:value-type="float" office:value="800006">
            <text:p>800006</text:p>
          </table:table-cell>
          <table:table-cell table:style-name="ce2" table:formula="of:=IF(MOD(ROUNDUP((ROW()-1)/16;0);2);[.$A7];&quot;&quot;)" office:value-type="float" office:value="800006">
            <text:p>800006</text:p>
          </table:table-cell>
          <table:table-cell table:style-name="ce2" table:formula="of:=IF(MOD(ROUNDUP((ROW()-1)/8;0);2);[.$A7];&quot;&quot;)" office:value-type="float" office:value="800006">
            <text:p>800006</text:p>
          </table:table-cell>
          <table:table-cell table:style-name="ce2" table:formula="of:=IF(MOD(ROUNDUP((ROW()-1)/4;0);2);[.$A7];&quot;&quot;)">
            <text:p/>
          </table:table-cell>
          <table:table-cell table:style-name="ce2" table:formula="of:=IF(MOD(ROUNDUP((ROW()-1)/2;0);2);[.$A7];&quot;&quot;)" office:value-type="float" office:value="800006">
            <text:p>800006</text:p>
          </table:table-cell>
          <table:table-cell table:formula="of:=IF(MOD(ROW()-1;2);[.$A7];&quot;&quot;)">
            <text:p/>
          </table:table-cell>
          <table:table-cell/>
          <table:table-cell table:formula="of:=COUNT([.B7:.I7])*2" office:value-type="float" office:value="12">
            <text:p>12</text:p>
          </table:table-cell>
          <table:table-cell table:formula="of:=COUNT([.C7:.D7])*2" office:value-type="float" office:value="4">
            <text:p>4</text:p>
          </table:table-cell>
          <table:table-cell table:formula="of:=COUNT([.E7:.F7])*2" office:value-type="float" office:value="4">
            <text:p>4</text:p>
          </table:table-cell>
          <table:table-cell table:formula="of:=COUNT([.G7:.H7])*2" office:value-type="float" office:value="2">
            <text:p>2</text:p>
          </table:table-cell>
          <table:table-cell table:number-columns-repeated="2"/>
          <table:table-cell table:formula="of:=[.A7]&amp;CHAR(9)&amp;[.K7]&amp;CHAR(9)&amp;[.L7]&amp;CHAR(9)&amp;[.M7]&amp;CHAR(9)&amp;[.N7]" office:value-type="string" office:string-value="800006&#9;12&#9;4&#9;4&#9;2">
            <text:p>800006<text:tab/>12<text:tab/>4<text:tab/>4<text:tab/>2</text:p>
          </table:table-cell>
          <table:table-cell table:number-columns-repeated="1001"/>
        </table:table-row>
        <table:table-row table:style-name="ro1">
          <table:table-cell office:value-type="float" office:value="800007">
            <text:p>800007</text:p>
          </table:table-cell>
          <table:table-cell table:style-name="ce2" table:formula="of:=IF(MOD(ROUNDUP((ROW()-1)/128;0);2);[.$A8];&quot;&quot;)" office:value-type="float" office:value="800007">
            <text:p>800007</text:p>
          </table:table-cell>
          <table:table-cell table:style-name="ce2" table:formula="of:=IF(MOD(ROUNDUP((ROW()-1)/64;0);2);[.$A8];&quot;&quot;)" office:value-type="float" office:value="800007">
            <text:p>800007</text:p>
          </table:table-cell>
          <table:table-cell table:style-name="ce2" table:formula="of:=IF(MOD(ROUNDUP((ROW()-1)/32;0);2);[.$A8];&quot;&quot;)" office:value-type="float" office:value="800007">
            <text:p>800007</text:p>
          </table:table-cell>
          <table:table-cell table:style-name="ce2" table:formula="of:=IF(MOD(ROUNDUP((ROW()-1)/16;0);2);[.$A8];&quot;&quot;)" office:value-type="float" office:value="800007">
            <text:p>800007</text:p>
          </table:table-cell>
          <table:table-cell table:style-name="ce2" table:formula="of:=IF(MOD(ROUNDUP((ROW()-1)/8;0);2);[.$A8];&quot;&quot;)" office:value-type="float" office:value="800007">
            <text:p>800007</text:p>
          </table:table-cell>
          <table:table-cell table:style-name="ce2" table:formula="of:=IF(MOD(ROUNDUP((ROW()-1)/4;0);2);[.$A8];&quot;&quot;)">
            <text:p/>
          </table:table-cell>
          <table:table-cell table:style-name="ce2" table:formula="of:=IF(MOD(ROUNDUP((ROW()-1)/2;0);2);[.$A8];&quot;&quot;)">
            <text:p/>
          </table:table-cell>
          <table:table-cell table:formula="of:=IF(MOD(ROW()-1;2);[.$A8];&quot;&quot;)" office:value-type="float" office:value="800007">
            <text:p>800007</text:p>
          </table:table-cell>
          <table:table-cell/>
          <table:table-cell table:formula="of:=COUNT([.B8:.I8])*2" office:value-type="float" office:value="12">
            <text:p>12</text:p>
          </table:table-cell>
          <table:table-cell table:formula="of:=COUNT([.C8:.D8])*2" office:value-type="float" office:value="4">
            <text:p>4</text:p>
          </table:table-cell>
          <table:table-cell table:formula="of:=COUNT([.E8:.F8])*2" office:value-type="float" office:value="4">
            <text:p>4</text:p>
          </table:table-cell>
          <table:table-cell table:formula="of:=COUNT([.G8:.H8])*2" office:value-type="float" office:value="0">
            <text:p>0</text:p>
          </table:table-cell>
          <table:table-cell table:number-columns-repeated="2"/>
          <table:table-cell table:formula="of:=[.A8]&amp;CHAR(9)&amp;[.K8]&amp;CHAR(9)&amp;[.L8]&amp;CHAR(9)&amp;[.M8]&amp;CHAR(9)&amp;[.N8]" office:value-type="string" office:string-value="800007&#9;12&#9;4&#9;4&#9;0">
            <text:p>800007<text:tab/>12<text:tab/>4<text:tab/>4<text:tab/>0</text:p>
          </table:table-cell>
          <table:table-cell table:number-columns-repeated="1001"/>
        </table:table-row>
        <table:table-row table:style-name="ro1">
          <table:table-cell office:value-type="float" office:value="800008">
            <text:p>800008</text:p>
          </table:table-cell>
          <table:table-cell table:style-name="ce2" table:formula="of:=IF(MOD(ROUNDUP((ROW()-1)/128;0);2);[.$A9];&quot;&quot;)" office:value-type="float" office:value="800008">
            <text:p>800008</text:p>
          </table:table-cell>
          <table:table-cell table:style-name="ce2" table:formula="of:=IF(MOD(ROUNDUP((ROW()-1)/64;0);2);[.$A9];&quot;&quot;)" office:value-type="float" office:value="800008">
            <text:p>800008</text:p>
          </table:table-cell>
          <table:table-cell table:style-name="ce2" table:formula="of:=IF(MOD(ROUNDUP((ROW()-1)/32;0);2);[.$A9];&quot;&quot;)" office:value-type="float" office:value="800008">
            <text:p>800008</text:p>
          </table:table-cell>
          <table:table-cell table:style-name="ce2" table:formula="of:=IF(MOD(ROUNDUP((ROW()-1)/16;0);2);[.$A9];&quot;&quot;)" office:value-type="float" office:value="800008">
            <text:p>800008</text:p>
          </table:table-cell>
          <table:table-cell table:style-name="ce2" table:formula="of:=IF(MOD(ROUNDUP((ROW()-1)/8;0);2);[.$A9];&quot;&quot;)" office:value-type="float" office:value="800008">
            <text:p>800008</text:p>
          </table:table-cell>
          <table:table-cell table:style-name="ce2" table:formula="of:=IF(MOD(ROUNDUP((ROW()-1)/4;0);2);[.$A9];&quot;&quot;)">
            <text:p/>
          </table:table-cell>
          <table:table-cell table:style-name="ce2" table:formula="of:=IF(MOD(ROUNDUP((ROW()-1)/2;0);2);[.$A9];&quot;&quot;)">
            <text:p/>
          </table:table-cell>
          <table:table-cell table:formula="of:=IF(MOD(ROW()-1;2);[.$A9];&quot;&quot;)">
            <text:p/>
          </table:table-cell>
          <table:table-cell/>
          <table:table-cell table:formula="of:=COUNT([.B9:.I9])*2" office:value-type="float" office:value="10">
            <text:p>10</text:p>
          </table:table-cell>
          <table:table-cell table:formula="of:=COUNT([.C9:.D9])*2" office:value-type="float" office:value="4">
            <text:p>4</text:p>
          </table:table-cell>
          <table:table-cell table:formula="of:=COUNT([.E9:.F9])*2" office:value-type="float" office:value="4">
            <text:p>4</text:p>
          </table:table-cell>
          <table:table-cell table:formula="of:=COUNT([.G9:.H9])*2" office:value-type="float" office:value="0">
            <text:p>0</text:p>
          </table:table-cell>
          <table:table-cell table:number-columns-repeated="2"/>
          <table:table-cell table:formula="of:=[.A9]&amp;CHAR(9)&amp;[.K9]&amp;CHAR(9)&amp;[.L9]&amp;CHAR(9)&amp;[.M9]&amp;CHAR(9)&amp;[.N9]" office:value-type="string" office:string-value="800008&#9;10&#9;4&#9;4&#9;0">
            <text:p>800008<text:tab/>10<text:tab/>4<text:tab/>4<text:tab/>0</text:p>
          </table:table-cell>
          <table:table-cell table:number-columns-repeated="1001"/>
        </table:table-row>
        <table:table-row table:style-name="ro1">
          <table:table-cell office:value-type="float" office:value="800009">
            <text:p>800009</text:p>
          </table:table-cell>
          <table:table-cell table:style-name="ce2" table:formula="of:=IF(MOD(ROUNDUP((ROW()-1)/128;0);2);[.$A10];&quot;&quot;)" office:value-type="float" office:value="800009">
            <text:p>800009</text:p>
          </table:table-cell>
          <table:table-cell table:style-name="ce2" table:formula="of:=IF(MOD(ROUNDUP((ROW()-1)/64;0);2);[.$A10];&quot;&quot;)" office:value-type="float" office:value="800009">
            <text:p>800009</text:p>
          </table:table-cell>
          <table:table-cell table:style-name="ce2" table:formula="of:=IF(MOD(ROUNDUP((ROW()-1)/32;0);2);[.$A10];&quot;&quot;)" office:value-type="float" office:value="800009">
            <text:p>800009</text:p>
          </table:table-cell>
          <table:table-cell table:style-name="ce2" table:formula="of:=IF(MOD(ROUNDUP((ROW()-1)/16;0);2);[.$A10];&quot;&quot;)" office:value-type="float" office:value="800009">
            <text:p>800009</text:p>
          </table:table-cell>
          <table:table-cell table:style-name="ce2" table:formula="of:=IF(MOD(ROUNDUP((ROW()-1)/8;0);2);[.$A10];&quot;&quot;)">
            <text:p/>
          </table:table-cell>
          <table:table-cell table:style-name="ce2" table:formula="of:=IF(MOD(ROUNDUP((ROW()-1)/4;0);2);[.$A10];&quot;&quot;)" office:value-type="float" office:value="800009">
            <text:p>800009</text:p>
          </table:table-cell>
          <table:table-cell table:style-name="ce2" table:formula="of:=IF(MOD(ROUNDUP((ROW()-1)/2;0);2);[.$A10];&quot;&quot;)" office:value-type="float" office:value="800009">
            <text:p>800009</text:p>
          </table:table-cell>
          <table:table-cell table:formula="of:=IF(MOD(ROW()-1;2);[.$A10];&quot;&quot;)" office:value-type="float" office:value="800009">
            <text:p>800009</text:p>
          </table:table-cell>
          <table:table-cell/>
          <table:table-cell table:formula="of:=COUNT([.B10:.I10])*2" office:value-type="float" office:value="14">
            <text:p>14</text:p>
          </table:table-cell>
          <table:table-cell table:formula="of:=COUNT([.C10:.D10])*2" office:value-type="float" office:value="4">
            <text:p>4</text:p>
          </table:table-cell>
          <table:table-cell table:formula="of:=COUNT([.E10:.F10])*2" office:value-type="float" office:value="2">
            <text:p>2</text:p>
          </table:table-cell>
          <table:table-cell table:formula="of:=COUNT([.G10:.H10])*2" office:value-type="float" office:value="4">
            <text:p>4</text:p>
          </table:table-cell>
          <table:table-cell table:number-columns-repeated="2"/>
          <table:table-cell table:formula="of:=[.A10]&amp;CHAR(9)&amp;[.K10]&amp;CHAR(9)&amp;[.L10]&amp;CHAR(9)&amp;[.M10]&amp;CHAR(9)&amp;[.N10]" office:value-type="string" office:string-value="800009&#9;14&#9;4&#9;2&#9;4">
            <text:p>800009<text:tab/>14<text:tab/>4<text:tab/>2<text:tab/>4</text:p>
          </table:table-cell>
          <table:table-cell table:number-columns-repeated="1001"/>
        </table:table-row>
        <table:table-row table:style-name="ro1">
          <table:table-cell office:value-type="float" office:value="800010">
            <text:p>800010</text:p>
          </table:table-cell>
          <table:table-cell table:style-name="ce2" table:formula="of:=IF(MOD(ROUNDUP((ROW()-1)/128;0);2);[.$A11];&quot;&quot;)" office:value-type="float" office:value="800010">
            <text:p>800010</text:p>
          </table:table-cell>
          <table:table-cell table:style-name="ce2" table:formula="of:=IF(MOD(ROUNDUP((ROW()-1)/64;0);2);[.$A11];&quot;&quot;)" office:value-type="float" office:value="800010">
            <text:p>800010</text:p>
          </table:table-cell>
          <table:table-cell table:style-name="ce2" table:formula="of:=IF(MOD(ROUNDUP((ROW()-1)/32;0);2);[.$A11];&quot;&quot;)" office:value-type="float" office:value="800010">
            <text:p>800010</text:p>
          </table:table-cell>
          <table:table-cell table:style-name="ce2" table:formula="of:=IF(MOD(ROUNDUP((ROW()-1)/16;0);2);[.$A11];&quot;&quot;)" office:value-type="float" office:value="800010">
            <text:p>800010</text:p>
          </table:table-cell>
          <table:table-cell table:style-name="ce2" table:formula="of:=IF(MOD(ROUNDUP((ROW()-1)/8;0);2);[.$A11];&quot;&quot;)">
            <text:p/>
          </table:table-cell>
          <table:table-cell table:style-name="ce2" table:formula="of:=IF(MOD(ROUNDUP((ROW()-1)/4;0);2);[.$A11];&quot;&quot;)" office:value-type="float" office:value="800010">
            <text:p>800010</text:p>
          </table:table-cell>
          <table:table-cell table:style-name="ce2" table:formula="of:=IF(MOD(ROUNDUP((ROW()-1)/2;0);2);[.$A11];&quot;&quot;)" office:value-type="float" office:value="800010">
            <text:p>800010</text:p>
          </table:table-cell>
          <table:table-cell table:formula="of:=IF(MOD(ROW()-1;2);[.$A11];&quot;&quot;)">
            <text:p/>
          </table:table-cell>
          <table:table-cell/>
          <table:table-cell table:formula="of:=COUNT([.B11:.I11])*2" office:value-type="float" office:value="12">
            <text:p>12</text:p>
          </table:table-cell>
          <table:table-cell table:formula="of:=COUNT([.C11:.D11])*2" office:value-type="float" office:value="4">
            <text:p>4</text:p>
          </table:table-cell>
          <table:table-cell table:formula="of:=COUNT([.E11:.F11])*2" office:value-type="float" office:value="2">
            <text:p>2</text:p>
          </table:table-cell>
          <table:table-cell table:formula="of:=COUNT([.G11:.H11])*2" office:value-type="float" office:value="4">
            <text:p>4</text:p>
          </table:table-cell>
          <table:table-cell table:number-columns-repeated="2"/>
          <table:table-cell table:formula="of:=[.A11]&amp;CHAR(9)&amp;[.K11]&amp;CHAR(9)&amp;[.L11]&amp;CHAR(9)&amp;[.M11]&amp;CHAR(9)&amp;[.N11]" office:value-type="string" office:string-value="800010&#9;12&#9;4&#9;2&#9;4">
            <text:p>800010<text:tab/>12<text:tab/>4<text:tab/>2<text:tab/>4</text:p>
          </table:table-cell>
          <table:table-cell table:number-columns-repeated="1001"/>
        </table:table-row>
        <table:table-row table:style-name="ro1">
          <table:table-cell office:value-type="float" office:value="800011">
            <text:p>800011</text:p>
          </table:table-cell>
          <table:table-cell table:style-name="ce2" table:formula="of:=IF(MOD(ROUNDUP((ROW()-1)/128;0);2);[.$A12];&quot;&quot;)" office:value-type="float" office:value="800011">
            <text:p>800011</text:p>
          </table:table-cell>
          <table:table-cell table:style-name="ce2" table:formula="of:=IF(MOD(ROUNDUP((ROW()-1)/64;0);2);[.$A12];&quot;&quot;)" office:value-type="float" office:value="800011">
            <text:p>800011</text:p>
          </table:table-cell>
          <table:table-cell table:style-name="ce2" table:formula="of:=IF(MOD(ROUNDUP((ROW()-1)/32;0);2);[.$A12];&quot;&quot;)" office:value-type="float" office:value="800011">
            <text:p>800011</text:p>
          </table:table-cell>
          <table:table-cell table:style-name="ce2" table:formula="of:=IF(MOD(ROUNDUP((ROW()-1)/16;0);2);[.$A12];&quot;&quot;)" office:value-type="float" office:value="800011">
            <text:p>800011</text:p>
          </table:table-cell>
          <table:table-cell table:style-name="ce2" table:formula="of:=IF(MOD(ROUNDUP((ROW()-1)/8;0);2);[.$A12];&quot;&quot;)">
            <text:p/>
          </table:table-cell>
          <table:table-cell table:style-name="ce2" table:formula="of:=IF(MOD(ROUNDUP((ROW()-1)/4;0);2);[.$A12];&quot;&quot;)" office:value-type="float" office:value="800011">
            <text:p>800011</text:p>
          </table:table-cell>
          <table:table-cell table:style-name="ce2" table:formula="of:=IF(MOD(ROUNDUP((ROW()-1)/2;0);2);[.$A12];&quot;&quot;)">
            <text:p/>
          </table:table-cell>
          <table:table-cell table:formula="of:=IF(MOD(ROW()-1;2);[.$A12];&quot;&quot;)" office:value-type="float" office:value="800011">
            <text:p>800011</text:p>
          </table:table-cell>
          <table:table-cell/>
          <table:table-cell table:formula="of:=COUNT([.B12:.I12])*2" office:value-type="float" office:value="12">
            <text:p>12</text:p>
          </table:table-cell>
          <table:table-cell table:formula="of:=COUNT([.C12:.D12])*2" office:value-type="float" office:value="4">
            <text:p>4</text:p>
          </table:table-cell>
          <table:table-cell table:formula="of:=COUNT([.E12:.F12])*2" office:value-type="float" office:value="2">
            <text:p>2</text:p>
          </table:table-cell>
          <table:table-cell table:formula="of:=COUNT([.G12:.H12])*2" office:value-type="float" office:value="2">
            <text:p>2</text:p>
          </table:table-cell>
          <table:table-cell table:number-columns-repeated="2"/>
          <table:table-cell table:formula="of:=[.A12]&amp;CHAR(9)&amp;[.K12]&amp;CHAR(9)&amp;[.L12]&amp;CHAR(9)&amp;[.M12]&amp;CHAR(9)&amp;[.N12]" office:value-type="string" office:string-value="800011&#9;12&#9;4&#9;2&#9;2">
            <text:p>800011<text:tab/>12<text:tab/>4<text:tab/>2<text:tab/>2</text:p>
          </table:table-cell>
          <table:table-cell table:number-columns-repeated="1001"/>
        </table:table-row>
        <table:table-row table:style-name="ro1">
          <table:table-cell office:value-type="float" office:value="800012">
            <text:p>800012</text:p>
          </table:table-cell>
          <table:table-cell table:style-name="ce2" table:formula="of:=IF(MOD(ROUNDUP((ROW()-1)/128;0);2);[.$A13];&quot;&quot;)" office:value-type="float" office:value="800012">
            <text:p>800012</text:p>
          </table:table-cell>
          <table:table-cell table:style-name="ce2" table:formula="of:=IF(MOD(ROUNDUP((ROW()-1)/64;0);2);[.$A13];&quot;&quot;)" office:value-type="float" office:value="800012">
            <text:p>800012</text:p>
          </table:table-cell>
          <table:table-cell table:style-name="ce2" table:formula="of:=IF(MOD(ROUNDUP((ROW()-1)/32;0);2);[.$A13];&quot;&quot;)" office:value-type="float" office:value="800012">
            <text:p>800012</text:p>
          </table:table-cell>
          <table:table-cell table:style-name="ce2" table:formula="of:=IF(MOD(ROUNDUP((ROW()-1)/16;0);2);[.$A13];&quot;&quot;)" office:value-type="float" office:value="800012">
            <text:p>800012</text:p>
          </table:table-cell>
          <table:table-cell table:style-name="ce2" table:formula="of:=IF(MOD(ROUNDUP((ROW()-1)/8;0);2);[.$A13];&quot;&quot;)">
            <text:p/>
          </table:table-cell>
          <table:table-cell table:style-name="ce2" table:formula="of:=IF(MOD(ROUNDUP((ROW()-1)/4;0);2);[.$A13];&quot;&quot;)" office:value-type="float" office:value="800012">
            <text:p>800012</text:p>
          </table:table-cell>
          <table:table-cell table:style-name="ce2" table:formula="of:=IF(MOD(ROUNDUP((ROW()-1)/2;0);2);[.$A13];&quot;&quot;)">
            <text:p/>
          </table:table-cell>
          <table:table-cell table:formula="of:=IF(MOD(ROW()-1;2);[.$A13];&quot;&quot;)">
            <text:p/>
          </table:table-cell>
          <table:table-cell/>
          <table:table-cell table:formula="of:=COUNT([.B13:.I13])*2" office:value-type="float" office:value="10">
            <text:p>10</text:p>
          </table:table-cell>
          <table:table-cell table:formula="of:=COUNT([.C13:.D13])*2" office:value-type="float" office:value="4">
            <text:p>4</text:p>
          </table:table-cell>
          <table:table-cell table:formula="of:=COUNT([.E13:.F13])*2" office:value-type="float" office:value="2">
            <text:p>2</text:p>
          </table:table-cell>
          <table:table-cell table:formula="of:=COUNT([.G13:.H13])*2" office:value-type="float" office:value="2">
            <text:p>2</text:p>
          </table:table-cell>
          <table:table-cell table:number-columns-repeated="2"/>
          <table:table-cell table:formula="of:=[.A13]&amp;CHAR(9)&amp;[.K13]&amp;CHAR(9)&amp;[.L13]&amp;CHAR(9)&amp;[.M13]&amp;CHAR(9)&amp;[.N13]" office:value-type="string" office:string-value="800012&#9;10&#9;4&#9;2&#9;2">
            <text:p>800012<text:tab/>10<text:tab/>4<text:tab/>2<text:tab/>2</text:p>
          </table:table-cell>
          <table:table-cell table:number-columns-repeated="1001"/>
        </table:table-row>
        <table:table-row table:style-name="ro1">
          <table:table-cell office:value-type="float" office:value="800013">
            <text:p>800013</text:p>
          </table:table-cell>
          <table:table-cell table:style-name="ce2" table:formula="of:=IF(MOD(ROUNDUP((ROW()-1)/128;0);2);[.$A14];&quot;&quot;)" office:value-type="float" office:value="800013">
            <text:p>800013</text:p>
          </table:table-cell>
          <table:table-cell table:style-name="ce2" table:formula="of:=IF(MOD(ROUNDUP((ROW()-1)/64;0);2);[.$A14];&quot;&quot;)" office:value-type="float" office:value="800013">
            <text:p>800013</text:p>
          </table:table-cell>
          <table:table-cell table:style-name="ce2" table:formula="of:=IF(MOD(ROUNDUP((ROW()-1)/32;0);2);[.$A14];&quot;&quot;)" office:value-type="float" office:value="800013">
            <text:p>800013</text:p>
          </table:table-cell>
          <table:table-cell table:style-name="ce2" table:formula="of:=IF(MOD(ROUNDUP((ROW()-1)/16;0);2);[.$A14];&quot;&quot;)" office:value-type="float" office:value="800013">
            <text:p>800013</text:p>
          </table:table-cell>
          <table:table-cell table:style-name="ce2" table:formula="of:=IF(MOD(ROUNDUP((ROW()-1)/8;0);2);[.$A14];&quot;&quot;)">
            <text:p/>
          </table:table-cell>
          <table:table-cell table:style-name="ce2" table:formula="of:=IF(MOD(ROUNDUP((ROW()-1)/4;0);2);[.$A14];&quot;&quot;)">
            <text:p/>
          </table:table-cell>
          <table:table-cell table:style-name="ce2" table:formula="of:=IF(MOD(ROUNDUP((ROW()-1)/2;0);2);[.$A14];&quot;&quot;)" office:value-type="float" office:value="800013">
            <text:p>800013</text:p>
          </table:table-cell>
          <table:table-cell table:formula="of:=IF(MOD(ROW()-1;2);[.$A14];&quot;&quot;)" office:value-type="float" office:value="800013">
            <text:p>800013</text:p>
          </table:table-cell>
          <table:table-cell/>
          <table:table-cell table:formula="of:=COUNT([.B14:.I14])*2" office:value-type="float" office:value="12">
            <text:p>12</text:p>
          </table:table-cell>
          <table:table-cell table:formula="of:=COUNT([.C14:.D14])*2" office:value-type="float" office:value="4">
            <text:p>4</text:p>
          </table:table-cell>
          <table:table-cell table:formula="of:=COUNT([.E14:.F14])*2" office:value-type="float" office:value="2">
            <text:p>2</text:p>
          </table:table-cell>
          <table:table-cell table:formula="of:=COUNT([.G14:.H14])*2" office:value-type="float" office:value="2">
            <text:p>2</text:p>
          </table:table-cell>
          <table:table-cell table:number-columns-repeated="2"/>
          <table:table-cell table:formula="of:=[.A14]&amp;CHAR(9)&amp;[.K14]&amp;CHAR(9)&amp;[.L14]&amp;CHAR(9)&amp;[.M14]&amp;CHAR(9)&amp;[.N14]" office:value-type="string" office:string-value="800013&#9;12&#9;4&#9;2&#9;2">
            <text:p>800013<text:tab/>12<text:tab/>4<text:tab/>2<text:tab/>2</text:p>
          </table:table-cell>
          <table:table-cell table:number-columns-repeated="1001"/>
        </table:table-row>
        <table:table-row table:style-name="ro1">
          <table:table-cell office:value-type="float" office:value="800014">
            <text:p>800014</text:p>
          </table:table-cell>
          <table:table-cell table:style-name="ce2" table:formula="of:=IF(MOD(ROUNDUP((ROW()-1)/128;0);2);[.$A15];&quot;&quot;)" office:value-type="float" office:value="800014">
            <text:p>800014</text:p>
          </table:table-cell>
          <table:table-cell table:style-name="ce2" table:formula="of:=IF(MOD(ROUNDUP((ROW()-1)/64;0);2);[.$A15];&quot;&quot;)" office:value-type="float" office:value="800014">
            <text:p>800014</text:p>
          </table:table-cell>
          <table:table-cell table:style-name="ce2" table:formula="of:=IF(MOD(ROUNDUP((ROW()-1)/32;0);2);[.$A15];&quot;&quot;)" office:value-type="float" office:value="800014">
            <text:p>800014</text:p>
          </table:table-cell>
          <table:table-cell table:style-name="ce2" table:formula="of:=IF(MOD(ROUNDUP((ROW()-1)/16;0);2);[.$A15];&quot;&quot;)" office:value-type="float" office:value="800014">
            <text:p>800014</text:p>
          </table:table-cell>
          <table:table-cell table:style-name="ce2" table:formula="of:=IF(MOD(ROUNDUP((ROW()-1)/8;0);2);[.$A15];&quot;&quot;)">
            <text:p/>
          </table:table-cell>
          <table:table-cell table:style-name="ce2" table:formula="of:=IF(MOD(ROUNDUP((ROW()-1)/4;0);2);[.$A15];&quot;&quot;)">
            <text:p/>
          </table:table-cell>
          <table:table-cell table:style-name="ce2" table:formula="of:=IF(MOD(ROUNDUP((ROW()-1)/2;0);2);[.$A15];&quot;&quot;)" office:value-type="float" office:value="800014">
            <text:p>800014</text:p>
          </table:table-cell>
          <table:table-cell table:formula="of:=IF(MOD(ROW()-1;2);[.$A15];&quot;&quot;)">
            <text:p/>
          </table:table-cell>
          <table:table-cell/>
          <table:table-cell table:formula="of:=COUNT([.B15:.I15])*2" office:value-type="float" office:value="10">
            <text:p>10</text:p>
          </table:table-cell>
          <table:table-cell table:formula="of:=COUNT([.C15:.D15])*2" office:value-type="float" office:value="4">
            <text:p>4</text:p>
          </table:table-cell>
          <table:table-cell table:formula="of:=COUNT([.E15:.F15])*2" office:value-type="float" office:value="2">
            <text:p>2</text:p>
          </table:table-cell>
          <table:table-cell table:formula="of:=COUNT([.G15:.H15])*2" office:value-type="float" office:value="2">
            <text:p>2</text:p>
          </table:table-cell>
          <table:table-cell table:number-columns-repeated="2"/>
          <table:table-cell table:formula="of:=[.A15]&amp;CHAR(9)&amp;[.K15]&amp;CHAR(9)&amp;[.L15]&amp;CHAR(9)&amp;[.M15]&amp;CHAR(9)&amp;[.N15]" office:value-type="string" office:string-value="800014&#9;10&#9;4&#9;2&#9;2">
            <text:p>800014<text:tab/>10<text:tab/>4<text:tab/>2<text:tab/>2</text:p>
          </table:table-cell>
          <table:table-cell table:number-columns-repeated="1001"/>
        </table:table-row>
        <table:table-row table:style-name="ro1">
          <table:table-cell office:value-type="float" office:value="800015">
            <text:p>800015</text:p>
          </table:table-cell>
          <table:table-cell table:style-name="ce2" table:formula="of:=IF(MOD(ROUNDUP((ROW()-1)/128;0);2);[.$A16];&quot;&quot;)" office:value-type="float" office:value="800015">
            <text:p>800015</text:p>
          </table:table-cell>
          <table:table-cell table:style-name="ce2" table:formula="of:=IF(MOD(ROUNDUP((ROW()-1)/64;0);2);[.$A16];&quot;&quot;)" office:value-type="float" office:value="800015">
            <text:p>800015</text:p>
          </table:table-cell>
          <table:table-cell table:style-name="ce2" table:formula="of:=IF(MOD(ROUNDUP((ROW()-1)/32;0);2);[.$A16];&quot;&quot;)" office:value-type="float" office:value="800015">
            <text:p>800015</text:p>
          </table:table-cell>
          <table:table-cell table:style-name="ce2" table:formula="of:=IF(MOD(ROUNDUP((ROW()-1)/16;0);2);[.$A16];&quot;&quot;)" office:value-type="float" office:value="800015">
            <text:p>800015</text:p>
          </table:table-cell>
          <table:table-cell table:style-name="ce2" table:formula="of:=IF(MOD(ROUNDUP((ROW()-1)/8;0);2);[.$A16];&quot;&quot;)">
            <text:p/>
          </table:table-cell>
          <table:table-cell table:style-name="ce2" table:formula="of:=IF(MOD(ROUNDUP((ROW()-1)/4;0);2);[.$A16];&quot;&quot;)">
            <text:p/>
          </table:table-cell>
          <table:table-cell table:style-name="ce2" table:formula="of:=IF(MOD(ROUNDUP((ROW()-1)/2;0);2);[.$A16];&quot;&quot;)">
            <text:p/>
          </table:table-cell>
          <table:table-cell table:formula="of:=IF(MOD(ROW()-1;2);[.$A16];&quot;&quot;)" office:value-type="float" office:value="800015">
            <text:p>800015</text:p>
          </table:table-cell>
          <table:table-cell/>
          <table:table-cell table:formula="of:=COUNT([.B16:.I16])*2" office:value-type="float" office:value="10">
            <text:p>10</text:p>
          </table:table-cell>
          <table:table-cell table:formula="of:=COUNT([.C16:.D16])*2" office:value-type="float" office:value="4">
            <text:p>4</text:p>
          </table:table-cell>
          <table:table-cell table:formula="of:=COUNT([.E16:.F16])*2" office:value-type="float" office:value="2">
            <text:p>2</text:p>
          </table:table-cell>
          <table:table-cell table:formula="of:=COUNT([.G16:.H16])*2" office:value-type="float" office:value="0">
            <text:p>0</text:p>
          </table:table-cell>
          <table:table-cell table:number-columns-repeated="2"/>
          <table:table-cell table:formula="of:=[.A16]&amp;CHAR(9)&amp;[.K16]&amp;CHAR(9)&amp;[.L16]&amp;CHAR(9)&amp;[.M16]&amp;CHAR(9)&amp;[.N16]" office:value-type="string" office:string-value="800015&#9;10&#9;4&#9;2&#9;0">
            <text:p>800015<text:tab/>10<text:tab/>4<text:tab/>2<text:tab/>0</text:p>
          </table:table-cell>
          <table:table-cell table:number-columns-repeated="1001"/>
        </table:table-row>
        <table:table-row table:style-name="ro1">
          <table:table-cell office:value-type="float" office:value="800016">
            <text:p>800016</text:p>
          </table:table-cell>
          <table:table-cell table:style-name="ce2" table:formula="of:=IF(MOD(ROUNDUP((ROW()-1)/128;0);2);[.$A17];&quot;&quot;)" office:value-type="float" office:value="800016">
            <text:p>800016</text:p>
          </table:table-cell>
          <table:table-cell table:style-name="ce2" table:formula="of:=IF(MOD(ROUNDUP((ROW()-1)/64;0);2);[.$A17];&quot;&quot;)" office:value-type="float" office:value="800016">
            <text:p>800016</text:p>
          </table:table-cell>
          <table:table-cell table:style-name="ce2" table:formula="of:=IF(MOD(ROUNDUP((ROW()-1)/32;0);2);[.$A17];&quot;&quot;)" office:value-type="float" office:value="800016">
            <text:p>800016</text:p>
          </table:table-cell>
          <table:table-cell table:style-name="ce2" table:formula="of:=IF(MOD(ROUNDUP((ROW()-1)/16;0);2);[.$A17];&quot;&quot;)" office:value-type="float" office:value="800016">
            <text:p>800016</text:p>
          </table:table-cell>
          <table:table-cell table:style-name="ce2" table:formula="of:=IF(MOD(ROUNDUP((ROW()-1)/8;0);2);[.$A17];&quot;&quot;)">
            <text:p/>
          </table:table-cell>
          <table:table-cell table:style-name="ce2" table:formula="of:=IF(MOD(ROUNDUP((ROW()-1)/4;0);2);[.$A17];&quot;&quot;)">
            <text:p/>
          </table:table-cell>
          <table:table-cell table:style-name="ce2" table:formula="of:=IF(MOD(ROUNDUP((ROW()-1)/2;0);2);[.$A17];&quot;&quot;)">
            <text:p/>
          </table:table-cell>
          <table:table-cell table:formula="of:=IF(MOD(ROW()-1;2);[.$A17];&quot;&quot;)">
            <text:p/>
          </table:table-cell>
          <table:table-cell/>
          <table:table-cell table:formula="of:=COUNT([.B17:.I17])*2" office:value-type="float" office:value="8">
            <text:p>8</text:p>
          </table:table-cell>
          <table:table-cell table:formula="of:=COUNT([.C17:.D17])*2" office:value-type="float" office:value="4">
            <text:p>4</text:p>
          </table:table-cell>
          <table:table-cell table:formula="of:=COUNT([.E17:.F17])*2" office:value-type="float" office:value="2">
            <text:p>2</text:p>
          </table:table-cell>
          <table:table-cell table:formula="of:=COUNT([.G17:.H17])*2" office:value-type="float" office:value="0">
            <text:p>0</text:p>
          </table:table-cell>
          <table:table-cell table:number-columns-repeated="2"/>
          <table:table-cell table:formula="of:=[.A17]&amp;CHAR(9)&amp;[.K17]&amp;CHAR(9)&amp;[.L17]&amp;CHAR(9)&amp;[.M17]&amp;CHAR(9)&amp;[.N17]" office:value-type="string" office:string-value="800016&#9;8&#9;4&#9;2&#9;0">
            <text:p>800016<text:tab/>8<text:tab/>4<text:tab/>2<text:tab/>0</text:p>
          </table:table-cell>
          <table:table-cell table:number-columns-repeated="1001"/>
        </table:table-row>
        <table:table-row table:style-name="ro1">
          <table:table-cell office:value-type="float" office:value="800017">
            <text:p>800017</text:p>
          </table:table-cell>
          <table:table-cell table:style-name="ce2" table:formula="of:=IF(MOD(ROUNDUP((ROW()-1)/128;0);2);[.$A18];&quot;&quot;)" office:value-type="float" office:value="800017">
            <text:p>800017</text:p>
          </table:table-cell>
          <table:table-cell table:style-name="ce2" table:formula="of:=IF(MOD(ROUNDUP((ROW()-1)/64;0);2);[.$A18];&quot;&quot;)" office:value-type="float" office:value="800017">
            <text:p>800017</text:p>
          </table:table-cell>
          <table:table-cell table:style-name="ce2" table:formula="of:=IF(MOD(ROUNDUP((ROW()-1)/32;0);2);[.$A18];&quot;&quot;)" office:value-type="float" office:value="800017">
            <text:p>800017</text:p>
          </table:table-cell>
          <table:table-cell table:style-name="ce2" table:formula="of:=IF(MOD(ROUNDUP((ROW()-1)/16;0);2);[.$A18];&quot;&quot;)">
            <text:p/>
          </table:table-cell>
          <table:table-cell table:style-name="ce2" table:formula="of:=IF(MOD(ROUNDUP((ROW()-1)/8;0);2);[.$A18];&quot;&quot;)" office:value-type="float" office:value="800017">
            <text:p>800017</text:p>
          </table:table-cell>
          <table:table-cell table:style-name="ce2" table:formula="of:=IF(MOD(ROUNDUP((ROW()-1)/4;0);2);[.$A18];&quot;&quot;)" office:value-type="float" office:value="800017">
            <text:p>800017</text:p>
          </table:table-cell>
          <table:table-cell table:style-name="ce2" table:formula="of:=IF(MOD(ROUNDUP((ROW()-1)/2;0);2);[.$A18];&quot;&quot;)" office:value-type="float" office:value="800017">
            <text:p>800017</text:p>
          </table:table-cell>
          <table:table-cell table:formula="of:=IF(MOD(ROW()-1;2);[.$A18];&quot;&quot;)" office:value-type="float" office:value="800017">
            <text:p>800017</text:p>
          </table:table-cell>
          <table:table-cell/>
          <table:table-cell table:formula="of:=COUNT([.B18:.I18])*2" office:value-type="float" office:value="14">
            <text:p>14</text:p>
          </table:table-cell>
          <table:table-cell table:formula="of:=COUNT([.C18:.D18])*2" office:value-type="float" office:value="4">
            <text:p>4</text:p>
          </table:table-cell>
          <table:table-cell table:formula="of:=COUNT([.E18:.F18])*2" office:value-type="float" office:value="2">
            <text:p>2</text:p>
          </table:table-cell>
          <table:table-cell table:formula="of:=COUNT([.G18:.H18])*2" office:value-type="float" office:value="4">
            <text:p>4</text:p>
          </table:table-cell>
          <table:table-cell table:number-columns-repeated="2"/>
          <table:table-cell table:formula="of:=[.A18]&amp;CHAR(9)&amp;[.K18]&amp;CHAR(9)&amp;[.L18]&amp;CHAR(9)&amp;[.M18]&amp;CHAR(9)&amp;[.N18]" office:value-type="string" office:string-value="800017&#9;14&#9;4&#9;2&#9;4">
            <text:p>800017<text:tab/>14<text:tab/>4<text:tab/>2<text:tab/>4</text:p>
          </table:table-cell>
          <table:table-cell table:number-columns-repeated="1001"/>
        </table:table-row>
        <table:table-row table:style-name="ro1">
          <table:table-cell office:value-type="float" office:value="800018">
            <text:p>800018</text:p>
          </table:table-cell>
          <table:table-cell table:style-name="ce2" table:formula="of:=IF(MOD(ROUNDUP((ROW()-1)/128;0);2);[.$A19];&quot;&quot;)" office:value-type="float" office:value="800018">
            <text:p>800018</text:p>
          </table:table-cell>
          <table:table-cell table:style-name="ce2" table:formula="of:=IF(MOD(ROUNDUP((ROW()-1)/64;0);2);[.$A19];&quot;&quot;)" office:value-type="float" office:value="800018">
            <text:p>800018</text:p>
          </table:table-cell>
          <table:table-cell table:style-name="ce2" table:formula="of:=IF(MOD(ROUNDUP((ROW()-1)/32;0);2);[.$A19];&quot;&quot;)" office:value-type="float" office:value="800018">
            <text:p>800018</text:p>
          </table:table-cell>
          <table:table-cell table:style-name="ce2" table:formula="of:=IF(MOD(ROUNDUP((ROW()-1)/16;0);2);[.$A19];&quot;&quot;)">
            <text:p/>
          </table:table-cell>
          <table:table-cell table:style-name="ce2" table:formula="of:=IF(MOD(ROUNDUP((ROW()-1)/8;0);2);[.$A19];&quot;&quot;)" office:value-type="float" office:value="800018">
            <text:p>800018</text:p>
          </table:table-cell>
          <table:table-cell table:style-name="ce2" table:formula="of:=IF(MOD(ROUNDUP((ROW()-1)/4;0);2);[.$A19];&quot;&quot;)" office:value-type="float" office:value="800018">
            <text:p>800018</text:p>
          </table:table-cell>
          <table:table-cell table:style-name="ce2" table:formula="of:=IF(MOD(ROUNDUP((ROW()-1)/2;0);2);[.$A19];&quot;&quot;)" office:value-type="float" office:value="800018">
            <text:p>800018</text:p>
          </table:table-cell>
          <table:table-cell table:formula="of:=IF(MOD(ROW()-1;2);[.$A19];&quot;&quot;)">
            <text:p/>
          </table:table-cell>
          <table:table-cell/>
          <table:table-cell table:formula="of:=COUNT([.B19:.I19])*2" office:value-type="float" office:value="12">
            <text:p>12</text:p>
          </table:table-cell>
          <table:table-cell table:formula="of:=COUNT([.C19:.D19])*2" office:value-type="float" office:value="4">
            <text:p>4</text:p>
          </table:table-cell>
          <table:table-cell table:formula="of:=COUNT([.E19:.F19])*2" office:value-type="float" office:value="2">
            <text:p>2</text:p>
          </table:table-cell>
          <table:table-cell table:formula="of:=COUNT([.G19:.H19])*2" office:value-type="float" office:value="4">
            <text:p>4</text:p>
          </table:table-cell>
          <table:table-cell table:number-columns-repeated="2"/>
          <table:table-cell table:formula="of:=[.A19]&amp;CHAR(9)&amp;[.K19]&amp;CHAR(9)&amp;[.L19]&amp;CHAR(9)&amp;[.M19]&amp;CHAR(9)&amp;[.N19]" office:value-type="string" office:string-value="800018&#9;12&#9;4&#9;2&#9;4">
            <text:p>800018<text:tab/>12<text:tab/>4<text:tab/>2<text:tab/>4</text:p>
          </table:table-cell>
          <table:table-cell table:number-columns-repeated="1001"/>
        </table:table-row>
        <table:table-row table:style-name="ro1">
          <table:table-cell office:value-type="float" office:value="800019">
            <text:p>800019</text:p>
          </table:table-cell>
          <table:table-cell table:style-name="ce2" table:formula="of:=IF(MOD(ROUNDUP((ROW()-1)/128;0);2);[.$A20];&quot;&quot;)" office:value-type="float" office:value="800019">
            <text:p>800019</text:p>
          </table:table-cell>
          <table:table-cell table:style-name="ce2" table:formula="of:=IF(MOD(ROUNDUP((ROW()-1)/64;0);2);[.$A20];&quot;&quot;)" office:value-type="float" office:value="800019">
            <text:p>800019</text:p>
          </table:table-cell>
          <table:table-cell table:style-name="ce2" table:formula="of:=IF(MOD(ROUNDUP((ROW()-1)/32;0);2);[.$A20];&quot;&quot;)" office:value-type="float" office:value="800019">
            <text:p>800019</text:p>
          </table:table-cell>
          <table:table-cell table:style-name="ce2" table:formula="of:=IF(MOD(ROUNDUP((ROW()-1)/16;0);2);[.$A20];&quot;&quot;)">
            <text:p/>
          </table:table-cell>
          <table:table-cell table:style-name="ce2" table:formula="of:=IF(MOD(ROUNDUP((ROW()-1)/8;0);2);[.$A20];&quot;&quot;)" office:value-type="float" office:value="800019">
            <text:p>800019</text:p>
          </table:table-cell>
          <table:table-cell table:style-name="ce2" table:formula="of:=IF(MOD(ROUNDUP((ROW()-1)/4;0);2);[.$A20];&quot;&quot;)" office:value-type="float" office:value="800019">
            <text:p>800019</text:p>
          </table:table-cell>
          <table:table-cell table:style-name="ce2" table:formula="of:=IF(MOD(ROUNDUP((ROW()-1)/2;0);2);[.$A20];&quot;&quot;)">
            <text:p/>
          </table:table-cell>
          <table:table-cell table:formula="of:=IF(MOD(ROW()-1;2);[.$A20];&quot;&quot;)" office:value-type="float" office:value="800019">
            <text:p>800019</text:p>
          </table:table-cell>
          <table:table-cell/>
          <table:table-cell table:formula="of:=COUNT([.B20:.I20])*2" office:value-type="float" office:value="12">
            <text:p>12</text:p>
          </table:table-cell>
          <table:table-cell table:formula="of:=COUNT([.C20:.D20])*2" office:value-type="float" office:value="4">
            <text:p>4</text:p>
          </table:table-cell>
          <table:table-cell table:formula="of:=COUNT([.E20:.F20])*2" office:value-type="float" office:value="2">
            <text:p>2</text:p>
          </table:table-cell>
          <table:table-cell table:formula="of:=COUNT([.G20:.H20])*2" office:value-type="float" office:value="2">
            <text:p>2</text:p>
          </table:table-cell>
          <table:table-cell table:number-columns-repeated="2"/>
          <table:table-cell table:formula="of:=[.A20]&amp;CHAR(9)&amp;[.K20]&amp;CHAR(9)&amp;[.L20]&amp;CHAR(9)&amp;[.M20]&amp;CHAR(9)&amp;[.N20]" office:value-type="string" office:string-value="800019&#9;12&#9;4&#9;2&#9;2">
            <text:p>800019<text:tab/>12<text:tab/>4<text:tab/>2<text:tab/>2</text:p>
          </table:table-cell>
          <table:table-cell table:number-columns-repeated="1001"/>
        </table:table-row>
        <table:table-row table:style-name="ro1">
          <table:table-cell office:value-type="float" office:value="800020">
            <text:p>800020</text:p>
          </table:table-cell>
          <table:table-cell table:style-name="ce2" table:formula="of:=IF(MOD(ROUNDUP((ROW()-1)/128;0);2);[.$A21];&quot;&quot;)" office:value-type="float" office:value="800020">
            <text:p>800020</text:p>
          </table:table-cell>
          <table:table-cell table:style-name="ce2" table:formula="of:=IF(MOD(ROUNDUP((ROW()-1)/64;0);2);[.$A21];&quot;&quot;)" office:value-type="float" office:value="800020">
            <text:p>800020</text:p>
          </table:table-cell>
          <table:table-cell table:style-name="ce2" table:formula="of:=IF(MOD(ROUNDUP((ROW()-1)/32;0);2);[.$A21];&quot;&quot;)" office:value-type="float" office:value="800020">
            <text:p>800020</text:p>
          </table:table-cell>
          <table:table-cell table:style-name="ce2" table:formula="of:=IF(MOD(ROUNDUP((ROW()-1)/16;0);2);[.$A21];&quot;&quot;)">
            <text:p/>
          </table:table-cell>
          <table:table-cell table:style-name="ce2" table:formula="of:=IF(MOD(ROUNDUP((ROW()-1)/8;0);2);[.$A21];&quot;&quot;)" office:value-type="float" office:value="800020">
            <text:p>800020</text:p>
          </table:table-cell>
          <table:table-cell table:style-name="ce2" table:formula="of:=IF(MOD(ROUNDUP((ROW()-1)/4;0);2);[.$A21];&quot;&quot;)" office:value-type="float" office:value="800020">
            <text:p>800020</text:p>
          </table:table-cell>
          <table:table-cell table:style-name="ce2" table:formula="of:=IF(MOD(ROUNDUP((ROW()-1)/2;0);2);[.$A21];&quot;&quot;)">
            <text:p/>
          </table:table-cell>
          <table:table-cell table:formula="of:=IF(MOD(ROW()-1;2);[.$A21];&quot;&quot;)">
            <text:p/>
          </table:table-cell>
          <table:table-cell/>
          <table:table-cell table:formula="of:=COUNT([.B21:.I21])*2" office:value-type="float" office:value="10">
            <text:p>10</text:p>
          </table:table-cell>
          <table:table-cell table:formula="of:=COUNT([.C21:.D21])*2" office:value-type="float" office:value="4">
            <text:p>4</text:p>
          </table:table-cell>
          <table:table-cell table:formula="of:=COUNT([.E21:.F21])*2" office:value-type="float" office:value="2">
            <text:p>2</text:p>
          </table:table-cell>
          <table:table-cell table:formula="of:=COUNT([.G21:.H21])*2" office:value-type="float" office:value="2">
            <text:p>2</text:p>
          </table:table-cell>
          <table:table-cell table:number-columns-repeated="2"/>
          <table:table-cell table:formula="of:=[.A21]&amp;CHAR(9)&amp;[.K21]&amp;CHAR(9)&amp;[.L21]&amp;CHAR(9)&amp;[.M21]&amp;CHAR(9)&amp;[.N21]" office:value-type="string" office:string-value="800020&#9;10&#9;4&#9;2&#9;2">
            <text:p>800020<text:tab/>10<text:tab/>4<text:tab/>2<text:tab/>2</text:p>
          </table:table-cell>
          <table:table-cell table:number-columns-repeated="1001"/>
        </table:table-row>
        <table:table-row table:style-name="ro1">
          <table:table-cell office:value-type="float" office:value="800021">
            <text:p>800021</text:p>
          </table:table-cell>
          <table:table-cell table:style-name="ce2" table:formula="of:=IF(MOD(ROUNDUP((ROW()-1)/128;0);2);[.$A22];&quot;&quot;)" office:value-type="float" office:value="800021">
            <text:p>800021</text:p>
          </table:table-cell>
          <table:table-cell table:style-name="ce2" table:formula="of:=IF(MOD(ROUNDUP((ROW()-1)/64;0);2);[.$A22];&quot;&quot;)" office:value-type="float" office:value="800021">
            <text:p>800021</text:p>
          </table:table-cell>
          <table:table-cell table:style-name="ce2" table:formula="of:=IF(MOD(ROUNDUP((ROW()-1)/32;0);2);[.$A22];&quot;&quot;)" office:value-type="float" office:value="800021">
            <text:p>800021</text:p>
          </table:table-cell>
          <table:table-cell table:style-name="ce2" table:formula="of:=IF(MOD(ROUNDUP((ROW()-1)/16;0);2);[.$A22];&quot;&quot;)">
            <text:p/>
          </table:table-cell>
          <table:table-cell table:style-name="ce2" table:formula="of:=IF(MOD(ROUNDUP((ROW()-1)/8;0);2);[.$A22];&quot;&quot;)" office:value-type="float" office:value="800021">
            <text:p>800021</text:p>
          </table:table-cell>
          <table:table-cell table:style-name="ce2" table:formula="of:=IF(MOD(ROUNDUP((ROW()-1)/4;0);2);[.$A22];&quot;&quot;)">
            <text:p/>
          </table:table-cell>
          <table:table-cell table:style-name="ce2" table:formula="of:=IF(MOD(ROUNDUP((ROW()-1)/2;0);2);[.$A22];&quot;&quot;)" office:value-type="float" office:value="800021">
            <text:p>800021</text:p>
          </table:table-cell>
          <table:table-cell table:formula="of:=IF(MOD(ROW()-1;2);[.$A22];&quot;&quot;)" office:value-type="float" office:value="800021">
            <text:p>800021</text:p>
          </table:table-cell>
          <table:table-cell/>
          <table:table-cell table:formula="of:=COUNT([.B22:.I22])*2" office:value-type="float" office:value="12">
            <text:p>12</text:p>
          </table:table-cell>
          <table:table-cell table:formula="of:=COUNT([.C22:.D22])*2" office:value-type="float" office:value="4">
            <text:p>4</text:p>
          </table:table-cell>
          <table:table-cell table:formula="of:=COUNT([.E22:.F22])*2" office:value-type="float" office:value="2">
            <text:p>2</text:p>
          </table:table-cell>
          <table:table-cell table:formula="of:=COUNT([.G22:.H22])*2" office:value-type="float" office:value="2">
            <text:p>2</text:p>
          </table:table-cell>
          <table:table-cell table:number-columns-repeated="2"/>
          <table:table-cell table:formula="of:=[.A22]&amp;CHAR(9)&amp;[.K22]&amp;CHAR(9)&amp;[.L22]&amp;CHAR(9)&amp;[.M22]&amp;CHAR(9)&amp;[.N22]" office:value-type="string" office:string-value="800021&#9;12&#9;4&#9;2&#9;2">
            <text:p>800021<text:tab/>12<text:tab/>4<text:tab/>2<text:tab/>2</text:p>
          </table:table-cell>
          <table:table-cell table:number-columns-repeated="1001"/>
        </table:table-row>
        <table:table-row table:style-name="ro1">
          <table:table-cell office:value-type="float" office:value="800022">
            <text:p>800022</text:p>
          </table:table-cell>
          <table:table-cell table:style-name="ce2" table:formula="of:=IF(MOD(ROUNDUP((ROW()-1)/128;0);2);[.$A23];&quot;&quot;)" office:value-type="float" office:value="800022">
            <text:p>800022</text:p>
          </table:table-cell>
          <table:table-cell table:style-name="ce2" table:formula="of:=IF(MOD(ROUNDUP((ROW()-1)/64;0);2);[.$A23];&quot;&quot;)" office:value-type="float" office:value="800022">
            <text:p>800022</text:p>
          </table:table-cell>
          <table:table-cell table:style-name="ce2" table:formula="of:=IF(MOD(ROUNDUP((ROW()-1)/32;0);2);[.$A23];&quot;&quot;)" office:value-type="float" office:value="800022">
            <text:p>800022</text:p>
          </table:table-cell>
          <table:table-cell table:style-name="ce2" table:formula="of:=IF(MOD(ROUNDUP((ROW()-1)/16;0);2);[.$A23];&quot;&quot;)">
            <text:p/>
          </table:table-cell>
          <table:table-cell table:style-name="ce2" table:formula="of:=IF(MOD(ROUNDUP((ROW()-1)/8;0);2);[.$A23];&quot;&quot;)" office:value-type="float" office:value="800022">
            <text:p>800022</text:p>
          </table:table-cell>
          <table:table-cell table:style-name="ce2" table:formula="of:=IF(MOD(ROUNDUP((ROW()-1)/4;0);2);[.$A23];&quot;&quot;)">
            <text:p/>
          </table:table-cell>
          <table:table-cell table:style-name="ce2" table:formula="of:=IF(MOD(ROUNDUP((ROW()-1)/2;0);2);[.$A23];&quot;&quot;)" office:value-type="float" office:value="800022">
            <text:p>800022</text:p>
          </table:table-cell>
          <table:table-cell table:formula="of:=IF(MOD(ROW()-1;2);[.$A23];&quot;&quot;)">
            <text:p/>
          </table:table-cell>
          <table:table-cell/>
          <table:table-cell table:formula="of:=COUNT([.B23:.I23])*2" office:value-type="float" office:value="10">
            <text:p>10</text:p>
          </table:table-cell>
          <table:table-cell table:formula="of:=COUNT([.C23:.D23])*2" office:value-type="float" office:value="4">
            <text:p>4</text:p>
          </table:table-cell>
          <table:table-cell table:formula="of:=COUNT([.E23:.F23])*2" office:value-type="float" office:value="2">
            <text:p>2</text:p>
          </table:table-cell>
          <table:table-cell table:formula="of:=COUNT([.G23:.H23])*2" office:value-type="float" office:value="2">
            <text:p>2</text:p>
          </table:table-cell>
          <table:table-cell table:number-columns-repeated="2"/>
          <table:table-cell table:formula="of:=[.A23]&amp;CHAR(9)&amp;[.K23]&amp;CHAR(9)&amp;[.L23]&amp;CHAR(9)&amp;[.M23]&amp;CHAR(9)&amp;[.N23]" office:value-type="string" office:string-value="800022&#9;10&#9;4&#9;2&#9;2">
            <text:p>800022<text:tab/>10<text:tab/>4<text:tab/>2<text:tab/>2</text:p>
          </table:table-cell>
          <table:table-cell table:number-columns-repeated="1001"/>
        </table:table-row>
        <table:table-row table:style-name="ro1">
          <table:table-cell office:value-type="float" office:value="800023">
            <text:p>800023</text:p>
          </table:table-cell>
          <table:table-cell table:style-name="ce2" table:formula="of:=IF(MOD(ROUNDUP((ROW()-1)/128;0);2);[.$A24];&quot;&quot;)" office:value-type="float" office:value="800023">
            <text:p>800023</text:p>
          </table:table-cell>
          <table:table-cell table:style-name="ce2" table:formula="of:=IF(MOD(ROUNDUP((ROW()-1)/64;0);2);[.$A24];&quot;&quot;)" office:value-type="float" office:value="800023">
            <text:p>800023</text:p>
          </table:table-cell>
          <table:table-cell table:style-name="ce2" table:formula="of:=IF(MOD(ROUNDUP((ROW()-1)/32;0);2);[.$A24];&quot;&quot;)" office:value-type="float" office:value="800023">
            <text:p>800023</text:p>
          </table:table-cell>
          <table:table-cell table:style-name="ce2" table:formula="of:=IF(MOD(ROUNDUP((ROW()-1)/16;0);2);[.$A24];&quot;&quot;)">
            <text:p/>
          </table:table-cell>
          <table:table-cell table:style-name="ce2" table:formula="of:=IF(MOD(ROUNDUP((ROW()-1)/8;0);2);[.$A24];&quot;&quot;)" office:value-type="float" office:value="800023">
            <text:p>800023</text:p>
          </table:table-cell>
          <table:table-cell table:style-name="ce2" table:formula="of:=IF(MOD(ROUNDUP((ROW()-1)/4;0);2);[.$A24];&quot;&quot;)">
            <text:p/>
          </table:table-cell>
          <table:table-cell table:style-name="ce2" table:formula="of:=IF(MOD(ROUNDUP((ROW()-1)/2;0);2);[.$A24];&quot;&quot;)">
            <text:p/>
          </table:table-cell>
          <table:table-cell table:formula="of:=IF(MOD(ROW()-1;2);[.$A24];&quot;&quot;)" office:value-type="float" office:value="800023">
            <text:p>800023</text:p>
          </table:table-cell>
          <table:table-cell/>
          <table:table-cell table:formula="of:=COUNT([.B24:.I24])*2" office:value-type="float" office:value="10">
            <text:p>10</text:p>
          </table:table-cell>
          <table:table-cell table:formula="of:=COUNT([.C24:.D24])*2" office:value-type="float" office:value="4">
            <text:p>4</text:p>
          </table:table-cell>
          <table:table-cell table:formula="of:=COUNT([.E24:.F24])*2" office:value-type="float" office:value="2">
            <text:p>2</text:p>
          </table:table-cell>
          <table:table-cell table:formula="of:=COUNT([.G24:.H24])*2" office:value-type="float" office:value="0">
            <text:p>0</text:p>
          </table:table-cell>
          <table:table-cell table:number-columns-repeated="2"/>
          <table:table-cell table:formula="of:=[.A24]&amp;CHAR(9)&amp;[.K24]&amp;CHAR(9)&amp;[.L24]&amp;CHAR(9)&amp;[.M24]&amp;CHAR(9)&amp;[.N24]" office:value-type="string" office:string-value="800023&#9;10&#9;4&#9;2&#9;0">
            <text:p>800023<text:tab/>10<text:tab/>4<text:tab/>2<text:tab/>0</text:p>
          </table:table-cell>
          <table:table-cell table:number-columns-repeated="1001"/>
        </table:table-row>
        <table:table-row table:style-name="ro1">
          <table:table-cell office:value-type="float" office:value="800024">
            <text:p>800024</text:p>
          </table:table-cell>
          <table:table-cell table:style-name="ce2" table:formula="of:=IF(MOD(ROUNDUP((ROW()-1)/128;0);2);[.$A25];&quot;&quot;)" office:value-type="float" office:value="800024">
            <text:p>800024</text:p>
          </table:table-cell>
          <table:table-cell table:style-name="ce2" table:formula="of:=IF(MOD(ROUNDUP((ROW()-1)/64;0);2);[.$A25];&quot;&quot;)" office:value-type="float" office:value="800024">
            <text:p>800024</text:p>
          </table:table-cell>
          <table:table-cell table:style-name="ce2" table:formula="of:=IF(MOD(ROUNDUP((ROW()-1)/32;0);2);[.$A25];&quot;&quot;)" office:value-type="float" office:value="800024">
            <text:p>800024</text:p>
          </table:table-cell>
          <table:table-cell table:style-name="ce2" table:formula="of:=IF(MOD(ROUNDUP((ROW()-1)/16;0);2);[.$A25];&quot;&quot;)">
            <text:p/>
          </table:table-cell>
          <table:table-cell table:style-name="ce2" table:formula="of:=IF(MOD(ROUNDUP((ROW()-1)/8;0);2);[.$A25];&quot;&quot;)" office:value-type="float" office:value="800024">
            <text:p>800024</text:p>
          </table:table-cell>
          <table:table-cell table:style-name="ce2" table:formula="of:=IF(MOD(ROUNDUP((ROW()-1)/4;0);2);[.$A25];&quot;&quot;)">
            <text:p/>
          </table:table-cell>
          <table:table-cell table:style-name="ce2" table:formula="of:=IF(MOD(ROUNDUP((ROW()-1)/2;0);2);[.$A25];&quot;&quot;)">
            <text:p/>
          </table:table-cell>
          <table:table-cell table:formula="of:=IF(MOD(ROW()-1;2);[.$A25];&quot;&quot;)">
            <text:p/>
          </table:table-cell>
          <table:table-cell/>
          <table:table-cell table:formula="of:=COUNT([.B25:.I25])*2" office:value-type="float" office:value="8">
            <text:p>8</text:p>
          </table:table-cell>
          <table:table-cell table:formula="of:=COUNT([.C25:.D25])*2" office:value-type="float" office:value="4">
            <text:p>4</text:p>
          </table:table-cell>
          <table:table-cell table:formula="of:=COUNT([.E25:.F25])*2" office:value-type="float" office:value="2">
            <text:p>2</text:p>
          </table:table-cell>
          <table:table-cell table:formula="of:=COUNT([.G25:.H25])*2" office:value-type="float" office:value="0">
            <text:p>0</text:p>
          </table:table-cell>
          <table:table-cell table:number-columns-repeated="2"/>
          <table:table-cell table:formula="of:=[.A25]&amp;CHAR(9)&amp;[.K25]&amp;CHAR(9)&amp;[.L25]&amp;CHAR(9)&amp;[.M25]&amp;CHAR(9)&amp;[.N25]" office:value-type="string" office:string-value="800024&#9;8&#9;4&#9;2&#9;0">
            <text:p>800024<text:tab/>8<text:tab/>4<text:tab/>2<text:tab/>0</text:p>
          </table:table-cell>
          <table:table-cell table:number-columns-repeated="1001"/>
        </table:table-row>
        <table:table-row table:style-name="ro1">
          <table:table-cell office:value-type="float" office:value="800025">
            <text:p>800025</text:p>
          </table:table-cell>
          <table:table-cell table:style-name="ce2" table:formula="of:=IF(MOD(ROUNDUP((ROW()-1)/128;0);2);[.$A26];&quot;&quot;)" office:value-type="float" office:value="800025">
            <text:p>800025</text:p>
          </table:table-cell>
          <table:table-cell table:style-name="ce2" table:formula="of:=IF(MOD(ROUNDUP((ROW()-1)/64;0);2);[.$A26];&quot;&quot;)" office:value-type="float" office:value="800025">
            <text:p>800025</text:p>
          </table:table-cell>
          <table:table-cell table:style-name="ce2" table:formula="of:=IF(MOD(ROUNDUP((ROW()-1)/32;0);2);[.$A26];&quot;&quot;)" office:value-type="float" office:value="800025">
            <text:p>800025</text:p>
          </table:table-cell>
          <table:table-cell table:style-name="ce2" table:formula="of:=IF(MOD(ROUNDUP((ROW()-1)/16;0);2);[.$A26];&quot;&quot;)">
            <text:p/>
          </table:table-cell>
          <table:table-cell table:style-name="ce2" table:formula="of:=IF(MOD(ROUNDUP((ROW()-1)/8;0);2);[.$A26];&quot;&quot;)">
            <text:p/>
          </table:table-cell>
          <table:table-cell table:style-name="ce2" table:formula="of:=IF(MOD(ROUNDUP((ROW()-1)/4;0);2);[.$A26];&quot;&quot;)" office:value-type="float" office:value="800025">
            <text:p>800025</text:p>
          </table:table-cell>
          <table:table-cell table:style-name="ce2" table:formula="of:=IF(MOD(ROUNDUP((ROW()-1)/2;0);2);[.$A26];&quot;&quot;)" office:value-type="float" office:value="800025">
            <text:p>800025</text:p>
          </table:table-cell>
          <table:table-cell table:formula="of:=IF(MOD(ROW()-1;2);[.$A26];&quot;&quot;)" office:value-type="float" office:value="800025">
            <text:p>800025</text:p>
          </table:table-cell>
          <table:table-cell/>
          <table:table-cell table:formula="of:=COUNT([.B26:.I26])*2" office:value-type="float" office:value="12">
            <text:p>12</text:p>
          </table:table-cell>
          <table:table-cell table:formula="of:=COUNT([.C26:.D26])*2" office:value-type="float" office:value="4">
            <text:p>4</text:p>
          </table:table-cell>
          <table:table-cell table:formula="of:=COUNT([.E26:.F26])*2" office:value-type="float" office:value="0">
            <text:p>0</text:p>
          </table:table-cell>
          <table:table-cell table:formula="of:=COUNT([.G26:.H26])*2" office:value-type="float" office:value="4">
            <text:p>4</text:p>
          </table:table-cell>
          <table:table-cell table:number-columns-repeated="2"/>
          <table:table-cell table:formula="of:=[.A26]&amp;CHAR(9)&amp;[.K26]&amp;CHAR(9)&amp;[.L26]&amp;CHAR(9)&amp;[.M26]&amp;CHAR(9)&amp;[.N26]" office:value-type="string" office:string-value="800025&#9;12&#9;4&#9;0&#9;4">
            <text:p>800025<text:tab/>12<text:tab/>4<text:tab/>0<text:tab/>4</text:p>
          </table:table-cell>
          <table:table-cell table:number-columns-repeated="1001"/>
        </table:table-row>
        <table:table-row table:style-name="ro1">
          <table:table-cell office:value-type="float" office:value="800026">
            <text:p>800026</text:p>
          </table:table-cell>
          <table:table-cell table:style-name="ce2" table:formula="of:=IF(MOD(ROUNDUP((ROW()-1)/128;0);2);[.$A27];&quot;&quot;)" office:value-type="float" office:value="800026">
            <text:p>800026</text:p>
          </table:table-cell>
          <table:table-cell table:style-name="ce2" table:formula="of:=IF(MOD(ROUNDUP((ROW()-1)/64;0);2);[.$A27];&quot;&quot;)" office:value-type="float" office:value="800026">
            <text:p>800026</text:p>
          </table:table-cell>
          <table:table-cell table:style-name="ce2" table:formula="of:=IF(MOD(ROUNDUP((ROW()-1)/32;0);2);[.$A27];&quot;&quot;)" office:value-type="float" office:value="800026">
            <text:p>800026</text:p>
          </table:table-cell>
          <table:table-cell table:style-name="ce2" table:formula="of:=IF(MOD(ROUNDUP((ROW()-1)/16;0);2);[.$A27];&quot;&quot;)">
            <text:p/>
          </table:table-cell>
          <table:table-cell table:style-name="ce2" table:formula="of:=IF(MOD(ROUNDUP((ROW()-1)/8;0);2);[.$A27];&quot;&quot;)">
            <text:p/>
          </table:table-cell>
          <table:table-cell table:style-name="ce2" table:formula="of:=IF(MOD(ROUNDUP((ROW()-1)/4;0);2);[.$A27];&quot;&quot;)" office:value-type="float" office:value="800026">
            <text:p>800026</text:p>
          </table:table-cell>
          <table:table-cell table:style-name="ce2" table:formula="of:=IF(MOD(ROUNDUP((ROW()-1)/2;0);2);[.$A27];&quot;&quot;)" office:value-type="float" office:value="800026">
            <text:p>800026</text:p>
          </table:table-cell>
          <table:table-cell table:formula="of:=IF(MOD(ROW()-1;2);[.$A27];&quot;&quot;)">
            <text:p/>
          </table:table-cell>
          <table:table-cell/>
          <table:table-cell table:formula="of:=COUNT([.B27:.I27])*2" office:value-type="float" office:value="10">
            <text:p>10</text:p>
          </table:table-cell>
          <table:table-cell table:formula="of:=COUNT([.C27:.D27])*2" office:value-type="float" office:value="4">
            <text:p>4</text:p>
          </table:table-cell>
          <table:table-cell table:formula="of:=COUNT([.E27:.F27])*2" office:value-type="float" office:value="0">
            <text:p>0</text:p>
          </table:table-cell>
          <table:table-cell table:formula="of:=COUNT([.G27:.H27])*2" office:value-type="float" office:value="4">
            <text:p>4</text:p>
          </table:table-cell>
          <table:table-cell table:number-columns-repeated="2"/>
          <table:table-cell table:formula="of:=[.A27]&amp;CHAR(9)&amp;[.K27]&amp;CHAR(9)&amp;[.L27]&amp;CHAR(9)&amp;[.M27]&amp;CHAR(9)&amp;[.N27]" office:value-type="string" office:string-value="800026&#9;10&#9;4&#9;0&#9;4">
            <text:p>800026<text:tab/>10<text:tab/>4<text:tab/>0<text:tab/>4</text:p>
          </table:table-cell>
          <table:table-cell table:number-columns-repeated="1001"/>
        </table:table-row>
        <table:table-row table:style-name="ro1">
          <table:table-cell office:value-type="float" office:value="800027">
            <text:p>800027</text:p>
          </table:table-cell>
          <table:table-cell table:style-name="ce2" table:formula="of:=IF(MOD(ROUNDUP((ROW()-1)/128;0);2);[.$A28];&quot;&quot;)" office:value-type="float" office:value="800027">
            <text:p>800027</text:p>
          </table:table-cell>
          <table:table-cell table:style-name="ce2" table:formula="of:=IF(MOD(ROUNDUP((ROW()-1)/64;0);2);[.$A28];&quot;&quot;)" office:value-type="float" office:value="800027">
            <text:p>800027</text:p>
          </table:table-cell>
          <table:table-cell table:style-name="ce2" table:formula="of:=IF(MOD(ROUNDUP((ROW()-1)/32;0);2);[.$A28];&quot;&quot;)" office:value-type="float" office:value="800027">
            <text:p>800027</text:p>
          </table:table-cell>
          <table:table-cell table:style-name="ce2" table:formula="of:=IF(MOD(ROUNDUP((ROW()-1)/16;0);2);[.$A28];&quot;&quot;)">
            <text:p/>
          </table:table-cell>
          <table:table-cell table:style-name="ce2" table:formula="of:=IF(MOD(ROUNDUP((ROW()-1)/8;0);2);[.$A28];&quot;&quot;)">
            <text:p/>
          </table:table-cell>
          <table:table-cell table:style-name="ce2" table:formula="of:=IF(MOD(ROUNDUP((ROW()-1)/4;0);2);[.$A28];&quot;&quot;)" office:value-type="float" office:value="800027">
            <text:p>800027</text:p>
          </table:table-cell>
          <table:table-cell table:style-name="ce2" table:formula="of:=IF(MOD(ROUNDUP((ROW()-1)/2;0);2);[.$A28];&quot;&quot;)">
            <text:p/>
          </table:table-cell>
          <table:table-cell table:formula="of:=IF(MOD(ROW()-1;2);[.$A28];&quot;&quot;)" office:value-type="float" office:value="800027">
            <text:p>800027</text:p>
          </table:table-cell>
          <table:table-cell/>
          <table:table-cell table:formula="of:=COUNT([.B28:.I28])*2" office:value-type="float" office:value="10">
            <text:p>10</text:p>
          </table:table-cell>
          <table:table-cell table:formula="of:=COUNT([.C28:.D28])*2" office:value-type="float" office:value="4">
            <text:p>4</text:p>
          </table:table-cell>
          <table:table-cell table:formula="of:=COUNT([.E28:.F28])*2" office:value-type="float" office:value="0">
            <text:p>0</text:p>
          </table:table-cell>
          <table:table-cell table:formula="of:=COUNT([.G28:.H28])*2" office:value-type="float" office:value="2">
            <text:p>2</text:p>
          </table:table-cell>
          <table:table-cell table:number-columns-repeated="2"/>
          <table:table-cell table:formula="of:=[.A28]&amp;CHAR(9)&amp;[.K28]&amp;CHAR(9)&amp;[.L28]&amp;CHAR(9)&amp;[.M28]&amp;CHAR(9)&amp;[.N28]" office:value-type="string" office:string-value="800027&#9;10&#9;4&#9;0&#9;2">
            <text:p>800027<text:tab/>10<text:tab/>4<text:tab/>0<text:tab/>2</text:p>
          </table:table-cell>
          <table:table-cell table:number-columns-repeated="1001"/>
        </table:table-row>
        <table:table-row table:style-name="ro1">
          <table:table-cell office:value-type="float" office:value="800028">
            <text:p>800028</text:p>
          </table:table-cell>
          <table:table-cell table:style-name="ce2" table:formula="of:=IF(MOD(ROUNDUP((ROW()-1)/128;0);2);[.$A29];&quot;&quot;)" office:value-type="float" office:value="800028">
            <text:p>800028</text:p>
          </table:table-cell>
          <table:table-cell table:style-name="ce2" table:formula="of:=IF(MOD(ROUNDUP((ROW()-1)/64;0);2);[.$A29];&quot;&quot;)" office:value-type="float" office:value="800028">
            <text:p>800028</text:p>
          </table:table-cell>
          <table:table-cell table:style-name="ce2" table:formula="of:=IF(MOD(ROUNDUP((ROW()-1)/32;0);2);[.$A29];&quot;&quot;)" office:value-type="float" office:value="800028">
            <text:p>800028</text:p>
          </table:table-cell>
          <table:table-cell table:style-name="ce2" table:formula="of:=IF(MOD(ROUNDUP((ROW()-1)/16;0);2);[.$A29];&quot;&quot;)">
            <text:p/>
          </table:table-cell>
          <table:table-cell table:style-name="ce2" table:formula="of:=IF(MOD(ROUNDUP((ROW()-1)/8;0);2);[.$A29];&quot;&quot;)">
            <text:p/>
          </table:table-cell>
          <table:table-cell table:style-name="ce2" table:formula="of:=IF(MOD(ROUNDUP((ROW()-1)/4;0);2);[.$A29];&quot;&quot;)" office:value-type="float" office:value="800028">
            <text:p>800028</text:p>
          </table:table-cell>
          <table:table-cell table:style-name="ce2" table:formula="of:=IF(MOD(ROUNDUP((ROW()-1)/2;0);2);[.$A29];&quot;&quot;)">
            <text:p/>
          </table:table-cell>
          <table:table-cell table:formula="of:=IF(MOD(ROW()-1;2);[.$A29];&quot;&quot;)">
            <text:p/>
          </table:table-cell>
          <table:table-cell/>
          <table:table-cell table:formula="of:=COUNT([.B29:.I29])*2" office:value-type="float" office:value="8">
            <text:p>8</text:p>
          </table:table-cell>
          <table:table-cell table:formula="of:=COUNT([.C29:.D29])*2" office:value-type="float" office:value="4">
            <text:p>4</text:p>
          </table:table-cell>
          <table:table-cell table:formula="of:=COUNT([.E29:.F29])*2" office:value-type="float" office:value="0">
            <text:p>0</text:p>
          </table:table-cell>
          <table:table-cell table:formula="of:=COUNT([.G29:.H29])*2" office:value-type="float" office:value="2">
            <text:p>2</text:p>
          </table:table-cell>
          <table:table-cell table:number-columns-repeated="2"/>
          <table:table-cell table:formula="of:=[.A29]&amp;CHAR(9)&amp;[.K29]&amp;CHAR(9)&amp;[.L29]&amp;CHAR(9)&amp;[.M29]&amp;CHAR(9)&amp;[.N29]" office:value-type="string" office:string-value="800028&#9;8&#9;4&#9;0&#9;2">
            <text:p>800028<text:tab/>8<text:tab/>4<text:tab/>0<text:tab/>2</text:p>
          </table:table-cell>
          <table:table-cell table:number-columns-repeated="1001"/>
        </table:table-row>
        <table:table-row table:style-name="ro1">
          <table:table-cell office:value-type="float" office:value="800029">
            <text:p>800029</text:p>
          </table:table-cell>
          <table:table-cell table:style-name="ce2" table:formula="of:=IF(MOD(ROUNDUP((ROW()-1)/128;0);2);[.$A30];&quot;&quot;)" office:value-type="float" office:value="800029">
            <text:p>800029</text:p>
          </table:table-cell>
          <table:table-cell table:style-name="ce2" table:formula="of:=IF(MOD(ROUNDUP((ROW()-1)/64;0);2);[.$A30];&quot;&quot;)" office:value-type="float" office:value="800029">
            <text:p>800029</text:p>
          </table:table-cell>
          <table:table-cell table:style-name="ce2" table:formula="of:=IF(MOD(ROUNDUP((ROW()-1)/32;0);2);[.$A30];&quot;&quot;)" office:value-type="float" office:value="800029">
            <text:p>800029</text:p>
          </table:table-cell>
          <table:table-cell table:style-name="ce2" table:formula="of:=IF(MOD(ROUNDUP((ROW()-1)/16;0);2);[.$A30];&quot;&quot;)">
            <text:p/>
          </table:table-cell>
          <table:table-cell table:style-name="ce2" table:formula="of:=IF(MOD(ROUNDUP((ROW()-1)/8;0);2);[.$A30];&quot;&quot;)">
            <text:p/>
          </table:table-cell>
          <table:table-cell table:style-name="ce2" table:formula="of:=IF(MOD(ROUNDUP((ROW()-1)/4;0);2);[.$A30];&quot;&quot;)">
            <text:p/>
          </table:table-cell>
          <table:table-cell table:style-name="ce2" table:formula="of:=IF(MOD(ROUNDUP((ROW()-1)/2;0);2);[.$A30];&quot;&quot;)" office:value-type="float" office:value="800029">
            <text:p>800029</text:p>
          </table:table-cell>
          <table:table-cell table:formula="of:=IF(MOD(ROW()-1;2);[.$A30];&quot;&quot;)" office:value-type="float" office:value="800029">
            <text:p>800029</text:p>
          </table:table-cell>
          <table:table-cell/>
          <table:table-cell table:formula="of:=COUNT([.B30:.I30])*2" office:value-type="float" office:value="10">
            <text:p>10</text:p>
          </table:table-cell>
          <table:table-cell table:formula="of:=COUNT([.C30:.D30])*2" office:value-type="float" office:value="4">
            <text:p>4</text:p>
          </table:table-cell>
          <table:table-cell table:formula="of:=COUNT([.E30:.F30])*2" office:value-type="float" office:value="0">
            <text:p>0</text:p>
          </table:table-cell>
          <table:table-cell table:formula="of:=COUNT([.G30:.H30])*2" office:value-type="float" office:value="2">
            <text:p>2</text:p>
          </table:table-cell>
          <table:table-cell table:number-columns-repeated="2"/>
          <table:table-cell table:formula="of:=[.A30]&amp;CHAR(9)&amp;[.K30]&amp;CHAR(9)&amp;[.L30]&amp;CHAR(9)&amp;[.M30]&amp;CHAR(9)&amp;[.N30]" office:value-type="string" office:string-value="800029&#9;10&#9;4&#9;0&#9;2">
            <text:p>800029<text:tab/>10<text:tab/>4<text:tab/>0<text:tab/>2</text:p>
          </table:table-cell>
          <table:table-cell table:number-columns-repeated="1001"/>
        </table:table-row>
        <table:table-row table:style-name="ro1">
          <table:table-cell office:value-type="float" office:value="800030">
            <text:p>800030</text:p>
          </table:table-cell>
          <table:table-cell table:style-name="ce2" table:formula="of:=IF(MOD(ROUNDUP((ROW()-1)/128;0);2);[.$A31];&quot;&quot;)" office:value-type="float" office:value="800030">
            <text:p>800030</text:p>
          </table:table-cell>
          <table:table-cell table:style-name="ce2" table:formula="of:=IF(MOD(ROUNDUP((ROW()-1)/64;0);2);[.$A31];&quot;&quot;)" office:value-type="float" office:value="800030">
            <text:p>800030</text:p>
          </table:table-cell>
          <table:table-cell table:style-name="ce2" table:formula="of:=IF(MOD(ROUNDUP((ROW()-1)/32;0);2);[.$A31];&quot;&quot;)" office:value-type="float" office:value="800030">
            <text:p>800030</text:p>
          </table:table-cell>
          <table:table-cell table:style-name="ce2" table:formula="of:=IF(MOD(ROUNDUP((ROW()-1)/16;0);2);[.$A31];&quot;&quot;)">
            <text:p/>
          </table:table-cell>
          <table:table-cell table:style-name="ce2" table:formula="of:=IF(MOD(ROUNDUP((ROW()-1)/8;0);2);[.$A31];&quot;&quot;)">
            <text:p/>
          </table:table-cell>
          <table:table-cell table:style-name="ce2" table:formula="of:=IF(MOD(ROUNDUP((ROW()-1)/4;0);2);[.$A31];&quot;&quot;)">
            <text:p/>
          </table:table-cell>
          <table:table-cell table:style-name="ce2" table:formula="of:=IF(MOD(ROUNDUP((ROW()-1)/2;0);2);[.$A31];&quot;&quot;)" office:value-type="float" office:value="800030">
            <text:p>800030</text:p>
          </table:table-cell>
          <table:table-cell table:formula="of:=IF(MOD(ROW()-1;2);[.$A31];&quot;&quot;)">
            <text:p/>
          </table:table-cell>
          <table:table-cell/>
          <table:table-cell table:formula="of:=COUNT([.B31:.I31])*2" office:value-type="float" office:value="8">
            <text:p>8</text:p>
          </table:table-cell>
          <table:table-cell table:formula="of:=COUNT([.C31:.D31])*2" office:value-type="float" office:value="4">
            <text:p>4</text:p>
          </table:table-cell>
          <table:table-cell table:formula="of:=COUNT([.E31:.F31])*2" office:value-type="float" office:value="0">
            <text:p>0</text:p>
          </table:table-cell>
          <table:table-cell table:formula="of:=COUNT([.G31:.H31])*2" office:value-type="float" office:value="2">
            <text:p>2</text:p>
          </table:table-cell>
          <table:table-cell table:number-columns-repeated="2"/>
          <table:table-cell table:formula="of:=[.A31]&amp;CHAR(9)&amp;[.K31]&amp;CHAR(9)&amp;[.L31]&amp;CHAR(9)&amp;[.M31]&amp;CHAR(9)&amp;[.N31]" office:value-type="string" office:string-value="800030&#9;8&#9;4&#9;0&#9;2">
            <text:p>800030<text:tab/>8<text:tab/>4<text:tab/>0<text:tab/>2</text:p>
          </table:table-cell>
          <table:table-cell table:number-columns-repeated="1001"/>
        </table:table-row>
        <table:table-row table:style-name="ro1">
          <table:table-cell office:value-type="float" office:value="800031">
            <text:p>800031</text:p>
          </table:table-cell>
          <table:table-cell table:style-name="ce2" table:formula="of:=IF(MOD(ROUNDUP((ROW()-1)/128;0);2);[.$A32];&quot;&quot;)" office:value-type="float" office:value="800031">
            <text:p>800031</text:p>
          </table:table-cell>
          <table:table-cell table:style-name="ce2" table:formula="of:=IF(MOD(ROUNDUP((ROW()-1)/64;0);2);[.$A32];&quot;&quot;)" office:value-type="float" office:value="800031">
            <text:p>800031</text:p>
          </table:table-cell>
          <table:table-cell table:style-name="ce2" table:formula="of:=IF(MOD(ROUNDUP((ROW()-1)/32;0);2);[.$A32];&quot;&quot;)" office:value-type="float" office:value="800031">
            <text:p>800031</text:p>
          </table:table-cell>
          <table:table-cell table:style-name="ce2" table:formula="of:=IF(MOD(ROUNDUP((ROW()-1)/16;0);2);[.$A32];&quot;&quot;)">
            <text:p/>
          </table:table-cell>
          <table:table-cell table:style-name="ce2" table:formula="of:=IF(MOD(ROUNDUP((ROW()-1)/8;0);2);[.$A32];&quot;&quot;)">
            <text:p/>
          </table:table-cell>
          <table:table-cell table:style-name="ce2" table:formula="of:=IF(MOD(ROUNDUP((ROW()-1)/4;0);2);[.$A32];&quot;&quot;)">
            <text:p/>
          </table:table-cell>
          <table:table-cell table:style-name="ce2" table:formula="of:=IF(MOD(ROUNDUP((ROW()-1)/2;0);2);[.$A32];&quot;&quot;)">
            <text:p/>
          </table:table-cell>
          <table:table-cell table:formula="of:=IF(MOD(ROW()-1;2);[.$A32];&quot;&quot;)" office:value-type="float" office:value="800031">
            <text:p>800031</text:p>
          </table:table-cell>
          <table:table-cell/>
          <table:table-cell table:formula="of:=COUNT([.B32:.I32])*2" office:value-type="float" office:value="8">
            <text:p>8</text:p>
          </table:table-cell>
          <table:table-cell table:formula="of:=COUNT([.C32:.D32])*2" office:value-type="float" office:value="4">
            <text:p>4</text:p>
          </table:table-cell>
          <table:table-cell table:formula="of:=COUNT([.E32:.F32])*2" office:value-type="float" office:value="0">
            <text:p>0</text:p>
          </table:table-cell>
          <table:table-cell table:formula="of:=COUNT([.G32:.H32])*2" office:value-type="float" office:value="0">
            <text:p>0</text:p>
          </table:table-cell>
          <table:table-cell table:number-columns-repeated="2"/>
          <table:table-cell table:formula="of:=[.A32]&amp;CHAR(9)&amp;[.K32]&amp;CHAR(9)&amp;[.L32]&amp;CHAR(9)&amp;[.M32]&amp;CHAR(9)&amp;[.N32]" office:value-type="string" office:string-value="800031&#9;8&#9;4&#9;0&#9;0">
            <text:p>800031<text:tab/>8<text:tab/>4<text:tab/>0<text:tab/>0</text:p>
          </table:table-cell>
          <table:table-cell table:number-columns-repeated="1001"/>
        </table:table-row>
        <table:table-row table:style-name="ro1">
          <table:table-cell office:value-type="float" office:value="800032">
            <text:p>800032</text:p>
          </table:table-cell>
          <table:table-cell table:style-name="ce2" table:formula="of:=IF(MOD(ROUNDUP((ROW()-1)/128;0);2);[.$A33];&quot;&quot;)" office:value-type="float" office:value="800032">
            <text:p>800032</text:p>
          </table:table-cell>
          <table:table-cell table:style-name="ce2" table:formula="of:=IF(MOD(ROUNDUP((ROW()-1)/64;0);2);[.$A33];&quot;&quot;)" office:value-type="float" office:value="800032">
            <text:p>800032</text:p>
          </table:table-cell>
          <table:table-cell table:style-name="ce2" table:formula="of:=IF(MOD(ROUNDUP((ROW()-1)/32;0);2);[.$A33];&quot;&quot;)" office:value-type="float" office:value="800032">
            <text:p>800032</text:p>
          </table:table-cell>
          <table:table-cell table:style-name="ce2" table:formula="of:=IF(MOD(ROUNDUP((ROW()-1)/16;0);2);[.$A33];&quot;&quot;)">
            <text:p/>
          </table:table-cell>
          <table:table-cell table:style-name="ce2" table:formula="of:=IF(MOD(ROUNDUP((ROW()-1)/8;0);2);[.$A33];&quot;&quot;)">
            <text:p/>
          </table:table-cell>
          <table:table-cell table:style-name="ce2" table:formula="of:=IF(MOD(ROUNDUP((ROW()-1)/4;0);2);[.$A33];&quot;&quot;)">
            <text:p/>
          </table:table-cell>
          <table:table-cell table:style-name="ce2" table:formula="of:=IF(MOD(ROUNDUP((ROW()-1)/2;0);2);[.$A33];&quot;&quot;)">
            <text:p/>
          </table:table-cell>
          <table:table-cell table:formula="of:=IF(MOD(ROW()-1;2);[.$A33];&quot;&quot;)">
            <text:p/>
          </table:table-cell>
          <table:table-cell/>
          <table:table-cell table:formula="of:=COUNT([.B33:.I33])*2" office:value-type="float" office:value="6">
            <text:p>6</text:p>
          </table:table-cell>
          <table:table-cell table:formula="of:=COUNT([.C33:.D33])*2" office:value-type="float" office:value="4">
            <text:p>4</text:p>
          </table:table-cell>
          <table:table-cell table:formula="of:=COUNT([.E33:.F33])*2" office:value-type="float" office:value="0">
            <text:p>0</text:p>
          </table:table-cell>
          <table:table-cell table:formula="of:=COUNT([.G33:.H33])*2" office:value-type="float" office:value="0">
            <text:p>0</text:p>
          </table:table-cell>
          <table:table-cell table:number-columns-repeated="2"/>
          <table:table-cell table:formula="of:=[.A33]&amp;CHAR(9)&amp;[.K33]&amp;CHAR(9)&amp;[.L33]&amp;CHAR(9)&amp;[.M33]&amp;CHAR(9)&amp;[.N33]" office:value-type="string" office:string-value="800032&#9;6&#9;4&#9;0&#9;0">
            <text:p>800032<text:tab/>6<text:tab/>4<text:tab/>0<text:tab/>0</text:p>
          </table:table-cell>
          <table:table-cell table:number-columns-repeated="1001"/>
        </table:table-row>
        <table:table-row table:style-name="ro1">
          <table:table-cell office:value-type="float" office:value="800033">
            <text:p>800033</text:p>
          </table:table-cell>
          <table:table-cell table:style-name="ce2" table:formula="of:=IF(MOD(ROUNDUP((ROW()-1)/128;0);2);[.$A34];&quot;&quot;)" office:value-type="float" office:value="800033">
            <text:p>800033</text:p>
          </table:table-cell>
          <table:table-cell table:style-name="ce2" table:formula="of:=IF(MOD(ROUNDUP((ROW()-1)/64;0);2);[.$A34];&quot;&quot;)" office:value-type="float" office:value="800033">
            <text:p>800033</text:p>
          </table:table-cell>
          <table:table-cell table:style-name="ce2" table:formula="of:=IF(MOD(ROUNDUP((ROW()-1)/32;0);2);[.$A34];&quot;&quot;)">
            <text:p/>
          </table:table-cell>
          <table:table-cell table:style-name="ce2" table:formula="of:=IF(MOD(ROUNDUP((ROW()-1)/16;0);2);[.$A34];&quot;&quot;)" office:value-type="float" office:value="800033">
            <text:p>800033</text:p>
          </table:table-cell>
          <table:table-cell table:style-name="ce2" table:formula="of:=IF(MOD(ROUNDUP((ROW()-1)/8;0);2);[.$A34];&quot;&quot;)" office:value-type="float" office:value="800033">
            <text:p>800033</text:p>
          </table:table-cell>
          <table:table-cell table:style-name="ce2" table:formula="of:=IF(MOD(ROUNDUP((ROW()-1)/4;0);2);[.$A34];&quot;&quot;)" office:value-type="float" office:value="800033">
            <text:p>800033</text:p>
          </table:table-cell>
          <table:table-cell table:style-name="ce2" table:formula="of:=IF(MOD(ROUNDUP((ROW()-1)/2;0);2);[.$A34];&quot;&quot;)" office:value-type="float" office:value="800033">
            <text:p>800033</text:p>
          </table:table-cell>
          <table:table-cell table:formula="of:=IF(MOD(ROW()-1;2);[.$A34];&quot;&quot;)" office:value-type="float" office:value="800033">
            <text:p>800033</text:p>
          </table:table-cell>
          <table:table-cell/>
          <table:table-cell table:formula="of:=COUNT([.B34:.I34])*2" office:value-type="float" office:value="14">
            <text:p>14</text:p>
          </table:table-cell>
          <table:table-cell table:formula="of:=COUNT([.C34:.D34])*2" office:value-type="float" office:value="2">
            <text:p>2</text:p>
          </table:table-cell>
          <table:table-cell table:formula="of:=COUNT([.E34:.F34])*2" office:value-type="float" office:value="4">
            <text:p>4</text:p>
          </table:table-cell>
          <table:table-cell table:formula="of:=COUNT([.G34:.H34])*2" office:value-type="float" office:value="4">
            <text:p>4</text:p>
          </table:table-cell>
          <table:table-cell table:number-columns-repeated="2"/>
          <table:table-cell table:formula="of:=[.A34]&amp;CHAR(9)&amp;[.K34]&amp;CHAR(9)&amp;[.L34]&amp;CHAR(9)&amp;[.M34]&amp;CHAR(9)&amp;[.N34]" office:value-type="string" office:string-value="800033&#9;14&#9;2&#9;4&#9;4">
            <text:p>800033<text:tab/>14<text:tab/>2<text:tab/>4<text:tab/>4</text:p>
          </table:table-cell>
          <table:table-cell table:number-columns-repeated="1001"/>
        </table:table-row>
        <table:table-row table:style-name="ro1">
          <table:table-cell office:value-type="float" office:value="800034">
            <text:p>800034</text:p>
          </table:table-cell>
          <table:table-cell table:style-name="ce2" table:formula="of:=IF(MOD(ROUNDUP((ROW()-1)/128;0);2);[.$A35];&quot;&quot;)" office:value-type="float" office:value="800034">
            <text:p>800034</text:p>
          </table:table-cell>
          <table:table-cell table:style-name="ce2" table:formula="of:=IF(MOD(ROUNDUP((ROW()-1)/64;0);2);[.$A35];&quot;&quot;)" office:value-type="float" office:value="800034">
            <text:p>800034</text:p>
          </table:table-cell>
          <table:table-cell table:style-name="ce2" table:formula="of:=IF(MOD(ROUNDUP((ROW()-1)/32;0);2);[.$A35];&quot;&quot;)">
            <text:p/>
          </table:table-cell>
          <table:table-cell table:style-name="ce2" table:formula="of:=IF(MOD(ROUNDUP((ROW()-1)/16;0);2);[.$A35];&quot;&quot;)" office:value-type="float" office:value="800034">
            <text:p>800034</text:p>
          </table:table-cell>
          <table:table-cell table:style-name="ce2" table:formula="of:=IF(MOD(ROUNDUP((ROW()-1)/8;0);2);[.$A35];&quot;&quot;)" office:value-type="float" office:value="800034">
            <text:p>800034</text:p>
          </table:table-cell>
          <table:table-cell table:style-name="ce2" table:formula="of:=IF(MOD(ROUNDUP((ROW()-1)/4;0);2);[.$A35];&quot;&quot;)" office:value-type="float" office:value="800034">
            <text:p>800034</text:p>
          </table:table-cell>
          <table:table-cell table:style-name="ce2" table:formula="of:=IF(MOD(ROUNDUP((ROW()-1)/2;0);2);[.$A35];&quot;&quot;)" office:value-type="float" office:value="800034">
            <text:p>800034</text:p>
          </table:table-cell>
          <table:table-cell table:formula="of:=IF(MOD(ROW()-1;2);[.$A35];&quot;&quot;)">
            <text:p/>
          </table:table-cell>
          <table:table-cell/>
          <table:table-cell table:formula="of:=COUNT([.B35:.I35])*2" office:value-type="float" office:value="12">
            <text:p>12</text:p>
          </table:table-cell>
          <table:table-cell table:formula="of:=COUNT([.C35:.D35])*2" office:value-type="float" office:value="2">
            <text:p>2</text:p>
          </table:table-cell>
          <table:table-cell table:formula="of:=COUNT([.E35:.F35])*2" office:value-type="float" office:value="4">
            <text:p>4</text:p>
          </table:table-cell>
          <table:table-cell table:formula="of:=COUNT([.G35:.H35])*2" office:value-type="float" office:value="4">
            <text:p>4</text:p>
          </table:table-cell>
          <table:table-cell table:number-columns-repeated="2"/>
          <table:table-cell table:formula="of:=[.A35]&amp;CHAR(9)&amp;[.K35]&amp;CHAR(9)&amp;[.L35]&amp;CHAR(9)&amp;[.M35]&amp;CHAR(9)&amp;[.N35]" office:value-type="string" office:string-value="800034&#9;12&#9;2&#9;4&#9;4">
            <text:p>800034<text:tab/>12<text:tab/>2<text:tab/>4<text:tab/>4</text:p>
          </table:table-cell>
          <table:table-cell table:number-columns-repeated="1001"/>
        </table:table-row>
        <table:table-row table:style-name="ro1">
          <table:table-cell office:value-type="float" office:value="800035">
            <text:p>800035</text:p>
          </table:table-cell>
          <table:table-cell table:style-name="ce2" table:formula="of:=IF(MOD(ROUNDUP((ROW()-1)/128;0);2);[.$A36];&quot;&quot;)" office:value-type="float" office:value="800035">
            <text:p>800035</text:p>
          </table:table-cell>
          <table:table-cell table:style-name="ce2" table:formula="of:=IF(MOD(ROUNDUP((ROW()-1)/64;0);2);[.$A36];&quot;&quot;)" office:value-type="float" office:value="800035">
            <text:p>800035</text:p>
          </table:table-cell>
          <table:table-cell table:style-name="ce2" table:formula="of:=IF(MOD(ROUNDUP((ROW()-1)/32;0);2);[.$A36];&quot;&quot;)">
            <text:p/>
          </table:table-cell>
          <table:table-cell table:style-name="ce2" table:formula="of:=IF(MOD(ROUNDUP((ROW()-1)/16;0);2);[.$A36];&quot;&quot;)" office:value-type="float" office:value="800035">
            <text:p>800035</text:p>
          </table:table-cell>
          <table:table-cell table:style-name="ce2" table:formula="of:=IF(MOD(ROUNDUP((ROW()-1)/8;0);2);[.$A36];&quot;&quot;)" office:value-type="float" office:value="800035">
            <text:p>800035</text:p>
          </table:table-cell>
          <table:table-cell table:style-name="ce2" table:formula="of:=IF(MOD(ROUNDUP((ROW()-1)/4;0);2);[.$A36];&quot;&quot;)" office:value-type="float" office:value="800035">
            <text:p>800035</text:p>
          </table:table-cell>
          <table:table-cell table:style-name="ce2" table:formula="of:=IF(MOD(ROUNDUP((ROW()-1)/2;0);2);[.$A36];&quot;&quot;)">
            <text:p/>
          </table:table-cell>
          <table:table-cell table:formula="of:=IF(MOD(ROW()-1;2);[.$A36];&quot;&quot;)" office:value-type="float" office:value="800035">
            <text:p>800035</text:p>
          </table:table-cell>
          <table:table-cell/>
          <table:table-cell table:formula="of:=COUNT([.B36:.I36])*2" office:value-type="float" office:value="12">
            <text:p>12</text:p>
          </table:table-cell>
          <table:table-cell table:formula="of:=COUNT([.C36:.D36])*2" office:value-type="float" office:value="2">
            <text:p>2</text:p>
          </table:table-cell>
          <table:table-cell table:formula="of:=COUNT([.E36:.F36])*2" office:value-type="float" office:value="4">
            <text:p>4</text:p>
          </table:table-cell>
          <table:table-cell table:formula="of:=COUNT([.G36:.H36])*2" office:value-type="float" office:value="2">
            <text:p>2</text:p>
          </table:table-cell>
          <table:table-cell table:number-columns-repeated="2"/>
          <table:table-cell table:formula="of:=[.A36]&amp;CHAR(9)&amp;[.K36]&amp;CHAR(9)&amp;[.L36]&amp;CHAR(9)&amp;[.M36]&amp;CHAR(9)&amp;[.N36]" office:value-type="string" office:string-value="800035&#9;12&#9;2&#9;4&#9;2">
            <text:p>800035<text:tab/>12<text:tab/>2<text:tab/>4<text:tab/>2</text:p>
          </table:table-cell>
          <table:table-cell table:number-columns-repeated="1001"/>
        </table:table-row>
        <table:table-row table:style-name="ro1">
          <table:table-cell office:value-type="float" office:value="800036">
            <text:p>800036</text:p>
          </table:table-cell>
          <table:table-cell table:style-name="ce2" table:formula="of:=IF(MOD(ROUNDUP((ROW()-1)/128;0);2);[.$A37];&quot;&quot;)" office:value-type="float" office:value="800036">
            <text:p>800036</text:p>
          </table:table-cell>
          <table:table-cell table:style-name="ce2" table:formula="of:=IF(MOD(ROUNDUP((ROW()-1)/64;0);2);[.$A37];&quot;&quot;)" office:value-type="float" office:value="800036">
            <text:p>800036</text:p>
          </table:table-cell>
          <table:table-cell table:style-name="ce2" table:formula="of:=IF(MOD(ROUNDUP((ROW()-1)/32;0);2);[.$A37];&quot;&quot;)">
            <text:p/>
          </table:table-cell>
          <table:table-cell table:style-name="ce2" table:formula="of:=IF(MOD(ROUNDUP((ROW()-1)/16;0);2);[.$A37];&quot;&quot;)" office:value-type="float" office:value="800036">
            <text:p>800036</text:p>
          </table:table-cell>
          <table:table-cell table:style-name="ce2" table:formula="of:=IF(MOD(ROUNDUP((ROW()-1)/8;0);2);[.$A37];&quot;&quot;)" office:value-type="float" office:value="800036">
            <text:p>800036</text:p>
          </table:table-cell>
          <table:table-cell table:style-name="ce2" table:formula="of:=IF(MOD(ROUNDUP((ROW()-1)/4;0);2);[.$A37];&quot;&quot;)" office:value-type="float" office:value="800036">
            <text:p>800036</text:p>
          </table:table-cell>
          <table:table-cell table:style-name="ce2" table:formula="of:=IF(MOD(ROUNDUP((ROW()-1)/2;0);2);[.$A37];&quot;&quot;)">
            <text:p/>
          </table:table-cell>
          <table:table-cell table:formula="of:=IF(MOD(ROW()-1;2);[.$A37];&quot;&quot;)">
            <text:p/>
          </table:table-cell>
          <table:table-cell/>
          <table:table-cell table:formula="of:=COUNT([.B37:.I37])*2" office:value-type="float" office:value="10">
            <text:p>10</text:p>
          </table:table-cell>
          <table:table-cell table:formula="of:=COUNT([.C37:.D37])*2" office:value-type="float" office:value="2">
            <text:p>2</text:p>
          </table:table-cell>
          <table:table-cell table:formula="of:=COUNT([.E37:.F37])*2" office:value-type="float" office:value="4">
            <text:p>4</text:p>
          </table:table-cell>
          <table:table-cell table:formula="of:=COUNT([.G37:.H37])*2" office:value-type="float" office:value="2">
            <text:p>2</text:p>
          </table:table-cell>
          <table:table-cell table:number-columns-repeated="2"/>
          <table:table-cell table:formula="of:=[.A37]&amp;CHAR(9)&amp;[.K37]&amp;CHAR(9)&amp;[.L37]&amp;CHAR(9)&amp;[.M37]&amp;CHAR(9)&amp;[.N37]" office:value-type="string" office:string-value="800036&#9;10&#9;2&#9;4&#9;2">
            <text:p>800036<text:tab/>10<text:tab/>2<text:tab/>4<text:tab/>2</text:p>
          </table:table-cell>
          <table:table-cell table:number-columns-repeated="1001"/>
        </table:table-row>
        <table:table-row table:style-name="ro1">
          <table:table-cell office:value-type="float" office:value="800037">
            <text:p>800037</text:p>
          </table:table-cell>
          <table:table-cell table:style-name="ce2" table:formula="of:=IF(MOD(ROUNDUP((ROW()-1)/128;0);2);[.$A38];&quot;&quot;)" office:value-type="float" office:value="800037">
            <text:p>800037</text:p>
          </table:table-cell>
          <table:table-cell table:style-name="ce2" table:formula="of:=IF(MOD(ROUNDUP((ROW()-1)/64;0);2);[.$A38];&quot;&quot;)" office:value-type="float" office:value="800037">
            <text:p>800037</text:p>
          </table:table-cell>
          <table:table-cell table:style-name="ce2" table:formula="of:=IF(MOD(ROUNDUP((ROW()-1)/32;0);2);[.$A38];&quot;&quot;)">
            <text:p/>
          </table:table-cell>
          <table:table-cell table:style-name="ce2" table:formula="of:=IF(MOD(ROUNDUP((ROW()-1)/16;0);2);[.$A38];&quot;&quot;)" office:value-type="float" office:value="800037">
            <text:p>800037</text:p>
          </table:table-cell>
          <table:table-cell table:style-name="ce2" table:formula="of:=IF(MOD(ROUNDUP((ROW()-1)/8;0);2);[.$A38];&quot;&quot;)" office:value-type="float" office:value="800037">
            <text:p>800037</text:p>
          </table:table-cell>
          <table:table-cell table:style-name="ce2" table:formula="of:=IF(MOD(ROUNDUP((ROW()-1)/4;0);2);[.$A38];&quot;&quot;)">
            <text:p/>
          </table:table-cell>
          <table:table-cell table:style-name="ce2" table:formula="of:=IF(MOD(ROUNDUP((ROW()-1)/2;0);2);[.$A38];&quot;&quot;)" office:value-type="float" office:value="800037">
            <text:p>800037</text:p>
          </table:table-cell>
          <table:table-cell table:formula="of:=IF(MOD(ROW()-1;2);[.$A38];&quot;&quot;)" office:value-type="float" office:value="800037">
            <text:p>800037</text:p>
          </table:table-cell>
          <table:table-cell/>
          <table:table-cell table:formula="of:=COUNT([.B38:.I38])*2" office:value-type="float" office:value="12">
            <text:p>12</text:p>
          </table:table-cell>
          <table:table-cell table:formula="of:=COUNT([.C38:.D38])*2" office:value-type="float" office:value="2">
            <text:p>2</text:p>
          </table:table-cell>
          <table:table-cell table:formula="of:=COUNT([.E38:.F38])*2" office:value-type="float" office:value="4">
            <text:p>4</text:p>
          </table:table-cell>
          <table:table-cell table:formula="of:=COUNT([.G38:.H38])*2" office:value-type="float" office:value="2">
            <text:p>2</text:p>
          </table:table-cell>
          <table:table-cell table:number-columns-repeated="2"/>
          <table:table-cell table:formula="of:=[.A38]&amp;CHAR(9)&amp;[.K38]&amp;CHAR(9)&amp;[.L38]&amp;CHAR(9)&amp;[.M38]&amp;CHAR(9)&amp;[.N38]" office:value-type="string" office:string-value="800037&#9;12&#9;2&#9;4&#9;2">
            <text:p>800037<text:tab/>12<text:tab/>2<text:tab/>4<text:tab/>2</text:p>
          </table:table-cell>
          <table:table-cell table:number-columns-repeated="1001"/>
        </table:table-row>
        <table:table-row table:style-name="ro1">
          <table:table-cell office:value-type="float" office:value="800038">
            <text:p>800038</text:p>
          </table:table-cell>
          <table:table-cell table:style-name="ce2" table:formula="of:=IF(MOD(ROUNDUP((ROW()-1)/128;0);2);[.$A39];&quot;&quot;)" office:value-type="float" office:value="800038">
            <text:p>800038</text:p>
          </table:table-cell>
          <table:table-cell table:style-name="ce2" table:formula="of:=IF(MOD(ROUNDUP((ROW()-1)/64;0);2);[.$A39];&quot;&quot;)" office:value-type="float" office:value="800038">
            <text:p>800038</text:p>
          </table:table-cell>
          <table:table-cell table:style-name="ce2" table:formula="of:=IF(MOD(ROUNDUP((ROW()-1)/32;0);2);[.$A39];&quot;&quot;)">
            <text:p/>
          </table:table-cell>
          <table:table-cell table:style-name="ce2" table:formula="of:=IF(MOD(ROUNDUP((ROW()-1)/16;0);2);[.$A39];&quot;&quot;)" office:value-type="float" office:value="800038">
            <text:p>800038</text:p>
          </table:table-cell>
          <table:table-cell table:style-name="ce2" table:formula="of:=IF(MOD(ROUNDUP((ROW()-1)/8;0);2);[.$A39];&quot;&quot;)" office:value-type="float" office:value="800038">
            <text:p>800038</text:p>
          </table:table-cell>
          <table:table-cell table:style-name="ce2" table:formula="of:=IF(MOD(ROUNDUP((ROW()-1)/4;0);2);[.$A39];&quot;&quot;)">
            <text:p/>
          </table:table-cell>
          <table:table-cell table:style-name="ce2" table:formula="of:=IF(MOD(ROUNDUP((ROW()-1)/2;0);2);[.$A39];&quot;&quot;)" office:value-type="float" office:value="800038">
            <text:p>800038</text:p>
          </table:table-cell>
          <table:table-cell table:formula="of:=IF(MOD(ROW()-1;2);[.$A39];&quot;&quot;)">
            <text:p/>
          </table:table-cell>
          <table:table-cell/>
          <table:table-cell table:formula="of:=COUNT([.B39:.I39])*2" office:value-type="float" office:value="10">
            <text:p>10</text:p>
          </table:table-cell>
          <table:table-cell table:formula="of:=COUNT([.C39:.D39])*2" office:value-type="float" office:value="2">
            <text:p>2</text:p>
          </table:table-cell>
          <table:table-cell table:formula="of:=COUNT([.E39:.F39])*2" office:value-type="float" office:value="4">
            <text:p>4</text:p>
          </table:table-cell>
          <table:table-cell table:formula="of:=COUNT([.G39:.H39])*2" office:value-type="float" office:value="2">
            <text:p>2</text:p>
          </table:table-cell>
          <table:table-cell table:number-columns-repeated="2"/>
          <table:table-cell table:formula="of:=[.A39]&amp;CHAR(9)&amp;[.K39]&amp;CHAR(9)&amp;[.L39]&amp;CHAR(9)&amp;[.M39]&amp;CHAR(9)&amp;[.N39]" office:value-type="string" office:string-value="800038&#9;10&#9;2&#9;4&#9;2">
            <text:p>800038<text:tab/>10<text:tab/>2<text:tab/>4<text:tab/>2</text:p>
          </table:table-cell>
          <table:table-cell table:number-columns-repeated="1001"/>
        </table:table-row>
        <table:table-row table:style-name="ro1">
          <table:table-cell office:value-type="float" office:value="800039">
            <text:p>800039</text:p>
          </table:table-cell>
          <table:table-cell table:style-name="ce2" table:formula="of:=IF(MOD(ROUNDUP((ROW()-1)/128;0);2);[.$A40];&quot;&quot;)" office:value-type="float" office:value="800039">
            <text:p>800039</text:p>
          </table:table-cell>
          <table:table-cell table:style-name="ce2" table:formula="of:=IF(MOD(ROUNDUP((ROW()-1)/64;0);2);[.$A40];&quot;&quot;)" office:value-type="float" office:value="800039">
            <text:p>800039</text:p>
          </table:table-cell>
          <table:table-cell table:style-name="ce2" table:formula="of:=IF(MOD(ROUNDUP((ROW()-1)/32;0);2);[.$A40];&quot;&quot;)">
            <text:p/>
          </table:table-cell>
          <table:table-cell table:style-name="ce2" table:formula="of:=IF(MOD(ROUNDUP((ROW()-1)/16;0);2);[.$A40];&quot;&quot;)" office:value-type="float" office:value="800039">
            <text:p>800039</text:p>
          </table:table-cell>
          <table:table-cell table:style-name="ce2" table:formula="of:=IF(MOD(ROUNDUP((ROW()-1)/8;0);2);[.$A40];&quot;&quot;)" office:value-type="float" office:value="800039">
            <text:p>800039</text:p>
          </table:table-cell>
          <table:table-cell table:style-name="ce2" table:formula="of:=IF(MOD(ROUNDUP((ROW()-1)/4;0);2);[.$A40];&quot;&quot;)">
            <text:p/>
          </table:table-cell>
          <table:table-cell table:style-name="ce2" table:formula="of:=IF(MOD(ROUNDUP((ROW()-1)/2;0);2);[.$A40];&quot;&quot;)">
            <text:p/>
          </table:table-cell>
          <table:table-cell table:formula="of:=IF(MOD(ROW()-1;2);[.$A40];&quot;&quot;)" office:value-type="float" office:value="800039">
            <text:p>800039</text:p>
          </table:table-cell>
          <table:table-cell/>
          <table:table-cell table:formula="of:=COUNT([.B40:.I40])*2" office:value-type="float" office:value="10">
            <text:p>10</text:p>
          </table:table-cell>
          <table:table-cell table:formula="of:=COUNT([.C40:.D40])*2" office:value-type="float" office:value="2">
            <text:p>2</text:p>
          </table:table-cell>
          <table:table-cell table:formula="of:=COUNT([.E40:.F40])*2" office:value-type="float" office:value="4">
            <text:p>4</text:p>
          </table:table-cell>
          <table:table-cell table:formula="of:=COUNT([.G40:.H40])*2" office:value-type="float" office:value="0">
            <text:p>0</text:p>
          </table:table-cell>
          <table:table-cell table:number-columns-repeated="2"/>
          <table:table-cell table:formula="of:=[.A40]&amp;CHAR(9)&amp;[.K40]&amp;CHAR(9)&amp;[.L40]&amp;CHAR(9)&amp;[.M40]&amp;CHAR(9)&amp;[.N40]" office:value-type="string" office:string-value="800039&#9;10&#9;2&#9;4&#9;0">
            <text:p>800039<text:tab/>10<text:tab/>2<text:tab/>4<text:tab/>0</text:p>
          </table:table-cell>
          <table:table-cell table:number-columns-repeated="1001"/>
        </table:table-row>
        <table:table-row table:style-name="ro1">
          <table:table-cell office:value-type="float" office:value="800040">
            <text:p>800040</text:p>
          </table:table-cell>
          <table:table-cell table:style-name="ce2" table:formula="of:=IF(MOD(ROUNDUP((ROW()-1)/128;0);2);[.$A41];&quot;&quot;)" office:value-type="float" office:value="800040">
            <text:p>800040</text:p>
          </table:table-cell>
          <table:table-cell table:style-name="ce2" table:formula="of:=IF(MOD(ROUNDUP((ROW()-1)/64;0);2);[.$A41];&quot;&quot;)" office:value-type="float" office:value="800040">
            <text:p>800040</text:p>
          </table:table-cell>
          <table:table-cell table:style-name="ce2" table:formula="of:=IF(MOD(ROUNDUP((ROW()-1)/32;0);2);[.$A41];&quot;&quot;)">
            <text:p/>
          </table:table-cell>
          <table:table-cell table:style-name="ce2" table:formula="of:=IF(MOD(ROUNDUP((ROW()-1)/16;0);2);[.$A41];&quot;&quot;)" office:value-type="float" office:value="800040">
            <text:p>800040</text:p>
          </table:table-cell>
          <table:table-cell table:style-name="ce2" table:formula="of:=IF(MOD(ROUNDUP((ROW()-1)/8;0);2);[.$A41];&quot;&quot;)" office:value-type="float" office:value="800040">
            <text:p>800040</text:p>
          </table:table-cell>
          <table:table-cell table:style-name="ce2" table:formula="of:=IF(MOD(ROUNDUP((ROW()-1)/4;0);2);[.$A41];&quot;&quot;)">
            <text:p/>
          </table:table-cell>
          <table:table-cell table:style-name="ce2" table:formula="of:=IF(MOD(ROUNDUP((ROW()-1)/2;0);2);[.$A41];&quot;&quot;)">
            <text:p/>
          </table:table-cell>
          <table:table-cell table:formula="of:=IF(MOD(ROW()-1;2);[.$A41];&quot;&quot;)">
            <text:p/>
          </table:table-cell>
          <table:table-cell/>
          <table:table-cell table:formula="of:=COUNT([.B41:.I41])*2" office:value-type="float" office:value="8">
            <text:p>8</text:p>
          </table:table-cell>
          <table:table-cell table:formula="of:=COUNT([.C41:.D41])*2" office:value-type="float" office:value="2">
            <text:p>2</text:p>
          </table:table-cell>
          <table:table-cell table:formula="of:=COUNT([.E41:.F41])*2" office:value-type="float" office:value="4">
            <text:p>4</text:p>
          </table:table-cell>
          <table:table-cell table:formula="of:=COUNT([.G41:.H41])*2" office:value-type="float" office:value="0">
            <text:p>0</text:p>
          </table:table-cell>
          <table:table-cell table:number-columns-repeated="2"/>
          <table:table-cell table:formula="of:=[.A41]&amp;CHAR(9)&amp;[.K41]&amp;CHAR(9)&amp;[.L41]&amp;CHAR(9)&amp;[.M41]&amp;CHAR(9)&amp;[.N41]" office:value-type="string" office:string-value="800040&#9;8&#9;2&#9;4&#9;0">
            <text:p>800040<text:tab/>8<text:tab/>2<text:tab/>4<text:tab/>0</text:p>
          </table:table-cell>
          <table:table-cell table:number-columns-repeated="1001"/>
        </table:table-row>
        <table:table-row table:style-name="ro1">
          <table:table-cell office:value-type="float" office:value="800041">
            <text:p>800041</text:p>
          </table:table-cell>
          <table:table-cell table:style-name="ce2" table:formula="of:=IF(MOD(ROUNDUP((ROW()-1)/128;0);2);[.$A42];&quot;&quot;)" office:value-type="float" office:value="800041">
            <text:p>800041</text:p>
          </table:table-cell>
          <table:table-cell table:style-name="ce2" table:formula="of:=IF(MOD(ROUNDUP((ROW()-1)/64;0);2);[.$A42];&quot;&quot;)" office:value-type="float" office:value="800041">
            <text:p>800041</text:p>
          </table:table-cell>
          <table:table-cell table:style-name="ce2" table:formula="of:=IF(MOD(ROUNDUP((ROW()-1)/32;0);2);[.$A42];&quot;&quot;)">
            <text:p/>
          </table:table-cell>
          <table:table-cell table:style-name="ce2" table:formula="of:=IF(MOD(ROUNDUP((ROW()-1)/16;0);2);[.$A42];&quot;&quot;)" office:value-type="float" office:value="800041">
            <text:p>800041</text:p>
          </table:table-cell>
          <table:table-cell table:style-name="ce2" table:formula="of:=IF(MOD(ROUNDUP((ROW()-1)/8;0);2);[.$A42];&quot;&quot;)">
            <text:p/>
          </table:table-cell>
          <table:table-cell table:style-name="ce2" table:formula="of:=IF(MOD(ROUNDUP((ROW()-1)/4;0);2);[.$A42];&quot;&quot;)" office:value-type="float" office:value="800041">
            <text:p>800041</text:p>
          </table:table-cell>
          <table:table-cell table:style-name="ce2" table:formula="of:=IF(MOD(ROUNDUP((ROW()-1)/2;0);2);[.$A42];&quot;&quot;)" office:value-type="float" office:value="800041">
            <text:p>800041</text:p>
          </table:table-cell>
          <table:table-cell table:formula="of:=IF(MOD(ROW()-1;2);[.$A42];&quot;&quot;)" office:value-type="float" office:value="800041">
            <text:p>800041</text:p>
          </table:table-cell>
          <table:table-cell/>
          <table:table-cell table:formula="of:=COUNT([.B42:.I42])*2" office:value-type="float" office:value="12">
            <text:p>12</text:p>
          </table:table-cell>
          <table:table-cell table:formula="of:=COUNT([.C42:.D42])*2" office:value-type="float" office:value="2">
            <text:p>2</text:p>
          </table:table-cell>
          <table:table-cell table:formula="of:=COUNT([.E42:.F42])*2" office:value-type="float" office:value="2">
            <text:p>2</text:p>
          </table:table-cell>
          <table:table-cell table:formula="of:=COUNT([.G42:.H42])*2" office:value-type="float" office:value="4">
            <text:p>4</text:p>
          </table:table-cell>
          <table:table-cell table:number-columns-repeated="2"/>
          <table:table-cell table:formula="of:=[.A42]&amp;CHAR(9)&amp;[.K42]&amp;CHAR(9)&amp;[.L42]&amp;CHAR(9)&amp;[.M42]&amp;CHAR(9)&amp;[.N42]" office:value-type="string" office:string-value="800041&#9;12&#9;2&#9;2&#9;4">
            <text:p>800041<text:tab/>12<text:tab/>2<text:tab/>2<text:tab/>4</text:p>
          </table:table-cell>
          <table:table-cell table:number-columns-repeated="1001"/>
        </table:table-row>
        <table:table-row table:style-name="ro1">
          <table:table-cell office:value-type="float" office:value="800042">
            <text:p>800042</text:p>
          </table:table-cell>
          <table:table-cell table:style-name="ce2" table:formula="of:=IF(MOD(ROUNDUP((ROW()-1)/128;0);2);[.$A43];&quot;&quot;)" office:value-type="float" office:value="800042">
            <text:p>800042</text:p>
          </table:table-cell>
          <table:table-cell table:style-name="ce2" table:formula="of:=IF(MOD(ROUNDUP((ROW()-1)/64;0);2);[.$A43];&quot;&quot;)" office:value-type="float" office:value="800042">
            <text:p>800042</text:p>
          </table:table-cell>
          <table:table-cell table:style-name="ce2" table:formula="of:=IF(MOD(ROUNDUP((ROW()-1)/32;0);2);[.$A43];&quot;&quot;)">
            <text:p/>
          </table:table-cell>
          <table:table-cell table:style-name="ce2" table:formula="of:=IF(MOD(ROUNDUP((ROW()-1)/16;0);2);[.$A43];&quot;&quot;)" office:value-type="float" office:value="800042">
            <text:p>800042</text:p>
          </table:table-cell>
          <table:table-cell table:style-name="ce2" table:formula="of:=IF(MOD(ROUNDUP((ROW()-1)/8;0);2);[.$A43];&quot;&quot;)">
            <text:p/>
          </table:table-cell>
          <table:table-cell table:style-name="ce2" table:formula="of:=IF(MOD(ROUNDUP((ROW()-1)/4;0);2);[.$A43];&quot;&quot;)" office:value-type="float" office:value="800042">
            <text:p>800042</text:p>
          </table:table-cell>
          <table:table-cell table:style-name="ce2" table:formula="of:=IF(MOD(ROUNDUP((ROW()-1)/2;0);2);[.$A43];&quot;&quot;)" office:value-type="float" office:value="800042">
            <text:p>800042</text:p>
          </table:table-cell>
          <table:table-cell table:formula="of:=IF(MOD(ROW()-1;2);[.$A43];&quot;&quot;)">
            <text:p/>
          </table:table-cell>
          <table:table-cell/>
          <table:table-cell table:formula="of:=COUNT([.B43:.I43])*2" office:value-type="float" office:value="10">
            <text:p>10</text:p>
          </table:table-cell>
          <table:table-cell table:formula="of:=COUNT([.C43:.D43])*2" office:value-type="float" office:value="2">
            <text:p>2</text:p>
          </table:table-cell>
          <table:table-cell table:formula="of:=COUNT([.E43:.F43])*2" office:value-type="float" office:value="2">
            <text:p>2</text:p>
          </table:table-cell>
          <table:table-cell table:formula="of:=COUNT([.G43:.H43])*2" office:value-type="float" office:value="4">
            <text:p>4</text:p>
          </table:table-cell>
          <table:table-cell table:number-columns-repeated="2"/>
          <table:table-cell table:formula="of:=[.A43]&amp;CHAR(9)&amp;[.K43]&amp;CHAR(9)&amp;[.L43]&amp;CHAR(9)&amp;[.M43]&amp;CHAR(9)&amp;[.N43]" office:value-type="string" office:string-value="800042&#9;10&#9;2&#9;2&#9;4">
            <text:p>800042<text:tab/>10<text:tab/>2<text:tab/>2<text:tab/>4</text:p>
          </table:table-cell>
          <table:table-cell table:number-columns-repeated="1001"/>
        </table:table-row>
        <table:table-row table:style-name="ro1">
          <table:table-cell office:value-type="float" office:value="800043">
            <text:p>800043</text:p>
          </table:table-cell>
          <table:table-cell table:style-name="ce2" table:formula="of:=IF(MOD(ROUNDUP((ROW()-1)/128;0);2);[.$A44];&quot;&quot;)" office:value-type="float" office:value="800043">
            <text:p>800043</text:p>
          </table:table-cell>
          <table:table-cell table:style-name="ce2" table:formula="of:=IF(MOD(ROUNDUP((ROW()-1)/64;0);2);[.$A44];&quot;&quot;)" office:value-type="float" office:value="800043">
            <text:p>800043</text:p>
          </table:table-cell>
          <table:table-cell table:style-name="ce2" table:formula="of:=IF(MOD(ROUNDUP((ROW()-1)/32;0);2);[.$A44];&quot;&quot;)">
            <text:p/>
          </table:table-cell>
          <table:table-cell table:style-name="ce2" table:formula="of:=IF(MOD(ROUNDUP((ROW()-1)/16;0);2);[.$A44];&quot;&quot;)" office:value-type="float" office:value="800043">
            <text:p>800043</text:p>
          </table:table-cell>
          <table:table-cell table:style-name="ce2" table:formula="of:=IF(MOD(ROUNDUP((ROW()-1)/8;0);2);[.$A44];&quot;&quot;)">
            <text:p/>
          </table:table-cell>
          <table:table-cell table:style-name="ce2" table:formula="of:=IF(MOD(ROUNDUP((ROW()-1)/4;0);2);[.$A44];&quot;&quot;)" office:value-type="float" office:value="800043">
            <text:p>800043</text:p>
          </table:table-cell>
          <table:table-cell table:style-name="ce2" table:formula="of:=IF(MOD(ROUNDUP((ROW()-1)/2;0);2);[.$A44];&quot;&quot;)">
            <text:p/>
          </table:table-cell>
          <table:table-cell table:formula="of:=IF(MOD(ROW()-1;2);[.$A44];&quot;&quot;)" office:value-type="float" office:value="800043">
            <text:p>800043</text:p>
          </table:table-cell>
          <table:table-cell/>
          <table:table-cell table:formula="of:=COUNT([.B44:.I44])*2" office:value-type="float" office:value="10">
            <text:p>10</text:p>
          </table:table-cell>
          <table:table-cell table:formula="of:=COUNT([.C44:.D44])*2" office:value-type="float" office:value="2">
            <text:p>2</text:p>
          </table:table-cell>
          <table:table-cell table:formula="of:=COUNT([.E44:.F44])*2" office:value-type="float" office:value="2">
            <text:p>2</text:p>
          </table:table-cell>
          <table:table-cell table:formula="of:=COUNT([.G44:.H44])*2" office:value-type="float" office:value="2">
            <text:p>2</text:p>
          </table:table-cell>
          <table:table-cell table:number-columns-repeated="2"/>
          <table:table-cell table:formula="of:=[.A44]&amp;CHAR(9)&amp;[.K44]&amp;CHAR(9)&amp;[.L44]&amp;CHAR(9)&amp;[.M44]&amp;CHAR(9)&amp;[.N44]" office:value-type="string" office:string-value="800043&#9;10&#9;2&#9;2&#9;2">
            <text:p>800043<text:tab/>10<text:tab/>2<text:tab/>2<text:tab/>2</text:p>
          </table:table-cell>
          <table:table-cell table:number-columns-repeated="1001"/>
        </table:table-row>
        <table:table-row table:style-name="ro1">
          <table:table-cell office:value-type="float" office:value="800044">
            <text:p>800044</text:p>
          </table:table-cell>
          <table:table-cell table:style-name="ce2" table:formula="of:=IF(MOD(ROUNDUP((ROW()-1)/128;0);2);[.$A45];&quot;&quot;)" office:value-type="float" office:value="800044">
            <text:p>800044</text:p>
          </table:table-cell>
          <table:table-cell table:style-name="ce2" table:formula="of:=IF(MOD(ROUNDUP((ROW()-1)/64;0);2);[.$A45];&quot;&quot;)" office:value-type="float" office:value="800044">
            <text:p>800044</text:p>
          </table:table-cell>
          <table:table-cell table:style-name="ce2" table:formula="of:=IF(MOD(ROUNDUP((ROW()-1)/32;0);2);[.$A45];&quot;&quot;)">
            <text:p/>
          </table:table-cell>
          <table:table-cell table:style-name="ce2" table:formula="of:=IF(MOD(ROUNDUP((ROW()-1)/16;0);2);[.$A45];&quot;&quot;)" office:value-type="float" office:value="800044">
            <text:p>800044</text:p>
          </table:table-cell>
          <table:table-cell table:style-name="ce2" table:formula="of:=IF(MOD(ROUNDUP((ROW()-1)/8;0);2);[.$A45];&quot;&quot;)">
            <text:p/>
          </table:table-cell>
          <table:table-cell table:style-name="ce2" table:formula="of:=IF(MOD(ROUNDUP((ROW()-1)/4;0);2);[.$A45];&quot;&quot;)" office:value-type="float" office:value="800044">
            <text:p>800044</text:p>
          </table:table-cell>
          <table:table-cell table:style-name="ce2" table:formula="of:=IF(MOD(ROUNDUP((ROW()-1)/2;0);2);[.$A45];&quot;&quot;)">
            <text:p/>
          </table:table-cell>
          <table:table-cell table:formula="of:=IF(MOD(ROW()-1;2);[.$A45];&quot;&quot;)">
            <text:p/>
          </table:table-cell>
          <table:table-cell/>
          <table:table-cell table:formula="of:=COUNT([.B45:.I45])*2" office:value-type="float" office:value="8">
            <text:p>8</text:p>
          </table:table-cell>
          <table:table-cell table:formula="of:=COUNT([.C45:.D45])*2" office:value-type="float" office:value="2">
            <text:p>2</text:p>
          </table:table-cell>
          <table:table-cell table:formula="of:=COUNT([.E45:.F45])*2" office:value-type="float" office:value="2">
            <text:p>2</text:p>
          </table:table-cell>
          <table:table-cell table:formula="of:=COUNT([.G45:.H45])*2" office:value-type="float" office:value="2">
            <text:p>2</text:p>
          </table:table-cell>
          <table:table-cell table:number-columns-repeated="2"/>
          <table:table-cell table:formula="of:=[.A45]&amp;CHAR(9)&amp;[.K45]&amp;CHAR(9)&amp;[.L45]&amp;CHAR(9)&amp;[.M45]&amp;CHAR(9)&amp;[.N45]" office:value-type="string" office:string-value="800044&#9;8&#9;2&#9;2&#9;2">
            <text:p>800044<text:tab/>8<text:tab/>2<text:tab/>2<text:tab/>2</text:p>
          </table:table-cell>
          <table:table-cell table:number-columns-repeated="1001"/>
        </table:table-row>
        <table:table-row table:style-name="ro1">
          <table:table-cell office:value-type="float" office:value="800045">
            <text:p>800045</text:p>
          </table:table-cell>
          <table:table-cell table:style-name="ce2" table:formula="of:=IF(MOD(ROUNDUP((ROW()-1)/128;0);2);[.$A46];&quot;&quot;)" office:value-type="float" office:value="800045">
            <text:p>800045</text:p>
          </table:table-cell>
          <table:table-cell table:style-name="ce2" table:formula="of:=IF(MOD(ROUNDUP((ROW()-1)/64;0);2);[.$A46];&quot;&quot;)" office:value-type="float" office:value="800045">
            <text:p>800045</text:p>
          </table:table-cell>
          <table:table-cell table:style-name="ce2" table:formula="of:=IF(MOD(ROUNDUP((ROW()-1)/32;0);2);[.$A46];&quot;&quot;)">
            <text:p/>
          </table:table-cell>
          <table:table-cell table:style-name="ce2" table:formula="of:=IF(MOD(ROUNDUP((ROW()-1)/16;0);2);[.$A46];&quot;&quot;)" office:value-type="float" office:value="800045">
            <text:p>800045</text:p>
          </table:table-cell>
          <table:table-cell table:style-name="ce2" table:formula="of:=IF(MOD(ROUNDUP((ROW()-1)/8;0);2);[.$A46];&quot;&quot;)">
            <text:p/>
          </table:table-cell>
          <table:table-cell table:style-name="ce2" table:formula="of:=IF(MOD(ROUNDUP((ROW()-1)/4;0);2);[.$A46];&quot;&quot;)">
            <text:p/>
          </table:table-cell>
          <table:table-cell table:style-name="ce2" table:formula="of:=IF(MOD(ROUNDUP((ROW()-1)/2;0);2);[.$A46];&quot;&quot;)" office:value-type="float" office:value="800045">
            <text:p>800045</text:p>
          </table:table-cell>
          <table:table-cell table:formula="of:=IF(MOD(ROW()-1;2);[.$A46];&quot;&quot;)" office:value-type="float" office:value="800045">
            <text:p>800045</text:p>
          </table:table-cell>
          <table:table-cell/>
          <table:table-cell table:formula="of:=COUNT([.B46:.I46])*2" office:value-type="float" office:value="10">
            <text:p>10</text:p>
          </table:table-cell>
          <table:table-cell table:formula="of:=COUNT([.C46:.D46])*2" office:value-type="float" office:value="2">
            <text:p>2</text:p>
          </table:table-cell>
          <table:table-cell table:formula="of:=COUNT([.E46:.F46])*2" office:value-type="float" office:value="2">
            <text:p>2</text:p>
          </table:table-cell>
          <table:table-cell table:formula="of:=COUNT([.G46:.H46])*2" office:value-type="float" office:value="2">
            <text:p>2</text:p>
          </table:table-cell>
          <table:table-cell table:number-columns-repeated="2"/>
          <table:table-cell table:formula="of:=[.A46]&amp;CHAR(9)&amp;[.K46]&amp;CHAR(9)&amp;[.L46]&amp;CHAR(9)&amp;[.M46]&amp;CHAR(9)&amp;[.N46]" office:value-type="string" office:string-value="800045&#9;10&#9;2&#9;2&#9;2">
            <text:p>800045<text:tab/>10<text:tab/>2<text:tab/>2<text:tab/>2</text:p>
          </table:table-cell>
          <table:table-cell table:number-columns-repeated="1001"/>
        </table:table-row>
        <table:table-row table:style-name="ro1">
          <table:table-cell office:value-type="float" office:value="800046">
            <text:p>800046</text:p>
          </table:table-cell>
          <table:table-cell table:style-name="ce2" table:formula="of:=IF(MOD(ROUNDUP((ROW()-1)/128;0);2);[.$A47];&quot;&quot;)" office:value-type="float" office:value="800046">
            <text:p>800046</text:p>
          </table:table-cell>
          <table:table-cell table:style-name="ce2" table:formula="of:=IF(MOD(ROUNDUP((ROW()-1)/64;0);2);[.$A47];&quot;&quot;)" office:value-type="float" office:value="800046">
            <text:p>800046</text:p>
          </table:table-cell>
          <table:table-cell table:style-name="ce2" table:formula="of:=IF(MOD(ROUNDUP((ROW()-1)/32;0);2);[.$A47];&quot;&quot;)">
            <text:p/>
          </table:table-cell>
          <table:table-cell table:style-name="ce2" table:formula="of:=IF(MOD(ROUNDUP((ROW()-1)/16;0);2);[.$A47];&quot;&quot;)" office:value-type="float" office:value="800046">
            <text:p>800046</text:p>
          </table:table-cell>
          <table:table-cell table:style-name="ce2" table:formula="of:=IF(MOD(ROUNDUP((ROW()-1)/8;0);2);[.$A47];&quot;&quot;)">
            <text:p/>
          </table:table-cell>
          <table:table-cell table:style-name="ce2" table:formula="of:=IF(MOD(ROUNDUP((ROW()-1)/4;0);2);[.$A47];&quot;&quot;)">
            <text:p/>
          </table:table-cell>
          <table:table-cell table:style-name="ce2" table:formula="of:=IF(MOD(ROUNDUP((ROW()-1)/2;0);2);[.$A47];&quot;&quot;)" office:value-type="float" office:value="800046">
            <text:p>800046</text:p>
          </table:table-cell>
          <table:table-cell table:formula="of:=IF(MOD(ROW()-1;2);[.$A47];&quot;&quot;)">
            <text:p/>
          </table:table-cell>
          <table:table-cell/>
          <table:table-cell table:formula="of:=COUNT([.B47:.I47])*2" office:value-type="float" office:value="8">
            <text:p>8</text:p>
          </table:table-cell>
          <table:table-cell table:formula="of:=COUNT([.C47:.D47])*2" office:value-type="float" office:value="2">
            <text:p>2</text:p>
          </table:table-cell>
          <table:table-cell table:formula="of:=COUNT([.E47:.F47])*2" office:value-type="float" office:value="2">
            <text:p>2</text:p>
          </table:table-cell>
          <table:table-cell table:formula="of:=COUNT([.G47:.H47])*2" office:value-type="float" office:value="2">
            <text:p>2</text:p>
          </table:table-cell>
          <table:table-cell table:number-columns-repeated="2"/>
          <table:table-cell table:formula="of:=[.A47]&amp;CHAR(9)&amp;[.K47]&amp;CHAR(9)&amp;[.L47]&amp;CHAR(9)&amp;[.M47]&amp;CHAR(9)&amp;[.N47]" office:value-type="string" office:string-value="800046&#9;8&#9;2&#9;2&#9;2">
            <text:p>800046<text:tab/>8<text:tab/>2<text:tab/>2<text:tab/>2</text:p>
          </table:table-cell>
          <table:table-cell table:number-columns-repeated="1001"/>
        </table:table-row>
        <table:table-row table:style-name="ro1">
          <table:table-cell office:value-type="float" office:value="800047">
            <text:p>800047</text:p>
          </table:table-cell>
          <table:table-cell table:style-name="ce2" table:formula="of:=IF(MOD(ROUNDUP((ROW()-1)/128;0);2);[.$A48];&quot;&quot;)" office:value-type="float" office:value="800047">
            <text:p>800047</text:p>
          </table:table-cell>
          <table:table-cell table:style-name="ce2" table:formula="of:=IF(MOD(ROUNDUP((ROW()-1)/64;0);2);[.$A48];&quot;&quot;)" office:value-type="float" office:value="800047">
            <text:p>800047</text:p>
          </table:table-cell>
          <table:table-cell table:style-name="ce2" table:formula="of:=IF(MOD(ROUNDUP((ROW()-1)/32;0);2);[.$A48];&quot;&quot;)">
            <text:p/>
          </table:table-cell>
          <table:table-cell table:style-name="ce2" table:formula="of:=IF(MOD(ROUNDUP((ROW()-1)/16;0);2);[.$A48];&quot;&quot;)" office:value-type="float" office:value="800047">
            <text:p>800047</text:p>
          </table:table-cell>
          <table:table-cell table:style-name="ce2" table:formula="of:=IF(MOD(ROUNDUP((ROW()-1)/8;0);2);[.$A48];&quot;&quot;)">
            <text:p/>
          </table:table-cell>
          <table:table-cell table:style-name="ce2" table:formula="of:=IF(MOD(ROUNDUP((ROW()-1)/4;0);2);[.$A48];&quot;&quot;)">
            <text:p/>
          </table:table-cell>
          <table:table-cell table:style-name="ce2" table:formula="of:=IF(MOD(ROUNDUP((ROW()-1)/2;0);2);[.$A48];&quot;&quot;)">
            <text:p/>
          </table:table-cell>
          <table:table-cell table:formula="of:=IF(MOD(ROW()-1;2);[.$A48];&quot;&quot;)" office:value-type="float" office:value="800047">
            <text:p>800047</text:p>
          </table:table-cell>
          <table:table-cell/>
          <table:table-cell table:formula="of:=COUNT([.B48:.I48])*2" office:value-type="float" office:value="8">
            <text:p>8</text:p>
          </table:table-cell>
          <table:table-cell table:formula="of:=COUNT([.C48:.D48])*2" office:value-type="float" office:value="2">
            <text:p>2</text:p>
          </table:table-cell>
          <table:table-cell table:formula="of:=COUNT([.E48:.F48])*2" office:value-type="float" office:value="2">
            <text:p>2</text:p>
          </table:table-cell>
          <table:table-cell table:formula="of:=COUNT([.G48:.H48])*2" office:value-type="float" office:value="0">
            <text:p>0</text:p>
          </table:table-cell>
          <table:table-cell table:number-columns-repeated="2"/>
          <table:table-cell table:formula="of:=[.A48]&amp;CHAR(9)&amp;[.K48]&amp;CHAR(9)&amp;[.L48]&amp;CHAR(9)&amp;[.M48]&amp;CHAR(9)&amp;[.N48]" office:value-type="string" office:string-value="800047&#9;8&#9;2&#9;2&#9;0">
            <text:p>800047<text:tab/>8<text:tab/>2<text:tab/>2<text:tab/>0</text:p>
          </table:table-cell>
          <table:table-cell table:number-columns-repeated="1001"/>
        </table:table-row>
        <table:table-row table:style-name="ro1">
          <table:table-cell office:value-type="float" office:value="800048">
            <text:p>800048</text:p>
          </table:table-cell>
          <table:table-cell table:style-name="ce2" table:formula="of:=IF(MOD(ROUNDUP((ROW()-1)/128;0);2);[.$A49];&quot;&quot;)" office:value-type="float" office:value="800048">
            <text:p>800048</text:p>
          </table:table-cell>
          <table:table-cell table:style-name="ce2" table:formula="of:=IF(MOD(ROUNDUP((ROW()-1)/64;0);2);[.$A49];&quot;&quot;)" office:value-type="float" office:value="800048">
            <text:p>800048</text:p>
          </table:table-cell>
          <table:table-cell table:style-name="ce2" table:formula="of:=IF(MOD(ROUNDUP((ROW()-1)/32;0);2);[.$A49];&quot;&quot;)">
            <text:p/>
          </table:table-cell>
          <table:table-cell table:style-name="ce2" table:formula="of:=IF(MOD(ROUNDUP((ROW()-1)/16;0);2);[.$A49];&quot;&quot;)" office:value-type="float" office:value="800048">
            <text:p>800048</text:p>
          </table:table-cell>
          <table:table-cell table:style-name="ce2" table:formula="of:=IF(MOD(ROUNDUP((ROW()-1)/8;0);2);[.$A49];&quot;&quot;)">
            <text:p/>
          </table:table-cell>
          <table:table-cell table:style-name="ce2" table:formula="of:=IF(MOD(ROUNDUP((ROW()-1)/4;0);2);[.$A49];&quot;&quot;)">
            <text:p/>
          </table:table-cell>
          <table:table-cell table:style-name="ce2" table:formula="of:=IF(MOD(ROUNDUP((ROW()-1)/2;0);2);[.$A49];&quot;&quot;)">
            <text:p/>
          </table:table-cell>
          <table:table-cell table:formula="of:=IF(MOD(ROW()-1;2);[.$A49];&quot;&quot;)">
            <text:p/>
          </table:table-cell>
          <table:table-cell/>
          <table:table-cell table:formula="of:=COUNT([.B49:.I49])*2" office:value-type="float" office:value="6">
            <text:p>6</text:p>
          </table:table-cell>
          <table:table-cell table:formula="of:=COUNT([.C49:.D49])*2" office:value-type="float" office:value="2">
            <text:p>2</text:p>
          </table:table-cell>
          <table:table-cell table:formula="of:=COUNT([.E49:.F49])*2" office:value-type="float" office:value="2">
            <text:p>2</text:p>
          </table:table-cell>
          <table:table-cell table:formula="of:=COUNT([.G49:.H49])*2" office:value-type="float" office:value="0">
            <text:p>0</text:p>
          </table:table-cell>
          <table:table-cell table:number-columns-repeated="2"/>
          <table:table-cell table:formula="of:=[.A49]&amp;CHAR(9)&amp;[.K49]&amp;CHAR(9)&amp;[.L49]&amp;CHAR(9)&amp;[.M49]&amp;CHAR(9)&amp;[.N49]" office:value-type="string" office:string-value="800048&#9;6&#9;2&#9;2&#9;0">
            <text:p>800048<text:tab/>6<text:tab/>2<text:tab/>2<text:tab/>0</text:p>
          </table:table-cell>
          <table:table-cell table:number-columns-repeated="1001"/>
        </table:table-row>
        <table:table-row table:style-name="ro1">
          <table:table-cell office:value-type="float" office:value="800049">
            <text:p>800049</text:p>
          </table:table-cell>
          <table:table-cell table:style-name="ce2" table:formula="of:=IF(MOD(ROUNDUP((ROW()-1)/128;0);2);[.$A50];&quot;&quot;)" office:value-type="float" office:value="800049">
            <text:p>800049</text:p>
          </table:table-cell>
          <table:table-cell table:style-name="ce2" table:formula="of:=IF(MOD(ROUNDUP((ROW()-1)/64;0);2);[.$A50];&quot;&quot;)" office:value-type="float" office:value="800049">
            <text:p>800049</text:p>
          </table:table-cell>
          <table:table-cell table:style-name="ce2" table:formula="of:=IF(MOD(ROUNDUP((ROW()-1)/32;0);2);[.$A50];&quot;&quot;)">
            <text:p/>
          </table:table-cell>
          <table:table-cell table:style-name="ce2" table:formula="of:=IF(MOD(ROUNDUP((ROW()-1)/16;0);2);[.$A50];&quot;&quot;)">
            <text:p/>
          </table:table-cell>
          <table:table-cell table:style-name="ce2" table:formula="of:=IF(MOD(ROUNDUP((ROW()-1)/8;0);2);[.$A50];&quot;&quot;)" office:value-type="float" office:value="800049">
            <text:p>800049</text:p>
          </table:table-cell>
          <table:table-cell table:style-name="ce2" table:formula="of:=IF(MOD(ROUNDUP((ROW()-1)/4;0);2);[.$A50];&quot;&quot;)" office:value-type="float" office:value="800049">
            <text:p>800049</text:p>
          </table:table-cell>
          <table:table-cell table:style-name="ce2" table:formula="of:=IF(MOD(ROUNDUP((ROW()-1)/2;0);2);[.$A50];&quot;&quot;)" office:value-type="float" office:value="800049">
            <text:p>800049</text:p>
          </table:table-cell>
          <table:table-cell table:formula="of:=IF(MOD(ROW()-1;2);[.$A50];&quot;&quot;)" office:value-type="float" office:value="800049">
            <text:p>800049</text:p>
          </table:table-cell>
          <table:table-cell/>
          <table:table-cell table:formula="of:=COUNT([.B50:.I50])*2" office:value-type="float" office:value="12">
            <text:p>12</text:p>
          </table:table-cell>
          <table:table-cell table:formula="of:=COUNT([.C50:.D50])*2" office:value-type="float" office:value="2">
            <text:p>2</text:p>
          </table:table-cell>
          <table:table-cell table:formula="of:=COUNT([.E50:.F50])*2" office:value-type="float" office:value="2">
            <text:p>2</text:p>
          </table:table-cell>
          <table:table-cell table:formula="of:=COUNT([.G50:.H50])*2" office:value-type="float" office:value="4">
            <text:p>4</text:p>
          </table:table-cell>
          <table:table-cell table:number-columns-repeated="2"/>
          <table:table-cell table:formula="of:=[.A50]&amp;CHAR(9)&amp;[.K50]&amp;CHAR(9)&amp;[.L50]&amp;CHAR(9)&amp;[.M50]&amp;CHAR(9)&amp;[.N50]" office:value-type="string" office:string-value="800049&#9;12&#9;2&#9;2&#9;4">
            <text:p>800049<text:tab/>12<text:tab/>2<text:tab/>2<text:tab/>4</text:p>
          </table:table-cell>
          <table:table-cell table:number-columns-repeated="1001"/>
        </table:table-row>
        <table:table-row table:style-name="ro1">
          <table:table-cell office:value-type="float" office:value="800050">
            <text:p>800050</text:p>
          </table:table-cell>
          <table:table-cell table:style-name="ce2" table:formula="of:=IF(MOD(ROUNDUP((ROW()-1)/128;0);2);[.$A51];&quot;&quot;)" office:value-type="float" office:value="800050">
            <text:p>800050</text:p>
          </table:table-cell>
          <table:table-cell table:style-name="ce2" table:formula="of:=IF(MOD(ROUNDUP((ROW()-1)/64;0);2);[.$A51];&quot;&quot;)" office:value-type="float" office:value="800050">
            <text:p>800050</text:p>
          </table:table-cell>
          <table:table-cell table:style-name="ce2" table:formula="of:=IF(MOD(ROUNDUP((ROW()-1)/32;0);2);[.$A51];&quot;&quot;)">
            <text:p/>
          </table:table-cell>
          <table:table-cell table:style-name="ce2" table:formula="of:=IF(MOD(ROUNDUP((ROW()-1)/16;0);2);[.$A51];&quot;&quot;)">
            <text:p/>
          </table:table-cell>
          <table:table-cell table:style-name="ce2" table:formula="of:=IF(MOD(ROUNDUP((ROW()-1)/8;0);2);[.$A51];&quot;&quot;)" office:value-type="float" office:value="800050">
            <text:p>800050</text:p>
          </table:table-cell>
          <table:table-cell table:style-name="ce2" table:formula="of:=IF(MOD(ROUNDUP((ROW()-1)/4;0);2);[.$A51];&quot;&quot;)" office:value-type="float" office:value="800050">
            <text:p>800050</text:p>
          </table:table-cell>
          <table:table-cell table:style-name="ce2" table:formula="of:=IF(MOD(ROUNDUP((ROW()-1)/2;0);2);[.$A51];&quot;&quot;)" office:value-type="float" office:value="800050">
            <text:p>800050</text:p>
          </table:table-cell>
          <table:table-cell table:formula="of:=IF(MOD(ROW()-1;2);[.$A51];&quot;&quot;)">
            <text:p/>
          </table:table-cell>
          <table:table-cell/>
          <table:table-cell table:formula="of:=COUNT([.B51:.I51])*2" office:value-type="float" office:value="10">
            <text:p>10</text:p>
          </table:table-cell>
          <table:table-cell table:formula="of:=COUNT([.C51:.D51])*2" office:value-type="float" office:value="2">
            <text:p>2</text:p>
          </table:table-cell>
          <table:table-cell table:formula="of:=COUNT([.E51:.F51])*2" office:value-type="float" office:value="2">
            <text:p>2</text:p>
          </table:table-cell>
          <table:table-cell table:formula="of:=COUNT([.G51:.H51])*2" office:value-type="float" office:value="4">
            <text:p>4</text:p>
          </table:table-cell>
          <table:table-cell table:number-columns-repeated="2"/>
          <table:table-cell table:formula="of:=[.A51]&amp;CHAR(9)&amp;[.K51]&amp;CHAR(9)&amp;[.L51]&amp;CHAR(9)&amp;[.M51]&amp;CHAR(9)&amp;[.N51]" office:value-type="string" office:string-value="800050&#9;10&#9;2&#9;2&#9;4">
            <text:p>800050<text:tab/>10<text:tab/>2<text:tab/>2<text:tab/>4</text:p>
          </table:table-cell>
          <table:table-cell table:number-columns-repeated="1001"/>
        </table:table-row>
        <table:table-row table:style-name="ro1">
          <table:table-cell office:value-type="float" office:value="800051">
            <text:p>800051</text:p>
          </table:table-cell>
          <table:table-cell table:style-name="ce2" table:formula="of:=IF(MOD(ROUNDUP((ROW()-1)/128;0);2);[.$A52];&quot;&quot;)" office:value-type="float" office:value="800051">
            <text:p>800051</text:p>
          </table:table-cell>
          <table:table-cell table:style-name="ce2" table:formula="of:=IF(MOD(ROUNDUP((ROW()-1)/64;0);2);[.$A52];&quot;&quot;)" office:value-type="float" office:value="800051">
            <text:p>800051</text:p>
          </table:table-cell>
          <table:table-cell table:style-name="ce2" table:formula="of:=IF(MOD(ROUNDUP((ROW()-1)/32;0);2);[.$A52];&quot;&quot;)">
            <text:p/>
          </table:table-cell>
          <table:table-cell table:style-name="ce2" table:formula="of:=IF(MOD(ROUNDUP((ROW()-1)/16;0);2);[.$A52];&quot;&quot;)">
            <text:p/>
          </table:table-cell>
          <table:table-cell table:style-name="ce2" table:formula="of:=IF(MOD(ROUNDUP((ROW()-1)/8;0);2);[.$A52];&quot;&quot;)" office:value-type="float" office:value="800051">
            <text:p>800051</text:p>
          </table:table-cell>
          <table:table-cell table:style-name="ce2" table:formula="of:=IF(MOD(ROUNDUP((ROW()-1)/4;0);2);[.$A52];&quot;&quot;)" office:value-type="float" office:value="800051">
            <text:p>800051</text:p>
          </table:table-cell>
          <table:table-cell table:style-name="ce2" table:formula="of:=IF(MOD(ROUNDUP((ROW()-1)/2;0);2);[.$A52];&quot;&quot;)">
            <text:p/>
          </table:table-cell>
          <table:table-cell table:formula="of:=IF(MOD(ROW()-1;2);[.$A52];&quot;&quot;)" office:value-type="float" office:value="800051">
            <text:p>800051</text:p>
          </table:table-cell>
          <table:table-cell/>
          <table:table-cell table:formula="of:=COUNT([.B52:.I52])*2" office:value-type="float" office:value="10">
            <text:p>10</text:p>
          </table:table-cell>
          <table:table-cell table:formula="of:=COUNT([.C52:.D52])*2" office:value-type="float" office:value="2">
            <text:p>2</text:p>
          </table:table-cell>
          <table:table-cell table:formula="of:=COUNT([.E52:.F52])*2" office:value-type="float" office:value="2">
            <text:p>2</text:p>
          </table:table-cell>
          <table:table-cell table:formula="of:=COUNT([.G52:.H52])*2" office:value-type="float" office:value="2">
            <text:p>2</text:p>
          </table:table-cell>
          <table:table-cell table:number-columns-repeated="2"/>
          <table:table-cell table:formula="of:=[.A52]&amp;CHAR(9)&amp;[.K52]&amp;CHAR(9)&amp;[.L52]&amp;CHAR(9)&amp;[.M52]&amp;CHAR(9)&amp;[.N52]" office:value-type="string" office:string-value="800051&#9;10&#9;2&#9;2&#9;2">
            <text:p>800051<text:tab/>10<text:tab/>2<text:tab/>2<text:tab/>2</text:p>
          </table:table-cell>
          <table:table-cell table:number-columns-repeated="1001"/>
        </table:table-row>
        <table:table-row table:style-name="ro1">
          <table:table-cell office:value-type="float" office:value="800052">
            <text:p>800052</text:p>
          </table:table-cell>
          <table:table-cell table:style-name="ce2" table:formula="of:=IF(MOD(ROUNDUP((ROW()-1)/128;0);2);[.$A53];&quot;&quot;)" office:value-type="float" office:value="800052">
            <text:p>800052</text:p>
          </table:table-cell>
          <table:table-cell table:style-name="ce2" table:formula="of:=IF(MOD(ROUNDUP((ROW()-1)/64;0);2);[.$A53];&quot;&quot;)" office:value-type="float" office:value="800052">
            <text:p>800052</text:p>
          </table:table-cell>
          <table:table-cell table:style-name="ce2" table:formula="of:=IF(MOD(ROUNDUP((ROW()-1)/32;0);2);[.$A53];&quot;&quot;)">
            <text:p/>
          </table:table-cell>
          <table:table-cell table:style-name="ce2" table:formula="of:=IF(MOD(ROUNDUP((ROW()-1)/16;0);2);[.$A53];&quot;&quot;)">
            <text:p/>
          </table:table-cell>
          <table:table-cell table:style-name="ce2" table:formula="of:=IF(MOD(ROUNDUP((ROW()-1)/8;0);2);[.$A53];&quot;&quot;)" office:value-type="float" office:value="800052">
            <text:p>800052</text:p>
          </table:table-cell>
          <table:table-cell table:style-name="ce2" table:formula="of:=IF(MOD(ROUNDUP((ROW()-1)/4;0);2);[.$A53];&quot;&quot;)" office:value-type="float" office:value="800052">
            <text:p>800052</text:p>
          </table:table-cell>
          <table:table-cell table:style-name="ce2" table:formula="of:=IF(MOD(ROUNDUP((ROW()-1)/2;0);2);[.$A53];&quot;&quot;)">
            <text:p/>
          </table:table-cell>
          <table:table-cell table:formula="of:=IF(MOD(ROW()-1;2);[.$A53];&quot;&quot;)">
            <text:p/>
          </table:table-cell>
          <table:table-cell/>
          <table:table-cell table:formula="of:=COUNT([.B53:.I53])*2" office:value-type="float" office:value="8">
            <text:p>8</text:p>
          </table:table-cell>
          <table:table-cell table:formula="of:=COUNT([.C53:.D53])*2" office:value-type="float" office:value="2">
            <text:p>2</text:p>
          </table:table-cell>
          <table:table-cell table:formula="of:=COUNT([.E53:.F53])*2" office:value-type="float" office:value="2">
            <text:p>2</text:p>
          </table:table-cell>
          <table:table-cell table:formula="of:=COUNT([.G53:.H53])*2" office:value-type="float" office:value="2">
            <text:p>2</text:p>
          </table:table-cell>
          <table:table-cell table:number-columns-repeated="2"/>
          <table:table-cell table:formula="of:=[.A53]&amp;CHAR(9)&amp;[.K53]&amp;CHAR(9)&amp;[.L53]&amp;CHAR(9)&amp;[.M53]&amp;CHAR(9)&amp;[.N53]" office:value-type="string" office:string-value="800052&#9;8&#9;2&#9;2&#9;2">
            <text:p>800052<text:tab/>8<text:tab/>2<text:tab/>2<text:tab/>2</text:p>
          </table:table-cell>
          <table:table-cell table:number-columns-repeated="1001"/>
        </table:table-row>
        <table:table-row table:style-name="ro1">
          <table:table-cell office:value-type="float" office:value="800053">
            <text:p>800053</text:p>
          </table:table-cell>
          <table:table-cell table:style-name="ce2" table:formula="of:=IF(MOD(ROUNDUP((ROW()-1)/128;0);2);[.$A54];&quot;&quot;)" office:value-type="float" office:value="800053">
            <text:p>800053</text:p>
          </table:table-cell>
          <table:table-cell table:style-name="ce2" table:formula="of:=IF(MOD(ROUNDUP((ROW()-1)/64;0);2);[.$A54];&quot;&quot;)" office:value-type="float" office:value="800053">
            <text:p>800053</text:p>
          </table:table-cell>
          <table:table-cell table:style-name="ce2" table:formula="of:=IF(MOD(ROUNDUP((ROW()-1)/32;0);2);[.$A54];&quot;&quot;)">
            <text:p/>
          </table:table-cell>
          <table:table-cell table:style-name="ce2" table:formula="of:=IF(MOD(ROUNDUP((ROW()-1)/16;0);2);[.$A54];&quot;&quot;)">
            <text:p/>
          </table:table-cell>
          <table:table-cell table:style-name="ce2" table:formula="of:=IF(MOD(ROUNDUP((ROW()-1)/8;0);2);[.$A54];&quot;&quot;)" office:value-type="float" office:value="800053">
            <text:p>800053</text:p>
          </table:table-cell>
          <table:table-cell table:style-name="ce2" table:formula="of:=IF(MOD(ROUNDUP((ROW()-1)/4;0);2);[.$A54];&quot;&quot;)">
            <text:p/>
          </table:table-cell>
          <table:table-cell table:style-name="ce2" table:formula="of:=IF(MOD(ROUNDUP((ROW()-1)/2;0);2);[.$A54];&quot;&quot;)" office:value-type="float" office:value="800053">
            <text:p>800053</text:p>
          </table:table-cell>
          <table:table-cell table:formula="of:=IF(MOD(ROW()-1;2);[.$A54];&quot;&quot;)" office:value-type="float" office:value="800053">
            <text:p>800053</text:p>
          </table:table-cell>
          <table:table-cell/>
          <table:table-cell table:formula="of:=COUNT([.B54:.I54])*2" office:value-type="float" office:value="10">
            <text:p>10</text:p>
          </table:table-cell>
          <table:table-cell table:formula="of:=COUNT([.C54:.D54])*2" office:value-type="float" office:value="2">
            <text:p>2</text:p>
          </table:table-cell>
          <table:table-cell table:formula="of:=COUNT([.E54:.F54])*2" office:value-type="float" office:value="2">
            <text:p>2</text:p>
          </table:table-cell>
          <table:table-cell table:formula="of:=COUNT([.G54:.H54])*2" office:value-type="float" office:value="2">
            <text:p>2</text:p>
          </table:table-cell>
          <table:table-cell table:number-columns-repeated="2"/>
          <table:table-cell table:formula="of:=[.A54]&amp;CHAR(9)&amp;[.K54]&amp;CHAR(9)&amp;[.L54]&amp;CHAR(9)&amp;[.M54]&amp;CHAR(9)&amp;[.N54]" office:value-type="string" office:string-value="800053&#9;10&#9;2&#9;2&#9;2">
            <text:p>800053<text:tab/>10<text:tab/>2<text:tab/>2<text:tab/>2</text:p>
          </table:table-cell>
          <table:table-cell table:number-columns-repeated="1001"/>
        </table:table-row>
        <table:table-row table:style-name="ro1">
          <table:table-cell office:value-type="float" office:value="800054">
            <text:p>800054</text:p>
          </table:table-cell>
          <table:table-cell table:style-name="ce2" table:formula="of:=IF(MOD(ROUNDUP((ROW()-1)/128;0);2);[.$A55];&quot;&quot;)" office:value-type="float" office:value="800054">
            <text:p>800054</text:p>
          </table:table-cell>
          <table:table-cell table:style-name="ce2" table:formula="of:=IF(MOD(ROUNDUP((ROW()-1)/64;0);2);[.$A55];&quot;&quot;)" office:value-type="float" office:value="800054">
            <text:p>800054</text:p>
          </table:table-cell>
          <table:table-cell table:style-name="ce2" table:formula="of:=IF(MOD(ROUNDUP((ROW()-1)/32;0);2);[.$A55];&quot;&quot;)">
            <text:p/>
          </table:table-cell>
          <table:table-cell table:style-name="ce2" table:formula="of:=IF(MOD(ROUNDUP((ROW()-1)/16;0);2);[.$A55];&quot;&quot;)">
            <text:p/>
          </table:table-cell>
          <table:table-cell table:style-name="ce2" table:formula="of:=IF(MOD(ROUNDUP((ROW()-1)/8;0);2);[.$A55];&quot;&quot;)" office:value-type="float" office:value="800054">
            <text:p>800054</text:p>
          </table:table-cell>
          <table:table-cell table:style-name="ce2" table:formula="of:=IF(MOD(ROUNDUP((ROW()-1)/4;0);2);[.$A55];&quot;&quot;)">
            <text:p/>
          </table:table-cell>
          <table:table-cell table:style-name="ce2" table:formula="of:=IF(MOD(ROUNDUP((ROW()-1)/2;0);2);[.$A55];&quot;&quot;)" office:value-type="float" office:value="800054">
            <text:p>800054</text:p>
          </table:table-cell>
          <table:table-cell table:formula="of:=IF(MOD(ROW()-1;2);[.$A55];&quot;&quot;)">
            <text:p/>
          </table:table-cell>
          <table:table-cell/>
          <table:table-cell table:formula="of:=COUNT([.B55:.I55])*2" office:value-type="float" office:value="8">
            <text:p>8</text:p>
          </table:table-cell>
          <table:table-cell table:formula="of:=COUNT([.C55:.D55])*2" office:value-type="float" office:value="2">
            <text:p>2</text:p>
          </table:table-cell>
          <table:table-cell table:formula="of:=COUNT([.E55:.F55])*2" office:value-type="float" office:value="2">
            <text:p>2</text:p>
          </table:table-cell>
          <table:table-cell table:formula="of:=COUNT([.G55:.H55])*2" office:value-type="float" office:value="2">
            <text:p>2</text:p>
          </table:table-cell>
          <table:table-cell table:number-columns-repeated="2"/>
          <table:table-cell table:formula="of:=[.A55]&amp;CHAR(9)&amp;[.K55]&amp;CHAR(9)&amp;[.L55]&amp;CHAR(9)&amp;[.M55]&amp;CHAR(9)&amp;[.N55]" office:value-type="string" office:string-value="800054&#9;8&#9;2&#9;2&#9;2">
            <text:p>800054<text:tab/>8<text:tab/>2<text:tab/>2<text:tab/>2</text:p>
          </table:table-cell>
          <table:table-cell table:number-columns-repeated="1001"/>
        </table:table-row>
        <table:table-row table:style-name="ro1">
          <table:table-cell office:value-type="float" office:value="800055">
            <text:p>800055</text:p>
          </table:table-cell>
          <table:table-cell table:style-name="ce2" table:formula="of:=IF(MOD(ROUNDUP((ROW()-1)/128;0);2);[.$A56];&quot;&quot;)" office:value-type="float" office:value="800055">
            <text:p>800055</text:p>
          </table:table-cell>
          <table:table-cell table:style-name="ce2" table:formula="of:=IF(MOD(ROUNDUP((ROW()-1)/64;0);2);[.$A56];&quot;&quot;)" office:value-type="float" office:value="800055">
            <text:p>800055</text:p>
          </table:table-cell>
          <table:table-cell table:style-name="ce2" table:formula="of:=IF(MOD(ROUNDUP((ROW()-1)/32;0);2);[.$A56];&quot;&quot;)">
            <text:p/>
          </table:table-cell>
          <table:table-cell table:style-name="ce2" table:formula="of:=IF(MOD(ROUNDUP((ROW()-1)/16;0);2);[.$A56];&quot;&quot;)">
            <text:p/>
          </table:table-cell>
          <table:table-cell table:style-name="ce2" table:formula="of:=IF(MOD(ROUNDUP((ROW()-1)/8;0);2);[.$A56];&quot;&quot;)" office:value-type="float" office:value="800055">
            <text:p>800055</text:p>
          </table:table-cell>
          <table:table-cell table:style-name="ce2" table:formula="of:=IF(MOD(ROUNDUP((ROW()-1)/4;0);2);[.$A56];&quot;&quot;)">
            <text:p/>
          </table:table-cell>
          <table:table-cell table:style-name="ce2" table:formula="of:=IF(MOD(ROUNDUP((ROW()-1)/2;0);2);[.$A56];&quot;&quot;)">
            <text:p/>
          </table:table-cell>
          <table:table-cell table:formula="of:=IF(MOD(ROW()-1;2);[.$A56];&quot;&quot;)" office:value-type="float" office:value="800055">
            <text:p>800055</text:p>
          </table:table-cell>
          <table:table-cell/>
          <table:table-cell table:formula="of:=COUNT([.B56:.I56])*2" office:value-type="float" office:value="8">
            <text:p>8</text:p>
          </table:table-cell>
          <table:table-cell table:formula="of:=COUNT([.C56:.D56])*2" office:value-type="float" office:value="2">
            <text:p>2</text:p>
          </table:table-cell>
          <table:table-cell table:formula="of:=COUNT([.E56:.F56])*2" office:value-type="float" office:value="2">
            <text:p>2</text:p>
          </table:table-cell>
          <table:table-cell table:formula="of:=COUNT([.G56:.H56])*2" office:value-type="float" office:value="0">
            <text:p>0</text:p>
          </table:table-cell>
          <table:table-cell table:number-columns-repeated="2"/>
          <table:table-cell table:formula="of:=[.A56]&amp;CHAR(9)&amp;[.K56]&amp;CHAR(9)&amp;[.L56]&amp;CHAR(9)&amp;[.M56]&amp;CHAR(9)&amp;[.N56]" office:value-type="string" office:string-value="800055&#9;8&#9;2&#9;2&#9;0">
            <text:p>800055<text:tab/>8<text:tab/>2<text:tab/>2<text:tab/>0</text:p>
          </table:table-cell>
          <table:table-cell table:number-columns-repeated="1001"/>
        </table:table-row>
        <table:table-row table:style-name="ro1">
          <table:table-cell office:value-type="float" office:value="800056">
            <text:p>800056</text:p>
          </table:table-cell>
          <table:table-cell table:style-name="ce2" table:formula="of:=IF(MOD(ROUNDUP((ROW()-1)/128;0);2);[.$A57];&quot;&quot;)" office:value-type="float" office:value="800056">
            <text:p>800056</text:p>
          </table:table-cell>
          <table:table-cell table:style-name="ce2" table:formula="of:=IF(MOD(ROUNDUP((ROW()-1)/64;0);2);[.$A57];&quot;&quot;)" office:value-type="float" office:value="800056">
            <text:p>800056</text:p>
          </table:table-cell>
          <table:table-cell table:style-name="ce2" table:formula="of:=IF(MOD(ROUNDUP((ROW()-1)/32;0);2);[.$A57];&quot;&quot;)">
            <text:p/>
          </table:table-cell>
          <table:table-cell table:style-name="ce2" table:formula="of:=IF(MOD(ROUNDUP((ROW()-1)/16;0);2);[.$A57];&quot;&quot;)">
            <text:p/>
          </table:table-cell>
          <table:table-cell table:style-name="ce2" table:formula="of:=IF(MOD(ROUNDUP((ROW()-1)/8;0);2);[.$A57];&quot;&quot;)" office:value-type="float" office:value="800056">
            <text:p>800056</text:p>
          </table:table-cell>
          <table:table-cell table:style-name="ce2" table:formula="of:=IF(MOD(ROUNDUP((ROW()-1)/4;0);2);[.$A57];&quot;&quot;)">
            <text:p/>
          </table:table-cell>
          <table:table-cell table:style-name="ce2" table:formula="of:=IF(MOD(ROUNDUP((ROW()-1)/2;0);2);[.$A57];&quot;&quot;)">
            <text:p/>
          </table:table-cell>
          <table:table-cell table:formula="of:=IF(MOD(ROW()-1;2);[.$A57];&quot;&quot;)">
            <text:p/>
          </table:table-cell>
          <table:table-cell/>
          <table:table-cell table:formula="of:=COUNT([.B57:.I57])*2" office:value-type="float" office:value="6">
            <text:p>6</text:p>
          </table:table-cell>
          <table:table-cell table:formula="of:=COUNT([.C57:.D57])*2" office:value-type="float" office:value="2">
            <text:p>2</text:p>
          </table:table-cell>
          <table:table-cell table:formula="of:=COUNT([.E57:.F57])*2" office:value-type="float" office:value="2">
            <text:p>2</text:p>
          </table:table-cell>
          <table:table-cell table:formula="of:=COUNT([.G57:.H57])*2" office:value-type="float" office:value="0">
            <text:p>0</text:p>
          </table:table-cell>
          <table:table-cell table:number-columns-repeated="2"/>
          <table:table-cell table:formula="of:=[.A57]&amp;CHAR(9)&amp;[.K57]&amp;CHAR(9)&amp;[.L57]&amp;CHAR(9)&amp;[.M57]&amp;CHAR(9)&amp;[.N57]" office:value-type="string" office:string-value="800056&#9;6&#9;2&#9;2&#9;0">
            <text:p>800056<text:tab/>6<text:tab/>2<text:tab/>2<text:tab/>0</text:p>
          </table:table-cell>
          <table:table-cell table:number-columns-repeated="1001"/>
        </table:table-row>
        <table:table-row table:style-name="ro1">
          <table:table-cell office:value-type="float" office:value="800057">
            <text:p>800057</text:p>
          </table:table-cell>
          <table:table-cell table:style-name="ce2" table:formula="of:=IF(MOD(ROUNDUP((ROW()-1)/128;0);2);[.$A58];&quot;&quot;)" office:value-type="float" office:value="800057">
            <text:p>800057</text:p>
          </table:table-cell>
          <table:table-cell table:style-name="ce2" table:formula="of:=IF(MOD(ROUNDUP((ROW()-1)/64;0);2);[.$A58];&quot;&quot;)" office:value-type="float" office:value="800057">
            <text:p>800057</text:p>
          </table:table-cell>
          <table:table-cell table:style-name="ce2" table:formula="of:=IF(MOD(ROUNDUP((ROW()-1)/32;0);2);[.$A58];&quot;&quot;)">
            <text:p/>
          </table:table-cell>
          <table:table-cell table:style-name="ce2" table:formula="of:=IF(MOD(ROUNDUP((ROW()-1)/16;0);2);[.$A58];&quot;&quot;)">
            <text:p/>
          </table:table-cell>
          <table:table-cell table:style-name="ce2" table:formula="of:=IF(MOD(ROUNDUP((ROW()-1)/8;0);2);[.$A58];&quot;&quot;)">
            <text:p/>
          </table:table-cell>
          <table:table-cell table:style-name="ce2" table:formula="of:=IF(MOD(ROUNDUP((ROW()-1)/4;0);2);[.$A58];&quot;&quot;)" office:value-type="float" office:value="800057">
            <text:p>800057</text:p>
          </table:table-cell>
          <table:table-cell table:style-name="ce2" table:formula="of:=IF(MOD(ROUNDUP((ROW()-1)/2;0);2);[.$A58];&quot;&quot;)" office:value-type="float" office:value="800057">
            <text:p>800057</text:p>
          </table:table-cell>
          <table:table-cell table:formula="of:=IF(MOD(ROW()-1;2);[.$A58];&quot;&quot;)" office:value-type="float" office:value="800057">
            <text:p>800057</text:p>
          </table:table-cell>
          <table:table-cell/>
          <table:table-cell table:formula="of:=COUNT([.B58:.I58])*2" office:value-type="float" office:value="10">
            <text:p>10</text:p>
          </table:table-cell>
          <table:table-cell table:formula="of:=COUNT([.C58:.D58])*2" office:value-type="float" office:value="2">
            <text:p>2</text:p>
          </table:table-cell>
          <table:table-cell table:formula="of:=COUNT([.E58:.F58])*2" office:value-type="float" office:value="0">
            <text:p>0</text:p>
          </table:table-cell>
          <table:table-cell table:formula="of:=COUNT([.G58:.H58])*2" office:value-type="float" office:value="4">
            <text:p>4</text:p>
          </table:table-cell>
          <table:table-cell table:number-columns-repeated="2"/>
          <table:table-cell table:formula="of:=[.A58]&amp;CHAR(9)&amp;[.K58]&amp;CHAR(9)&amp;[.L58]&amp;CHAR(9)&amp;[.M58]&amp;CHAR(9)&amp;[.N58]" office:value-type="string" office:string-value="800057&#9;10&#9;2&#9;0&#9;4">
            <text:p>800057<text:tab/>10<text:tab/>2<text:tab/>0<text:tab/>4</text:p>
          </table:table-cell>
          <table:table-cell table:number-columns-repeated="1001"/>
        </table:table-row>
        <table:table-row table:style-name="ro1">
          <table:table-cell office:value-type="float" office:value="800058">
            <text:p>800058</text:p>
          </table:table-cell>
          <table:table-cell table:style-name="ce2" table:formula="of:=IF(MOD(ROUNDUP((ROW()-1)/128;0);2);[.$A59];&quot;&quot;)" office:value-type="float" office:value="800058">
            <text:p>800058</text:p>
          </table:table-cell>
          <table:table-cell table:style-name="ce2" table:formula="of:=IF(MOD(ROUNDUP((ROW()-1)/64;0);2);[.$A59];&quot;&quot;)" office:value-type="float" office:value="800058">
            <text:p>800058</text:p>
          </table:table-cell>
          <table:table-cell table:style-name="ce2" table:formula="of:=IF(MOD(ROUNDUP((ROW()-1)/32;0);2);[.$A59];&quot;&quot;)">
            <text:p/>
          </table:table-cell>
          <table:table-cell table:style-name="ce2" table:formula="of:=IF(MOD(ROUNDUP((ROW()-1)/16;0);2);[.$A59];&quot;&quot;)">
            <text:p/>
          </table:table-cell>
          <table:table-cell table:style-name="ce2" table:formula="of:=IF(MOD(ROUNDUP((ROW()-1)/8;0);2);[.$A59];&quot;&quot;)">
            <text:p/>
          </table:table-cell>
          <table:table-cell table:style-name="ce2" table:formula="of:=IF(MOD(ROUNDUP((ROW()-1)/4;0);2);[.$A59];&quot;&quot;)" office:value-type="float" office:value="800058">
            <text:p>800058</text:p>
          </table:table-cell>
          <table:table-cell table:style-name="ce2" table:formula="of:=IF(MOD(ROUNDUP((ROW()-1)/2;0);2);[.$A59];&quot;&quot;)" office:value-type="float" office:value="800058">
            <text:p>800058</text:p>
          </table:table-cell>
          <table:table-cell table:formula="of:=IF(MOD(ROW()-1;2);[.$A59];&quot;&quot;)">
            <text:p/>
          </table:table-cell>
          <table:table-cell/>
          <table:table-cell table:formula="of:=COUNT([.B59:.I59])*2" office:value-type="float" office:value="8">
            <text:p>8</text:p>
          </table:table-cell>
          <table:table-cell table:formula="of:=COUNT([.C59:.D59])*2" office:value-type="float" office:value="2">
            <text:p>2</text:p>
          </table:table-cell>
          <table:table-cell table:formula="of:=COUNT([.E59:.F59])*2" office:value-type="float" office:value="0">
            <text:p>0</text:p>
          </table:table-cell>
          <table:table-cell table:formula="of:=COUNT([.G59:.H59])*2" office:value-type="float" office:value="4">
            <text:p>4</text:p>
          </table:table-cell>
          <table:table-cell table:number-columns-repeated="2"/>
          <table:table-cell table:formula="of:=[.A59]&amp;CHAR(9)&amp;[.K59]&amp;CHAR(9)&amp;[.L59]&amp;CHAR(9)&amp;[.M59]&amp;CHAR(9)&amp;[.N59]" office:value-type="string" office:string-value="800058&#9;8&#9;2&#9;0&#9;4">
            <text:p>800058<text:tab/>8<text:tab/>2<text:tab/>0<text:tab/>4</text:p>
          </table:table-cell>
          <table:table-cell table:number-columns-repeated="1001"/>
        </table:table-row>
        <table:table-row table:style-name="ro1">
          <table:table-cell office:value-type="float" office:value="800059">
            <text:p>800059</text:p>
          </table:table-cell>
          <table:table-cell table:style-name="ce2" table:formula="of:=IF(MOD(ROUNDUP((ROW()-1)/128;0);2);[.$A60];&quot;&quot;)" office:value-type="float" office:value="800059">
            <text:p>800059</text:p>
          </table:table-cell>
          <table:table-cell table:style-name="ce2" table:formula="of:=IF(MOD(ROUNDUP((ROW()-1)/64;0);2);[.$A60];&quot;&quot;)" office:value-type="float" office:value="800059">
            <text:p>800059</text:p>
          </table:table-cell>
          <table:table-cell table:style-name="ce2" table:formula="of:=IF(MOD(ROUNDUP((ROW()-1)/32;0);2);[.$A60];&quot;&quot;)">
            <text:p/>
          </table:table-cell>
          <table:table-cell table:style-name="ce2" table:formula="of:=IF(MOD(ROUNDUP((ROW()-1)/16;0);2);[.$A60];&quot;&quot;)">
            <text:p/>
          </table:table-cell>
          <table:table-cell table:style-name="ce2" table:formula="of:=IF(MOD(ROUNDUP((ROW()-1)/8;0);2);[.$A60];&quot;&quot;)">
            <text:p/>
          </table:table-cell>
          <table:table-cell table:style-name="ce2" table:formula="of:=IF(MOD(ROUNDUP((ROW()-1)/4;0);2);[.$A60];&quot;&quot;)" office:value-type="float" office:value="800059">
            <text:p>800059</text:p>
          </table:table-cell>
          <table:table-cell table:style-name="ce2" table:formula="of:=IF(MOD(ROUNDUP((ROW()-1)/2;0);2);[.$A60];&quot;&quot;)">
            <text:p/>
          </table:table-cell>
          <table:table-cell table:formula="of:=IF(MOD(ROW()-1;2);[.$A60];&quot;&quot;)" office:value-type="float" office:value="800059">
            <text:p>800059</text:p>
          </table:table-cell>
          <table:table-cell/>
          <table:table-cell table:formula="of:=COUNT([.B60:.I60])*2" office:value-type="float" office:value="8">
            <text:p>8</text:p>
          </table:table-cell>
          <table:table-cell table:formula="of:=COUNT([.C60:.D60])*2" office:value-type="float" office:value="2">
            <text:p>2</text:p>
          </table:table-cell>
          <table:table-cell table:formula="of:=COUNT([.E60:.F60])*2" office:value-type="float" office:value="0">
            <text:p>0</text:p>
          </table:table-cell>
          <table:table-cell table:formula="of:=COUNT([.G60:.H60])*2" office:value-type="float" office:value="2">
            <text:p>2</text:p>
          </table:table-cell>
          <table:table-cell table:number-columns-repeated="2"/>
          <table:table-cell table:formula="of:=[.A60]&amp;CHAR(9)&amp;[.K60]&amp;CHAR(9)&amp;[.L60]&amp;CHAR(9)&amp;[.M60]&amp;CHAR(9)&amp;[.N60]" office:value-type="string" office:string-value="800059&#9;8&#9;2&#9;0&#9;2">
            <text:p>800059<text:tab/>8<text:tab/>2<text:tab/>0<text:tab/>2</text:p>
          </table:table-cell>
          <table:table-cell table:number-columns-repeated="1001"/>
        </table:table-row>
        <table:table-row table:style-name="ro1">
          <table:table-cell office:value-type="float" office:value="800060">
            <text:p>800060</text:p>
          </table:table-cell>
          <table:table-cell table:style-name="ce2" table:formula="of:=IF(MOD(ROUNDUP((ROW()-1)/128;0);2);[.$A61];&quot;&quot;)" office:value-type="float" office:value="800060">
            <text:p>800060</text:p>
          </table:table-cell>
          <table:table-cell table:style-name="ce2" table:formula="of:=IF(MOD(ROUNDUP((ROW()-1)/64;0);2);[.$A61];&quot;&quot;)" office:value-type="float" office:value="800060">
            <text:p>800060</text:p>
          </table:table-cell>
          <table:table-cell table:style-name="ce2" table:formula="of:=IF(MOD(ROUNDUP((ROW()-1)/32;0);2);[.$A61];&quot;&quot;)">
            <text:p/>
          </table:table-cell>
          <table:table-cell table:style-name="ce2" table:formula="of:=IF(MOD(ROUNDUP((ROW()-1)/16;0);2);[.$A61];&quot;&quot;)">
            <text:p/>
          </table:table-cell>
          <table:table-cell table:style-name="ce2" table:formula="of:=IF(MOD(ROUNDUP((ROW()-1)/8;0);2);[.$A61];&quot;&quot;)">
            <text:p/>
          </table:table-cell>
          <table:table-cell table:style-name="ce2" table:formula="of:=IF(MOD(ROUNDUP((ROW()-1)/4;0);2);[.$A61];&quot;&quot;)" office:value-type="float" office:value="800060">
            <text:p>800060</text:p>
          </table:table-cell>
          <table:table-cell table:style-name="ce2" table:formula="of:=IF(MOD(ROUNDUP((ROW()-1)/2;0);2);[.$A61];&quot;&quot;)">
            <text:p/>
          </table:table-cell>
          <table:table-cell table:formula="of:=IF(MOD(ROW()-1;2);[.$A61];&quot;&quot;)">
            <text:p/>
          </table:table-cell>
          <table:table-cell/>
          <table:table-cell table:formula="of:=COUNT([.B61:.I61])*2" office:value-type="float" office:value="6">
            <text:p>6</text:p>
          </table:table-cell>
          <table:table-cell table:formula="of:=COUNT([.C61:.D61])*2" office:value-type="float" office:value="2">
            <text:p>2</text:p>
          </table:table-cell>
          <table:table-cell table:formula="of:=COUNT([.E61:.F61])*2" office:value-type="float" office:value="0">
            <text:p>0</text:p>
          </table:table-cell>
          <table:table-cell table:formula="of:=COUNT([.G61:.H61])*2" office:value-type="float" office:value="2">
            <text:p>2</text:p>
          </table:table-cell>
          <table:table-cell table:number-columns-repeated="2"/>
          <table:table-cell table:formula="of:=[.A61]&amp;CHAR(9)&amp;[.K61]&amp;CHAR(9)&amp;[.L61]&amp;CHAR(9)&amp;[.M61]&amp;CHAR(9)&amp;[.N61]" office:value-type="string" office:string-value="800060&#9;6&#9;2&#9;0&#9;2">
            <text:p>800060<text:tab/>6<text:tab/>2<text:tab/>0<text:tab/>2</text:p>
          </table:table-cell>
          <table:table-cell table:number-columns-repeated="1001"/>
        </table:table-row>
        <table:table-row table:style-name="ro1">
          <table:table-cell office:value-type="float" office:value="800061">
            <text:p>800061</text:p>
          </table:table-cell>
          <table:table-cell table:style-name="ce2" table:formula="of:=IF(MOD(ROUNDUP((ROW()-1)/128;0);2);[.$A62];&quot;&quot;)" office:value-type="float" office:value="800061">
            <text:p>800061</text:p>
          </table:table-cell>
          <table:table-cell table:style-name="ce2" table:formula="of:=IF(MOD(ROUNDUP((ROW()-1)/64;0);2);[.$A62];&quot;&quot;)" office:value-type="float" office:value="800061">
            <text:p>800061</text:p>
          </table:table-cell>
          <table:table-cell table:style-name="ce2" table:formula="of:=IF(MOD(ROUNDUP((ROW()-1)/32;0);2);[.$A62];&quot;&quot;)">
            <text:p/>
          </table:table-cell>
          <table:table-cell table:style-name="ce2" table:formula="of:=IF(MOD(ROUNDUP((ROW()-1)/16;0);2);[.$A62];&quot;&quot;)">
            <text:p/>
          </table:table-cell>
          <table:table-cell table:style-name="ce2" table:formula="of:=IF(MOD(ROUNDUP((ROW()-1)/8;0);2);[.$A62];&quot;&quot;)">
            <text:p/>
          </table:table-cell>
          <table:table-cell table:style-name="ce2" table:formula="of:=IF(MOD(ROUNDUP((ROW()-1)/4;0);2);[.$A62];&quot;&quot;)">
            <text:p/>
          </table:table-cell>
          <table:table-cell table:style-name="ce2" table:formula="of:=IF(MOD(ROUNDUP((ROW()-1)/2;0);2);[.$A62];&quot;&quot;)" office:value-type="float" office:value="800061">
            <text:p>800061</text:p>
          </table:table-cell>
          <table:table-cell table:formula="of:=IF(MOD(ROW()-1;2);[.$A62];&quot;&quot;)" office:value-type="float" office:value="800061">
            <text:p>800061</text:p>
          </table:table-cell>
          <table:table-cell/>
          <table:table-cell table:formula="of:=COUNT([.B62:.I62])*2" office:value-type="float" office:value="8">
            <text:p>8</text:p>
          </table:table-cell>
          <table:table-cell table:formula="of:=COUNT([.C62:.D62])*2" office:value-type="float" office:value="2">
            <text:p>2</text:p>
          </table:table-cell>
          <table:table-cell table:formula="of:=COUNT([.E62:.F62])*2" office:value-type="float" office:value="0">
            <text:p>0</text:p>
          </table:table-cell>
          <table:table-cell table:formula="of:=COUNT([.G62:.H62])*2" office:value-type="float" office:value="2">
            <text:p>2</text:p>
          </table:table-cell>
          <table:table-cell table:number-columns-repeated="2"/>
          <table:table-cell table:formula="of:=[.A62]&amp;CHAR(9)&amp;[.K62]&amp;CHAR(9)&amp;[.L62]&amp;CHAR(9)&amp;[.M62]&amp;CHAR(9)&amp;[.N62]" office:value-type="string" office:string-value="800061&#9;8&#9;2&#9;0&#9;2">
            <text:p>800061<text:tab/>8<text:tab/>2<text:tab/>0<text:tab/>2</text:p>
          </table:table-cell>
          <table:table-cell table:number-columns-repeated="1001"/>
        </table:table-row>
        <table:table-row table:style-name="ro1">
          <table:table-cell office:value-type="float" office:value="800062">
            <text:p>800062</text:p>
          </table:table-cell>
          <table:table-cell table:style-name="ce2" table:formula="of:=IF(MOD(ROUNDUP((ROW()-1)/128;0);2);[.$A63];&quot;&quot;)" office:value-type="float" office:value="800062">
            <text:p>800062</text:p>
          </table:table-cell>
          <table:table-cell table:style-name="ce2" table:formula="of:=IF(MOD(ROUNDUP((ROW()-1)/64;0);2);[.$A63];&quot;&quot;)" office:value-type="float" office:value="800062">
            <text:p>800062</text:p>
          </table:table-cell>
          <table:table-cell table:style-name="ce2" table:formula="of:=IF(MOD(ROUNDUP((ROW()-1)/32;0);2);[.$A63];&quot;&quot;)">
            <text:p/>
          </table:table-cell>
          <table:table-cell table:style-name="ce2" table:formula="of:=IF(MOD(ROUNDUP((ROW()-1)/16;0);2);[.$A63];&quot;&quot;)">
            <text:p/>
          </table:table-cell>
          <table:table-cell table:style-name="ce2" table:formula="of:=IF(MOD(ROUNDUP((ROW()-1)/8;0);2);[.$A63];&quot;&quot;)">
            <text:p/>
          </table:table-cell>
          <table:table-cell table:style-name="ce2" table:formula="of:=IF(MOD(ROUNDUP((ROW()-1)/4;0);2);[.$A63];&quot;&quot;)">
            <text:p/>
          </table:table-cell>
          <table:table-cell table:style-name="ce2" table:formula="of:=IF(MOD(ROUNDUP((ROW()-1)/2;0);2);[.$A63];&quot;&quot;)" office:value-type="float" office:value="800062">
            <text:p>800062</text:p>
          </table:table-cell>
          <table:table-cell table:formula="of:=IF(MOD(ROW()-1;2);[.$A63];&quot;&quot;)">
            <text:p/>
          </table:table-cell>
          <table:table-cell/>
          <table:table-cell table:formula="of:=COUNT([.B63:.I63])*2" office:value-type="float" office:value="6">
            <text:p>6</text:p>
          </table:table-cell>
          <table:table-cell table:formula="of:=COUNT([.C63:.D63])*2" office:value-type="float" office:value="2">
            <text:p>2</text:p>
          </table:table-cell>
          <table:table-cell table:formula="of:=COUNT([.E63:.F63])*2" office:value-type="float" office:value="0">
            <text:p>0</text:p>
          </table:table-cell>
          <table:table-cell table:formula="of:=COUNT([.G63:.H63])*2" office:value-type="float" office:value="2">
            <text:p>2</text:p>
          </table:table-cell>
          <table:table-cell table:number-columns-repeated="2"/>
          <table:table-cell table:formula="of:=[.A63]&amp;CHAR(9)&amp;[.K63]&amp;CHAR(9)&amp;[.L63]&amp;CHAR(9)&amp;[.M63]&amp;CHAR(9)&amp;[.N63]" office:value-type="string" office:string-value="800062&#9;6&#9;2&#9;0&#9;2">
            <text:p>800062<text:tab/>6<text:tab/>2<text:tab/>0<text:tab/>2</text:p>
          </table:table-cell>
          <table:table-cell table:number-columns-repeated="1001"/>
        </table:table-row>
        <table:table-row table:style-name="ro1">
          <table:table-cell office:value-type="float" office:value="800063">
            <text:p>800063</text:p>
          </table:table-cell>
          <table:table-cell table:style-name="ce2" table:formula="of:=IF(MOD(ROUNDUP((ROW()-1)/128;0);2);[.$A64];&quot;&quot;)" office:value-type="float" office:value="800063">
            <text:p>800063</text:p>
          </table:table-cell>
          <table:table-cell table:style-name="ce2" table:formula="of:=IF(MOD(ROUNDUP((ROW()-1)/64;0);2);[.$A64];&quot;&quot;)" office:value-type="float" office:value="800063">
            <text:p>800063</text:p>
          </table:table-cell>
          <table:table-cell table:style-name="ce2" table:formula="of:=IF(MOD(ROUNDUP((ROW()-1)/32;0);2);[.$A64];&quot;&quot;)">
            <text:p/>
          </table:table-cell>
          <table:table-cell table:style-name="ce2" table:formula="of:=IF(MOD(ROUNDUP((ROW()-1)/16;0);2);[.$A64];&quot;&quot;)">
            <text:p/>
          </table:table-cell>
          <table:table-cell table:style-name="ce2" table:formula="of:=IF(MOD(ROUNDUP((ROW()-1)/8;0);2);[.$A64];&quot;&quot;)">
            <text:p/>
          </table:table-cell>
          <table:table-cell table:style-name="ce2" table:formula="of:=IF(MOD(ROUNDUP((ROW()-1)/4;0);2);[.$A64];&quot;&quot;)">
            <text:p/>
          </table:table-cell>
          <table:table-cell table:style-name="ce2" table:formula="of:=IF(MOD(ROUNDUP((ROW()-1)/2;0);2);[.$A64];&quot;&quot;)">
            <text:p/>
          </table:table-cell>
          <table:table-cell table:formula="of:=IF(MOD(ROW()-1;2);[.$A64];&quot;&quot;)" office:value-type="float" office:value="800063">
            <text:p>800063</text:p>
          </table:table-cell>
          <table:table-cell/>
          <table:table-cell table:formula="of:=COUNT([.B64:.I64])*2" office:value-type="float" office:value="6">
            <text:p>6</text:p>
          </table:table-cell>
          <table:table-cell table:formula="of:=COUNT([.C64:.D64])*2" office:value-type="float" office:value="2">
            <text:p>2</text:p>
          </table:table-cell>
          <table:table-cell table:formula="of:=COUNT([.E64:.F64])*2" office:value-type="float" office:value="0">
            <text:p>0</text:p>
          </table:table-cell>
          <table:table-cell table:formula="of:=COUNT([.G64:.H64])*2" office:value-type="float" office:value="0">
            <text:p>0</text:p>
          </table:table-cell>
          <table:table-cell table:number-columns-repeated="2"/>
          <table:table-cell table:formula="of:=[.A64]&amp;CHAR(9)&amp;[.K64]&amp;CHAR(9)&amp;[.L64]&amp;CHAR(9)&amp;[.M64]&amp;CHAR(9)&amp;[.N64]" office:value-type="string" office:string-value="800063&#9;6&#9;2&#9;0&#9;0">
            <text:p>800063<text:tab/>6<text:tab/>2<text:tab/>0<text:tab/>0</text:p>
          </table:table-cell>
          <table:table-cell table:number-columns-repeated="1001"/>
        </table:table-row>
        <table:table-row table:style-name="ro1">
          <table:table-cell office:value-type="float" office:value="800064">
            <text:p>800064</text:p>
          </table:table-cell>
          <table:table-cell table:style-name="ce2" table:formula="of:=IF(MOD(ROUNDUP((ROW()-1)/128;0);2);[.$A65];&quot;&quot;)" office:value-type="float" office:value="800064">
            <text:p>800064</text:p>
          </table:table-cell>
          <table:table-cell table:style-name="ce2" table:formula="of:=IF(MOD(ROUNDUP((ROW()-1)/64;0);2);[.$A65];&quot;&quot;)" office:value-type="float" office:value="800064">
            <text:p>800064</text:p>
          </table:table-cell>
          <table:table-cell table:style-name="ce2" table:formula="of:=IF(MOD(ROUNDUP((ROW()-1)/32;0);2);[.$A65];&quot;&quot;)">
            <text:p/>
          </table:table-cell>
          <table:table-cell table:style-name="ce2" table:formula="of:=IF(MOD(ROUNDUP((ROW()-1)/16;0);2);[.$A65];&quot;&quot;)">
            <text:p/>
          </table:table-cell>
          <table:table-cell table:style-name="ce2" table:formula="of:=IF(MOD(ROUNDUP((ROW()-1)/8;0);2);[.$A65];&quot;&quot;)">
            <text:p/>
          </table:table-cell>
          <table:table-cell table:style-name="ce2" table:formula="of:=IF(MOD(ROUNDUP((ROW()-1)/4;0);2);[.$A65];&quot;&quot;)">
            <text:p/>
          </table:table-cell>
          <table:table-cell table:style-name="ce2" table:formula="of:=IF(MOD(ROUNDUP((ROW()-1)/2;0);2);[.$A65];&quot;&quot;)">
            <text:p/>
          </table:table-cell>
          <table:table-cell table:formula="of:=IF(MOD(ROW()-1;2);[.$A65];&quot;&quot;)">
            <text:p/>
          </table:table-cell>
          <table:table-cell/>
          <table:table-cell table:formula="of:=COUNT([.B65:.I65])*2" office:value-type="float" office:value="4">
            <text:p>4</text:p>
          </table:table-cell>
          <table:table-cell table:formula="of:=COUNT([.C65:.D65])*2" office:value-type="float" office:value="2">
            <text:p>2</text:p>
          </table:table-cell>
          <table:table-cell table:formula="of:=COUNT([.E65:.F65])*2" office:value-type="float" office:value="0">
            <text:p>0</text:p>
          </table:table-cell>
          <table:table-cell table:formula="of:=COUNT([.G65:.H65])*2" office:value-type="float" office:value="0">
            <text:p>0</text:p>
          </table:table-cell>
          <table:table-cell table:number-columns-repeated="2"/>
          <table:table-cell table:formula="of:=[.A65]&amp;CHAR(9)&amp;[.K65]&amp;CHAR(9)&amp;[.L65]&amp;CHAR(9)&amp;[.M65]&amp;CHAR(9)&amp;[.N65]" office:value-type="string" office:string-value="800064&#9;4&#9;2&#9;0&#9;0">
            <text:p>800064<text:tab/>4<text:tab/>2<text:tab/>0<text:tab/>0</text:p>
          </table:table-cell>
          <table:table-cell table:number-columns-repeated="1001"/>
        </table:table-row>
        <table:table-row table:style-name="ro1">
          <table:table-cell office:value-type="float" office:value="800065">
            <text:p>800065</text:p>
          </table:table-cell>
          <table:table-cell table:style-name="ce2" table:formula="of:=IF(MOD(ROUNDUP((ROW()-1)/128;0);2);[.$A66];&quot;&quot;)" office:value-type="float" office:value="800065">
            <text:p>800065</text:p>
          </table:table-cell>
          <table:table-cell table:style-name="ce2" table:formula="of:=IF(MOD(ROUNDUP((ROW()-1)/64;0);2);[.$A66];&quot;&quot;)">
            <text:p/>
          </table:table-cell>
          <table:table-cell table:style-name="ce2" table:formula="of:=IF(MOD(ROUNDUP((ROW()-1)/32;0);2);[.$A66];&quot;&quot;)" office:value-type="float" office:value="800065">
            <text:p>800065</text:p>
          </table:table-cell>
          <table:table-cell table:style-name="ce2" table:formula="of:=IF(MOD(ROUNDUP((ROW()-1)/16;0);2);[.$A66];&quot;&quot;)" office:value-type="float" office:value="800065">
            <text:p>800065</text:p>
          </table:table-cell>
          <table:table-cell table:style-name="ce2" table:formula="of:=IF(MOD(ROUNDUP((ROW()-1)/8;0);2);[.$A66];&quot;&quot;)" office:value-type="float" office:value="800065">
            <text:p>800065</text:p>
          </table:table-cell>
          <table:table-cell table:style-name="ce2" table:formula="of:=IF(MOD(ROUNDUP((ROW()-1)/4;0);2);[.$A66];&quot;&quot;)" office:value-type="float" office:value="800065">
            <text:p>800065</text:p>
          </table:table-cell>
          <table:table-cell table:style-name="ce2" table:formula="of:=IF(MOD(ROUNDUP((ROW()-1)/2;0);2);[.$A66];&quot;&quot;)" office:value-type="float" office:value="800065">
            <text:p>800065</text:p>
          </table:table-cell>
          <table:table-cell table:formula="of:=IF(MOD(ROW()-1;2);[.$A66];&quot;&quot;)" office:value-type="float" office:value="800065">
            <text:p>800065</text:p>
          </table:table-cell>
          <table:table-cell/>
          <table:table-cell table:formula="of:=COUNT([.B66:.I66])*2" office:value-type="float" office:value="14">
            <text:p>14</text:p>
          </table:table-cell>
          <table:table-cell table:formula="of:=COUNT([.C66:.D66])*2" office:value-type="float" office:value="2">
            <text:p>2</text:p>
          </table:table-cell>
          <table:table-cell table:formula="of:=COUNT([.E66:.F66])*2" office:value-type="float" office:value="4">
            <text:p>4</text:p>
          </table:table-cell>
          <table:table-cell table:formula="of:=COUNT([.G66:.H66])*2" office:value-type="float" office:value="4">
            <text:p>4</text:p>
          </table:table-cell>
          <table:table-cell table:number-columns-repeated="2"/>
          <table:table-cell table:formula="of:=[.A66]&amp;CHAR(9)&amp;[.K66]&amp;CHAR(9)&amp;[.L66]&amp;CHAR(9)&amp;[.M66]&amp;CHAR(9)&amp;[.N66]" office:value-type="string" office:string-value="800065&#9;14&#9;2&#9;4&#9;4">
            <text:p>800065<text:tab/>14<text:tab/>2<text:tab/>4<text:tab/>4</text:p>
          </table:table-cell>
          <table:table-cell table:number-columns-repeated="1001"/>
        </table:table-row>
        <table:table-row table:style-name="ro1">
          <table:table-cell office:value-type="float" office:value="800066">
            <text:p>800066</text:p>
          </table:table-cell>
          <table:table-cell table:style-name="ce2" table:formula="of:=IF(MOD(ROUNDUP((ROW()-1)/128;0);2);[.$A67];&quot;&quot;)" office:value-type="float" office:value="800066">
            <text:p>800066</text:p>
          </table:table-cell>
          <table:table-cell table:style-name="ce2" table:formula="of:=IF(MOD(ROUNDUP((ROW()-1)/64;0);2);[.$A67];&quot;&quot;)">
            <text:p/>
          </table:table-cell>
          <table:table-cell table:style-name="ce2" table:formula="of:=IF(MOD(ROUNDUP((ROW()-1)/32;0);2);[.$A67];&quot;&quot;)" office:value-type="float" office:value="800066">
            <text:p>800066</text:p>
          </table:table-cell>
          <table:table-cell table:style-name="ce2" table:formula="of:=IF(MOD(ROUNDUP((ROW()-1)/16;0);2);[.$A67];&quot;&quot;)" office:value-type="float" office:value="800066">
            <text:p>800066</text:p>
          </table:table-cell>
          <table:table-cell table:style-name="ce2" table:formula="of:=IF(MOD(ROUNDUP((ROW()-1)/8;0);2);[.$A67];&quot;&quot;)" office:value-type="float" office:value="800066">
            <text:p>800066</text:p>
          </table:table-cell>
          <table:table-cell table:style-name="ce2" table:formula="of:=IF(MOD(ROUNDUP((ROW()-1)/4;0);2);[.$A67];&quot;&quot;)" office:value-type="float" office:value="800066">
            <text:p>800066</text:p>
          </table:table-cell>
          <table:table-cell table:style-name="ce2" table:formula="of:=IF(MOD(ROUNDUP((ROW()-1)/2;0);2);[.$A67];&quot;&quot;)" office:value-type="float" office:value="800066">
            <text:p>800066</text:p>
          </table:table-cell>
          <table:table-cell table:formula="of:=IF(MOD(ROW()-1;2);[.$A67];&quot;&quot;)">
            <text:p/>
          </table:table-cell>
          <table:table-cell/>
          <table:table-cell table:formula="of:=COUNT([.B67:.I67])*2" office:value-type="float" office:value="12">
            <text:p>12</text:p>
          </table:table-cell>
          <table:table-cell table:formula="of:=COUNT([.C67:.D67])*2" office:value-type="float" office:value="2">
            <text:p>2</text:p>
          </table:table-cell>
          <table:table-cell table:formula="of:=COUNT([.E67:.F67])*2" office:value-type="float" office:value="4">
            <text:p>4</text:p>
          </table:table-cell>
          <table:table-cell table:formula="of:=COUNT([.G67:.H67])*2" office:value-type="float" office:value="4">
            <text:p>4</text:p>
          </table:table-cell>
          <table:table-cell table:number-columns-repeated="2"/>
          <table:table-cell table:formula="of:=[.A67]&amp;CHAR(9)&amp;[.K67]&amp;CHAR(9)&amp;[.L67]&amp;CHAR(9)&amp;[.M67]&amp;CHAR(9)&amp;[.N67]" office:value-type="string" office:string-value="800066&#9;12&#9;2&#9;4&#9;4">
            <text:p>800066<text:tab/>12<text:tab/>2<text:tab/>4<text:tab/>4</text:p>
          </table:table-cell>
          <table:table-cell table:number-columns-repeated="1001"/>
        </table:table-row>
        <table:table-row table:style-name="ro1">
          <table:table-cell office:value-type="float" office:value="800067">
            <text:p>800067</text:p>
          </table:table-cell>
          <table:table-cell table:style-name="ce2" table:formula="of:=IF(MOD(ROUNDUP((ROW()-1)/128;0);2);[.$A68];&quot;&quot;)" office:value-type="float" office:value="800067">
            <text:p>800067</text:p>
          </table:table-cell>
          <table:table-cell table:style-name="ce2" table:formula="of:=IF(MOD(ROUNDUP((ROW()-1)/64;0);2);[.$A68];&quot;&quot;)">
            <text:p/>
          </table:table-cell>
          <table:table-cell table:style-name="ce2" table:formula="of:=IF(MOD(ROUNDUP((ROW()-1)/32;0);2);[.$A68];&quot;&quot;)" office:value-type="float" office:value="800067">
            <text:p>800067</text:p>
          </table:table-cell>
          <table:table-cell table:style-name="ce2" table:formula="of:=IF(MOD(ROUNDUP((ROW()-1)/16;0);2);[.$A68];&quot;&quot;)" office:value-type="float" office:value="800067">
            <text:p>800067</text:p>
          </table:table-cell>
          <table:table-cell table:style-name="ce2" table:formula="of:=IF(MOD(ROUNDUP((ROW()-1)/8;0);2);[.$A68];&quot;&quot;)" office:value-type="float" office:value="800067">
            <text:p>800067</text:p>
          </table:table-cell>
          <table:table-cell table:style-name="ce2" table:formula="of:=IF(MOD(ROUNDUP((ROW()-1)/4;0);2);[.$A68];&quot;&quot;)" office:value-type="float" office:value="800067">
            <text:p>800067</text:p>
          </table:table-cell>
          <table:table-cell table:style-name="ce2" table:formula="of:=IF(MOD(ROUNDUP((ROW()-1)/2;0);2);[.$A68];&quot;&quot;)">
            <text:p/>
          </table:table-cell>
          <table:table-cell table:formula="of:=IF(MOD(ROW()-1;2);[.$A68];&quot;&quot;)" office:value-type="float" office:value="800067">
            <text:p>800067</text:p>
          </table:table-cell>
          <table:table-cell/>
          <table:table-cell table:formula="of:=COUNT([.B68:.I68])*2" office:value-type="float" office:value="12">
            <text:p>12</text:p>
          </table:table-cell>
          <table:table-cell table:formula="of:=COUNT([.C68:.D68])*2" office:value-type="float" office:value="2">
            <text:p>2</text:p>
          </table:table-cell>
          <table:table-cell table:formula="of:=COUNT([.E68:.F68])*2" office:value-type="float" office:value="4">
            <text:p>4</text:p>
          </table:table-cell>
          <table:table-cell table:formula="of:=COUNT([.G68:.H68])*2" office:value-type="float" office:value="2">
            <text:p>2</text:p>
          </table:table-cell>
          <table:table-cell table:number-columns-repeated="2"/>
          <table:table-cell table:formula="of:=[.A68]&amp;CHAR(9)&amp;[.K68]&amp;CHAR(9)&amp;[.L68]&amp;CHAR(9)&amp;[.M68]&amp;CHAR(9)&amp;[.N68]" office:value-type="string" office:string-value="800067&#9;12&#9;2&#9;4&#9;2">
            <text:p>800067<text:tab/>12<text:tab/>2<text:tab/>4<text:tab/>2</text:p>
          </table:table-cell>
          <table:table-cell table:number-columns-repeated="1001"/>
        </table:table-row>
        <table:table-row table:style-name="ro1">
          <table:table-cell office:value-type="float" office:value="800068">
            <text:p>800068</text:p>
          </table:table-cell>
          <table:table-cell table:style-name="ce2" table:formula="of:=IF(MOD(ROUNDUP((ROW()-1)/128;0);2);[.$A69];&quot;&quot;)" office:value-type="float" office:value="800068">
            <text:p>800068</text:p>
          </table:table-cell>
          <table:table-cell table:style-name="ce2" table:formula="of:=IF(MOD(ROUNDUP((ROW()-1)/64;0);2);[.$A69];&quot;&quot;)">
            <text:p/>
          </table:table-cell>
          <table:table-cell table:style-name="ce2" table:formula="of:=IF(MOD(ROUNDUP((ROW()-1)/32;0);2);[.$A69];&quot;&quot;)" office:value-type="float" office:value="800068">
            <text:p>800068</text:p>
          </table:table-cell>
          <table:table-cell table:style-name="ce2" table:formula="of:=IF(MOD(ROUNDUP((ROW()-1)/16;0);2);[.$A69];&quot;&quot;)" office:value-type="float" office:value="800068">
            <text:p>800068</text:p>
          </table:table-cell>
          <table:table-cell table:style-name="ce2" table:formula="of:=IF(MOD(ROUNDUP((ROW()-1)/8;0);2);[.$A69];&quot;&quot;)" office:value-type="float" office:value="800068">
            <text:p>800068</text:p>
          </table:table-cell>
          <table:table-cell table:style-name="ce2" table:formula="of:=IF(MOD(ROUNDUP((ROW()-1)/4;0);2);[.$A69];&quot;&quot;)" office:value-type="float" office:value="800068">
            <text:p>800068</text:p>
          </table:table-cell>
          <table:table-cell table:style-name="ce2" table:formula="of:=IF(MOD(ROUNDUP((ROW()-1)/2;0);2);[.$A69];&quot;&quot;)">
            <text:p/>
          </table:table-cell>
          <table:table-cell table:formula="of:=IF(MOD(ROW()-1;2);[.$A69];&quot;&quot;)">
            <text:p/>
          </table:table-cell>
          <table:table-cell/>
          <table:table-cell table:formula="of:=COUNT([.B69:.I69])*2" office:value-type="float" office:value="10">
            <text:p>10</text:p>
          </table:table-cell>
          <table:table-cell table:formula="of:=COUNT([.C69:.D69])*2" office:value-type="float" office:value="2">
            <text:p>2</text:p>
          </table:table-cell>
          <table:table-cell table:formula="of:=COUNT([.E69:.F69])*2" office:value-type="float" office:value="4">
            <text:p>4</text:p>
          </table:table-cell>
          <table:table-cell table:formula="of:=COUNT([.G69:.H69])*2" office:value-type="float" office:value="2">
            <text:p>2</text:p>
          </table:table-cell>
          <table:table-cell table:number-columns-repeated="2"/>
          <table:table-cell table:formula="of:=[.A69]&amp;CHAR(9)&amp;[.K69]&amp;CHAR(9)&amp;[.L69]&amp;CHAR(9)&amp;[.M69]&amp;CHAR(9)&amp;[.N69]" office:value-type="string" office:string-value="800068&#9;10&#9;2&#9;4&#9;2">
            <text:p>800068<text:tab/>10<text:tab/>2<text:tab/>4<text:tab/>2</text:p>
          </table:table-cell>
          <table:table-cell table:number-columns-repeated="1001"/>
        </table:table-row>
        <table:table-row table:style-name="ro1">
          <table:table-cell office:value-type="float" office:value="800069">
            <text:p>800069</text:p>
          </table:table-cell>
          <table:table-cell table:style-name="ce2" table:formula="of:=IF(MOD(ROUNDUP((ROW()-1)/128;0);2);[.$A70];&quot;&quot;)" office:value-type="float" office:value="800069">
            <text:p>800069</text:p>
          </table:table-cell>
          <table:table-cell table:style-name="ce2" table:formula="of:=IF(MOD(ROUNDUP((ROW()-1)/64;0);2);[.$A70];&quot;&quot;)">
            <text:p/>
          </table:table-cell>
          <table:table-cell table:style-name="ce2" table:formula="of:=IF(MOD(ROUNDUP((ROW()-1)/32;0);2);[.$A70];&quot;&quot;)" office:value-type="float" office:value="800069">
            <text:p>800069</text:p>
          </table:table-cell>
          <table:table-cell table:style-name="ce2" table:formula="of:=IF(MOD(ROUNDUP((ROW()-1)/16;0);2);[.$A70];&quot;&quot;)" office:value-type="float" office:value="800069">
            <text:p>800069</text:p>
          </table:table-cell>
          <table:table-cell table:style-name="ce2" table:formula="of:=IF(MOD(ROUNDUP((ROW()-1)/8;0);2);[.$A70];&quot;&quot;)" office:value-type="float" office:value="800069">
            <text:p>800069</text:p>
          </table:table-cell>
          <table:table-cell table:style-name="ce2" table:formula="of:=IF(MOD(ROUNDUP((ROW()-1)/4;0);2);[.$A70];&quot;&quot;)">
            <text:p/>
          </table:table-cell>
          <table:table-cell table:style-name="ce2" table:formula="of:=IF(MOD(ROUNDUP((ROW()-1)/2;0);2);[.$A70];&quot;&quot;)" office:value-type="float" office:value="800069">
            <text:p>800069</text:p>
          </table:table-cell>
          <table:table-cell table:formula="of:=IF(MOD(ROW()-1;2);[.$A70];&quot;&quot;)" office:value-type="float" office:value="800069">
            <text:p>800069</text:p>
          </table:table-cell>
          <table:table-cell/>
          <table:table-cell table:formula="of:=COUNT([.B70:.I70])*2" office:value-type="float" office:value="12">
            <text:p>12</text:p>
          </table:table-cell>
          <table:table-cell table:formula="of:=COUNT([.C70:.D70])*2" office:value-type="float" office:value="2">
            <text:p>2</text:p>
          </table:table-cell>
          <table:table-cell table:formula="of:=COUNT([.E70:.F70])*2" office:value-type="float" office:value="4">
            <text:p>4</text:p>
          </table:table-cell>
          <table:table-cell table:formula="of:=COUNT([.G70:.H70])*2" office:value-type="float" office:value="2">
            <text:p>2</text:p>
          </table:table-cell>
          <table:table-cell table:number-columns-repeated="2"/>
          <table:table-cell table:formula="of:=[.A70]&amp;CHAR(9)&amp;[.K70]&amp;CHAR(9)&amp;[.L70]&amp;CHAR(9)&amp;[.M70]&amp;CHAR(9)&amp;[.N70]" office:value-type="string" office:string-value="800069&#9;12&#9;2&#9;4&#9;2">
            <text:p>800069<text:tab/>12<text:tab/>2<text:tab/>4<text:tab/>2</text:p>
          </table:table-cell>
          <table:table-cell table:number-columns-repeated="1001"/>
        </table:table-row>
        <table:table-row table:style-name="ro1">
          <table:table-cell office:value-type="float" office:value="800070">
            <text:p>800070</text:p>
          </table:table-cell>
          <table:table-cell table:style-name="ce2" table:formula="of:=IF(MOD(ROUNDUP((ROW()-1)/128;0);2);[.$A71];&quot;&quot;)" office:value-type="float" office:value="800070">
            <text:p>800070</text:p>
          </table:table-cell>
          <table:table-cell table:style-name="ce2" table:formula="of:=IF(MOD(ROUNDUP((ROW()-1)/64;0);2);[.$A71];&quot;&quot;)">
            <text:p/>
          </table:table-cell>
          <table:table-cell table:style-name="ce2" table:formula="of:=IF(MOD(ROUNDUP((ROW()-1)/32;0);2);[.$A71];&quot;&quot;)" office:value-type="float" office:value="800070">
            <text:p>800070</text:p>
          </table:table-cell>
          <table:table-cell table:style-name="ce2" table:formula="of:=IF(MOD(ROUNDUP((ROW()-1)/16;0);2);[.$A71];&quot;&quot;)" office:value-type="float" office:value="800070">
            <text:p>800070</text:p>
          </table:table-cell>
          <table:table-cell table:style-name="ce2" table:formula="of:=IF(MOD(ROUNDUP((ROW()-1)/8;0);2);[.$A71];&quot;&quot;)" office:value-type="float" office:value="800070">
            <text:p>800070</text:p>
          </table:table-cell>
          <table:table-cell table:style-name="ce2" table:formula="of:=IF(MOD(ROUNDUP((ROW()-1)/4;0);2);[.$A71];&quot;&quot;)">
            <text:p/>
          </table:table-cell>
          <table:table-cell table:style-name="ce2" table:formula="of:=IF(MOD(ROUNDUP((ROW()-1)/2;0);2);[.$A71];&quot;&quot;)" office:value-type="float" office:value="800070">
            <text:p>800070</text:p>
          </table:table-cell>
          <table:table-cell table:formula="of:=IF(MOD(ROW()-1;2);[.$A71];&quot;&quot;)">
            <text:p/>
          </table:table-cell>
          <table:table-cell/>
          <table:table-cell table:formula="of:=COUNT([.B71:.I71])*2" office:value-type="float" office:value="10">
            <text:p>10</text:p>
          </table:table-cell>
          <table:table-cell table:formula="of:=COUNT([.C71:.D71])*2" office:value-type="float" office:value="2">
            <text:p>2</text:p>
          </table:table-cell>
          <table:table-cell table:formula="of:=COUNT([.E71:.F71])*2" office:value-type="float" office:value="4">
            <text:p>4</text:p>
          </table:table-cell>
          <table:table-cell table:formula="of:=COUNT([.G71:.H71])*2" office:value-type="float" office:value="2">
            <text:p>2</text:p>
          </table:table-cell>
          <table:table-cell table:number-columns-repeated="2"/>
          <table:table-cell table:formula="of:=[.A71]&amp;CHAR(9)&amp;[.K71]&amp;CHAR(9)&amp;[.L71]&amp;CHAR(9)&amp;[.M71]&amp;CHAR(9)&amp;[.N71]" office:value-type="string" office:string-value="800070&#9;10&#9;2&#9;4&#9;2">
            <text:p>800070<text:tab/>10<text:tab/>2<text:tab/>4<text:tab/>2</text:p>
          </table:table-cell>
          <table:table-cell table:number-columns-repeated="1001"/>
        </table:table-row>
        <table:table-row table:style-name="ro1">
          <table:table-cell office:value-type="float" office:value="800071">
            <text:p>800071</text:p>
          </table:table-cell>
          <table:table-cell table:style-name="ce2" table:formula="of:=IF(MOD(ROUNDUP((ROW()-1)/128;0);2);[.$A72];&quot;&quot;)" office:value-type="float" office:value="800071">
            <text:p>800071</text:p>
          </table:table-cell>
          <table:table-cell table:style-name="ce2" table:formula="of:=IF(MOD(ROUNDUP((ROW()-1)/64;0);2);[.$A72];&quot;&quot;)">
            <text:p/>
          </table:table-cell>
          <table:table-cell table:style-name="ce2" table:formula="of:=IF(MOD(ROUNDUP((ROW()-1)/32;0);2);[.$A72];&quot;&quot;)" office:value-type="float" office:value="800071">
            <text:p>800071</text:p>
          </table:table-cell>
          <table:table-cell table:style-name="ce2" table:formula="of:=IF(MOD(ROUNDUP((ROW()-1)/16;0);2);[.$A72];&quot;&quot;)" office:value-type="float" office:value="800071">
            <text:p>800071</text:p>
          </table:table-cell>
          <table:table-cell table:style-name="ce2" table:formula="of:=IF(MOD(ROUNDUP((ROW()-1)/8;0);2);[.$A72];&quot;&quot;)" office:value-type="float" office:value="800071">
            <text:p>800071</text:p>
          </table:table-cell>
          <table:table-cell table:style-name="ce2" table:formula="of:=IF(MOD(ROUNDUP((ROW()-1)/4;0);2);[.$A72];&quot;&quot;)">
            <text:p/>
          </table:table-cell>
          <table:table-cell table:style-name="ce2" table:formula="of:=IF(MOD(ROUNDUP((ROW()-1)/2;0);2);[.$A72];&quot;&quot;)">
            <text:p/>
          </table:table-cell>
          <table:table-cell table:formula="of:=IF(MOD(ROW()-1;2);[.$A72];&quot;&quot;)" office:value-type="float" office:value="800071">
            <text:p>800071</text:p>
          </table:table-cell>
          <table:table-cell/>
          <table:table-cell table:formula="of:=COUNT([.B72:.I72])*2" office:value-type="float" office:value="10">
            <text:p>10</text:p>
          </table:table-cell>
          <table:table-cell table:formula="of:=COUNT([.C72:.D72])*2" office:value-type="float" office:value="2">
            <text:p>2</text:p>
          </table:table-cell>
          <table:table-cell table:formula="of:=COUNT([.E72:.F72])*2" office:value-type="float" office:value="4">
            <text:p>4</text:p>
          </table:table-cell>
          <table:table-cell table:formula="of:=COUNT([.G72:.H72])*2" office:value-type="float" office:value="0">
            <text:p>0</text:p>
          </table:table-cell>
          <table:table-cell table:number-columns-repeated="2"/>
          <table:table-cell table:formula="of:=[.A72]&amp;CHAR(9)&amp;[.K72]&amp;CHAR(9)&amp;[.L72]&amp;CHAR(9)&amp;[.M72]&amp;CHAR(9)&amp;[.N72]" office:value-type="string" office:string-value="800071&#9;10&#9;2&#9;4&#9;0">
            <text:p>800071<text:tab/>10<text:tab/>2<text:tab/>4<text:tab/>0</text:p>
          </table:table-cell>
          <table:table-cell table:number-columns-repeated="1001"/>
        </table:table-row>
        <table:table-row table:style-name="ro1">
          <table:table-cell office:value-type="float" office:value="800072">
            <text:p>800072</text:p>
          </table:table-cell>
          <table:table-cell table:style-name="ce2" table:formula="of:=IF(MOD(ROUNDUP((ROW()-1)/128;0);2);[.$A73];&quot;&quot;)" office:value-type="float" office:value="800072">
            <text:p>800072</text:p>
          </table:table-cell>
          <table:table-cell table:style-name="ce2" table:formula="of:=IF(MOD(ROUNDUP((ROW()-1)/64;0);2);[.$A73];&quot;&quot;)">
            <text:p/>
          </table:table-cell>
          <table:table-cell table:style-name="ce2" table:formula="of:=IF(MOD(ROUNDUP((ROW()-1)/32;0);2);[.$A73];&quot;&quot;)" office:value-type="float" office:value="800072">
            <text:p>800072</text:p>
          </table:table-cell>
          <table:table-cell table:style-name="ce2" table:formula="of:=IF(MOD(ROUNDUP((ROW()-1)/16;0);2);[.$A73];&quot;&quot;)" office:value-type="float" office:value="800072">
            <text:p>800072</text:p>
          </table:table-cell>
          <table:table-cell table:style-name="ce2" table:formula="of:=IF(MOD(ROUNDUP((ROW()-1)/8;0);2);[.$A73];&quot;&quot;)" office:value-type="float" office:value="800072">
            <text:p>800072</text:p>
          </table:table-cell>
          <table:table-cell table:style-name="ce2" table:formula="of:=IF(MOD(ROUNDUP((ROW()-1)/4;0);2);[.$A73];&quot;&quot;)">
            <text:p/>
          </table:table-cell>
          <table:table-cell table:style-name="ce2" table:formula="of:=IF(MOD(ROUNDUP((ROW()-1)/2;0);2);[.$A73];&quot;&quot;)">
            <text:p/>
          </table:table-cell>
          <table:table-cell table:formula="of:=IF(MOD(ROW()-1;2);[.$A73];&quot;&quot;)">
            <text:p/>
          </table:table-cell>
          <table:table-cell/>
          <table:table-cell table:formula="of:=COUNT([.B73:.I73])*2" office:value-type="float" office:value="8">
            <text:p>8</text:p>
          </table:table-cell>
          <table:table-cell table:formula="of:=COUNT([.C73:.D73])*2" office:value-type="float" office:value="2">
            <text:p>2</text:p>
          </table:table-cell>
          <table:table-cell table:formula="of:=COUNT([.E73:.F73])*2" office:value-type="float" office:value="4">
            <text:p>4</text:p>
          </table:table-cell>
          <table:table-cell table:formula="of:=COUNT([.G73:.H73])*2" office:value-type="float" office:value="0">
            <text:p>0</text:p>
          </table:table-cell>
          <table:table-cell table:number-columns-repeated="2"/>
          <table:table-cell table:formula="of:=[.A73]&amp;CHAR(9)&amp;[.K73]&amp;CHAR(9)&amp;[.L73]&amp;CHAR(9)&amp;[.M73]&amp;CHAR(9)&amp;[.N73]" office:value-type="string" office:string-value="800072&#9;8&#9;2&#9;4&#9;0">
            <text:p>800072<text:tab/>8<text:tab/>2<text:tab/>4<text:tab/>0</text:p>
          </table:table-cell>
          <table:table-cell table:number-columns-repeated="1001"/>
        </table:table-row>
        <table:table-row table:style-name="ro1">
          <table:table-cell office:value-type="float" office:value="800073">
            <text:p>800073</text:p>
          </table:table-cell>
          <table:table-cell table:style-name="ce2" table:formula="of:=IF(MOD(ROUNDUP((ROW()-1)/128;0);2);[.$A74];&quot;&quot;)" office:value-type="float" office:value="800073">
            <text:p>800073</text:p>
          </table:table-cell>
          <table:table-cell table:style-name="ce2" table:formula="of:=IF(MOD(ROUNDUP((ROW()-1)/64;0);2);[.$A74];&quot;&quot;)">
            <text:p/>
          </table:table-cell>
          <table:table-cell table:style-name="ce2" table:formula="of:=IF(MOD(ROUNDUP((ROW()-1)/32;0);2);[.$A74];&quot;&quot;)" office:value-type="float" office:value="800073">
            <text:p>800073</text:p>
          </table:table-cell>
          <table:table-cell table:style-name="ce2" table:formula="of:=IF(MOD(ROUNDUP((ROW()-1)/16;0);2);[.$A74];&quot;&quot;)" office:value-type="float" office:value="800073">
            <text:p>800073</text:p>
          </table:table-cell>
          <table:table-cell table:style-name="ce2" table:formula="of:=IF(MOD(ROUNDUP((ROW()-1)/8;0);2);[.$A74];&quot;&quot;)">
            <text:p/>
          </table:table-cell>
          <table:table-cell table:style-name="ce2" table:formula="of:=IF(MOD(ROUNDUP((ROW()-1)/4;0);2);[.$A74];&quot;&quot;)" office:value-type="float" office:value="800073">
            <text:p>800073</text:p>
          </table:table-cell>
          <table:table-cell table:style-name="ce2" table:formula="of:=IF(MOD(ROUNDUP((ROW()-1)/2;0);2);[.$A74];&quot;&quot;)" office:value-type="float" office:value="800073">
            <text:p>800073</text:p>
          </table:table-cell>
          <table:table-cell table:formula="of:=IF(MOD(ROW()-1;2);[.$A74];&quot;&quot;)" office:value-type="float" office:value="800073">
            <text:p>800073</text:p>
          </table:table-cell>
          <table:table-cell/>
          <table:table-cell table:formula="of:=COUNT([.B74:.I74])*2" office:value-type="float" office:value="12">
            <text:p>12</text:p>
          </table:table-cell>
          <table:table-cell table:formula="of:=COUNT([.C74:.D74])*2" office:value-type="float" office:value="2">
            <text:p>2</text:p>
          </table:table-cell>
          <table:table-cell table:formula="of:=COUNT([.E74:.F74])*2" office:value-type="float" office:value="2">
            <text:p>2</text:p>
          </table:table-cell>
          <table:table-cell table:formula="of:=COUNT([.G74:.H74])*2" office:value-type="float" office:value="4">
            <text:p>4</text:p>
          </table:table-cell>
          <table:table-cell table:number-columns-repeated="2"/>
          <table:table-cell table:formula="of:=[.A74]&amp;CHAR(9)&amp;[.K74]&amp;CHAR(9)&amp;[.L74]&amp;CHAR(9)&amp;[.M74]&amp;CHAR(9)&amp;[.N74]" office:value-type="string" office:string-value="800073&#9;12&#9;2&#9;2&#9;4">
            <text:p>800073<text:tab/>12<text:tab/>2<text:tab/>2<text:tab/>4</text:p>
          </table:table-cell>
          <table:table-cell table:number-columns-repeated="1001"/>
        </table:table-row>
        <table:table-row table:style-name="ro1">
          <table:table-cell office:value-type="float" office:value="800074">
            <text:p>800074</text:p>
          </table:table-cell>
          <table:table-cell table:style-name="ce2" table:formula="of:=IF(MOD(ROUNDUP((ROW()-1)/128;0);2);[.$A75];&quot;&quot;)" office:value-type="float" office:value="800074">
            <text:p>800074</text:p>
          </table:table-cell>
          <table:table-cell table:style-name="ce2" table:formula="of:=IF(MOD(ROUNDUP((ROW()-1)/64;0);2);[.$A75];&quot;&quot;)">
            <text:p/>
          </table:table-cell>
          <table:table-cell table:style-name="ce2" table:formula="of:=IF(MOD(ROUNDUP((ROW()-1)/32;0);2);[.$A75];&quot;&quot;)" office:value-type="float" office:value="800074">
            <text:p>800074</text:p>
          </table:table-cell>
          <table:table-cell table:style-name="ce2" table:formula="of:=IF(MOD(ROUNDUP((ROW()-1)/16;0);2);[.$A75];&quot;&quot;)" office:value-type="float" office:value="800074">
            <text:p>800074</text:p>
          </table:table-cell>
          <table:table-cell table:style-name="ce2" table:formula="of:=IF(MOD(ROUNDUP((ROW()-1)/8;0);2);[.$A75];&quot;&quot;)">
            <text:p/>
          </table:table-cell>
          <table:table-cell table:style-name="ce2" table:formula="of:=IF(MOD(ROUNDUP((ROW()-1)/4;0);2);[.$A75];&quot;&quot;)" office:value-type="float" office:value="800074">
            <text:p>800074</text:p>
          </table:table-cell>
          <table:table-cell table:style-name="ce2" table:formula="of:=IF(MOD(ROUNDUP((ROW()-1)/2;0);2);[.$A75];&quot;&quot;)" office:value-type="float" office:value="800074">
            <text:p>800074</text:p>
          </table:table-cell>
          <table:table-cell table:formula="of:=IF(MOD(ROW()-1;2);[.$A75];&quot;&quot;)">
            <text:p/>
          </table:table-cell>
          <table:table-cell/>
          <table:table-cell table:formula="of:=COUNT([.B75:.I75])*2" office:value-type="float" office:value="10">
            <text:p>10</text:p>
          </table:table-cell>
          <table:table-cell table:formula="of:=COUNT([.C75:.D75])*2" office:value-type="float" office:value="2">
            <text:p>2</text:p>
          </table:table-cell>
          <table:table-cell table:formula="of:=COUNT([.E75:.F75])*2" office:value-type="float" office:value="2">
            <text:p>2</text:p>
          </table:table-cell>
          <table:table-cell table:formula="of:=COUNT([.G75:.H75])*2" office:value-type="float" office:value="4">
            <text:p>4</text:p>
          </table:table-cell>
          <table:table-cell table:number-columns-repeated="2"/>
          <table:table-cell table:formula="of:=[.A75]&amp;CHAR(9)&amp;[.K75]&amp;CHAR(9)&amp;[.L75]&amp;CHAR(9)&amp;[.M75]&amp;CHAR(9)&amp;[.N75]" office:value-type="string" office:string-value="800074&#9;10&#9;2&#9;2&#9;4">
            <text:p>800074<text:tab/>10<text:tab/>2<text:tab/>2<text:tab/>4</text:p>
          </table:table-cell>
          <table:table-cell table:number-columns-repeated="1001"/>
        </table:table-row>
        <table:table-row table:style-name="ro1">
          <table:table-cell office:value-type="float" office:value="800075">
            <text:p>800075</text:p>
          </table:table-cell>
          <table:table-cell table:style-name="ce2" table:formula="of:=IF(MOD(ROUNDUP((ROW()-1)/128;0);2);[.$A76];&quot;&quot;)" office:value-type="float" office:value="800075">
            <text:p>800075</text:p>
          </table:table-cell>
          <table:table-cell table:style-name="ce2" table:formula="of:=IF(MOD(ROUNDUP((ROW()-1)/64;0);2);[.$A76];&quot;&quot;)">
            <text:p/>
          </table:table-cell>
          <table:table-cell table:style-name="ce2" table:formula="of:=IF(MOD(ROUNDUP((ROW()-1)/32;0);2);[.$A76];&quot;&quot;)" office:value-type="float" office:value="800075">
            <text:p>800075</text:p>
          </table:table-cell>
          <table:table-cell table:style-name="ce2" table:formula="of:=IF(MOD(ROUNDUP((ROW()-1)/16;0);2);[.$A76];&quot;&quot;)" office:value-type="float" office:value="800075">
            <text:p>800075</text:p>
          </table:table-cell>
          <table:table-cell table:style-name="ce2" table:formula="of:=IF(MOD(ROUNDUP((ROW()-1)/8;0);2);[.$A76];&quot;&quot;)">
            <text:p/>
          </table:table-cell>
          <table:table-cell table:style-name="ce2" table:formula="of:=IF(MOD(ROUNDUP((ROW()-1)/4;0);2);[.$A76];&quot;&quot;)" office:value-type="float" office:value="800075">
            <text:p>800075</text:p>
          </table:table-cell>
          <table:table-cell table:style-name="ce2" table:formula="of:=IF(MOD(ROUNDUP((ROW()-1)/2;0);2);[.$A76];&quot;&quot;)">
            <text:p/>
          </table:table-cell>
          <table:table-cell table:formula="of:=IF(MOD(ROW()-1;2);[.$A76];&quot;&quot;)" office:value-type="float" office:value="800075">
            <text:p>800075</text:p>
          </table:table-cell>
          <table:table-cell/>
          <table:table-cell table:formula="of:=COUNT([.B76:.I76])*2" office:value-type="float" office:value="10">
            <text:p>10</text:p>
          </table:table-cell>
          <table:table-cell table:formula="of:=COUNT([.C76:.D76])*2" office:value-type="float" office:value="2">
            <text:p>2</text:p>
          </table:table-cell>
          <table:table-cell table:formula="of:=COUNT([.E76:.F76])*2" office:value-type="float" office:value="2">
            <text:p>2</text:p>
          </table:table-cell>
          <table:table-cell table:formula="of:=COUNT([.G76:.H76])*2" office:value-type="float" office:value="2">
            <text:p>2</text:p>
          </table:table-cell>
          <table:table-cell table:number-columns-repeated="2"/>
          <table:table-cell table:formula="of:=[.A76]&amp;CHAR(9)&amp;[.K76]&amp;CHAR(9)&amp;[.L76]&amp;CHAR(9)&amp;[.M76]&amp;CHAR(9)&amp;[.N76]" office:value-type="string" office:string-value="800075&#9;10&#9;2&#9;2&#9;2">
            <text:p>800075<text:tab/>10<text:tab/>2<text:tab/>2<text:tab/>2</text:p>
          </table:table-cell>
          <table:table-cell table:number-columns-repeated="1001"/>
        </table:table-row>
        <table:table-row table:style-name="ro1">
          <table:table-cell office:value-type="float" office:value="800076">
            <text:p>800076</text:p>
          </table:table-cell>
          <table:table-cell table:style-name="ce2" table:formula="of:=IF(MOD(ROUNDUP((ROW()-1)/128;0);2);[.$A77];&quot;&quot;)" office:value-type="float" office:value="800076">
            <text:p>800076</text:p>
          </table:table-cell>
          <table:table-cell table:style-name="ce2" table:formula="of:=IF(MOD(ROUNDUP((ROW()-1)/64;0);2);[.$A77];&quot;&quot;)">
            <text:p/>
          </table:table-cell>
          <table:table-cell table:style-name="ce2" table:formula="of:=IF(MOD(ROUNDUP((ROW()-1)/32;0);2);[.$A77];&quot;&quot;)" office:value-type="float" office:value="800076">
            <text:p>800076</text:p>
          </table:table-cell>
          <table:table-cell table:style-name="ce2" table:formula="of:=IF(MOD(ROUNDUP((ROW()-1)/16;0);2);[.$A77];&quot;&quot;)" office:value-type="float" office:value="800076">
            <text:p>800076</text:p>
          </table:table-cell>
          <table:table-cell table:style-name="ce2" table:formula="of:=IF(MOD(ROUNDUP((ROW()-1)/8;0);2);[.$A77];&quot;&quot;)">
            <text:p/>
          </table:table-cell>
          <table:table-cell table:style-name="ce2" table:formula="of:=IF(MOD(ROUNDUP((ROW()-1)/4;0);2);[.$A77];&quot;&quot;)" office:value-type="float" office:value="800076">
            <text:p>800076</text:p>
          </table:table-cell>
          <table:table-cell table:style-name="ce2" table:formula="of:=IF(MOD(ROUNDUP((ROW()-1)/2;0);2);[.$A77];&quot;&quot;)">
            <text:p/>
          </table:table-cell>
          <table:table-cell table:formula="of:=IF(MOD(ROW()-1;2);[.$A77];&quot;&quot;)">
            <text:p/>
          </table:table-cell>
          <table:table-cell/>
          <table:table-cell table:formula="of:=COUNT([.B77:.I77])*2" office:value-type="float" office:value="8">
            <text:p>8</text:p>
          </table:table-cell>
          <table:table-cell table:formula="of:=COUNT([.C77:.D77])*2" office:value-type="float" office:value="2">
            <text:p>2</text:p>
          </table:table-cell>
          <table:table-cell table:formula="of:=COUNT([.E77:.F77])*2" office:value-type="float" office:value="2">
            <text:p>2</text:p>
          </table:table-cell>
          <table:table-cell table:formula="of:=COUNT([.G77:.H77])*2" office:value-type="float" office:value="2">
            <text:p>2</text:p>
          </table:table-cell>
          <table:table-cell table:number-columns-repeated="2"/>
          <table:table-cell table:formula="of:=[.A77]&amp;CHAR(9)&amp;[.K77]&amp;CHAR(9)&amp;[.L77]&amp;CHAR(9)&amp;[.M77]&amp;CHAR(9)&amp;[.N77]" office:value-type="string" office:string-value="800076&#9;8&#9;2&#9;2&#9;2">
            <text:p>800076<text:tab/>8<text:tab/>2<text:tab/>2<text:tab/>2</text:p>
          </table:table-cell>
          <table:table-cell table:number-columns-repeated="1001"/>
        </table:table-row>
        <table:table-row table:style-name="ro1">
          <table:table-cell office:value-type="float" office:value="800077">
            <text:p>800077</text:p>
          </table:table-cell>
          <table:table-cell table:style-name="ce2" table:formula="of:=IF(MOD(ROUNDUP((ROW()-1)/128;0);2);[.$A78];&quot;&quot;)" office:value-type="float" office:value="800077">
            <text:p>800077</text:p>
          </table:table-cell>
          <table:table-cell table:style-name="ce2" table:formula="of:=IF(MOD(ROUNDUP((ROW()-1)/64;0);2);[.$A78];&quot;&quot;)">
            <text:p/>
          </table:table-cell>
          <table:table-cell table:style-name="ce2" table:formula="of:=IF(MOD(ROUNDUP((ROW()-1)/32;0);2);[.$A78];&quot;&quot;)" office:value-type="float" office:value="800077">
            <text:p>800077</text:p>
          </table:table-cell>
          <table:table-cell table:style-name="ce2" table:formula="of:=IF(MOD(ROUNDUP((ROW()-1)/16;0);2);[.$A78];&quot;&quot;)" office:value-type="float" office:value="800077">
            <text:p>800077</text:p>
          </table:table-cell>
          <table:table-cell table:style-name="ce2" table:formula="of:=IF(MOD(ROUNDUP((ROW()-1)/8;0);2);[.$A78];&quot;&quot;)">
            <text:p/>
          </table:table-cell>
          <table:table-cell table:style-name="ce2" table:formula="of:=IF(MOD(ROUNDUP((ROW()-1)/4;0);2);[.$A78];&quot;&quot;)">
            <text:p/>
          </table:table-cell>
          <table:table-cell table:style-name="ce2" table:formula="of:=IF(MOD(ROUNDUP((ROW()-1)/2;0);2);[.$A78];&quot;&quot;)" office:value-type="float" office:value="800077">
            <text:p>800077</text:p>
          </table:table-cell>
          <table:table-cell table:formula="of:=IF(MOD(ROW()-1;2);[.$A78];&quot;&quot;)" office:value-type="float" office:value="800077">
            <text:p>800077</text:p>
          </table:table-cell>
          <table:table-cell/>
          <table:table-cell table:formula="of:=COUNT([.B78:.I78])*2" office:value-type="float" office:value="10">
            <text:p>10</text:p>
          </table:table-cell>
          <table:table-cell table:formula="of:=COUNT([.C78:.D78])*2" office:value-type="float" office:value="2">
            <text:p>2</text:p>
          </table:table-cell>
          <table:table-cell table:formula="of:=COUNT([.E78:.F78])*2" office:value-type="float" office:value="2">
            <text:p>2</text:p>
          </table:table-cell>
          <table:table-cell table:formula="of:=COUNT([.G78:.H78])*2" office:value-type="float" office:value="2">
            <text:p>2</text:p>
          </table:table-cell>
          <table:table-cell table:number-columns-repeated="2"/>
          <table:table-cell table:formula="of:=[.A78]&amp;CHAR(9)&amp;[.K78]&amp;CHAR(9)&amp;[.L78]&amp;CHAR(9)&amp;[.M78]&amp;CHAR(9)&amp;[.N78]" office:value-type="string" office:string-value="800077&#9;10&#9;2&#9;2&#9;2">
            <text:p>800077<text:tab/>10<text:tab/>2<text:tab/>2<text:tab/>2</text:p>
          </table:table-cell>
          <table:table-cell table:number-columns-repeated="1001"/>
        </table:table-row>
        <table:table-row table:style-name="ro1">
          <table:table-cell office:value-type="float" office:value="800078">
            <text:p>800078</text:p>
          </table:table-cell>
          <table:table-cell table:style-name="ce2" table:formula="of:=IF(MOD(ROUNDUP((ROW()-1)/128;0);2);[.$A79];&quot;&quot;)" office:value-type="float" office:value="800078">
            <text:p>800078</text:p>
          </table:table-cell>
          <table:table-cell table:style-name="ce2" table:formula="of:=IF(MOD(ROUNDUP((ROW()-1)/64;0);2);[.$A79];&quot;&quot;)">
            <text:p/>
          </table:table-cell>
          <table:table-cell table:style-name="ce2" table:formula="of:=IF(MOD(ROUNDUP((ROW()-1)/32;0);2);[.$A79];&quot;&quot;)" office:value-type="float" office:value="800078">
            <text:p>800078</text:p>
          </table:table-cell>
          <table:table-cell table:style-name="ce2" table:formula="of:=IF(MOD(ROUNDUP((ROW()-1)/16;0);2);[.$A79];&quot;&quot;)" office:value-type="float" office:value="800078">
            <text:p>800078</text:p>
          </table:table-cell>
          <table:table-cell table:style-name="ce2" table:formula="of:=IF(MOD(ROUNDUP((ROW()-1)/8;0);2);[.$A79];&quot;&quot;)">
            <text:p/>
          </table:table-cell>
          <table:table-cell table:style-name="ce2" table:formula="of:=IF(MOD(ROUNDUP((ROW()-1)/4;0);2);[.$A79];&quot;&quot;)">
            <text:p/>
          </table:table-cell>
          <table:table-cell table:style-name="ce2" table:formula="of:=IF(MOD(ROUNDUP((ROW()-1)/2;0);2);[.$A79];&quot;&quot;)" office:value-type="float" office:value="800078">
            <text:p>800078</text:p>
          </table:table-cell>
          <table:table-cell table:formula="of:=IF(MOD(ROW()-1;2);[.$A79];&quot;&quot;)">
            <text:p/>
          </table:table-cell>
          <table:table-cell/>
          <table:table-cell table:formula="of:=COUNT([.B79:.I79])*2" office:value-type="float" office:value="8">
            <text:p>8</text:p>
          </table:table-cell>
          <table:table-cell table:formula="of:=COUNT([.C79:.D79])*2" office:value-type="float" office:value="2">
            <text:p>2</text:p>
          </table:table-cell>
          <table:table-cell table:formula="of:=COUNT([.E79:.F79])*2" office:value-type="float" office:value="2">
            <text:p>2</text:p>
          </table:table-cell>
          <table:table-cell table:formula="of:=COUNT([.G79:.H79])*2" office:value-type="float" office:value="2">
            <text:p>2</text:p>
          </table:table-cell>
          <table:table-cell table:number-columns-repeated="2"/>
          <table:table-cell table:formula="of:=[.A79]&amp;CHAR(9)&amp;[.K79]&amp;CHAR(9)&amp;[.L79]&amp;CHAR(9)&amp;[.M79]&amp;CHAR(9)&amp;[.N79]" office:value-type="string" office:string-value="800078&#9;8&#9;2&#9;2&#9;2">
            <text:p>800078<text:tab/>8<text:tab/>2<text:tab/>2<text:tab/>2</text:p>
          </table:table-cell>
          <table:table-cell table:number-columns-repeated="1001"/>
        </table:table-row>
        <table:table-row table:style-name="ro1">
          <table:table-cell office:value-type="float" office:value="800079">
            <text:p>800079</text:p>
          </table:table-cell>
          <table:table-cell table:style-name="ce2" table:formula="of:=IF(MOD(ROUNDUP((ROW()-1)/128;0);2);[.$A80];&quot;&quot;)" office:value-type="float" office:value="800079">
            <text:p>800079</text:p>
          </table:table-cell>
          <table:table-cell table:style-name="ce2" table:formula="of:=IF(MOD(ROUNDUP((ROW()-1)/64;0);2);[.$A80];&quot;&quot;)">
            <text:p/>
          </table:table-cell>
          <table:table-cell table:style-name="ce2" table:formula="of:=IF(MOD(ROUNDUP((ROW()-1)/32;0);2);[.$A80];&quot;&quot;)" office:value-type="float" office:value="800079">
            <text:p>800079</text:p>
          </table:table-cell>
          <table:table-cell table:style-name="ce2" table:formula="of:=IF(MOD(ROUNDUP((ROW()-1)/16;0);2);[.$A80];&quot;&quot;)" office:value-type="float" office:value="800079">
            <text:p>800079</text:p>
          </table:table-cell>
          <table:table-cell table:style-name="ce2" table:formula="of:=IF(MOD(ROUNDUP((ROW()-1)/8;0);2);[.$A80];&quot;&quot;)">
            <text:p/>
          </table:table-cell>
          <table:table-cell table:style-name="ce2" table:formula="of:=IF(MOD(ROUNDUP((ROW()-1)/4;0);2);[.$A80];&quot;&quot;)">
            <text:p/>
          </table:table-cell>
          <table:table-cell table:style-name="ce2" table:formula="of:=IF(MOD(ROUNDUP((ROW()-1)/2;0);2);[.$A80];&quot;&quot;)">
            <text:p/>
          </table:table-cell>
          <table:table-cell table:formula="of:=IF(MOD(ROW()-1;2);[.$A80];&quot;&quot;)" office:value-type="float" office:value="800079">
            <text:p>800079</text:p>
          </table:table-cell>
          <table:table-cell/>
          <table:table-cell table:formula="of:=COUNT([.B80:.I80])*2" office:value-type="float" office:value="8">
            <text:p>8</text:p>
          </table:table-cell>
          <table:table-cell table:formula="of:=COUNT([.C80:.D80])*2" office:value-type="float" office:value="2">
            <text:p>2</text:p>
          </table:table-cell>
          <table:table-cell table:formula="of:=COUNT([.E80:.F80])*2" office:value-type="float" office:value="2">
            <text:p>2</text:p>
          </table:table-cell>
          <table:table-cell table:formula="of:=COUNT([.G80:.H80])*2" office:value-type="float" office:value="0">
            <text:p>0</text:p>
          </table:table-cell>
          <table:table-cell table:number-columns-repeated="2"/>
          <table:table-cell table:formula="of:=[.A80]&amp;CHAR(9)&amp;[.K80]&amp;CHAR(9)&amp;[.L80]&amp;CHAR(9)&amp;[.M80]&amp;CHAR(9)&amp;[.N80]" office:value-type="string" office:string-value="800079&#9;8&#9;2&#9;2&#9;0">
            <text:p>800079<text:tab/>8<text:tab/>2<text:tab/>2<text:tab/>0</text:p>
          </table:table-cell>
          <table:table-cell table:number-columns-repeated="1001"/>
        </table:table-row>
        <table:table-row table:style-name="ro1">
          <table:table-cell office:value-type="float" office:value="800080">
            <text:p>800080</text:p>
          </table:table-cell>
          <table:table-cell table:style-name="ce2" table:formula="of:=IF(MOD(ROUNDUP((ROW()-1)/128;0);2);[.$A81];&quot;&quot;)" office:value-type="float" office:value="800080">
            <text:p>800080</text:p>
          </table:table-cell>
          <table:table-cell table:style-name="ce2" table:formula="of:=IF(MOD(ROUNDUP((ROW()-1)/64;0);2);[.$A81];&quot;&quot;)">
            <text:p/>
          </table:table-cell>
          <table:table-cell table:style-name="ce2" table:formula="of:=IF(MOD(ROUNDUP((ROW()-1)/32;0);2);[.$A81];&quot;&quot;)" office:value-type="float" office:value="800080">
            <text:p>800080</text:p>
          </table:table-cell>
          <table:table-cell table:style-name="ce2" table:formula="of:=IF(MOD(ROUNDUP((ROW()-1)/16;0);2);[.$A81];&quot;&quot;)" office:value-type="float" office:value="800080">
            <text:p>800080</text:p>
          </table:table-cell>
          <table:table-cell table:style-name="ce2" table:formula="of:=IF(MOD(ROUNDUP((ROW()-1)/8;0);2);[.$A81];&quot;&quot;)">
            <text:p/>
          </table:table-cell>
          <table:table-cell table:style-name="ce2" table:formula="of:=IF(MOD(ROUNDUP((ROW()-1)/4;0);2);[.$A81];&quot;&quot;)">
            <text:p/>
          </table:table-cell>
          <table:table-cell table:style-name="ce2" table:formula="of:=IF(MOD(ROUNDUP((ROW()-1)/2;0);2);[.$A81];&quot;&quot;)">
            <text:p/>
          </table:table-cell>
          <table:table-cell table:formula="of:=IF(MOD(ROW()-1;2);[.$A81];&quot;&quot;)">
            <text:p/>
          </table:table-cell>
          <table:table-cell/>
          <table:table-cell table:formula="of:=COUNT([.B81:.I81])*2" office:value-type="float" office:value="6">
            <text:p>6</text:p>
          </table:table-cell>
          <table:table-cell table:formula="of:=COUNT([.C81:.D81])*2" office:value-type="float" office:value="2">
            <text:p>2</text:p>
          </table:table-cell>
          <table:table-cell table:formula="of:=COUNT([.E81:.F81])*2" office:value-type="float" office:value="2">
            <text:p>2</text:p>
          </table:table-cell>
          <table:table-cell table:formula="of:=COUNT([.G81:.H81])*2" office:value-type="float" office:value="0">
            <text:p>0</text:p>
          </table:table-cell>
          <table:table-cell table:number-columns-repeated="2"/>
          <table:table-cell table:formula="of:=[.A81]&amp;CHAR(9)&amp;[.K81]&amp;CHAR(9)&amp;[.L81]&amp;CHAR(9)&amp;[.M81]&amp;CHAR(9)&amp;[.N81]" office:value-type="string" office:string-value="800080&#9;6&#9;2&#9;2&#9;0">
            <text:p>800080<text:tab/>6<text:tab/>2<text:tab/>2<text:tab/>0</text:p>
          </table:table-cell>
          <table:table-cell table:number-columns-repeated="1001"/>
        </table:table-row>
        <table:table-row table:style-name="ro1">
          <table:table-cell office:value-type="float" office:value="800081">
            <text:p>800081</text:p>
          </table:table-cell>
          <table:table-cell table:style-name="ce2" table:formula="of:=IF(MOD(ROUNDUP((ROW()-1)/128;0);2);[.$A82];&quot;&quot;)" office:value-type="float" office:value="800081">
            <text:p>800081</text:p>
          </table:table-cell>
          <table:table-cell table:style-name="ce2" table:formula="of:=IF(MOD(ROUNDUP((ROW()-1)/64;0);2);[.$A82];&quot;&quot;)">
            <text:p/>
          </table:table-cell>
          <table:table-cell table:style-name="ce2" table:formula="of:=IF(MOD(ROUNDUP((ROW()-1)/32;0);2);[.$A82];&quot;&quot;)" office:value-type="float" office:value="800081">
            <text:p>800081</text:p>
          </table:table-cell>
          <table:table-cell table:style-name="ce2" table:formula="of:=IF(MOD(ROUNDUP((ROW()-1)/16;0);2);[.$A82];&quot;&quot;)">
            <text:p/>
          </table:table-cell>
          <table:table-cell table:style-name="ce2" table:formula="of:=IF(MOD(ROUNDUP((ROW()-1)/8;0);2);[.$A82];&quot;&quot;)" office:value-type="float" office:value="800081">
            <text:p>800081</text:p>
          </table:table-cell>
          <table:table-cell table:style-name="ce2" table:formula="of:=IF(MOD(ROUNDUP((ROW()-1)/4;0);2);[.$A82];&quot;&quot;)" office:value-type="float" office:value="800081">
            <text:p>800081</text:p>
          </table:table-cell>
          <table:table-cell table:style-name="ce2" table:formula="of:=IF(MOD(ROUNDUP((ROW()-1)/2;0);2);[.$A82];&quot;&quot;)" office:value-type="float" office:value="800081">
            <text:p>800081</text:p>
          </table:table-cell>
          <table:table-cell table:formula="of:=IF(MOD(ROW()-1;2);[.$A82];&quot;&quot;)" office:value-type="float" office:value="800081">
            <text:p>800081</text:p>
          </table:table-cell>
          <table:table-cell/>
          <table:table-cell table:formula="of:=COUNT([.B82:.I82])*2" office:value-type="float" office:value="12">
            <text:p>12</text:p>
          </table:table-cell>
          <table:table-cell table:formula="of:=COUNT([.C82:.D82])*2" office:value-type="float" office:value="2">
            <text:p>2</text:p>
          </table:table-cell>
          <table:table-cell table:formula="of:=COUNT([.E82:.F82])*2" office:value-type="float" office:value="2">
            <text:p>2</text:p>
          </table:table-cell>
          <table:table-cell table:formula="of:=COUNT([.G82:.H82])*2" office:value-type="float" office:value="4">
            <text:p>4</text:p>
          </table:table-cell>
          <table:table-cell table:number-columns-repeated="2"/>
          <table:table-cell table:formula="of:=[.A82]&amp;CHAR(9)&amp;[.K82]&amp;CHAR(9)&amp;[.L82]&amp;CHAR(9)&amp;[.M82]&amp;CHAR(9)&amp;[.N82]" office:value-type="string" office:string-value="800081&#9;12&#9;2&#9;2&#9;4">
            <text:p>800081<text:tab/>12<text:tab/>2<text:tab/>2<text:tab/>4</text:p>
          </table:table-cell>
          <table:table-cell table:number-columns-repeated="1001"/>
        </table:table-row>
        <table:table-row table:style-name="ro1">
          <table:table-cell office:value-type="float" office:value="800082">
            <text:p>800082</text:p>
          </table:table-cell>
          <table:table-cell table:style-name="ce2" table:formula="of:=IF(MOD(ROUNDUP((ROW()-1)/128;0);2);[.$A83];&quot;&quot;)" office:value-type="float" office:value="800082">
            <text:p>800082</text:p>
          </table:table-cell>
          <table:table-cell table:style-name="ce2" table:formula="of:=IF(MOD(ROUNDUP((ROW()-1)/64;0);2);[.$A83];&quot;&quot;)">
            <text:p/>
          </table:table-cell>
          <table:table-cell table:style-name="ce2" table:formula="of:=IF(MOD(ROUNDUP((ROW()-1)/32;0);2);[.$A83];&quot;&quot;)" office:value-type="float" office:value="800082">
            <text:p>800082</text:p>
          </table:table-cell>
          <table:table-cell table:style-name="ce2" table:formula="of:=IF(MOD(ROUNDUP((ROW()-1)/16;0);2);[.$A83];&quot;&quot;)">
            <text:p/>
          </table:table-cell>
          <table:table-cell table:style-name="ce2" table:formula="of:=IF(MOD(ROUNDUP((ROW()-1)/8;0);2);[.$A83];&quot;&quot;)" office:value-type="float" office:value="800082">
            <text:p>800082</text:p>
          </table:table-cell>
          <table:table-cell table:style-name="ce2" table:formula="of:=IF(MOD(ROUNDUP((ROW()-1)/4;0);2);[.$A83];&quot;&quot;)" office:value-type="float" office:value="800082">
            <text:p>800082</text:p>
          </table:table-cell>
          <table:table-cell table:style-name="ce2" table:formula="of:=IF(MOD(ROUNDUP((ROW()-1)/2;0);2);[.$A83];&quot;&quot;)" office:value-type="float" office:value="800082">
            <text:p>800082</text:p>
          </table:table-cell>
          <table:table-cell table:formula="of:=IF(MOD(ROW()-1;2);[.$A83];&quot;&quot;)">
            <text:p/>
          </table:table-cell>
          <table:table-cell/>
          <table:table-cell table:formula="of:=COUNT([.B83:.I83])*2" office:value-type="float" office:value="10">
            <text:p>10</text:p>
          </table:table-cell>
          <table:table-cell table:formula="of:=COUNT([.C83:.D83])*2" office:value-type="float" office:value="2">
            <text:p>2</text:p>
          </table:table-cell>
          <table:table-cell table:formula="of:=COUNT([.E83:.F83])*2" office:value-type="float" office:value="2">
            <text:p>2</text:p>
          </table:table-cell>
          <table:table-cell table:formula="of:=COUNT([.G83:.H83])*2" office:value-type="float" office:value="4">
            <text:p>4</text:p>
          </table:table-cell>
          <table:table-cell table:number-columns-repeated="2"/>
          <table:table-cell table:formula="of:=[.A83]&amp;CHAR(9)&amp;[.K83]&amp;CHAR(9)&amp;[.L83]&amp;CHAR(9)&amp;[.M83]&amp;CHAR(9)&amp;[.N83]" office:value-type="string" office:string-value="800082&#9;10&#9;2&#9;2&#9;4">
            <text:p>800082<text:tab/>10<text:tab/>2<text:tab/>2<text:tab/>4</text:p>
          </table:table-cell>
          <table:table-cell table:number-columns-repeated="1001"/>
        </table:table-row>
        <table:table-row table:style-name="ro1">
          <table:table-cell office:value-type="float" office:value="800083">
            <text:p>800083</text:p>
          </table:table-cell>
          <table:table-cell table:style-name="ce2" table:formula="of:=IF(MOD(ROUNDUP((ROW()-1)/128;0);2);[.$A84];&quot;&quot;)" office:value-type="float" office:value="800083">
            <text:p>800083</text:p>
          </table:table-cell>
          <table:table-cell table:style-name="ce2" table:formula="of:=IF(MOD(ROUNDUP((ROW()-1)/64;0);2);[.$A84];&quot;&quot;)">
            <text:p/>
          </table:table-cell>
          <table:table-cell table:style-name="ce2" table:formula="of:=IF(MOD(ROUNDUP((ROW()-1)/32;0);2);[.$A84];&quot;&quot;)" office:value-type="float" office:value="800083">
            <text:p>800083</text:p>
          </table:table-cell>
          <table:table-cell table:style-name="ce2" table:formula="of:=IF(MOD(ROUNDUP((ROW()-1)/16;0);2);[.$A84];&quot;&quot;)">
            <text:p/>
          </table:table-cell>
          <table:table-cell table:style-name="ce2" table:formula="of:=IF(MOD(ROUNDUP((ROW()-1)/8;0);2);[.$A84];&quot;&quot;)" office:value-type="float" office:value="800083">
            <text:p>800083</text:p>
          </table:table-cell>
          <table:table-cell table:style-name="ce2" table:formula="of:=IF(MOD(ROUNDUP((ROW()-1)/4;0);2);[.$A84];&quot;&quot;)" office:value-type="float" office:value="800083">
            <text:p>800083</text:p>
          </table:table-cell>
          <table:table-cell table:style-name="ce2" table:formula="of:=IF(MOD(ROUNDUP((ROW()-1)/2;0);2);[.$A84];&quot;&quot;)">
            <text:p/>
          </table:table-cell>
          <table:table-cell table:formula="of:=IF(MOD(ROW()-1;2);[.$A84];&quot;&quot;)" office:value-type="float" office:value="800083">
            <text:p>800083</text:p>
          </table:table-cell>
          <table:table-cell/>
          <table:table-cell table:formula="of:=COUNT([.B84:.I84])*2" office:value-type="float" office:value="10">
            <text:p>10</text:p>
          </table:table-cell>
          <table:table-cell table:formula="of:=COUNT([.C84:.D84])*2" office:value-type="float" office:value="2">
            <text:p>2</text:p>
          </table:table-cell>
          <table:table-cell table:formula="of:=COUNT([.E84:.F84])*2" office:value-type="float" office:value="2">
            <text:p>2</text:p>
          </table:table-cell>
          <table:table-cell table:formula="of:=COUNT([.G84:.H84])*2" office:value-type="float" office:value="2">
            <text:p>2</text:p>
          </table:table-cell>
          <table:table-cell table:number-columns-repeated="2"/>
          <table:table-cell table:formula="of:=[.A84]&amp;CHAR(9)&amp;[.K84]&amp;CHAR(9)&amp;[.L84]&amp;CHAR(9)&amp;[.M84]&amp;CHAR(9)&amp;[.N84]" office:value-type="string" office:string-value="800083&#9;10&#9;2&#9;2&#9;2">
            <text:p>800083<text:tab/>10<text:tab/>2<text:tab/>2<text:tab/>2</text:p>
          </table:table-cell>
          <table:table-cell table:number-columns-repeated="1001"/>
        </table:table-row>
        <table:table-row table:style-name="ro1">
          <table:table-cell office:value-type="float" office:value="800084">
            <text:p>800084</text:p>
          </table:table-cell>
          <table:table-cell table:style-name="ce2" table:formula="of:=IF(MOD(ROUNDUP((ROW()-1)/128;0);2);[.$A85];&quot;&quot;)" office:value-type="float" office:value="800084">
            <text:p>800084</text:p>
          </table:table-cell>
          <table:table-cell table:style-name="ce2" table:formula="of:=IF(MOD(ROUNDUP((ROW()-1)/64;0);2);[.$A85];&quot;&quot;)">
            <text:p/>
          </table:table-cell>
          <table:table-cell table:style-name="ce2" table:formula="of:=IF(MOD(ROUNDUP((ROW()-1)/32;0);2);[.$A85];&quot;&quot;)" office:value-type="float" office:value="800084">
            <text:p>800084</text:p>
          </table:table-cell>
          <table:table-cell table:style-name="ce2" table:formula="of:=IF(MOD(ROUNDUP((ROW()-1)/16;0);2);[.$A85];&quot;&quot;)">
            <text:p/>
          </table:table-cell>
          <table:table-cell table:style-name="ce2" table:formula="of:=IF(MOD(ROUNDUP((ROW()-1)/8;0);2);[.$A85];&quot;&quot;)" office:value-type="float" office:value="800084">
            <text:p>800084</text:p>
          </table:table-cell>
          <table:table-cell table:style-name="ce2" table:formula="of:=IF(MOD(ROUNDUP((ROW()-1)/4;0);2);[.$A85];&quot;&quot;)" office:value-type="float" office:value="800084">
            <text:p>800084</text:p>
          </table:table-cell>
          <table:table-cell table:style-name="ce2" table:formula="of:=IF(MOD(ROUNDUP((ROW()-1)/2;0);2);[.$A85];&quot;&quot;)">
            <text:p/>
          </table:table-cell>
          <table:table-cell table:formula="of:=IF(MOD(ROW()-1;2);[.$A85];&quot;&quot;)">
            <text:p/>
          </table:table-cell>
          <table:table-cell/>
          <table:table-cell table:formula="of:=COUNT([.B85:.I85])*2" office:value-type="float" office:value="8">
            <text:p>8</text:p>
          </table:table-cell>
          <table:table-cell table:formula="of:=COUNT([.C85:.D85])*2" office:value-type="float" office:value="2">
            <text:p>2</text:p>
          </table:table-cell>
          <table:table-cell table:formula="of:=COUNT([.E85:.F85])*2" office:value-type="float" office:value="2">
            <text:p>2</text:p>
          </table:table-cell>
          <table:table-cell table:formula="of:=COUNT([.G85:.H85])*2" office:value-type="float" office:value="2">
            <text:p>2</text:p>
          </table:table-cell>
          <table:table-cell table:number-columns-repeated="2"/>
          <table:table-cell table:formula="of:=[.A85]&amp;CHAR(9)&amp;[.K85]&amp;CHAR(9)&amp;[.L85]&amp;CHAR(9)&amp;[.M85]&amp;CHAR(9)&amp;[.N85]" office:value-type="string" office:string-value="800084&#9;8&#9;2&#9;2&#9;2">
            <text:p>800084<text:tab/>8<text:tab/>2<text:tab/>2<text:tab/>2</text:p>
          </table:table-cell>
          <table:table-cell table:number-columns-repeated="1001"/>
        </table:table-row>
        <table:table-row table:style-name="ro1">
          <table:table-cell office:value-type="float" office:value="800085">
            <text:p>800085</text:p>
          </table:table-cell>
          <table:table-cell table:style-name="ce2" table:formula="of:=IF(MOD(ROUNDUP((ROW()-1)/128;0);2);[.$A86];&quot;&quot;)" office:value-type="float" office:value="800085">
            <text:p>800085</text:p>
          </table:table-cell>
          <table:table-cell table:style-name="ce2" table:formula="of:=IF(MOD(ROUNDUP((ROW()-1)/64;0);2);[.$A86];&quot;&quot;)">
            <text:p/>
          </table:table-cell>
          <table:table-cell table:style-name="ce2" table:formula="of:=IF(MOD(ROUNDUP((ROW()-1)/32;0);2);[.$A86];&quot;&quot;)" office:value-type="float" office:value="800085">
            <text:p>800085</text:p>
          </table:table-cell>
          <table:table-cell table:style-name="ce2" table:formula="of:=IF(MOD(ROUNDUP((ROW()-1)/16;0);2);[.$A86];&quot;&quot;)">
            <text:p/>
          </table:table-cell>
          <table:table-cell table:style-name="ce2" table:formula="of:=IF(MOD(ROUNDUP((ROW()-1)/8;0);2);[.$A86];&quot;&quot;)" office:value-type="float" office:value="800085">
            <text:p>800085</text:p>
          </table:table-cell>
          <table:table-cell table:style-name="ce2" table:formula="of:=IF(MOD(ROUNDUP((ROW()-1)/4;0);2);[.$A86];&quot;&quot;)">
            <text:p/>
          </table:table-cell>
          <table:table-cell table:style-name="ce2" table:formula="of:=IF(MOD(ROUNDUP((ROW()-1)/2;0);2);[.$A86];&quot;&quot;)" office:value-type="float" office:value="800085">
            <text:p>800085</text:p>
          </table:table-cell>
          <table:table-cell table:formula="of:=IF(MOD(ROW()-1;2);[.$A86];&quot;&quot;)" office:value-type="float" office:value="800085">
            <text:p>800085</text:p>
          </table:table-cell>
          <table:table-cell/>
          <table:table-cell table:formula="of:=COUNT([.B86:.I86])*2" office:value-type="float" office:value="10">
            <text:p>10</text:p>
          </table:table-cell>
          <table:table-cell table:formula="of:=COUNT([.C86:.D86])*2" office:value-type="float" office:value="2">
            <text:p>2</text:p>
          </table:table-cell>
          <table:table-cell table:formula="of:=COUNT([.E86:.F86])*2" office:value-type="float" office:value="2">
            <text:p>2</text:p>
          </table:table-cell>
          <table:table-cell table:formula="of:=COUNT([.G86:.H86])*2" office:value-type="float" office:value="2">
            <text:p>2</text:p>
          </table:table-cell>
          <table:table-cell table:number-columns-repeated="2"/>
          <table:table-cell table:formula="of:=[.A86]&amp;CHAR(9)&amp;[.K86]&amp;CHAR(9)&amp;[.L86]&amp;CHAR(9)&amp;[.M86]&amp;CHAR(9)&amp;[.N86]" office:value-type="string" office:string-value="800085&#9;10&#9;2&#9;2&#9;2">
            <text:p>800085<text:tab/>10<text:tab/>2<text:tab/>2<text:tab/>2</text:p>
          </table:table-cell>
          <table:table-cell table:number-columns-repeated="1001"/>
        </table:table-row>
        <table:table-row table:style-name="ro1">
          <table:table-cell office:value-type="float" office:value="800086">
            <text:p>800086</text:p>
          </table:table-cell>
          <table:table-cell table:style-name="ce2" table:formula="of:=IF(MOD(ROUNDUP((ROW()-1)/128;0);2);[.$A87];&quot;&quot;)" office:value-type="float" office:value="800086">
            <text:p>800086</text:p>
          </table:table-cell>
          <table:table-cell table:style-name="ce2" table:formula="of:=IF(MOD(ROUNDUP((ROW()-1)/64;0);2);[.$A87];&quot;&quot;)">
            <text:p/>
          </table:table-cell>
          <table:table-cell table:style-name="ce2" table:formula="of:=IF(MOD(ROUNDUP((ROW()-1)/32;0);2);[.$A87];&quot;&quot;)" office:value-type="float" office:value="800086">
            <text:p>800086</text:p>
          </table:table-cell>
          <table:table-cell table:style-name="ce2" table:formula="of:=IF(MOD(ROUNDUP((ROW()-1)/16;0);2);[.$A87];&quot;&quot;)">
            <text:p/>
          </table:table-cell>
          <table:table-cell table:style-name="ce2" table:formula="of:=IF(MOD(ROUNDUP((ROW()-1)/8;0);2);[.$A87];&quot;&quot;)" office:value-type="float" office:value="800086">
            <text:p>800086</text:p>
          </table:table-cell>
          <table:table-cell table:style-name="ce2" table:formula="of:=IF(MOD(ROUNDUP((ROW()-1)/4;0);2);[.$A87];&quot;&quot;)">
            <text:p/>
          </table:table-cell>
          <table:table-cell table:style-name="ce2" table:formula="of:=IF(MOD(ROUNDUP((ROW()-1)/2;0);2);[.$A87];&quot;&quot;)" office:value-type="float" office:value="800086">
            <text:p>800086</text:p>
          </table:table-cell>
          <table:table-cell table:formula="of:=IF(MOD(ROW()-1;2);[.$A87];&quot;&quot;)">
            <text:p/>
          </table:table-cell>
          <table:table-cell/>
          <table:table-cell table:formula="of:=COUNT([.B87:.I87])*2" office:value-type="float" office:value="8">
            <text:p>8</text:p>
          </table:table-cell>
          <table:table-cell table:formula="of:=COUNT([.C87:.D87])*2" office:value-type="float" office:value="2">
            <text:p>2</text:p>
          </table:table-cell>
          <table:table-cell table:formula="of:=COUNT([.E87:.F87])*2" office:value-type="float" office:value="2">
            <text:p>2</text:p>
          </table:table-cell>
          <table:table-cell table:formula="of:=COUNT([.G87:.H87])*2" office:value-type="float" office:value="2">
            <text:p>2</text:p>
          </table:table-cell>
          <table:table-cell table:number-columns-repeated="2"/>
          <table:table-cell table:formula="of:=[.A87]&amp;CHAR(9)&amp;[.K87]&amp;CHAR(9)&amp;[.L87]&amp;CHAR(9)&amp;[.M87]&amp;CHAR(9)&amp;[.N87]" office:value-type="string" office:string-value="800086&#9;8&#9;2&#9;2&#9;2">
            <text:p>800086<text:tab/>8<text:tab/>2<text:tab/>2<text:tab/>2</text:p>
          </table:table-cell>
          <table:table-cell table:number-columns-repeated="1001"/>
        </table:table-row>
        <table:table-row table:style-name="ro1">
          <table:table-cell office:value-type="float" office:value="800087">
            <text:p>800087</text:p>
          </table:table-cell>
          <table:table-cell table:style-name="ce2" table:formula="of:=IF(MOD(ROUNDUP((ROW()-1)/128;0);2);[.$A88];&quot;&quot;)" office:value-type="float" office:value="800087">
            <text:p>800087</text:p>
          </table:table-cell>
          <table:table-cell table:style-name="ce2" table:formula="of:=IF(MOD(ROUNDUP((ROW()-1)/64;0);2);[.$A88];&quot;&quot;)">
            <text:p/>
          </table:table-cell>
          <table:table-cell table:style-name="ce2" table:formula="of:=IF(MOD(ROUNDUP((ROW()-1)/32;0);2);[.$A88];&quot;&quot;)" office:value-type="float" office:value="800087">
            <text:p>800087</text:p>
          </table:table-cell>
          <table:table-cell table:style-name="ce2" table:formula="of:=IF(MOD(ROUNDUP((ROW()-1)/16;0);2);[.$A88];&quot;&quot;)">
            <text:p/>
          </table:table-cell>
          <table:table-cell table:style-name="ce2" table:formula="of:=IF(MOD(ROUNDUP((ROW()-1)/8;0);2);[.$A88];&quot;&quot;)" office:value-type="float" office:value="800087">
            <text:p>800087</text:p>
          </table:table-cell>
          <table:table-cell table:style-name="ce2" table:formula="of:=IF(MOD(ROUNDUP((ROW()-1)/4;0);2);[.$A88];&quot;&quot;)">
            <text:p/>
          </table:table-cell>
          <table:table-cell table:style-name="ce2" table:formula="of:=IF(MOD(ROUNDUP((ROW()-1)/2;0);2);[.$A88];&quot;&quot;)">
            <text:p/>
          </table:table-cell>
          <table:table-cell table:formula="of:=IF(MOD(ROW()-1;2);[.$A88];&quot;&quot;)" office:value-type="float" office:value="800087">
            <text:p>800087</text:p>
          </table:table-cell>
          <table:table-cell/>
          <table:table-cell table:formula="of:=COUNT([.B88:.I88])*2" office:value-type="float" office:value="8">
            <text:p>8</text:p>
          </table:table-cell>
          <table:table-cell table:formula="of:=COUNT([.C88:.D88])*2" office:value-type="float" office:value="2">
            <text:p>2</text:p>
          </table:table-cell>
          <table:table-cell table:formula="of:=COUNT([.E88:.F88])*2" office:value-type="float" office:value="2">
            <text:p>2</text:p>
          </table:table-cell>
          <table:table-cell table:formula="of:=COUNT([.G88:.H88])*2" office:value-type="float" office:value="0">
            <text:p>0</text:p>
          </table:table-cell>
          <table:table-cell table:number-columns-repeated="2"/>
          <table:table-cell table:formula="of:=[.A88]&amp;CHAR(9)&amp;[.K88]&amp;CHAR(9)&amp;[.L88]&amp;CHAR(9)&amp;[.M88]&amp;CHAR(9)&amp;[.N88]" office:value-type="string" office:string-value="800087&#9;8&#9;2&#9;2&#9;0">
            <text:p>800087<text:tab/>8<text:tab/>2<text:tab/>2<text:tab/>0</text:p>
          </table:table-cell>
          <table:table-cell table:number-columns-repeated="1001"/>
        </table:table-row>
        <table:table-row table:style-name="ro1">
          <table:table-cell office:value-type="float" office:value="800088">
            <text:p>800088</text:p>
          </table:table-cell>
          <table:table-cell table:style-name="ce2" table:formula="of:=IF(MOD(ROUNDUP((ROW()-1)/128;0);2);[.$A89];&quot;&quot;)" office:value-type="float" office:value="800088">
            <text:p>800088</text:p>
          </table:table-cell>
          <table:table-cell table:style-name="ce2" table:formula="of:=IF(MOD(ROUNDUP((ROW()-1)/64;0);2);[.$A89];&quot;&quot;)">
            <text:p/>
          </table:table-cell>
          <table:table-cell table:style-name="ce2" table:formula="of:=IF(MOD(ROUNDUP((ROW()-1)/32;0);2);[.$A89];&quot;&quot;)" office:value-type="float" office:value="800088">
            <text:p>800088</text:p>
          </table:table-cell>
          <table:table-cell table:style-name="ce2" table:formula="of:=IF(MOD(ROUNDUP((ROW()-1)/16;0);2);[.$A89];&quot;&quot;)">
            <text:p/>
          </table:table-cell>
          <table:table-cell table:style-name="ce2" table:formula="of:=IF(MOD(ROUNDUP((ROW()-1)/8;0);2);[.$A89];&quot;&quot;)" office:value-type="float" office:value="800088">
            <text:p>800088</text:p>
          </table:table-cell>
          <table:table-cell table:style-name="ce2" table:formula="of:=IF(MOD(ROUNDUP((ROW()-1)/4;0);2);[.$A89];&quot;&quot;)">
            <text:p/>
          </table:table-cell>
          <table:table-cell table:style-name="ce2" table:formula="of:=IF(MOD(ROUNDUP((ROW()-1)/2;0);2);[.$A89];&quot;&quot;)">
            <text:p/>
          </table:table-cell>
          <table:table-cell table:formula="of:=IF(MOD(ROW()-1;2);[.$A89];&quot;&quot;)">
            <text:p/>
          </table:table-cell>
          <table:table-cell/>
          <table:table-cell table:formula="of:=COUNT([.B89:.I89])*2" office:value-type="float" office:value="6">
            <text:p>6</text:p>
          </table:table-cell>
          <table:table-cell table:formula="of:=COUNT([.C89:.D89])*2" office:value-type="float" office:value="2">
            <text:p>2</text:p>
          </table:table-cell>
          <table:table-cell table:formula="of:=COUNT([.E89:.F89])*2" office:value-type="float" office:value="2">
            <text:p>2</text:p>
          </table:table-cell>
          <table:table-cell table:formula="of:=COUNT([.G89:.H89])*2" office:value-type="float" office:value="0">
            <text:p>0</text:p>
          </table:table-cell>
          <table:table-cell table:number-columns-repeated="2"/>
          <table:table-cell table:formula="of:=[.A89]&amp;CHAR(9)&amp;[.K89]&amp;CHAR(9)&amp;[.L89]&amp;CHAR(9)&amp;[.M89]&amp;CHAR(9)&amp;[.N89]" office:value-type="string" office:string-value="800088&#9;6&#9;2&#9;2&#9;0">
            <text:p>800088<text:tab/>6<text:tab/>2<text:tab/>2<text:tab/>0</text:p>
          </table:table-cell>
          <table:table-cell table:number-columns-repeated="1001"/>
        </table:table-row>
        <table:table-row table:style-name="ro1">
          <table:table-cell office:value-type="float" office:value="800089">
            <text:p>800089</text:p>
          </table:table-cell>
          <table:table-cell table:style-name="ce2" table:formula="of:=IF(MOD(ROUNDUP((ROW()-1)/128;0);2);[.$A90];&quot;&quot;)" office:value-type="float" office:value="800089">
            <text:p>800089</text:p>
          </table:table-cell>
          <table:table-cell table:style-name="ce2" table:formula="of:=IF(MOD(ROUNDUP((ROW()-1)/64;0);2);[.$A90];&quot;&quot;)">
            <text:p/>
          </table:table-cell>
          <table:table-cell table:style-name="ce2" table:formula="of:=IF(MOD(ROUNDUP((ROW()-1)/32;0);2);[.$A90];&quot;&quot;)" office:value-type="float" office:value="800089">
            <text:p>800089</text:p>
          </table:table-cell>
          <table:table-cell table:style-name="ce2" table:formula="of:=IF(MOD(ROUNDUP((ROW()-1)/16;0);2);[.$A90];&quot;&quot;)">
            <text:p/>
          </table:table-cell>
          <table:table-cell table:style-name="ce2" table:formula="of:=IF(MOD(ROUNDUP((ROW()-1)/8;0);2);[.$A90];&quot;&quot;)">
            <text:p/>
          </table:table-cell>
          <table:table-cell table:style-name="ce2" table:formula="of:=IF(MOD(ROUNDUP((ROW()-1)/4;0);2);[.$A90];&quot;&quot;)" office:value-type="float" office:value="800089">
            <text:p>800089</text:p>
          </table:table-cell>
          <table:table-cell table:style-name="ce2" table:formula="of:=IF(MOD(ROUNDUP((ROW()-1)/2;0);2);[.$A90];&quot;&quot;)" office:value-type="float" office:value="800089">
            <text:p>800089</text:p>
          </table:table-cell>
          <table:table-cell table:formula="of:=IF(MOD(ROW()-1;2);[.$A90];&quot;&quot;)" office:value-type="float" office:value="800089">
            <text:p>800089</text:p>
          </table:table-cell>
          <table:table-cell/>
          <table:table-cell table:formula="of:=COUNT([.B90:.I90])*2" office:value-type="float" office:value="10">
            <text:p>10</text:p>
          </table:table-cell>
          <table:table-cell table:formula="of:=COUNT([.C90:.D90])*2" office:value-type="float" office:value="2">
            <text:p>2</text:p>
          </table:table-cell>
          <table:table-cell table:formula="of:=COUNT([.E90:.F90])*2" office:value-type="float" office:value="0">
            <text:p>0</text:p>
          </table:table-cell>
          <table:table-cell table:formula="of:=COUNT([.G90:.H90])*2" office:value-type="float" office:value="4">
            <text:p>4</text:p>
          </table:table-cell>
          <table:table-cell table:number-columns-repeated="2"/>
          <table:table-cell table:formula="of:=[.A90]&amp;CHAR(9)&amp;[.K90]&amp;CHAR(9)&amp;[.L90]&amp;CHAR(9)&amp;[.M90]&amp;CHAR(9)&amp;[.N90]" office:value-type="string" office:string-value="800089&#9;10&#9;2&#9;0&#9;4">
            <text:p>800089<text:tab/>10<text:tab/>2<text:tab/>0<text:tab/>4</text:p>
          </table:table-cell>
          <table:table-cell table:number-columns-repeated="1001"/>
        </table:table-row>
        <table:table-row table:style-name="ro1">
          <table:table-cell office:value-type="float" office:value="800090">
            <text:p>800090</text:p>
          </table:table-cell>
          <table:table-cell table:style-name="ce2" table:formula="of:=IF(MOD(ROUNDUP((ROW()-1)/128;0);2);[.$A91];&quot;&quot;)" office:value-type="float" office:value="800090">
            <text:p>800090</text:p>
          </table:table-cell>
          <table:table-cell table:style-name="ce2" table:formula="of:=IF(MOD(ROUNDUP((ROW()-1)/64;0);2);[.$A91];&quot;&quot;)">
            <text:p/>
          </table:table-cell>
          <table:table-cell table:style-name="ce2" table:formula="of:=IF(MOD(ROUNDUP((ROW()-1)/32;0);2);[.$A91];&quot;&quot;)" office:value-type="float" office:value="800090">
            <text:p>800090</text:p>
          </table:table-cell>
          <table:table-cell table:style-name="ce2" table:formula="of:=IF(MOD(ROUNDUP((ROW()-1)/16;0);2);[.$A91];&quot;&quot;)">
            <text:p/>
          </table:table-cell>
          <table:table-cell table:style-name="ce2" table:formula="of:=IF(MOD(ROUNDUP((ROW()-1)/8;0);2);[.$A91];&quot;&quot;)">
            <text:p/>
          </table:table-cell>
          <table:table-cell table:style-name="ce2" table:formula="of:=IF(MOD(ROUNDUP((ROW()-1)/4;0);2);[.$A91];&quot;&quot;)" office:value-type="float" office:value="800090">
            <text:p>800090</text:p>
          </table:table-cell>
          <table:table-cell table:style-name="ce2" table:formula="of:=IF(MOD(ROUNDUP((ROW()-1)/2;0);2);[.$A91];&quot;&quot;)" office:value-type="float" office:value="800090">
            <text:p>800090</text:p>
          </table:table-cell>
          <table:table-cell table:formula="of:=IF(MOD(ROW()-1;2);[.$A91];&quot;&quot;)">
            <text:p/>
          </table:table-cell>
          <table:table-cell/>
          <table:table-cell table:formula="of:=COUNT([.B91:.I91])*2" office:value-type="float" office:value="8">
            <text:p>8</text:p>
          </table:table-cell>
          <table:table-cell table:formula="of:=COUNT([.C91:.D91])*2" office:value-type="float" office:value="2">
            <text:p>2</text:p>
          </table:table-cell>
          <table:table-cell table:formula="of:=COUNT([.E91:.F91])*2" office:value-type="float" office:value="0">
            <text:p>0</text:p>
          </table:table-cell>
          <table:table-cell table:formula="of:=COUNT([.G91:.H91])*2" office:value-type="float" office:value="4">
            <text:p>4</text:p>
          </table:table-cell>
          <table:table-cell table:number-columns-repeated="2"/>
          <table:table-cell table:formula="of:=[.A91]&amp;CHAR(9)&amp;[.K91]&amp;CHAR(9)&amp;[.L91]&amp;CHAR(9)&amp;[.M91]&amp;CHAR(9)&amp;[.N91]" office:value-type="string" office:string-value="800090&#9;8&#9;2&#9;0&#9;4">
            <text:p>800090<text:tab/>8<text:tab/>2<text:tab/>0<text:tab/>4</text:p>
          </table:table-cell>
          <table:table-cell table:number-columns-repeated="1001"/>
        </table:table-row>
        <table:table-row table:style-name="ro1">
          <table:table-cell office:value-type="float" office:value="800091">
            <text:p>800091</text:p>
          </table:table-cell>
          <table:table-cell table:style-name="ce2" table:formula="of:=IF(MOD(ROUNDUP((ROW()-1)/128;0);2);[.$A92];&quot;&quot;)" office:value-type="float" office:value="800091">
            <text:p>800091</text:p>
          </table:table-cell>
          <table:table-cell table:style-name="ce2" table:formula="of:=IF(MOD(ROUNDUP((ROW()-1)/64;0);2);[.$A92];&quot;&quot;)">
            <text:p/>
          </table:table-cell>
          <table:table-cell table:style-name="ce2" table:formula="of:=IF(MOD(ROUNDUP((ROW()-1)/32;0);2);[.$A92];&quot;&quot;)" office:value-type="float" office:value="800091">
            <text:p>800091</text:p>
          </table:table-cell>
          <table:table-cell table:style-name="ce2" table:formula="of:=IF(MOD(ROUNDUP((ROW()-1)/16;0);2);[.$A92];&quot;&quot;)">
            <text:p/>
          </table:table-cell>
          <table:table-cell table:style-name="ce2" table:formula="of:=IF(MOD(ROUNDUP((ROW()-1)/8;0);2);[.$A92];&quot;&quot;)">
            <text:p/>
          </table:table-cell>
          <table:table-cell table:style-name="ce2" table:formula="of:=IF(MOD(ROUNDUP((ROW()-1)/4;0);2);[.$A92];&quot;&quot;)" office:value-type="float" office:value="800091">
            <text:p>800091</text:p>
          </table:table-cell>
          <table:table-cell table:style-name="ce2" table:formula="of:=IF(MOD(ROUNDUP((ROW()-1)/2;0);2);[.$A92];&quot;&quot;)">
            <text:p/>
          </table:table-cell>
          <table:table-cell table:formula="of:=IF(MOD(ROW()-1;2);[.$A92];&quot;&quot;)" office:value-type="float" office:value="800091">
            <text:p>800091</text:p>
          </table:table-cell>
          <table:table-cell/>
          <table:table-cell table:formula="of:=COUNT([.B92:.I92])*2" office:value-type="float" office:value="8">
            <text:p>8</text:p>
          </table:table-cell>
          <table:table-cell table:formula="of:=COUNT([.C92:.D92])*2" office:value-type="float" office:value="2">
            <text:p>2</text:p>
          </table:table-cell>
          <table:table-cell table:formula="of:=COUNT([.E92:.F92])*2" office:value-type="float" office:value="0">
            <text:p>0</text:p>
          </table:table-cell>
          <table:table-cell table:formula="of:=COUNT([.G92:.H92])*2" office:value-type="float" office:value="2">
            <text:p>2</text:p>
          </table:table-cell>
          <table:table-cell table:number-columns-repeated="2"/>
          <table:table-cell table:formula="of:=[.A92]&amp;CHAR(9)&amp;[.K92]&amp;CHAR(9)&amp;[.L92]&amp;CHAR(9)&amp;[.M92]&amp;CHAR(9)&amp;[.N92]" office:value-type="string" office:string-value="800091&#9;8&#9;2&#9;0&#9;2">
            <text:p>800091<text:tab/>8<text:tab/>2<text:tab/>0<text:tab/>2</text:p>
          </table:table-cell>
          <table:table-cell table:number-columns-repeated="1001"/>
        </table:table-row>
        <table:table-row table:style-name="ro1">
          <table:table-cell office:value-type="float" office:value="800092">
            <text:p>800092</text:p>
          </table:table-cell>
          <table:table-cell table:style-name="ce2" table:formula="of:=IF(MOD(ROUNDUP((ROW()-1)/128;0);2);[.$A93];&quot;&quot;)" office:value-type="float" office:value="800092">
            <text:p>800092</text:p>
          </table:table-cell>
          <table:table-cell table:style-name="ce2" table:formula="of:=IF(MOD(ROUNDUP((ROW()-1)/64;0);2);[.$A93];&quot;&quot;)">
            <text:p/>
          </table:table-cell>
          <table:table-cell table:style-name="ce2" table:formula="of:=IF(MOD(ROUNDUP((ROW()-1)/32;0);2);[.$A93];&quot;&quot;)" office:value-type="float" office:value="800092">
            <text:p>800092</text:p>
          </table:table-cell>
          <table:table-cell table:style-name="ce2" table:formula="of:=IF(MOD(ROUNDUP((ROW()-1)/16;0);2);[.$A93];&quot;&quot;)">
            <text:p/>
          </table:table-cell>
          <table:table-cell table:style-name="ce2" table:formula="of:=IF(MOD(ROUNDUP((ROW()-1)/8;0);2);[.$A93];&quot;&quot;)">
            <text:p/>
          </table:table-cell>
          <table:table-cell table:style-name="ce2" table:formula="of:=IF(MOD(ROUNDUP((ROW()-1)/4;0);2);[.$A93];&quot;&quot;)" office:value-type="float" office:value="800092">
            <text:p>800092</text:p>
          </table:table-cell>
          <table:table-cell table:style-name="ce2" table:formula="of:=IF(MOD(ROUNDUP((ROW()-1)/2;0);2);[.$A93];&quot;&quot;)">
            <text:p/>
          </table:table-cell>
          <table:table-cell table:formula="of:=IF(MOD(ROW()-1;2);[.$A93];&quot;&quot;)">
            <text:p/>
          </table:table-cell>
          <table:table-cell/>
          <table:table-cell table:formula="of:=COUNT([.B93:.I93])*2" office:value-type="float" office:value="6">
            <text:p>6</text:p>
          </table:table-cell>
          <table:table-cell table:formula="of:=COUNT([.C93:.D93])*2" office:value-type="float" office:value="2">
            <text:p>2</text:p>
          </table:table-cell>
          <table:table-cell table:formula="of:=COUNT([.E93:.F93])*2" office:value-type="float" office:value="0">
            <text:p>0</text:p>
          </table:table-cell>
          <table:table-cell table:formula="of:=COUNT([.G93:.H93])*2" office:value-type="float" office:value="2">
            <text:p>2</text:p>
          </table:table-cell>
          <table:table-cell table:number-columns-repeated="2"/>
          <table:table-cell table:formula="of:=[.A93]&amp;CHAR(9)&amp;[.K93]&amp;CHAR(9)&amp;[.L93]&amp;CHAR(9)&amp;[.M93]&amp;CHAR(9)&amp;[.N93]" office:value-type="string" office:string-value="800092&#9;6&#9;2&#9;0&#9;2">
            <text:p>800092<text:tab/>6<text:tab/>2<text:tab/>0<text:tab/>2</text:p>
          </table:table-cell>
          <table:table-cell table:number-columns-repeated="1001"/>
        </table:table-row>
        <table:table-row table:style-name="ro1">
          <table:table-cell office:value-type="float" office:value="800093">
            <text:p>800093</text:p>
          </table:table-cell>
          <table:table-cell table:style-name="ce2" table:formula="of:=IF(MOD(ROUNDUP((ROW()-1)/128;0);2);[.$A94];&quot;&quot;)" office:value-type="float" office:value="800093">
            <text:p>800093</text:p>
          </table:table-cell>
          <table:table-cell table:style-name="ce2" table:formula="of:=IF(MOD(ROUNDUP((ROW()-1)/64;0);2);[.$A94];&quot;&quot;)">
            <text:p/>
          </table:table-cell>
          <table:table-cell table:style-name="ce2" table:formula="of:=IF(MOD(ROUNDUP((ROW()-1)/32;0);2);[.$A94];&quot;&quot;)" office:value-type="float" office:value="800093">
            <text:p>800093</text:p>
          </table:table-cell>
          <table:table-cell table:style-name="ce2" table:formula="of:=IF(MOD(ROUNDUP((ROW()-1)/16;0);2);[.$A94];&quot;&quot;)">
            <text:p/>
          </table:table-cell>
          <table:table-cell table:style-name="ce2" table:formula="of:=IF(MOD(ROUNDUP((ROW()-1)/8;0);2);[.$A94];&quot;&quot;)">
            <text:p/>
          </table:table-cell>
          <table:table-cell table:style-name="ce2" table:formula="of:=IF(MOD(ROUNDUP((ROW()-1)/4;0);2);[.$A94];&quot;&quot;)">
            <text:p/>
          </table:table-cell>
          <table:table-cell table:style-name="ce2" table:formula="of:=IF(MOD(ROUNDUP((ROW()-1)/2;0);2);[.$A94];&quot;&quot;)" office:value-type="float" office:value="800093">
            <text:p>800093</text:p>
          </table:table-cell>
          <table:table-cell table:formula="of:=IF(MOD(ROW()-1;2);[.$A94];&quot;&quot;)" office:value-type="float" office:value="800093">
            <text:p>800093</text:p>
          </table:table-cell>
          <table:table-cell/>
          <table:table-cell table:formula="of:=COUNT([.B94:.I94])*2" office:value-type="float" office:value="8">
            <text:p>8</text:p>
          </table:table-cell>
          <table:table-cell table:formula="of:=COUNT([.C94:.D94])*2" office:value-type="float" office:value="2">
            <text:p>2</text:p>
          </table:table-cell>
          <table:table-cell table:formula="of:=COUNT([.E94:.F94])*2" office:value-type="float" office:value="0">
            <text:p>0</text:p>
          </table:table-cell>
          <table:table-cell table:formula="of:=COUNT([.G94:.H94])*2" office:value-type="float" office:value="2">
            <text:p>2</text:p>
          </table:table-cell>
          <table:table-cell table:number-columns-repeated="2"/>
          <table:table-cell table:formula="of:=[.A94]&amp;CHAR(9)&amp;[.K94]&amp;CHAR(9)&amp;[.L94]&amp;CHAR(9)&amp;[.M94]&amp;CHAR(9)&amp;[.N94]" office:value-type="string" office:string-value="800093&#9;8&#9;2&#9;0&#9;2">
            <text:p>800093<text:tab/>8<text:tab/>2<text:tab/>0<text:tab/>2</text:p>
          </table:table-cell>
          <table:table-cell table:number-columns-repeated="1001"/>
        </table:table-row>
        <table:table-row table:style-name="ro1">
          <table:table-cell office:value-type="float" office:value="800094">
            <text:p>800094</text:p>
          </table:table-cell>
          <table:table-cell table:style-name="ce2" table:formula="of:=IF(MOD(ROUNDUP((ROW()-1)/128;0);2);[.$A95];&quot;&quot;)" office:value-type="float" office:value="800094">
            <text:p>800094</text:p>
          </table:table-cell>
          <table:table-cell table:style-name="ce2" table:formula="of:=IF(MOD(ROUNDUP((ROW()-1)/64;0);2);[.$A95];&quot;&quot;)">
            <text:p/>
          </table:table-cell>
          <table:table-cell table:style-name="ce2" table:formula="of:=IF(MOD(ROUNDUP((ROW()-1)/32;0);2);[.$A95];&quot;&quot;)" office:value-type="float" office:value="800094">
            <text:p>800094</text:p>
          </table:table-cell>
          <table:table-cell table:style-name="ce2" table:formula="of:=IF(MOD(ROUNDUP((ROW()-1)/16;0);2);[.$A95];&quot;&quot;)">
            <text:p/>
          </table:table-cell>
          <table:table-cell table:style-name="ce2" table:formula="of:=IF(MOD(ROUNDUP((ROW()-1)/8;0);2);[.$A95];&quot;&quot;)">
            <text:p/>
          </table:table-cell>
          <table:table-cell table:style-name="ce2" table:formula="of:=IF(MOD(ROUNDUP((ROW()-1)/4;0);2);[.$A95];&quot;&quot;)">
            <text:p/>
          </table:table-cell>
          <table:table-cell table:style-name="ce2" table:formula="of:=IF(MOD(ROUNDUP((ROW()-1)/2;0);2);[.$A95];&quot;&quot;)" office:value-type="float" office:value="800094">
            <text:p>800094</text:p>
          </table:table-cell>
          <table:table-cell table:formula="of:=IF(MOD(ROW()-1;2);[.$A95];&quot;&quot;)">
            <text:p/>
          </table:table-cell>
          <table:table-cell/>
          <table:table-cell table:formula="of:=COUNT([.B95:.I95])*2" office:value-type="float" office:value="6">
            <text:p>6</text:p>
          </table:table-cell>
          <table:table-cell table:formula="of:=COUNT([.C95:.D95])*2" office:value-type="float" office:value="2">
            <text:p>2</text:p>
          </table:table-cell>
          <table:table-cell table:formula="of:=COUNT([.E95:.F95])*2" office:value-type="float" office:value="0">
            <text:p>0</text:p>
          </table:table-cell>
          <table:table-cell table:formula="of:=COUNT([.G95:.H95])*2" office:value-type="float" office:value="2">
            <text:p>2</text:p>
          </table:table-cell>
          <table:table-cell table:number-columns-repeated="2"/>
          <table:table-cell table:formula="of:=[.A95]&amp;CHAR(9)&amp;[.K95]&amp;CHAR(9)&amp;[.L95]&amp;CHAR(9)&amp;[.M95]&amp;CHAR(9)&amp;[.N95]" office:value-type="string" office:string-value="800094&#9;6&#9;2&#9;0&#9;2">
            <text:p>800094<text:tab/>6<text:tab/>2<text:tab/>0<text:tab/>2</text:p>
          </table:table-cell>
          <table:table-cell table:number-columns-repeated="1001"/>
        </table:table-row>
        <table:table-row table:style-name="ro1">
          <table:table-cell office:value-type="float" office:value="800095">
            <text:p>800095</text:p>
          </table:table-cell>
          <table:table-cell table:style-name="ce2" table:formula="of:=IF(MOD(ROUNDUP((ROW()-1)/128;0);2);[.$A96];&quot;&quot;)" office:value-type="float" office:value="800095">
            <text:p>800095</text:p>
          </table:table-cell>
          <table:table-cell table:style-name="ce2" table:formula="of:=IF(MOD(ROUNDUP((ROW()-1)/64;0);2);[.$A96];&quot;&quot;)">
            <text:p/>
          </table:table-cell>
          <table:table-cell table:style-name="ce2" table:formula="of:=IF(MOD(ROUNDUP((ROW()-1)/32;0);2);[.$A96];&quot;&quot;)" office:value-type="float" office:value="800095">
            <text:p>800095</text:p>
          </table:table-cell>
          <table:table-cell table:style-name="ce2" table:formula="of:=IF(MOD(ROUNDUP((ROW()-1)/16;0);2);[.$A96];&quot;&quot;)">
            <text:p/>
          </table:table-cell>
          <table:table-cell table:style-name="ce2" table:formula="of:=IF(MOD(ROUNDUP((ROW()-1)/8;0);2);[.$A96];&quot;&quot;)">
            <text:p/>
          </table:table-cell>
          <table:table-cell table:style-name="ce2" table:formula="of:=IF(MOD(ROUNDUP((ROW()-1)/4;0);2);[.$A96];&quot;&quot;)">
            <text:p/>
          </table:table-cell>
          <table:table-cell table:style-name="ce2" table:formula="of:=IF(MOD(ROUNDUP((ROW()-1)/2;0);2);[.$A96];&quot;&quot;)">
            <text:p/>
          </table:table-cell>
          <table:table-cell table:formula="of:=IF(MOD(ROW()-1;2);[.$A96];&quot;&quot;)" office:value-type="float" office:value="800095">
            <text:p>800095</text:p>
          </table:table-cell>
          <table:table-cell/>
          <table:table-cell table:formula="of:=COUNT([.B96:.I96])*2" office:value-type="float" office:value="6">
            <text:p>6</text:p>
          </table:table-cell>
          <table:table-cell table:formula="of:=COUNT([.C96:.D96])*2" office:value-type="float" office:value="2">
            <text:p>2</text:p>
          </table:table-cell>
          <table:table-cell table:formula="of:=COUNT([.E96:.F96])*2" office:value-type="float" office:value="0">
            <text:p>0</text:p>
          </table:table-cell>
          <table:table-cell table:formula="of:=COUNT([.G96:.H96])*2" office:value-type="float" office:value="0">
            <text:p>0</text:p>
          </table:table-cell>
          <table:table-cell table:number-columns-repeated="2"/>
          <table:table-cell table:formula="of:=[.A96]&amp;CHAR(9)&amp;[.K96]&amp;CHAR(9)&amp;[.L96]&amp;CHAR(9)&amp;[.M96]&amp;CHAR(9)&amp;[.N96]" office:value-type="string" office:string-value="800095&#9;6&#9;2&#9;0&#9;0">
            <text:p>800095<text:tab/>6<text:tab/>2<text:tab/>0<text:tab/>0</text:p>
          </table:table-cell>
          <table:table-cell table:number-columns-repeated="1001"/>
        </table:table-row>
        <table:table-row table:style-name="ro1">
          <table:table-cell office:value-type="float" office:value="800096">
            <text:p>800096</text:p>
          </table:table-cell>
          <table:table-cell table:style-name="ce2" table:formula="of:=IF(MOD(ROUNDUP((ROW()-1)/128;0);2);[.$A97];&quot;&quot;)" office:value-type="float" office:value="800096">
            <text:p>800096</text:p>
          </table:table-cell>
          <table:table-cell table:style-name="ce2" table:formula="of:=IF(MOD(ROUNDUP((ROW()-1)/64;0);2);[.$A97];&quot;&quot;)">
            <text:p/>
          </table:table-cell>
          <table:table-cell table:style-name="ce2" table:formula="of:=IF(MOD(ROUNDUP((ROW()-1)/32;0);2);[.$A97];&quot;&quot;)" office:value-type="float" office:value="800096">
            <text:p>800096</text:p>
          </table:table-cell>
          <table:table-cell table:style-name="ce2" table:formula="of:=IF(MOD(ROUNDUP((ROW()-1)/16;0);2);[.$A97];&quot;&quot;)">
            <text:p/>
          </table:table-cell>
          <table:table-cell table:style-name="ce2" table:formula="of:=IF(MOD(ROUNDUP((ROW()-1)/8;0);2);[.$A97];&quot;&quot;)">
            <text:p/>
          </table:table-cell>
          <table:table-cell table:style-name="ce2" table:formula="of:=IF(MOD(ROUNDUP((ROW()-1)/4;0);2);[.$A97];&quot;&quot;)">
            <text:p/>
          </table:table-cell>
          <table:table-cell table:style-name="ce2" table:formula="of:=IF(MOD(ROUNDUP((ROW()-1)/2;0);2);[.$A97];&quot;&quot;)">
            <text:p/>
          </table:table-cell>
          <table:table-cell table:formula="of:=IF(MOD(ROW()-1;2);[.$A97];&quot;&quot;)">
            <text:p/>
          </table:table-cell>
          <table:table-cell/>
          <table:table-cell table:formula="of:=COUNT([.B97:.I97])*2" office:value-type="float" office:value="4">
            <text:p>4</text:p>
          </table:table-cell>
          <table:table-cell table:formula="of:=COUNT([.C97:.D97])*2" office:value-type="float" office:value="2">
            <text:p>2</text:p>
          </table:table-cell>
          <table:table-cell table:formula="of:=COUNT([.E97:.F97])*2" office:value-type="float" office:value="0">
            <text:p>0</text:p>
          </table:table-cell>
          <table:table-cell table:formula="of:=COUNT([.G97:.H97])*2" office:value-type="float" office:value="0">
            <text:p>0</text:p>
          </table:table-cell>
          <table:table-cell table:number-columns-repeated="2"/>
          <table:table-cell table:formula="of:=[.A97]&amp;CHAR(9)&amp;[.K97]&amp;CHAR(9)&amp;[.L97]&amp;CHAR(9)&amp;[.M97]&amp;CHAR(9)&amp;[.N97]" office:value-type="string" office:string-value="800096&#9;4&#9;2&#9;0&#9;0">
            <text:p>800096<text:tab/>4<text:tab/>2<text:tab/>0<text:tab/>0</text:p>
          </table:table-cell>
          <table:table-cell table:number-columns-repeated="1001"/>
        </table:table-row>
        <table:table-row table:style-name="ro1">
          <table:table-cell office:value-type="float" office:value="800097">
            <text:p>800097</text:p>
          </table:table-cell>
          <table:table-cell table:style-name="ce2" table:formula="of:=IF(MOD(ROUNDUP((ROW()-1)/128;0);2);[.$A98];&quot;&quot;)" office:value-type="float" office:value="800097">
            <text:p>800097</text:p>
          </table:table-cell>
          <table:table-cell table:style-name="ce2" table:formula="of:=IF(MOD(ROUNDUP((ROW()-1)/64;0);2);[.$A98];&quot;&quot;)">
            <text:p/>
          </table:table-cell>
          <table:table-cell table:style-name="ce2" table:formula="of:=IF(MOD(ROUNDUP((ROW()-1)/32;0);2);[.$A98];&quot;&quot;)">
            <text:p/>
          </table:table-cell>
          <table:table-cell table:style-name="ce2" table:formula="of:=IF(MOD(ROUNDUP((ROW()-1)/16;0);2);[.$A98];&quot;&quot;)" office:value-type="float" office:value="800097">
            <text:p>800097</text:p>
          </table:table-cell>
          <table:table-cell table:style-name="ce2" table:formula="of:=IF(MOD(ROUNDUP((ROW()-1)/8;0);2);[.$A98];&quot;&quot;)" office:value-type="float" office:value="800097">
            <text:p>800097</text:p>
          </table:table-cell>
          <table:table-cell table:style-name="ce2" table:formula="of:=IF(MOD(ROUNDUP((ROW()-1)/4;0);2);[.$A98];&quot;&quot;)" office:value-type="float" office:value="800097">
            <text:p>800097</text:p>
          </table:table-cell>
          <table:table-cell table:style-name="ce2" table:formula="of:=IF(MOD(ROUNDUP((ROW()-1)/2;0);2);[.$A98];&quot;&quot;)" office:value-type="float" office:value="800097">
            <text:p>800097</text:p>
          </table:table-cell>
          <table:table-cell table:formula="of:=IF(MOD(ROW()-1;2);[.$A98];&quot;&quot;)" office:value-type="float" office:value="800097">
            <text:p>800097</text:p>
          </table:table-cell>
          <table:table-cell/>
          <table:table-cell table:formula="of:=COUNT([.B98:.I98])*2" office:value-type="float" office:value="12">
            <text:p>12</text:p>
          </table:table-cell>
          <table:table-cell table:formula="of:=COUNT([.C98:.D98])*2" office:value-type="float" office:value="0">
            <text:p>0</text:p>
          </table:table-cell>
          <table:table-cell table:formula="of:=COUNT([.E98:.F98])*2" office:value-type="float" office:value="4">
            <text:p>4</text:p>
          </table:table-cell>
          <table:table-cell table:formula="of:=COUNT([.G98:.H98])*2" office:value-type="float" office:value="4">
            <text:p>4</text:p>
          </table:table-cell>
          <table:table-cell table:number-columns-repeated="2"/>
          <table:table-cell table:formula="of:=[.A98]&amp;CHAR(9)&amp;[.K98]&amp;CHAR(9)&amp;[.L98]&amp;CHAR(9)&amp;[.M98]&amp;CHAR(9)&amp;[.N98]" office:value-type="string" office:string-value="800097&#9;12&#9;0&#9;4&#9;4">
            <text:p>800097<text:tab/>12<text:tab/>0<text:tab/>4<text:tab/>4</text:p>
          </table:table-cell>
          <table:table-cell table:number-columns-repeated="1001"/>
        </table:table-row>
        <table:table-row table:style-name="ro1">
          <table:table-cell office:value-type="float" office:value="800098">
            <text:p>800098</text:p>
          </table:table-cell>
          <table:table-cell table:style-name="ce2" table:formula="of:=IF(MOD(ROUNDUP((ROW()-1)/128;0);2);[.$A99];&quot;&quot;)" office:value-type="float" office:value="800098">
            <text:p>800098</text:p>
          </table:table-cell>
          <table:table-cell table:style-name="ce2" table:formula="of:=IF(MOD(ROUNDUP((ROW()-1)/64;0);2);[.$A99];&quot;&quot;)">
            <text:p/>
          </table:table-cell>
          <table:table-cell table:style-name="ce2" table:formula="of:=IF(MOD(ROUNDUP((ROW()-1)/32;0);2);[.$A99];&quot;&quot;)">
            <text:p/>
          </table:table-cell>
          <table:table-cell table:style-name="ce2" table:formula="of:=IF(MOD(ROUNDUP((ROW()-1)/16;0);2);[.$A99];&quot;&quot;)" office:value-type="float" office:value="800098">
            <text:p>800098</text:p>
          </table:table-cell>
          <table:table-cell table:style-name="ce2" table:formula="of:=IF(MOD(ROUNDUP((ROW()-1)/8;0);2);[.$A99];&quot;&quot;)" office:value-type="float" office:value="800098">
            <text:p>800098</text:p>
          </table:table-cell>
          <table:table-cell table:style-name="ce2" table:formula="of:=IF(MOD(ROUNDUP((ROW()-1)/4;0);2);[.$A99];&quot;&quot;)" office:value-type="float" office:value="800098">
            <text:p>800098</text:p>
          </table:table-cell>
          <table:table-cell table:style-name="ce2" table:formula="of:=IF(MOD(ROUNDUP((ROW()-1)/2;0);2);[.$A99];&quot;&quot;)" office:value-type="float" office:value="800098">
            <text:p>800098</text:p>
          </table:table-cell>
          <table:table-cell table:formula="of:=IF(MOD(ROW()-1;2);[.$A99];&quot;&quot;)">
            <text:p/>
          </table:table-cell>
          <table:table-cell/>
          <table:table-cell table:formula="of:=COUNT([.B99:.I99])*2" office:value-type="float" office:value="10">
            <text:p>10</text:p>
          </table:table-cell>
          <table:table-cell table:formula="of:=COUNT([.C99:.D99])*2" office:value-type="float" office:value="0">
            <text:p>0</text:p>
          </table:table-cell>
          <table:table-cell table:formula="of:=COUNT([.E99:.F99])*2" office:value-type="float" office:value="4">
            <text:p>4</text:p>
          </table:table-cell>
          <table:table-cell table:formula="of:=COUNT([.G99:.H99])*2" office:value-type="float" office:value="4">
            <text:p>4</text:p>
          </table:table-cell>
          <table:table-cell table:number-columns-repeated="2"/>
          <table:table-cell table:formula="of:=[.A99]&amp;CHAR(9)&amp;[.K99]&amp;CHAR(9)&amp;[.L99]&amp;CHAR(9)&amp;[.M99]&amp;CHAR(9)&amp;[.N99]" office:value-type="string" office:string-value="800098&#9;10&#9;0&#9;4&#9;4">
            <text:p>800098<text:tab/>10<text:tab/>0<text:tab/>4<text:tab/>4</text:p>
          </table:table-cell>
          <table:table-cell table:number-columns-repeated="1001"/>
        </table:table-row>
        <table:table-row table:style-name="ro1">
          <table:table-cell office:value-type="float" office:value="800099">
            <text:p>800099</text:p>
          </table:table-cell>
          <table:table-cell table:style-name="ce2" table:formula="of:=IF(MOD(ROUNDUP((ROW()-1)/128;0);2);[.$A100];&quot;&quot;)" office:value-type="float" office:value="800099">
            <text:p>800099</text:p>
          </table:table-cell>
          <table:table-cell table:style-name="ce2" table:formula="of:=IF(MOD(ROUNDUP((ROW()-1)/64;0);2);[.$A100];&quot;&quot;)">
            <text:p/>
          </table:table-cell>
          <table:table-cell table:style-name="ce2" table:formula="of:=IF(MOD(ROUNDUP((ROW()-1)/32;0);2);[.$A100];&quot;&quot;)">
            <text:p/>
          </table:table-cell>
          <table:table-cell table:style-name="ce2" table:formula="of:=IF(MOD(ROUNDUP((ROW()-1)/16;0);2);[.$A100];&quot;&quot;)" office:value-type="float" office:value="800099">
            <text:p>800099</text:p>
          </table:table-cell>
          <table:table-cell table:style-name="ce2" table:formula="of:=IF(MOD(ROUNDUP((ROW()-1)/8;0);2);[.$A100];&quot;&quot;)" office:value-type="float" office:value="800099">
            <text:p>800099</text:p>
          </table:table-cell>
          <table:table-cell table:style-name="ce2" table:formula="of:=IF(MOD(ROUNDUP((ROW()-1)/4;0);2);[.$A100];&quot;&quot;)" office:value-type="float" office:value="800099">
            <text:p>800099</text:p>
          </table:table-cell>
          <table:table-cell table:style-name="ce2" table:formula="of:=IF(MOD(ROUNDUP((ROW()-1)/2;0);2);[.$A100];&quot;&quot;)">
            <text:p/>
          </table:table-cell>
          <table:table-cell table:formula="of:=IF(MOD(ROW()-1;2);[.$A100];&quot;&quot;)" office:value-type="float" office:value="800099">
            <text:p>800099</text:p>
          </table:table-cell>
          <table:table-cell/>
          <table:table-cell table:formula="of:=COUNT([.B100:.I100])*2" office:value-type="float" office:value="10">
            <text:p>10</text:p>
          </table:table-cell>
          <table:table-cell table:formula="of:=COUNT([.C100:.D100])*2" office:value-type="float" office:value="0">
            <text:p>0</text:p>
          </table:table-cell>
          <table:table-cell table:formula="of:=COUNT([.E100:.F100])*2" office:value-type="float" office:value="4">
            <text:p>4</text:p>
          </table:table-cell>
          <table:table-cell table:formula="of:=COUNT([.G100:.H100])*2" office:value-type="float" office:value="2">
            <text:p>2</text:p>
          </table:table-cell>
          <table:table-cell table:number-columns-repeated="2"/>
          <table:table-cell table:formula="of:=[.A100]&amp;CHAR(9)&amp;[.K100]&amp;CHAR(9)&amp;[.L100]&amp;CHAR(9)&amp;[.M100]&amp;CHAR(9)&amp;[.N100]" office:value-type="string" office:string-value="800099&#9;10&#9;0&#9;4&#9;2">
            <text:p>800099<text:tab/>10<text:tab/>0<text:tab/>4<text:tab/>2</text:p>
          </table:table-cell>
          <table:table-cell table:number-columns-repeated="1001"/>
        </table:table-row>
        <table:table-row table:style-name="ro1">
          <table:table-cell office:value-type="float" office:value="800100">
            <text:p>800100</text:p>
          </table:table-cell>
          <table:table-cell table:style-name="ce2" table:formula="of:=IF(MOD(ROUNDUP((ROW()-1)/128;0);2);[.$A101];&quot;&quot;)" office:value-type="float" office:value="800100">
            <text:p>800100</text:p>
          </table:table-cell>
          <table:table-cell table:style-name="ce2" table:formula="of:=IF(MOD(ROUNDUP((ROW()-1)/64;0);2);[.$A101];&quot;&quot;)">
            <text:p/>
          </table:table-cell>
          <table:table-cell table:style-name="ce2" table:formula="of:=IF(MOD(ROUNDUP((ROW()-1)/32;0);2);[.$A101];&quot;&quot;)">
            <text:p/>
          </table:table-cell>
          <table:table-cell table:style-name="ce2" table:formula="of:=IF(MOD(ROUNDUP((ROW()-1)/16;0);2);[.$A101];&quot;&quot;)" office:value-type="float" office:value="800100">
            <text:p>800100</text:p>
          </table:table-cell>
          <table:table-cell table:style-name="ce2" table:formula="of:=IF(MOD(ROUNDUP((ROW()-1)/8;0);2);[.$A101];&quot;&quot;)" office:value-type="float" office:value="800100">
            <text:p>800100</text:p>
          </table:table-cell>
          <table:table-cell table:style-name="ce2" table:formula="of:=IF(MOD(ROUNDUP((ROW()-1)/4;0);2);[.$A101];&quot;&quot;)" office:value-type="float" office:value="800100">
            <text:p>800100</text:p>
          </table:table-cell>
          <table:table-cell table:style-name="ce2" table:formula="of:=IF(MOD(ROUNDUP((ROW()-1)/2;0);2);[.$A101];&quot;&quot;)">
            <text:p/>
          </table:table-cell>
          <table:table-cell table:formula="of:=IF(MOD(ROW()-1;2);[.$A101];&quot;&quot;)">
            <text:p/>
          </table:table-cell>
          <table:table-cell/>
          <table:table-cell table:formula="of:=COUNT([.B101:.I101])*2" office:value-type="float" office:value="8">
            <text:p>8</text:p>
          </table:table-cell>
          <table:table-cell table:formula="of:=COUNT([.C101:.D101])*2" office:value-type="float" office:value="0">
            <text:p>0</text:p>
          </table:table-cell>
          <table:table-cell table:formula="of:=COUNT([.E101:.F101])*2" office:value-type="float" office:value="4">
            <text:p>4</text:p>
          </table:table-cell>
          <table:table-cell table:formula="of:=COUNT([.G101:.H101])*2" office:value-type="float" office:value="2">
            <text:p>2</text:p>
          </table:table-cell>
          <table:table-cell table:number-columns-repeated="2"/>
          <table:table-cell table:formula="of:=[.A101]&amp;CHAR(9)&amp;[.K101]&amp;CHAR(9)&amp;[.L101]&amp;CHAR(9)&amp;[.M101]&amp;CHAR(9)&amp;[.N101]" office:value-type="string" office:string-value="800100&#9;8&#9;0&#9;4&#9;2">
            <text:p>800100<text:tab/>8<text:tab/>0<text:tab/>4<text:tab/>2</text:p>
          </table:table-cell>
          <table:table-cell table:number-columns-repeated="1001"/>
        </table:table-row>
        <table:table-row table:style-name="ro1">
          <table:table-cell office:value-type="float" office:value="800101">
            <text:p>800101</text:p>
          </table:table-cell>
          <table:table-cell table:style-name="ce2" table:formula="of:=IF(MOD(ROUNDUP((ROW()-1)/128;0);2);[.$A102];&quot;&quot;)" office:value-type="float" office:value="800101">
            <text:p>800101</text:p>
          </table:table-cell>
          <table:table-cell table:style-name="ce2" table:formula="of:=IF(MOD(ROUNDUP((ROW()-1)/64;0);2);[.$A102];&quot;&quot;)">
            <text:p/>
          </table:table-cell>
          <table:table-cell table:style-name="ce2" table:formula="of:=IF(MOD(ROUNDUP((ROW()-1)/32;0);2);[.$A102];&quot;&quot;)">
            <text:p/>
          </table:table-cell>
          <table:table-cell table:style-name="ce2" table:formula="of:=IF(MOD(ROUNDUP((ROW()-1)/16;0);2);[.$A102];&quot;&quot;)" office:value-type="float" office:value="800101">
            <text:p>800101</text:p>
          </table:table-cell>
          <table:table-cell table:style-name="ce2" table:formula="of:=IF(MOD(ROUNDUP((ROW()-1)/8;0);2);[.$A102];&quot;&quot;)" office:value-type="float" office:value="800101">
            <text:p>800101</text:p>
          </table:table-cell>
          <table:table-cell table:style-name="ce2" table:formula="of:=IF(MOD(ROUNDUP((ROW()-1)/4;0);2);[.$A102];&quot;&quot;)">
            <text:p/>
          </table:table-cell>
          <table:table-cell table:style-name="ce2" table:formula="of:=IF(MOD(ROUNDUP((ROW()-1)/2;0);2);[.$A102];&quot;&quot;)" office:value-type="float" office:value="800101">
            <text:p>800101</text:p>
          </table:table-cell>
          <table:table-cell table:formula="of:=IF(MOD(ROW()-1;2);[.$A102];&quot;&quot;)" office:value-type="float" office:value="800101">
            <text:p>800101</text:p>
          </table:table-cell>
          <table:table-cell/>
          <table:table-cell table:formula="of:=COUNT([.B102:.I102])*2" office:value-type="float" office:value="10">
            <text:p>10</text:p>
          </table:table-cell>
          <table:table-cell table:formula="of:=COUNT([.C102:.D102])*2" office:value-type="float" office:value="0">
            <text:p>0</text:p>
          </table:table-cell>
          <table:table-cell table:formula="of:=COUNT([.E102:.F102])*2" office:value-type="float" office:value="4">
            <text:p>4</text:p>
          </table:table-cell>
          <table:table-cell table:formula="of:=COUNT([.G102:.H102])*2" office:value-type="float" office:value="2">
            <text:p>2</text:p>
          </table:table-cell>
          <table:table-cell table:number-columns-repeated="2"/>
          <table:table-cell table:formula="of:=[.A102]&amp;CHAR(9)&amp;[.K102]&amp;CHAR(9)&amp;[.L102]&amp;CHAR(9)&amp;[.M102]&amp;CHAR(9)&amp;[.N102]" office:value-type="string" office:string-value="800101&#9;10&#9;0&#9;4&#9;2">
            <text:p>800101<text:tab/>10<text:tab/>0<text:tab/>4<text:tab/>2</text:p>
          </table:table-cell>
          <table:table-cell table:number-columns-repeated="1001"/>
        </table:table-row>
        <table:table-row table:style-name="ro1">
          <table:table-cell office:value-type="float" office:value="800102">
            <text:p>800102</text:p>
          </table:table-cell>
          <table:table-cell table:style-name="ce2" table:formula="of:=IF(MOD(ROUNDUP((ROW()-1)/128;0);2);[.$A103];&quot;&quot;)" office:value-type="float" office:value="800102">
            <text:p>800102</text:p>
          </table:table-cell>
          <table:table-cell table:style-name="ce2" table:formula="of:=IF(MOD(ROUNDUP((ROW()-1)/64;0);2);[.$A103];&quot;&quot;)">
            <text:p/>
          </table:table-cell>
          <table:table-cell table:style-name="ce2" table:formula="of:=IF(MOD(ROUNDUP((ROW()-1)/32;0);2);[.$A103];&quot;&quot;)">
            <text:p/>
          </table:table-cell>
          <table:table-cell table:style-name="ce2" table:formula="of:=IF(MOD(ROUNDUP((ROW()-1)/16;0);2);[.$A103];&quot;&quot;)" office:value-type="float" office:value="800102">
            <text:p>800102</text:p>
          </table:table-cell>
          <table:table-cell table:style-name="ce2" table:formula="of:=IF(MOD(ROUNDUP((ROW()-1)/8;0);2);[.$A103];&quot;&quot;)" office:value-type="float" office:value="800102">
            <text:p>800102</text:p>
          </table:table-cell>
          <table:table-cell table:style-name="ce2" table:formula="of:=IF(MOD(ROUNDUP((ROW()-1)/4;0);2);[.$A103];&quot;&quot;)">
            <text:p/>
          </table:table-cell>
          <table:table-cell table:style-name="ce2" table:formula="of:=IF(MOD(ROUNDUP((ROW()-1)/2;0);2);[.$A103];&quot;&quot;)" office:value-type="float" office:value="800102">
            <text:p>800102</text:p>
          </table:table-cell>
          <table:table-cell table:formula="of:=IF(MOD(ROW()-1;2);[.$A103];&quot;&quot;)">
            <text:p/>
          </table:table-cell>
          <table:table-cell/>
          <table:table-cell table:formula="of:=COUNT([.B103:.I103])*2" office:value-type="float" office:value="8">
            <text:p>8</text:p>
          </table:table-cell>
          <table:table-cell table:formula="of:=COUNT([.C103:.D103])*2" office:value-type="float" office:value="0">
            <text:p>0</text:p>
          </table:table-cell>
          <table:table-cell table:formula="of:=COUNT([.E103:.F103])*2" office:value-type="float" office:value="4">
            <text:p>4</text:p>
          </table:table-cell>
          <table:table-cell table:formula="of:=COUNT([.G103:.H103])*2" office:value-type="float" office:value="2">
            <text:p>2</text:p>
          </table:table-cell>
          <table:table-cell table:number-columns-repeated="2"/>
          <table:table-cell table:formula="of:=[.A103]&amp;CHAR(9)&amp;[.K103]&amp;CHAR(9)&amp;[.L103]&amp;CHAR(9)&amp;[.M103]&amp;CHAR(9)&amp;[.N103]" office:value-type="string" office:string-value="800102&#9;8&#9;0&#9;4&#9;2">
            <text:p>800102<text:tab/>8<text:tab/>0<text:tab/>4<text:tab/>2</text:p>
          </table:table-cell>
          <table:table-cell table:number-columns-repeated="1001"/>
        </table:table-row>
        <table:table-row table:style-name="ro1">
          <table:table-cell office:value-type="float" office:value="800103">
            <text:p>800103</text:p>
          </table:table-cell>
          <table:table-cell table:style-name="ce2" table:formula="of:=IF(MOD(ROUNDUP((ROW()-1)/128;0);2);[.$A104];&quot;&quot;)" office:value-type="float" office:value="800103">
            <text:p>800103</text:p>
          </table:table-cell>
          <table:table-cell table:style-name="ce2" table:formula="of:=IF(MOD(ROUNDUP((ROW()-1)/64;0);2);[.$A104];&quot;&quot;)">
            <text:p/>
          </table:table-cell>
          <table:table-cell table:style-name="ce2" table:formula="of:=IF(MOD(ROUNDUP((ROW()-1)/32;0);2);[.$A104];&quot;&quot;)">
            <text:p/>
          </table:table-cell>
          <table:table-cell table:style-name="ce2" table:formula="of:=IF(MOD(ROUNDUP((ROW()-1)/16;0);2);[.$A104];&quot;&quot;)" office:value-type="float" office:value="800103">
            <text:p>800103</text:p>
          </table:table-cell>
          <table:table-cell table:style-name="ce2" table:formula="of:=IF(MOD(ROUNDUP((ROW()-1)/8;0);2);[.$A104];&quot;&quot;)" office:value-type="float" office:value="800103">
            <text:p>800103</text:p>
          </table:table-cell>
          <table:table-cell table:style-name="ce2" table:formula="of:=IF(MOD(ROUNDUP((ROW()-1)/4;0);2);[.$A104];&quot;&quot;)">
            <text:p/>
          </table:table-cell>
          <table:table-cell table:style-name="ce2" table:formula="of:=IF(MOD(ROUNDUP((ROW()-1)/2;0);2);[.$A104];&quot;&quot;)">
            <text:p/>
          </table:table-cell>
          <table:table-cell table:formula="of:=IF(MOD(ROW()-1;2);[.$A104];&quot;&quot;)" office:value-type="float" office:value="800103">
            <text:p>800103</text:p>
          </table:table-cell>
          <table:table-cell/>
          <table:table-cell table:formula="of:=COUNT([.B104:.I104])*2" office:value-type="float" office:value="8">
            <text:p>8</text:p>
          </table:table-cell>
          <table:table-cell table:formula="of:=COUNT([.C104:.D104])*2" office:value-type="float" office:value="0">
            <text:p>0</text:p>
          </table:table-cell>
          <table:table-cell table:formula="of:=COUNT([.E104:.F104])*2" office:value-type="float" office:value="4">
            <text:p>4</text:p>
          </table:table-cell>
          <table:table-cell table:formula="of:=COUNT([.G104:.H104])*2" office:value-type="float" office:value="0">
            <text:p>0</text:p>
          </table:table-cell>
          <table:table-cell table:number-columns-repeated="2"/>
          <table:table-cell table:formula="of:=[.A104]&amp;CHAR(9)&amp;[.K104]&amp;CHAR(9)&amp;[.L104]&amp;CHAR(9)&amp;[.M104]&amp;CHAR(9)&amp;[.N104]" office:value-type="string" office:string-value="800103&#9;8&#9;0&#9;4&#9;0">
            <text:p>800103<text:tab/>8<text:tab/>0<text:tab/>4<text:tab/>0</text:p>
          </table:table-cell>
          <table:table-cell table:number-columns-repeated="1001"/>
        </table:table-row>
        <table:table-row table:style-name="ro1">
          <table:table-cell office:value-type="float" office:value="800104">
            <text:p>800104</text:p>
          </table:table-cell>
          <table:table-cell table:style-name="ce2" table:formula="of:=IF(MOD(ROUNDUP((ROW()-1)/128;0);2);[.$A105];&quot;&quot;)" office:value-type="float" office:value="800104">
            <text:p>800104</text:p>
          </table:table-cell>
          <table:table-cell table:style-name="ce2" table:formula="of:=IF(MOD(ROUNDUP((ROW()-1)/64;0);2);[.$A105];&quot;&quot;)">
            <text:p/>
          </table:table-cell>
          <table:table-cell table:style-name="ce2" table:formula="of:=IF(MOD(ROUNDUP((ROW()-1)/32;0);2);[.$A105];&quot;&quot;)">
            <text:p/>
          </table:table-cell>
          <table:table-cell table:style-name="ce2" table:formula="of:=IF(MOD(ROUNDUP((ROW()-1)/16;0);2);[.$A105];&quot;&quot;)" office:value-type="float" office:value="800104">
            <text:p>800104</text:p>
          </table:table-cell>
          <table:table-cell table:style-name="ce2" table:formula="of:=IF(MOD(ROUNDUP((ROW()-1)/8;0);2);[.$A105];&quot;&quot;)" office:value-type="float" office:value="800104">
            <text:p>800104</text:p>
          </table:table-cell>
          <table:table-cell table:style-name="ce2" table:formula="of:=IF(MOD(ROUNDUP((ROW()-1)/4;0);2);[.$A105];&quot;&quot;)">
            <text:p/>
          </table:table-cell>
          <table:table-cell table:style-name="ce2" table:formula="of:=IF(MOD(ROUNDUP((ROW()-1)/2;0);2);[.$A105];&quot;&quot;)">
            <text:p/>
          </table:table-cell>
          <table:table-cell table:formula="of:=IF(MOD(ROW()-1;2);[.$A105];&quot;&quot;)">
            <text:p/>
          </table:table-cell>
          <table:table-cell/>
          <table:table-cell table:formula="of:=COUNT([.B105:.I105])*2" office:value-type="float" office:value="6">
            <text:p>6</text:p>
          </table:table-cell>
          <table:table-cell table:formula="of:=COUNT([.C105:.D105])*2" office:value-type="float" office:value="0">
            <text:p>0</text:p>
          </table:table-cell>
          <table:table-cell table:formula="of:=COUNT([.E105:.F105])*2" office:value-type="float" office:value="4">
            <text:p>4</text:p>
          </table:table-cell>
          <table:table-cell table:formula="of:=COUNT([.G105:.H105])*2" office:value-type="float" office:value="0">
            <text:p>0</text:p>
          </table:table-cell>
          <table:table-cell table:number-columns-repeated="2"/>
          <table:table-cell table:formula="of:=[.A105]&amp;CHAR(9)&amp;[.K105]&amp;CHAR(9)&amp;[.L105]&amp;CHAR(9)&amp;[.M105]&amp;CHAR(9)&amp;[.N105]" office:value-type="string" office:string-value="800104&#9;6&#9;0&#9;4&#9;0">
            <text:p>800104<text:tab/>6<text:tab/>0<text:tab/>4<text:tab/>0</text:p>
          </table:table-cell>
          <table:table-cell table:number-columns-repeated="1001"/>
        </table:table-row>
        <table:table-row table:style-name="ro1">
          <table:table-cell office:value-type="float" office:value="800105">
            <text:p>800105</text:p>
          </table:table-cell>
          <table:table-cell table:style-name="ce2" table:formula="of:=IF(MOD(ROUNDUP((ROW()-1)/128;0);2);[.$A106];&quot;&quot;)" office:value-type="float" office:value="800105">
            <text:p>800105</text:p>
          </table:table-cell>
          <table:table-cell table:style-name="ce2" table:formula="of:=IF(MOD(ROUNDUP((ROW()-1)/64;0);2);[.$A106];&quot;&quot;)">
            <text:p/>
          </table:table-cell>
          <table:table-cell table:style-name="ce2" table:formula="of:=IF(MOD(ROUNDUP((ROW()-1)/32;0);2);[.$A106];&quot;&quot;)">
            <text:p/>
          </table:table-cell>
          <table:table-cell table:style-name="ce2" table:formula="of:=IF(MOD(ROUNDUP((ROW()-1)/16;0);2);[.$A106];&quot;&quot;)" office:value-type="float" office:value="800105">
            <text:p>800105</text:p>
          </table:table-cell>
          <table:table-cell table:style-name="ce2" table:formula="of:=IF(MOD(ROUNDUP((ROW()-1)/8;0);2);[.$A106];&quot;&quot;)">
            <text:p/>
          </table:table-cell>
          <table:table-cell table:style-name="ce2" table:formula="of:=IF(MOD(ROUNDUP((ROW()-1)/4;0);2);[.$A106];&quot;&quot;)" office:value-type="float" office:value="800105">
            <text:p>800105</text:p>
          </table:table-cell>
          <table:table-cell table:style-name="ce2" table:formula="of:=IF(MOD(ROUNDUP((ROW()-1)/2;0);2);[.$A106];&quot;&quot;)" office:value-type="float" office:value="800105">
            <text:p>800105</text:p>
          </table:table-cell>
          <table:table-cell table:formula="of:=IF(MOD(ROW()-1;2);[.$A106];&quot;&quot;)" office:value-type="float" office:value="800105">
            <text:p>800105</text:p>
          </table:table-cell>
          <table:table-cell/>
          <table:table-cell table:formula="of:=COUNT([.B106:.I106])*2" office:value-type="float" office:value="10">
            <text:p>10</text:p>
          </table:table-cell>
          <table:table-cell table:formula="of:=COUNT([.C106:.D106])*2" office:value-type="float" office:value="0">
            <text:p>0</text:p>
          </table:table-cell>
          <table:table-cell table:formula="of:=COUNT([.E106:.F106])*2" office:value-type="float" office:value="2">
            <text:p>2</text:p>
          </table:table-cell>
          <table:table-cell table:formula="of:=COUNT([.G106:.H106])*2" office:value-type="float" office:value="4">
            <text:p>4</text:p>
          </table:table-cell>
          <table:table-cell table:number-columns-repeated="2"/>
          <table:table-cell table:formula="of:=[.A106]&amp;CHAR(9)&amp;[.K106]&amp;CHAR(9)&amp;[.L106]&amp;CHAR(9)&amp;[.M106]&amp;CHAR(9)&amp;[.N106]" office:value-type="string" office:string-value="800105&#9;10&#9;0&#9;2&#9;4">
            <text:p>800105<text:tab/>10<text:tab/>0<text:tab/>2<text:tab/>4</text:p>
          </table:table-cell>
          <table:table-cell table:number-columns-repeated="1001"/>
        </table:table-row>
        <table:table-row table:style-name="ro1">
          <table:table-cell office:value-type="float" office:value="800106">
            <text:p>800106</text:p>
          </table:table-cell>
          <table:table-cell table:style-name="ce2" table:formula="of:=IF(MOD(ROUNDUP((ROW()-1)/128;0);2);[.$A107];&quot;&quot;)" office:value-type="float" office:value="800106">
            <text:p>800106</text:p>
          </table:table-cell>
          <table:table-cell table:style-name="ce2" table:formula="of:=IF(MOD(ROUNDUP((ROW()-1)/64;0);2);[.$A107];&quot;&quot;)">
            <text:p/>
          </table:table-cell>
          <table:table-cell table:style-name="ce2" table:formula="of:=IF(MOD(ROUNDUP((ROW()-1)/32;0);2);[.$A107];&quot;&quot;)">
            <text:p/>
          </table:table-cell>
          <table:table-cell table:style-name="ce2" table:formula="of:=IF(MOD(ROUNDUP((ROW()-1)/16;0);2);[.$A107];&quot;&quot;)" office:value-type="float" office:value="800106">
            <text:p>800106</text:p>
          </table:table-cell>
          <table:table-cell table:style-name="ce2" table:formula="of:=IF(MOD(ROUNDUP((ROW()-1)/8;0);2);[.$A107];&quot;&quot;)">
            <text:p/>
          </table:table-cell>
          <table:table-cell table:style-name="ce2" table:formula="of:=IF(MOD(ROUNDUP((ROW()-1)/4;0);2);[.$A107];&quot;&quot;)" office:value-type="float" office:value="800106">
            <text:p>800106</text:p>
          </table:table-cell>
          <table:table-cell table:style-name="ce2" table:formula="of:=IF(MOD(ROUNDUP((ROW()-1)/2;0);2);[.$A107];&quot;&quot;)" office:value-type="float" office:value="800106">
            <text:p>800106</text:p>
          </table:table-cell>
          <table:table-cell table:formula="of:=IF(MOD(ROW()-1;2);[.$A107];&quot;&quot;)">
            <text:p/>
          </table:table-cell>
          <table:table-cell/>
          <table:table-cell table:formula="of:=COUNT([.B107:.I107])*2" office:value-type="float" office:value="8">
            <text:p>8</text:p>
          </table:table-cell>
          <table:table-cell table:formula="of:=COUNT([.C107:.D107])*2" office:value-type="float" office:value="0">
            <text:p>0</text:p>
          </table:table-cell>
          <table:table-cell table:formula="of:=COUNT([.E107:.F107])*2" office:value-type="float" office:value="2">
            <text:p>2</text:p>
          </table:table-cell>
          <table:table-cell table:formula="of:=COUNT([.G107:.H107])*2" office:value-type="float" office:value="4">
            <text:p>4</text:p>
          </table:table-cell>
          <table:table-cell table:number-columns-repeated="2"/>
          <table:table-cell table:formula="of:=[.A107]&amp;CHAR(9)&amp;[.K107]&amp;CHAR(9)&amp;[.L107]&amp;CHAR(9)&amp;[.M107]&amp;CHAR(9)&amp;[.N107]" office:value-type="string" office:string-value="800106&#9;8&#9;0&#9;2&#9;4">
            <text:p>800106<text:tab/>8<text:tab/>0<text:tab/>2<text:tab/>4</text:p>
          </table:table-cell>
          <table:table-cell table:number-columns-repeated="1001"/>
        </table:table-row>
        <table:table-row table:style-name="ro1">
          <table:table-cell office:value-type="float" office:value="800107">
            <text:p>800107</text:p>
          </table:table-cell>
          <table:table-cell table:style-name="ce2" table:formula="of:=IF(MOD(ROUNDUP((ROW()-1)/128;0);2);[.$A108];&quot;&quot;)" office:value-type="float" office:value="800107">
            <text:p>800107</text:p>
          </table:table-cell>
          <table:table-cell table:style-name="ce2" table:formula="of:=IF(MOD(ROUNDUP((ROW()-1)/64;0);2);[.$A108];&quot;&quot;)">
            <text:p/>
          </table:table-cell>
          <table:table-cell table:style-name="ce2" table:formula="of:=IF(MOD(ROUNDUP((ROW()-1)/32;0);2);[.$A108];&quot;&quot;)">
            <text:p/>
          </table:table-cell>
          <table:table-cell table:style-name="ce2" table:formula="of:=IF(MOD(ROUNDUP((ROW()-1)/16;0);2);[.$A108];&quot;&quot;)" office:value-type="float" office:value="800107">
            <text:p>800107</text:p>
          </table:table-cell>
          <table:table-cell table:style-name="ce2" table:formula="of:=IF(MOD(ROUNDUP((ROW()-1)/8;0);2);[.$A108];&quot;&quot;)">
            <text:p/>
          </table:table-cell>
          <table:table-cell table:style-name="ce2" table:formula="of:=IF(MOD(ROUNDUP((ROW()-1)/4;0);2);[.$A108];&quot;&quot;)" office:value-type="float" office:value="800107">
            <text:p>800107</text:p>
          </table:table-cell>
          <table:table-cell table:style-name="ce2" table:formula="of:=IF(MOD(ROUNDUP((ROW()-1)/2;0);2);[.$A108];&quot;&quot;)">
            <text:p/>
          </table:table-cell>
          <table:table-cell table:formula="of:=IF(MOD(ROW()-1;2);[.$A108];&quot;&quot;)" office:value-type="float" office:value="800107">
            <text:p>800107</text:p>
          </table:table-cell>
          <table:table-cell/>
          <table:table-cell table:formula="of:=COUNT([.B108:.I108])*2" office:value-type="float" office:value="8">
            <text:p>8</text:p>
          </table:table-cell>
          <table:table-cell table:formula="of:=COUNT([.C108:.D108])*2" office:value-type="float" office:value="0">
            <text:p>0</text:p>
          </table:table-cell>
          <table:table-cell table:formula="of:=COUNT([.E108:.F108])*2" office:value-type="float" office:value="2">
            <text:p>2</text:p>
          </table:table-cell>
          <table:table-cell table:formula="of:=COUNT([.G108:.H108])*2" office:value-type="float" office:value="2">
            <text:p>2</text:p>
          </table:table-cell>
          <table:table-cell table:number-columns-repeated="2"/>
          <table:table-cell table:formula="of:=[.A108]&amp;CHAR(9)&amp;[.K108]&amp;CHAR(9)&amp;[.L108]&amp;CHAR(9)&amp;[.M108]&amp;CHAR(9)&amp;[.N108]" office:value-type="string" office:string-value="800107&#9;8&#9;0&#9;2&#9;2">
            <text:p>800107<text:tab/>8<text:tab/>0<text:tab/>2<text:tab/>2</text:p>
          </table:table-cell>
          <table:table-cell table:number-columns-repeated="1001"/>
        </table:table-row>
        <table:table-row table:style-name="ro1">
          <table:table-cell office:value-type="float" office:value="800108">
            <text:p>800108</text:p>
          </table:table-cell>
          <table:table-cell table:style-name="ce2" table:formula="of:=IF(MOD(ROUNDUP((ROW()-1)/128;0);2);[.$A109];&quot;&quot;)" office:value-type="float" office:value="800108">
            <text:p>800108</text:p>
          </table:table-cell>
          <table:table-cell table:style-name="ce2" table:formula="of:=IF(MOD(ROUNDUP((ROW()-1)/64;0);2);[.$A109];&quot;&quot;)">
            <text:p/>
          </table:table-cell>
          <table:table-cell table:style-name="ce2" table:formula="of:=IF(MOD(ROUNDUP((ROW()-1)/32;0);2);[.$A109];&quot;&quot;)">
            <text:p/>
          </table:table-cell>
          <table:table-cell table:style-name="ce2" table:formula="of:=IF(MOD(ROUNDUP((ROW()-1)/16;0);2);[.$A109];&quot;&quot;)" office:value-type="float" office:value="800108">
            <text:p>800108</text:p>
          </table:table-cell>
          <table:table-cell table:style-name="ce2" table:formula="of:=IF(MOD(ROUNDUP((ROW()-1)/8;0);2);[.$A109];&quot;&quot;)">
            <text:p/>
          </table:table-cell>
          <table:table-cell table:style-name="ce2" table:formula="of:=IF(MOD(ROUNDUP((ROW()-1)/4;0);2);[.$A109];&quot;&quot;)" office:value-type="float" office:value="800108">
            <text:p>800108</text:p>
          </table:table-cell>
          <table:table-cell table:style-name="ce2" table:formula="of:=IF(MOD(ROUNDUP((ROW()-1)/2;0);2);[.$A109];&quot;&quot;)">
            <text:p/>
          </table:table-cell>
          <table:table-cell table:formula="of:=IF(MOD(ROW()-1;2);[.$A109];&quot;&quot;)">
            <text:p/>
          </table:table-cell>
          <table:table-cell/>
          <table:table-cell table:formula="of:=COUNT([.B109:.I109])*2" office:value-type="float" office:value="6">
            <text:p>6</text:p>
          </table:table-cell>
          <table:table-cell table:formula="of:=COUNT([.C109:.D109])*2" office:value-type="float" office:value="0">
            <text:p>0</text:p>
          </table:table-cell>
          <table:table-cell table:formula="of:=COUNT([.E109:.F109])*2" office:value-type="float" office:value="2">
            <text:p>2</text:p>
          </table:table-cell>
          <table:table-cell table:formula="of:=COUNT([.G109:.H109])*2" office:value-type="float" office:value="2">
            <text:p>2</text:p>
          </table:table-cell>
          <table:table-cell table:number-columns-repeated="2"/>
          <table:table-cell table:formula="of:=[.A109]&amp;CHAR(9)&amp;[.K109]&amp;CHAR(9)&amp;[.L109]&amp;CHAR(9)&amp;[.M109]&amp;CHAR(9)&amp;[.N109]" office:value-type="string" office:string-value="800108&#9;6&#9;0&#9;2&#9;2">
            <text:p>800108<text:tab/>6<text:tab/>0<text:tab/>2<text:tab/>2</text:p>
          </table:table-cell>
          <table:table-cell table:number-columns-repeated="1001"/>
        </table:table-row>
        <table:table-row table:style-name="ro1">
          <table:table-cell office:value-type="float" office:value="800109">
            <text:p>800109</text:p>
          </table:table-cell>
          <table:table-cell table:style-name="ce2" table:formula="of:=IF(MOD(ROUNDUP((ROW()-1)/128;0);2);[.$A110];&quot;&quot;)" office:value-type="float" office:value="800109">
            <text:p>800109</text:p>
          </table:table-cell>
          <table:table-cell table:style-name="ce2" table:formula="of:=IF(MOD(ROUNDUP((ROW()-1)/64;0);2);[.$A110];&quot;&quot;)">
            <text:p/>
          </table:table-cell>
          <table:table-cell table:style-name="ce2" table:formula="of:=IF(MOD(ROUNDUP((ROW()-1)/32;0);2);[.$A110];&quot;&quot;)">
            <text:p/>
          </table:table-cell>
          <table:table-cell table:style-name="ce2" table:formula="of:=IF(MOD(ROUNDUP((ROW()-1)/16;0);2);[.$A110];&quot;&quot;)" office:value-type="float" office:value="800109">
            <text:p>800109</text:p>
          </table:table-cell>
          <table:table-cell table:style-name="ce2" table:formula="of:=IF(MOD(ROUNDUP((ROW()-1)/8;0);2);[.$A110];&quot;&quot;)">
            <text:p/>
          </table:table-cell>
          <table:table-cell table:style-name="ce2" table:formula="of:=IF(MOD(ROUNDUP((ROW()-1)/4;0);2);[.$A110];&quot;&quot;)">
            <text:p/>
          </table:table-cell>
          <table:table-cell table:style-name="ce2" table:formula="of:=IF(MOD(ROUNDUP((ROW()-1)/2;0);2);[.$A110];&quot;&quot;)" office:value-type="float" office:value="800109">
            <text:p>800109</text:p>
          </table:table-cell>
          <table:table-cell table:formula="of:=IF(MOD(ROW()-1;2);[.$A110];&quot;&quot;)" office:value-type="float" office:value="800109">
            <text:p>800109</text:p>
          </table:table-cell>
          <table:table-cell/>
          <table:table-cell table:formula="of:=COUNT([.B110:.I110])*2" office:value-type="float" office:value="8">
            <text:p>8</text:p>
          </table:table-cell>
          <table:table-cell table:formula="of:=COUNT([.C110:.D110])*2" office:value-type="float" office:value="0">
            <text:p>0</text:p>
          </table:table-cell>
          <table:table-cell table:formula="of:=COUNT([.E110:.F110])*2" office:value-type="float" office:value="2">
            <text:p>2</text:p>
          </table:table-cell>
          <table:table-cell table:formula="of:=COUNT([.G110:.H110])*2" office:value-type="float" office:value="2">
            <text:p>2</text:p>
          </table:table-cell>
          <table:table-cell table:number-columns-repeated="2"/>
          <table:table-cell table:formula="of:=[.A110]&amp;CHAR(9)&amp;[.K110]&amp;CHAR(9)&amp;[.L110]&amp;CHAR(9)&amp;[.M110]&amp;CHAR(9)&amp;[.N110]" office:value-type="string" office:string-value="800109&#9;8&#9;0&#9;2&#9;2">
            <text:p>800109<text:tab/>8<text:tab/>0<text:tab/>2<text:tab/>2</text:p>
          </table:table-cell>
          <table:table-cell table:number-columns-repeated="1001"/>
        </table:table-row>
        <table:table-row table:style-name="ro1">
          <table:table-cell office:value-type="float" office:value="800110">
            <text:p>800110</text:p>
          </table:table-cell>
          <table:table-cell table:style-name="ce2" table:formula="of:=IF(MOD(ROUNDUP((ROW()-1)/128;0);2);[.$A111];&quot;&quot;)" office:value-type="float" office:value="800110">
            <text:p>800110</text:p>
          </table:table-cell>
          <table:table-cell table:style-name="ce2" table:formula="of:=IF(MOD(ROUNDUP((ROW()-1)/64;0);2);[.$A111];&quot;&quot;)">
            <text:p/>
          </table:table-cell>
          <table:table-cell table:style-name="ce2" table:formula="of:=IF(MOD(ROUNDUP((ROW()-1)/32;0);2);[.$A111];&quot;&quot;)">
            <text:p/>
          </table:table-cell>
          <table:table-cell table:style-name="ce2" table:formula="of:=IF(MOD(ROUNDUP((ROW()-1)/16;0);2);[.$A111];&quot;&quot;)" office:value-type="float" office:value="800110">
            <text:p>800110</text:p>
          </table:table-cell>
          <table:table-cell table:style-name="ce2" table:formula="of:=IF(MOD(ROUNDUP((ROW()-1)/8;0);2);[.$A111];&quot;&quot;)">
            <text:p/>
          </table:table-cell>
          <table:table-cell table:style-name="ce2" table:formula="of:=IF(MOD(ROUNDUP((ROW()-1)/4;0);2);[.$A111];&quot;&quot;)">
            <text:p/>
          </table:table-cell>
          <table:table-cell table:style-name="ce2" table:formula="of:=IF(MOD(ROUNDUP((ROW()-1)/2;0);2);[.$A111];&quot;&quot;)" office:value-type="float" office:value="800110">
            <text:p>800110</text:p>
          </table:table-cell>
          <table:table-cell table:formula="of:=IF(MOD(ROW()-1;2);[.$A111];&quot;&quot;)">
            <text:p/>
          </table:table-cell>
          <table:table-cell/>
          <table:table-cell table:formula="of:=COUNT([.B111:.I111])*2" office:value-type="float" office:value="6">
            <text:p>6</text:p>
          </table:table-cell>
          <table:table-cell table:formula="of:=COUNT([.C111:.D111])*2" office:value-type="float" office:value="0">
            <text:p>0</text:p>
          </table:table-cell>
          <table:table-cell table:formula="of:=COUNT([.E111:.F111])*2" office:value-type="float" office:value="2">
            <text:p>2</text:p>
          </table:table-cell>
          <table:table-cell table:formula="of:=COUNT([.G111:.H111])*2" office:value-type="float" office:value="2">
            <text:p>2</text:p>
          </table:table-cell>
          <table:table-cell table:number-columns-repeated="2"/>
          <table:table-cell table:formula="of:=[.A111]&amp;CHAR(9)&amp;[.K111]&amp;CHAR(9)&amp;[.L111]&amp;CHAR(9)&amp;[.M111]&amp;CHAR(9)&amp;[.N111]" office:value-type="string" office:string-value="800110&#9;6&#9;0&#9;2&#9;2">
            <text:p>800110<text:tab/>6<text:tab/>0<text:tab/>2<text:tab/>2</text:p>
          </table:table-cell>
          <table:table-cell table:number-columns-repeated="1001"/>
        </table:table-row>
        <table:table-row table:style-name="ro1">
          <table:table-cell office:value-type="float" office:value="800111">
            <text:p>800111</text:p>
          </table:table-cell>
          <table:table-cell table:style-name="ce2" table:formula="of:=IF(MOD(ROUNDUP((ROW()-1)/128;0);2);[.$A112];&quot;&quot;)" office:value-type="float" office:value="800111">
            <text:p>800111</text:p>
          </table:table-cell>
          <table:table-cell table:style-name="ce2" table:formula="of:=IF(MOD(ROUNDUP((ROW()-1)/64;0);2);[.$A112];&quot;&quot;)">
            <text:p/>
          </table:table-cell>
          <table:table-cell table:style-name="ce2" table:formula="of:=IF(MOD(ROUNDUP((ROW()-1)/32;0);2);[.$A112];&quot;&quot;)">
            <text:p/>
          </table:table-cell>
          <table:table-cell table:style-name="ce2" table:formula="of:=IF(MOD(ROUNDUP((ROW()-1)/16;0);2);[.$A112];&quot;&quot;)" office:value-type="float" office:value="800111">
            <text:p>800111</text:p>
          </table:table-cell>
          <table:table-cell table:style-name="ce2" table:formula="of:=IF(MOD(ROUNDUP((ROW()-1)/8;0);2);[.$A112];&quot;&quot;)">
            <text:p/>
          </table:table-cell>
          <table:table-cell table:style-name="ce2" table:formula="of:=IF(MOD(ROUNDUP((ROW()-1)/4;0);2);[.$A112];&quot;&quot;)">
            <text:p/>
          </table:table-cell>
          <table:table-cell table:style-name="ce2" table:formula="of:=IF(MOD(ROUNDUP((ROW()-1)/2;0);2);[.$A112];&quot;&quot;)">
            <text:p/>
          </table:table-cell>
          <table:table-cell table:formula="of:=IF(MOD(ROW()-1;2);[.$A112];&quot;&quot;)" office:value-type="float" office:value="800111">
            <text:p>800111</text:p>
          </table:table-cell>
          <table:table-cell/>
          <table:table-cell table:formula="of:=COUNT([.B112:.I112])*2" office:value-type="float" office:value="6">
            <text:p>6</text:p>
          </table:table-cell>
          <table:table-cell table:formula="of:=COUNT([.C112:.D112])*2" office:value-type="float" office:value="0">
            <text:p>0</text:p>
          </table:table-cell>
          <table:table-cell table:formula="of:=COUNT([.E112:.F112])*2" office:value-type="float" office:value="2">
            <text:p>2</text:p>
          </table:table-cell>
          <table:table-cell table:formula="of:=COUNT([.G112:.H112])*2" office:value-type="float" office:value="0">
            <text:p>0</text:p>
          </table:table-cell>
          <table:table-cell table:number-columns-repeated="2"/>
          <table:table-cell table:formula="of:=[.A112]&amp;CHAR(9)&amp;[.K112]&amp;CHAR(9)&amp;[.L112]&amp;CHAR(9)&amp;[.M112]&amp;CHAR(9)&amp;[.N112]" office:value-type="string" office:string-value="800111&#9;6&#9;0&#9;2&#9;0">
            <text:p>800111<text:tab/>6<text:tab/>0<text:tab/>2<text:tab/>0</text:p>
          </table:table-cell>
          <table:table-cell table:number-columns-repeated="1001"/>
        </table:table-row>
        <table:table-row table:style-name="ro1">
          <table:table-cell office:value-type="float" office:value="800112">
            <text:p>800112</text:p>
          </table:table-cell>
          <table:table-cell table:style-name="ce2" table:formula="of:=IF(MOD(ROUNDUP((ROW()-1)/128;0);2);[.$A113];&quot;&quot;)" office:value-type="float" office:value="800112">
            <text:p>800112</text:p>
          </table:table-cell>
          <table:table-cell table:style-name="ce2" table:formula="of:=IF(MOD(ROUNDUP((ROW()-1)/64;0);2);[.$A113];&quot;&quot;)">
            <text:p/>
          </table:table-cell>
          <table:table-cell table:style-name="ce2" table:formula="of:=IF(MOD(ROUNDUP((ROW()-1)/32;0);2);[.$A113];&quot;&quot;)">
            <text:p/>
          </table:table-cell>
          <table:table-cell table:style-name="ce2" table:formula="of:=IF(MOD(ROUNDUP((ROW()-1)/16;0);2);[.$A113];&quot;&quot;)" office:value-type="float" office:value="800112">
            <text:p>800112</text:p>
          </table:table-cell>
          <table:table-cell table:style-name="ce2" table:formula="of:=IF(MOD(ROUNDUP((ROW()-1)/8;0);2);[.$A113];&quot;&quot;)">
            <text:p/>
          </table:table-cell>
          <table:table-cell table:style-name="ce2" table:formula="of:=IF(MOD(ROUNDUP((ROW()-1)/4;0);2);[.$A113];&quot;&quot;)">
            <text:p/>
          </table:table-cell>
          <table:table-cell table:style-name="ce2" table:formula="of:=IF(MOD(ROUNDUP((ROW()-1)/2;0);2);[.$A113];&quot;&quot;)">
            <text:p/>
          </table:table-cell>
          <table:table-cell table:formula="of:=IF(MOD(ROW()-1;2);[.$A113];&quot;&quot;)">
            <text:p/>
          </table:table-cell>
          <table:table-cell/>
          <table:table-cell table:formula="of:=COUNT([.B113:.I113])*2" office:value-type="float" office:value="4">
            <text:p>4</text:p>
          </table:table-cell>
          <table:table-cell table:formula="of:=COUNT([.C113:.D113])*2" office:value-type="float" office:value="0">
            <text:p>0</text:p>
          </table:table-cell>
          <table:table-cell table:formula="of:=COUNT([.E113:.F113])*2" office:value-type="float" office:value="2">
            <text:p>2</text:p>
          </table:table-cell>
          <table:table-cell table:formula="of:=COUNT([.G113:.H113])*2" office:value-type="float" office:value="0">
            <text:p>0</text:p>
          </table:table-cell>
          <table:table-cell table:number-columns-repeated="2"/>
          <table:table-cell table:formula="of:=[.A113]&amp;CHAR(9)&amp;[.K113]&amp;CHAR(9)&amp;[.L113]&amp;CHAR(9)&amp;[.M113]&amp;CHAR(9)&amp;[.N113]" office:value-type="string" office:string-value="800112&#9;4&#9;0&#9;2&#9;0">
            <text:p>800112<text:tab/>4<text:tab/>0<text:tab/>2<text:tab/>0</text:p>
          </table:table-cell>
          <table:table-cell table:number-columns-repeated="1001"/>
        </table:table-row>
        <table:table-row table:style-name="ro1">
          <table:table-cell office:value-type="float" office:value="800113">
            <text:p>800113</text:p>
          </table:table-cell>
          <table:table-cell table:style-name="ce2" table:formula="of:=IF(MOD(ROUNDUP((ROW()-1)/128;0);2);[.$A114];&quot;&quot;)" office:value-type="float" office:value="800113">
            <text:p>800113</text:p>
          </table:table-cell>
          <table:table-cell table:style-name="ce2" table:formula="of:=IF(MOD(ROUNDUP((ROW()-1)/64;0);2);[.$A114];&quot;&quot;)">
            <text:p/>
          </table:table-cell>
          <table:table-cell table:style-name="ce2" table:formula="of:=IF(MOD(ROUNDUP((ROW()-1)/32;0);2);[.$A114];&quot;&quot;)">
            <text:p/>
          </table:table-cell>
          <table:table-cell table:style-name="ce2" table:formula="of:=IF(MOD(ROUNDUP((ROW()-1)/16;0);2);[.$A114];&quot;&quot;)">
            <text:p/>
          </table:table-cell>
          <table:table-cell table:style-name="ce2" table:formula="of:=IF(MOD(ROUNDUP((ROW()-1)/8;0);2);[.$A114];&quot;&quot;)" office:value-type="float" office:value="800113">
            <text:p>800113</text:p>
          </table:table-cell>
          <table:table-cell table:style-name="ce2" table:formula="of:=IF(MOD(ROUNDUP((ROW()-1)/4;0);2);[.$A114];&quot;&quot;)" office:value-type="float" office:value="800113">
            <text:p>800113</text:p>
          </table:table-cell>
          <table:table-cell table:style-name="ce2" table:formula="of:=IF(MOD(ROUNDUP((ROW()-1)/2;0);2);[.$A114];&quot;&quot;)" office:value-type="float" office:value="800113">
            <text:p>800113</text:p>
          </table:table-cell>
          <table:table-cell table:formula="of:=IF(MOD(ROW()-1;2);[.$A114];&quot;&quot;)" office:value-type="float" office:value="800113">
            <text:p>800113</text:p>
          </table:table-cell>
          <table:table-cell/>
          <table:table-cell table:formula="of:=COUNT([.B114:.I114])*2" office:value-type="float" office:value="10">
            <text:p>10</text:p>
          </table:table-cell>
          <table:table-cell table:formula="of:=COUNT([.C114:.D114])*2" office:value-type="float" office:value="0">
            <text:p>0</text:p>
          </table:table-cell>
          <table:table-cell table:formula="of:=COUNT([.E114:.F114])*2" office:value-type="float" office:value="2">
            <text:p>2</text:p>
          </table:table-cell>
          <table:table-cell table:formula="of:=COUNT([.G114:.H114])*2" office:value-type="float" office:value="4">
            <text:p>4</text:p>
          </table:table-cell>
          <table:table-cell table:number-columns-repeated="2"/>
          <table:table-cell table:formula="of:=[.A114]&amp;CHAR(9)&amp;[.K114]&amp;CHAR(9)&amp;[.L114]&amp;CHAR(9)&amp;[.M114]&amp;CHAR(9)&amp;[.N114]" office:value-type="string" office:string-value="800113&#9;10&#9;0&#9;2&#9;4">
            <text:p>800113<text:tab/>10<text:tab/>0<text:tab/>2<text:tab/>4</text:p>
          </table:table-cell>
          <table:table-cell table:number-columns-repeated="1001"/>
        </table:table-row>
        <table:table-row table:style-name="ro1">
          <table:table-cell office:value-type="float" office:value="800114">
            <text:p>800114</text:p>
          </table:table-cell>
          <table:table-cell table:style-name="ce2" table:formula="of:=IF(MOD(ROUNDUP((ROW()-1)/128;0);2);[.$A115];&quot;&quot;)" office:value-type="float" office:value="800114">
            <text:p>800114</text:p>
          </table:table-cell>
          <table:table-cell table:style-name="ce2" table:formula="of:=IF(MOD(ROUNDUP((ROW()-1)/64;0);2);[.$A115];&quot;&quot;)">
            <text:p/>
          </table:table-cell>
          <table:table-cell table:style-name="ce2" table:formula="of:=IF(MOD(ROUNDUP((ROW()-1)/32;0);2);[.$A115];&quot;&quot;)">
            <text:p/>
          </table:table-cell>
          <table:table-cell table:style-name="ce2" table:formula="of:=IF(MOD(ROUNDUP((ROW()-1)/16;0);2);[.$A115];&quot;&quot;)">
            <text:p/>
          </table:table-cell>
          <table:table-cell table:style-name="ce2" table:formula="of:=IF(MOD(ROUNDUP((ROW()-1)/8;0);2);[.$A115];&quot;&quot;)" office:value-type="float" office:value="800114">
            <text:p>800114</text:p>
          </table:table-cell>
          <table:table-cell table:style-name="ce2" table:formula="of:=IF(MOD(ROUNDUP((ROW()-1)/4;0);2);[.$A115];&quot;&quot;)" office:value-type="float" office:value="800114">
            <text:p>800114</text:p>
          </table:table-cell>
          <table:table-cell table:style-name="ce2" table:formula="of:=IF(MOD(ROUNDUP((ROW()-1)/2;0);2);[.$A115];&quot;&quot;)" office:value-type="float" office:value="800114">
            <text:p>800114</text:p>
          </table:table-cell>
          <table:table-cell table:formula="of:=IF(MOD(ROW()-1;2);[.$A115];&quot;&quot;)">
            <text:p/>
          </table:table-cell>
          <table:table-cell/>
          <table:table-cell table:formula="of:=COUNT([.B115:.I115])*2" office:value-type="float" office:value="8">
            <text:p>8</text:p>
          </table:table-cell>
          <table:table-cell table:formula="of:=COUNT([.C115:.D115])*2" office:value-type="float" office:value="0">
            <text:p>0</text:p>
          </table:table-cell>
          <table:table-cell table:formula="of:=COUNT([.E115:.F115])*2" office:value-type="float" office:value="2">
            <text:p>2</text:p>
          </table:table-cell>
          <table:table-cell table:formula="of:=COUNT([.G115:.H115])*2" office:value-type="float" office:value="4">
            <text:p>4</text:p>
          </table:table-cell>
          <table:table-cell table:number-columns-repeated="2"/>
          <table:table-cell table:formula="of:=[.A115]&amp;CHAR(9)&amp;[.K115]&amp;CHAR(9)&amp;[.L115]&amp;CHAR(9)&amp;[.M115]&amp;CHAR(9)&amp;[.N115]" office:value-type="string" office:string-value="800114&#9;8&#9;0&#9;2&#9;4">
            <text:p>800114<text:tab/>8<text:tab/>0<text:tab/>2<text:tab/>4</text:p>
          </table:table-cell>
          <table:table-cell table:number-columns-repeated="1001"/>
        </table:table-row>
        <table:table-row table:style-name="ro1">
          <table:table-cell office:value-type="float" office:value="800115">
            <text:p>800115</text:p>
          </table:table-cell>
          <table:table-cell table:style-name="ce2" table:formula="of:=IF(MOD(ROUNDUP((ROW()-1)/128;0);2);[.$A116];&quot;&quot;)" office:value-type="float" office:value="800115">
            <text:p>800115</text:p>
          </table:table-cell>
          <table:table-cell table:style-name="ce2" table:formula="of:=IF(MOD(ROUNDUP((ROW()-1)/64;0);2);[.$A116];&quot;&quot;)">
            <text:p/>
          </table:table-cell>
          <table:table-cell table:style-name="ce2" table:formula="of:=IF(MOD(ROUNDUP((ROW()-1)/32;0);2);[.$A116];&quot;&quot;)">
            <text:p/>
          </table:table-cell>
          <table:table-cell table:style-name="ce2" table:formula="of:=IF(MOD(ROUNDUP((ROW()-1)/16;0);2);[.$A116];&quot;&quot;)">
            <text:p/>
          </table:table-cell>
          <table:table-cell table:style-name="ce2" table:formula="of:=IF(MOD(ROUNDUP((ROW()-1)/8;0);2);[.$A116];&quot;&quot;)" office:value-type="float" office:value="800115">
            <text:p>800115</text:p>
          </table:table-cell>
          <table:table-cell table:style-name="ce2" table:formula="of:=IF(MOD(ROUNDUP((ROW()-1)/4;0);2);[.$A116];&quot;&quot;)" office:value-type="float" office:value="800115">
            <text:p>800115</text:p>
          </table:table-cell>
          <table:table-cell table:style-name="ce2" table:formula="of:=IF(MOD(ROUNDUP((ROW()-1)/2;0);2);[.$A116];&quot;&quot;)">
            <text:p/>
          </table:table-cell>
          <table:table-cell table:formula="of:=IF(MOD(ROW()-1;2);[.$A116];&quot;&quot;)" office:value-type="float" office:value="800115">
            <text:p>800115</text:p>
          </table:table-cell>
          <table:table-cell/>
          <table:table-cell table:formula="of:=COUNT([.B116:.I116])*2" office:value-type="float" office:value="8">
            <text:p>8</text:p>
          </table:table-cell>
          <table:table-cell table:formula="of:=COUNT([.C116:.D116])*2" office:value-type="float" office:value="0">
            <text:p>0</text:p>
          </table:table-cell>
          <table:table-cell table:formula="of:=COUNT([.E116:.F116])*2" office:value-type="float" office:value="2">
            <text:p>2</text:p>
          </table:table-cell>
          <table:table-cell table:formula="of:=COUNT([.G116:.H116])*2" office:value-type="float" office:value="2">
            <text:p>2</text:p>
          </table:table-cell>
          <table:table-cell table:number-columns-repeated="2"/>
          <table:table-cell table:formula="of:=[.A116]&amp;CHAR(9)&amp;[.K116]&amp;CHAR(9)&amp;[.L116]&amp;CHAR(9)&amp;[.M116]&amp;CHAR(9)&amp;[.N116]" office:value-type="string" office:string-value="800115&#9;8&#9;0&#9;2&#9;2">
            <text:p>800115<text:tab/>8<text:tab/>0<text:tab/>2<text:tab/>2</text:p>
          </table:table-cell>
          <table:table-cell table:number-columns-repeated="1001"/>
        </table:table-row>
        <table:table-row table:style-name="ro1">
          <table:table-cell office:value-type="float" office:value="800116">
            <text:p>800116</text:p>
          </table:table-cell>
          <table:table-cell table:style-name="ce2" table:formula="of:=IF(MOD(ROUNDUP((ROW()-1)/128;0);2);[.$A117];&quot;&quot;)" office:value-type="float" office:value="800116">
            <text:p>800116</text:p>
          </table:table-cell>
          <table:table-cell table:style-name="ce2" table:formula="of:=IF(MOD(ROUNDUP((ROW()-1)/64;0);2);[.$A117];&quot;&quot;)">
            <text:p/>
          </table:table-cell>
          <table:table-cell table:style-name="ce2" table:formula="of:=IF(MOD(ROUNDUP((ROW()-1)/32;0);2);[.$A117];&quot;&quot;)">
            <text:p/>
          </table:table-cell>
          <table:table-cell table:style-name="ce2" table:formula="of:=IF(MOD(ROUNDUP((ROW()-1)/16;0);2);[.$A117];&quot;&quot;)">
            <text:p/>
          </table:table-cell>
          <table:table-cell table:style-name="ce2" table:formula="of:=IF(MOD(ROUNDUP((ROW()-1)/8;0);2);[.$A117];&quot;&quot;)" office:value-type="float" office:value="800116">
            <text:p>800116</text:p>
          </table:table-cell>
          <table:table-cell table:style-name="ce2" table:formula="of:=IF(MOD(ROUNDUP((ROW()-1)/4;0);2);[.$A117];&quot;&quot;)" office:value-type="float" office:value="800116">
            <text:p>800116</text:p>
          </table:table-cell>
          <table:table-cell table:style-name="ce2" table:formula="of:=IF(MOD(ROUNDUP((ROW()-1)/2;0);2);[.$A117];&quot;&quot;)">
            <text:p/>
          </table:table-cell>
          <table:table-cell table:formula="of:=IF(MOD(ROW()-1;2);[.$A117];&quot;&quot;)">
            <text:p/>
          </table:table-cell>
          <table:table-cell/>
          <table:table-cell table:formula="of:=COUNT([.B117:.I117])*2" office:value-type="float" office:value="6">
            <text:p>6</text:p>
          </table:table-cell>
          <table:table-cell table:formula="of:=COUNT([.C117:.D117])*2" office:value-type="float" office:value="0">
            <text:p>0</text:p>
          </table:table-cell>
          <table:table-cell table:formula="of:=COUNT([.E117:.F117])*2" office:value-type="float" office:value="2">
            <text:p>2</text:p>
          </table:table-cell>
          <table:table-cell table:formula="of:=COUNT([.G117:.H117])*2" office:value-type="float" office:value="2">
            <text:p>2</text:p>
          </table:table-cell>
          <table:table-cell table:number-columns-repeated="2"/>
          <table:table-cell table:formula="of:=[.A117]&amp;CHAR(9)&amp;[.K117]&amp;CHAR(9)&amp;[.L117]&amp;CHAR(9)&amp;[.M117]&amp;CHAR(9)&amp;[.N117]" office:value-type="string" office:string-value="800116&#9;6&#9;0&#9;2&#9;2">
            <text:p>800116<text:tab/>6<text:tab/>0<text:tab/>2<text:tab/>2</text:p>
          </table:table-cell>
          <table:table-cell table:number-columns-repeated="1001"/>
        </table:table-row>
        <table:table-row table:style-name="ro1">
          <table:table-cell office:value-type="float" office:value="800117">
            <text:p>800117</text:p>
          </table:table-cell>
          <table:table-cell table:style-name="ce2" table:formula="of:=IF(MOD(ROUNDUP((ROW()-1)/128;0);2);[.$A118];&quot;&quot;)" office:value-type="float" office:value="800117">
            <text:p>800117</text:p>
          </table:table-cell>
          <table:table-cell table:style-name="ce2" table:formula="of:=IF(MOD(ROUNDUP((ROW()-1)/64;0);2);[.$A118];&quot;&quot;)">
            <text:p/>
          </table:table-cell>
          <table:table-cell table:style-name="ce2" table:formula="of:=IF(MOD(ROUNDUP((ROW()-1)/32;0);2);[.$A118];&quot;&quot;)">
            <text:p/>
          </table:table-cell>
          <table:table-cell table:style-name="ce2" table:formula="of:=IF(MOD(ROUNDUP((ROW()-1)/16;0);2);[.$A118];&quot;&quot;)">
            <text:p/>
          </table:table-cell>
          <table:table-cell table:style-name="ce2" table:formula="of:=IF(MOD(ROUNDUP((ROW()-1)/8;0);2);[.$A118];&quot;&quot;)" office:value-type="float" office:value="800117">
            <text:p>800117</text:p>
          </table:table-cell>
          <table:table-cell table:style-name="ce2" table:formula="of:=IF(MOD(ROUNDUP((ROW()-1)/4;0);2);[.$A118];&quot;&quot;)">
            <text:p/>
          </table:table-cell>
          <table:table-cell table:style-name="ce2" table:formula="of:=IF(MOD(ROUNDUP((ROW()-1)/2;0);2);[.$A118];&quot;&quot;)" office:value-type="float" office:value="800117">
            <text:p>800117</text:p>
          </table:table-cell>
          <table:table-cell table:formula="of:=IF(MOD(ROW()-1;2);[.$A118];&quot;&quot;)" office:value-type="float" office:value="800117">
            <text:p>800117</text:p>
          </table:table-cell>
          <table:table-cell/>
          <table:table-cell table:formula="of:=COUNT([.B118:.I118])*2" office:value-type="float" office:value="8">
            <text:p>8</text:p>
          </table:table-cell>
          <table:table-cell table:formula="of:=COUNT([.C118:.D118])*2" office:value-type="float" office:value="0">
            <text:p>0</text:p>
          </table:table-cell>
          <table:table-cell table:formula="of:=COUNT([.E118:.F118])*2" office:value-type="float" office:value="2">
            <text:p>2</text:p>
          </table:table-cell>
          <table:table-cell table:formula="of:=COUNT([.G118:.H118])*2" office:value-type="float" office:value="2">
            <text:p>2</text:p>
          </table:table-cell>
          <table:table-cell table:number-columns-repeated="2"/>
          <table:table-cell table:formula="of:=[.A118]&amp;CHAR(9)&amp;[.K118]&amp;CHAR(9)&amp;[.L118]&amp;CHAR(9)&amp;[.M118]&amp;CHAR(9)&amp;[.N118]" office:value-type="string" office:string-value="800117&#9;8&#9;0&#9;2&#9;2">
            <text:p>800117<text:tab/>8<text:tab/>0<text:tab/>2<text:tab/>2</text:p>
          </table:table-cell>
          <table:table-cell table:number-columns-repeated="1001"/>
        </table:table-row>
        <table:table-row table:style-name="ro1">
          <table:table-cell office:value-type="float" office:value="800118">
            <text:p>800118</text:p>
          </table:table-cell>
          <table:table-cell table:style-name="ce2" table:formula="of:=IF(MOD(ROUNDUP((ROW()-1)/128;0);2);[.$A119];&quot;&quot;)" office:value-type="float" office:value="800118">
            <text:p>800118</text:p>
          </table:table-cell>
          <table:table-cell table:style-name="ce2" table:formula="of:=IF(MOD(ROUNDUP((ROW()-1)/64;0);2);[.$A119];&quot;&quot;)">
            <text:p/>
          </table:table-cell>
          <table:table-cell table:style-name="ce2" table:formula="of:=IF(MOD(ROUNDUP((ROW()-1)/32;0);2);[.$A119];&quot;&quot;)">
            <text:p/>
          </table:table-cell>
          <table:table-cell table:style-name="ce2" table:formula="of:=IF(MOD(ROUNDUP((ROW()-1)/16;0);2);[.$A119];&quot;&quot;)">
            <text:p/>
          </table:table-cell>
          <table:table-cell table:style-name="ce2" table:formula="of:=IF(MOD(ROUNDUP((ROW()-1)/8;0);2);[.$A119];&quot;&quot;)" office:value-type="float" office:value="800118">
            <text:p>800118</text:p>
          </table:table-cell>
          <table:table-cell table:style-name="ce2" table:formula="of:=IF(MOD(ROUNDUP((ROW()-1)/4;0);2);[.$A119];&quot;&quot;)">
            <text:p/>
          </table:table-cell>
          <table:table-cell table:style-name="ce2" table:formula="of:=IF(MOD(ROUNDUP((ROW()-1)/2;0);2);[.$A119];&quot;&quot;)" office:value-type="float" office:value="800118">
            <text:p>800118</text:p>
          </table:table-cell>
          <table:table-cell table:formula="of:=IF(MOD(ROW()-1;2);[.$A119];&quot;&quot;)">
            <text:p/>
          </table:table-cell>
          <table:table-cell/>
          <table:table-cell table:formula="of:=COUNT([.B119:.I119])*2" office:value-type="float" office:value="6">
            <text:p>6</text:p>
          </table:table-cell>
          <table:table-cell table:formula="of:=COUNT([.C119:.D119])*2" office:value-type="float" office:value="0">
            <text:p>0</text:p>
          </table:table-cell>
          <table:table-cell table:formula="of:=COUNT([.E119:.F119])*2" office:value-type="float" office:value="2">
            <text:p>2</text:p>
          </table:table-cell>
          <table:table-cell table:formula="of:=COUNT([.G119:.H119])*2" office:value-type="float" office:value="2">
            <text:p>2</text:p>
          </table:table-cell>
          <table:table-cell table:number-columns-repeated="2"/>
          <table:table-cell table:formula="of:=[.A119]&amp;CHAR(9)&amp;[.K119]&amp;CHAR(9)&amp;[.L119]&amp;CHAR(9)&amp;[.M119]&amp;CHAR(9)&amp;[.N119]" office:value-type="string" office:string-value="800118&#9;6&#9;0&#9;2&#9;2">
            <text:p>800118<text:tab/>6<text:tab/>0<text:tab/>2<text:tab/>2</text:p>
          </table:table-cell>
          <table:table-cell table:number-columns-repeated="1001"/>
        </table:table-row>
        <table:table-row table:style-name="ro1">
          <table:table-cell office:value-type="float" office:value="800119">
            <text:p>800119</text:p>
          </table:table-cell>
          <table:table-cell table:style-name="ce2" table:formula="of:=IF(MOD(ROUNDUP((ROW()-1)/128;0);2);[.$A120];&quot;&quot;)" office:value-type="float" office:value="800119">
            <text:p>800119</text:p>
          </table:table-cell>
          <table:table-cell table:style-name="ce2" table:formula="of:=IF(MOD(ROUNDUP((ROW()-1)/64;0);2);[.$A120];&quot;&quot;)">
            <text:p/>
          </table:table-cell>
          <table:table-cell table:style-name="ce2" table:formula="of:=IF(MOD(ROUNDUP((ROW()-1)/32;0);2);[.$A120];&quot;&quot;)">
            <text:p/>
          </table:table-cell>
          <table:table-cell table:style-name="ce2" table:formula="of:=IF(MOD(ROUNDUP((ROW()-1)/16;0);2);[.$A120];&quot;&quot;)">
            <text:p/>
          </table:table-cell>
          <table:table-cell table:style-name="ce2" table:formula="of:=IF(MOD(ROUNDUP((ROW()-1)/8;0);2);[.$A120];&quot;&quot;)" office:value-type="float" office:value="800119">
            <text:p>800119</text:p>
          </table:table-cell>
          <table:table-cell table:style-name="ce2" table:formula="of:=IF(MOD(ROUNDUP((ROW()-1)/4;0);2);[.$A120];&quot;&quot;)">
            <text:p/>
          </table:table-cell>
          <table:table-cell table:style-name="ce2" table:formula="of:=IF(MOD(ROUNDUP((ROW()-1)/2;0);2);[.$A120];&quot;&quot;)">
            <text:p/>
          </table:table-cell>
          <table:table-cell table:formula="of:=IF(MOD(ROW()-1;2);[.$A120];&quot;&quot;)" office:value-type="float" office:value="800119">
            <text:p>800119</text:p>
          </table:table-cell>
          <table:table-cell/>
          <table:table-cell table:formula="of:=COUNT([.B120:.I120])*2" office:value-type="float" office:value="6">
            <text:p>6</text:p>
          </table:table-cell>
          <table:table-cell table:formula="of:=COUNT([.C120:.D120])*2" office:value-type="float" office:value="0">
            <text:p>0</text:p>
          </table:table-cell>
          <table:table-cell table:formula="of:=COUNT([.E120:.F120])*2" office:value-type="float" office:value="2">
            <text:p>2</text:p>
          </table:table-cell>
          <table:table-cell table:formula="of:=COUNT([.G120:.H120])*2" office:value-type="float" office:value="0">
            <text:p>0</text:p>
          </table:table-cell>
          <table:table-cell table:number-columns-repeated="2"/>
          <table:table-cell table:formula="of:=[.A120]&amp;CHAR(9)&amp;[.K120]&amp;CHAR(9)&amp;[.L120]&amp;CHAR(9)&amp;[.M120]&amp;CHAR(9)&amp;[.N120]" office:value-type="string" office:string-value="800119&#9;6&#9;0&#9;2&#9;0">
            <text:p>800119<text:tab/>6<text:tab/>0<text:tab/>2<text:tab/>0</text:p>
          </table:table-cell>
          <table:table-cell table:number-columns-repeated="1001"/>
        </table:table-row>
        <table:table-row table:style-name="ro1">
          <table:table-cell office:value-type="float" office:value="800120">
            <text:p>800120</text:p>
          </table:table-cell>
          <table:table-cell table:style-name="ce2" table:formula="of:=IF(MOD(ROUNDUP((ROW()-1)/128;0);2);[.$A121];&quot;&quot;)" office:value-type="float" office:value="800120">
            <text:p>800120</text:p>
          </table:table-cell>
          <table:table-cell table:style-name="ce2" table:formula="of:=IF(MOD(ROUNDUP((ROW()-1)/64;0);2);[.$A121];&quot;&quot;)">
            <text:p/>
          </table:table-cell>
          <table:table-cell table:style-name="ce2" table:formula="of:=IF(MOD(ROUNDUP((ROW()-1)/32;0);2);[.$A121];&quot;&quot;)">
            <text:p/>
          </table:table-cell>
          <table:table-cell table:style-name="ce2" table:formula="of:=IF(MOD(ROUNDUP((ROW()-1)/16;0);2);[.$A121];&quot;&quot;)">
            <text:p/>
          </table:table-cell>
          <table:table-cell table:style-name="ce2" table:formula="of:=IF(MOD(ROUNDUP((ROW()-1)/8;0);2);[.$A121];&quot;&quot;)" office:value-type="float" office:value="800120">
            <text:p>800120</text:p>
          </table:table-cell>
          <table:table-cell table:style-name="ce2" table:formula="of:=IF(MOD(ROUNDUP((ROW()-1)/4;0);2);[.$A121];&quot;&quot;)">
            <text:p/>
          </table:table-cell>
          <table:table-cell table:style-name="ce2" table:formula="of:=IF(MOD(ROUNDUP((ROW()-1)/2;0);2);[.$A121];&quot;&quot;)">
            <text:p/>
          </table:table-cell>
          <table:table-cell table:formula="of:=IF(MOD(ROW()-1;2);[.$A121];&quot;&quot;)">
            <text:p/>
          </table:table-cell>
          <table:table-cell/>
          <table:table-cell table:formula="of:=COUNT([.B121:.I121])*2" office:value-type="float" office:value="4">
            <text:p>4</text:p>
          </table:table-cell>
          <table:table-cell table:formula="of:=COUNT([.C121:.D121])*2" office:value-type="float" office:value="0">
            <text:p>0</text:p>
          </table:table-cell>
          <table:table-cell table:formula="of:=COUNT([.E121:.F121])*2" office:value-type="float" office:value="2">
            <text:p>2</text:p>
          </table:table-cell>
          <table:table-cell table:formula="of:=COUNT([.G121:.H121])*2" office:value-type="float" office:value="0">
            <text:p>0</text:p>
          </table:table-cell>
          <table:table-cell table:number-columns-repeated="2"/>
          <table:table-cell table:formula="of:=[.A121]&amp;CHAR(9)&amp;[.K121]&amp;CHAR(9)&amp;[.L121]&amp;CHAR(9)&amp;[.M121]&amp;CHAR(9)&amp;[.N121]" office:value-type="string" office:string-value="800120&#9;4&#9;0&#9;2&#9;0">
            <text:p>800120<text:tab/>4<text:tab/>0<text:tab/>2<text:tab/>0</text:p>
          </table:table-cell>
          <table:table-cell table:number-columns-repeated="1001"/>
        </table:table-row>
        <table:table-row table:style-name="ro1">
          <table:table-cell office:value-type="float" office:value="800121">
            <text:p>800121</text:p>
          </table:table-cell>
          <table:table-cell table:style-name="ce2" table:formula="of:=IF(MOD(ROUNDUP((ROW()-1)/128;0);2);[.$A122];&quot;&quot;)" office:value-type="float" office:value="800121">
            <text:p>800121</text:p>
          </table:table-cell>
          <table:table-cell table:style-name="ce2" table:formula="of:=IF(MOD(ROUNDUP((ROW()-1)/64;0);2);[.$A122];&quot;&quot;)">
            <text:p/>
          </table:table-cell>
          <table:table-cell table:style-name="ce2" table:formula="of:=IF(MOD(ROUNDUP((ROW()-1)/32;0);2);[.$A122];&quot;&quot;)">
            <text:p/>
          </table:table-cell>
          <table:table-cell table:style-name="ce2" table:formula="of:=IF(MOD(ROUNDUP((ROW()-1)/16;0);2);[.$A122];&quot;&quot;)">
            <text:p/>
          </table:table-cell>
          <table:table-cell table:style-name="ce2" table:formula="of:=IF(MOD(ROUNDUP((ROW()-1)/8;0);2);[.$A122];&quot;&quot;)">
            <text:p/>
          </table:table-cell>
          <table:table-cell table:style-name="ce2" table:formula="of:=IF(MOD(ROUNDUP((ROW()-1)/4;0);2);[.$A122];&quot;&quot;)" office:value-type="float" office:value="800121">
            <text:p>800121</text:p>
          </table:table-cell>
          <table:table-cell table:style-name="ce2" table:formula="of:=IF(MOD(ROUNDUP((ROW()-1)/2;0);2);[.$A122];&quot;&quot;)" office:value-type="float" office:value="800121">
            <text:p>800121</text:p>
          </table:table-cell>
          <table:table-cell table:formula="of:=IF(MOD(ROW()-1;2);[.$A122];&quot;&quot;)" office:value-type="float" office:value="800121">
            <text:p>800121</text:p>
          </table:table-cell>
          <table:table-cell/>
          <table:table-cell table:formula="of:=COUNT([.B122:.I122])*2" office:value-type="float" office:value="8">
            <text:p>8</text:p>
          </table:table-cell>
          <table:table-cell table:formula="of:=COUNT([.C122:.D122])*2" office:value-type="float" office:value="0">
            <text:p>0</text:p>
          </table:table-cell>
          <table:table-cell table:formula="of:=COUNT([.E122:.F122])*2" office:value-type="float" office:value="0">
            <text:p>0</text:p>
          </table:table-cell>
          <table:table-cell table:formula="of:=COUNT([.G122:.H122])*2" office:value-type="float" office:value="4">
            <text:p>4</text:p>
          </table:table-cell>
          <table:table-cell table:number-columns-repeated="2"/>
          <table:table-cell table:formula="of:=[.A122]&amp;CHAR(9)&amp;[.K122]&amp;CHAR(9)&amp;[.L122]&amp;CHAR(9)&amp;[.M122]&amp;CHAR(9)&amp;[.N122]" office:value-type="string" office:string-value="800121&#9;8&#9;0&#9;0&#9;4">
            <text:p>800121<text:tab/>8<text:tab/>0<text:tab/>0<text:tab/>4</text:p>
          </table:table-cell>
          <table:table-cell table:number-columns-repeated="1001"/>
        </table:table-row>
        <table:table-row table:style-name="ro1">
          <table:table-cell office:value-type="float" office:value="800122">
            <text:p>800122</text:p>
          </table:table-cell>
          <table:table-cell table:style-name="ce2" table:formula="of:=IF(MOD(ROUNDUP((ROW()-1)/128;0);2);[.$A123];&quot;&quot;)" office:value-type="float" office:value="800122">
            <text:p>800122</text:p>
          </table:table-cell>
          <table:table-cell table:style-name="ce2" table:formula="of:=IF(MOD(ROUNDUP((ROW()-1)/64;0);2);[.$A123];&quot;&quot;)">
            <text:p/>
          </table:table-cell>
          <table:table-cell table:style-name="ce2" table:formula="of:=IF(MOD(ROUNDUP((ROW()-1)/32;0);2);[.$A123];&quot;&quot;)">
            <text:p/>
          </table:table-cell>
          <table:table-cell table:style-name="ce2" table:formula="of:=IF(MOD(ROUNDUP((ROW()-1)/16;0);2);[.$A123];&quot;&quot;)">
            <text:p/>
          </table:table-cell>
          <table:table-cell table:style-name="ce2" table:formula="of:=IF(MOD(ROUNDUP((ROW()-1)/8;0);2);[.$A123];&quot;&quot;)">
            <text:p/>
          </table:table-cell>
          <table:table-cell table:style-name="ce2" table:formula="of:=IF(MOD(ROUNDUP((ROW()-1)/4;0);2);[.$A123];&quot;&quot;)" office:value-type="float" office:value="800122">
            <text:p>800122</text:p>
          </table:table-cell>
          <table:table-cell table:style-name="ce2" table:formula="of:=IF(MOD(ROUNDUP((ROW()-1)/2;0);2);[.$A123];&quot;&quot;)" office:value-type="float" office:value="800122">
            <text:p>800122</text:p>
          </table:table-cell>
          <table:table-cell table:formula="of:=IF(MOD(ROW()-1;2);[.$A123];&quot;&quot;)">
            <text:p/>
          </table:table-cell>
          <table:table-cell/>
          <table:table-cell table:formula="of:=COUNT([.B123:.I123])*2" office:value-type="float" office:value="6">
            <text:p>6</text:p>
          </table:table-cell>
          <table:table-cell table:formula="of:=COUNT([.C123:.D123])*2" office:value-type="float" office:value="0">
            <text:p>0</text:p>
          </table:table-cell>
          <table:table-cell table:formula="of:=COUNT([.E123:.F123])*2" office:value-type="float" office:value="0">
            <text:p>0</text:p>
          </table:table-cell>
          <table:table-cell table:formula="of:=COUNT([.G123:.H123])*2" office:value-type="float" office:value="4">
            <text:p>4</text:p>
          </table:table-cell>
          <table:table-cell table:number-columns-repeated="2"/>
          <table:table-cell table:formula="of:=[.A123]&amp;CHAR(9)&amp;[.K123]&amp;CHAR(9)&amp;[.L123]&amp;CHAR(9)&amp;[.M123]&amp;CHAR(9)&amp;[.N123]" office:value-type="string" office:string-value="800122&#9;6&#9;0&#9;0&#9;4">
            <text:p>800122<text:tab/>6<text:tab/>0<text:tab/>0<text:tab/>4</text:p>
          </table:table-cell>
          <table:table-cell table:number-columns-repeated="1001"/>
        </table:table-row>
        <table:table-row table:style-name="ro1">
          <table:table-cell office:value-type="float" office:value="800123">
            <text:p>800123</text:p>
          </table:table-cell>
          <table:table-cell table:style-name="ce2" table:formula="of:=IF(MOD(ROUNDUP((ROW()-1)/128;0);2);[.$A124];&quot;&quot;)" office:value-type="float" office:value="800123">
            <text:p>800123</text:p>
          </table:table-cell>
          <table:table-cell table:style-name="ce2" table:formula="of:=IF(MOD(ROUNDUP((ROW()-1)/64;0);2);[.$A124];&quot;&quot;)">
            <text:p/>
          </table:table-cell>
          <table:table-cell table:style-name="ce2" table:formula="of:=IF(MOD(ROUNDUP((ROW()-1)/32;0);2);[.$A124];&quot;&quot;)">
            <text:p/>
          </table:table-cell>
          <table:table-cell table:style-name="ce2" table:formula="of:=IF(MOD(ROUNDUP((ROW()-1)/16;0);2);[.$A124];&quot;&quot;)">
            <text:p/>
          </table:table-cell>
          <table:table-cell table:style-name="ce2" table:formula="of:=IF(MOD(ROUNDUP((ROW()-1)/8;0);2);[.$A124];&quot;&quot;)">
            <text:p/>
          </table:table-cell>
          <table:table-cell table:style-name="ce2" table:formula="of:=IF(MOD(ROUNDUP((ROW()-1)/4;0);2);[.$A124];&quot;&quot;)" office:value-type="float" office:value="800123">
            <text:p>800123</text:p>
          </table:table-cell>
          <table:table-cell table:style-name="ce2" table:formula="of:=IF(MOD(ROUNDUP((ROW()-1)/2;0);2);[.$A124];&quot;&quot;)">
            <text:p/>
          </table:table-cell>
          <table:table-cell table:formula="of:=IF(MOD(ROW()-1;2);[.$A124];&quot;&quot;)" office:value-type="float" office:value="800123">
            <text:p>800123</text:p>
          </table:table-cell>
          <table:table-cell/>
          <table:table-cell table:formula="of:=COUNT([.B124:.I124])*2" office:value-type="float" office:value="6">
            <text:p>6</text:p>
          </table:table-cell>
          <table:table-cell table:formula="of:=COUNT([.C124:.D124])*2" office:value-type="float" office:value="0">
            <text:p>0</text:p>
          </table:table-cell>
          <table:table-cell table:formula="of:=COUNT([.E124:.F124])*2" office:value-type="float" office:value="0">
            <text:p>0</text:p>
          </table:table-cell>
          <table:table-cell table:formula="of:=COUNT([.G124:.H124])*2" office:value-type="float" office:value="2">
            <text:p>2</text:p>
          </table:table-cell>
          <table:table-cell table:number-columns-repeated="2"/>
          <table:table-cell table:formula="of:=[.A124]&amp;CHAR(9)&amp;[.K124]&amp;CHAR(9)&amp;[.L124]&amp;CHAR(9)&amp;[.M124]&amp;CHAR(9)&amp;[.N124]" office:value-type="string" office:string-value="800123&#9;6&#9;0&#9;0&#9;2">
            <text:p>800123<text:tab/>6<text:tab/>0<text:tab/>0<text:tab/>2</text:p>
          </table:table-cell>
          <table:table-cell table:number-columns-repeated="1001"/>
        </table:table-row>
        <table:table-row table:style-name="ro1">
          <table:table-cell office:value-type="float" office:value="800124">
            <text:p>800124</text:p>
          </table:table-cell>
          <table:table-cell table:style-name="ce2" table:formula="of:=IF(MOD(ROUNDUP((ROW()-1)/128;0);2);[.$A125];&quot;&quot;)" office:value-type="float" office:value="800124">
            <text:p>800124</text:p>
          </table:table-cell>
          <table:table-cell table:style-name="ce2" table:formula="of:=IF(MOD(ROUNDUP((ROW()-1)/64;0);2);[.$A125];&quot;&quot;)">
            <text:p/>
          </table:table-cell>
          <table:table-cell table:style-name="ce2" table:formula="of:=IF(MOD(ROUNDUP((ROW()-1)/32;0);2);[.$A125];&quot;&quot;)">
            <text:p/>
          </table:table-cell>
          <table:table-cell table:style-name="ce2" table:formula="of:=IF(MOD(ROUNDUP((ROW()-1)/16;0);2);[.$A125];&quot;&quot;)">
            <text:p/>
          </table:table-cell>
          <table:table-cell table:style-name="ce2" table:formula="of:=IF(MOD(ROUNDUP((ROW()-1)/8;0);2);[.$A125];&quot;&quot;)">
            <text:p/>
          </table:table-cell>
          <table:table-cell table:style-name="ce2" table:formula="of:=IF(MOD(ROUNDUP((ROW()-1)/4;0);2);[.$A125];&quot;&quot;)" office:value-type="float" office:value="800124">
            <text:p>800124</text:p>
          </table:table-cell>
          <table:table-cell table:style-name="ce2" table:formula="of:=IF(MOD(ROUNDUP((ROW()-1)/2;0);2);[.$A125];&quot;&quot;)">
            <text:p/>
          </table:table-cell>
          <table:table-cell table:formula="of:=IF(MOD(ROW()-1;2);[.$A125];&quot;&quot;)">
            <text:p/>
          </table:table-cell>
          <table:table-cell/>
          <table:table-cell table:formula="of:=COUNT([.B125:.I125])*2" office:value-type="float" office:value="4">
            <text:p>4</text:p>
          </table:table-cell>
          <table:table-cell table:formula="of:=COUNT([.C125:.D125])*2" office:value-type="float" office:value="0">
            <text:p>0</text:p>
          </table:table-cell>
          <table:table-cell table:formula="of:=COUNT([.E125:.F125])*2" office:value-type="float" office:value="0">
            <text:p>0</text:p>
          </table:table-cell>
          <table:table-cell table:formula="of:=COUNT([.G125:.H125])*2" office:value-type="float" office:value="2">
            <text:p>2</text:p>
          </table:table-cell>
          <table:table-cell table:number-columns-repeated="2"/>
          <table:table-cell table:formula="of:=[.A125]&amp;CHAR(9)&amp;[.K125]&amp;CHAR(9)&amp;[.L125]&amp;CHAR(9)&amp;[.M125]&amp;CHAR(9)&amp;[.N125]" office:value-type="string" office:string-value="800124&#9;4&#9;0&#9;0&#9;2">
            <text:p>800124<text:tab/>4<text:tab/>0<text:tab/>0<text:tab/>2</text:p>
          </table:table-cell>
          <table:table-cell table:number-columns-repeated="1001"/>
        </table:table-row>
        <table:table-row table:style-name="ro1">
          <table:table-cell office:value-type="float" office:value="800125">
            <text:p>800125</text:p>
          </table:table-cell>
          <table:table-cell table:style-name="ce2" table:formula="of:=IF(MOD(ROUNDUP((ROW()-1)/128;0);2);[.$A126];&quot;&quot;)" office:value-type="float" office:value="800125">
            <text:p>800125</text:p>
          </table:table-cell>
          <table:table-cell table:style-name="ce2" table:formula="of:=IF(MOD(ROUNDUP((ROW()-1)/64;0);2);[.$A126];&quot;&quot;)">
            <text:p/>
          </table:table-cell>
          <table:table-cell table:style-name="ce2" table:formula="of:=IF(MOD(ROUNDUP((ROW()-1)/32;0);2);[.$A126];&quot;&quot;)">
            <text:p/>
          </table:table-cell>
          <table:table-cell table:style-name="ce2" table:formula="of:=IF(MOD(ROUNDUP((ROW()-1)/16;0);2);[.$A126];&quot;&quot;)">
            <text:p/>
          </table:table-cell>
          <table:table-cell table:style-name="ce2" table:formula="of:=IF(MOD(ROUNDUP((ROW()-1)/8;0);2);[.$A126];&quot;&quot;)">
            <text:p/>
          </table:table-cell>
          <table:table-cell table:style-name="ce2" table:formula="of:=IF(MOD(ROUNDUP((ROW()-1)/4;0);2);[.$A126];&quot;&quot;)">
            <text:p/>
          </table:table-cell>
          <table:table-cell table:style-name="ce2" table:formula="of:=IF(MOD(ROUNDUP((ROW()-1)/2;0);2);[.$A126];&quot;&quot;)" office:value-type="float" office:value="800125">
            <text:p>800125</text:p>
          </table:table-cell>
          <table:table-cell table:formula="of:=IF(MOD(ROW()-1;2);[.$A126];&quot;&quot;)" office:value-type="float" office:value="800125">
            <text:p>800125</text:p>
          </table:table-cell>
          <table:table-cell/>
          <table:table-cell table:formula="of:=COUNT([.B126:.I126])*2" office:value-type="float" office:value="6">
            <text:p>6</text:p>
          </table:table-cell>
          <table:table-cell table:formula="of:=COUNT([.C126:.D126])*2" office:value-type="float" office:value="0">
            <text:p>0</text:p>
          </table:table-cell>
          <table:table-cell table:formula="of:=COUNT([.E126:.F126])*2" office:value-type="float" office:value="0">
            <text:p>0</text:p>
          </table:table-cell>
          <table:table-cell table:formula="of:=COUNT([.G126:.H126])*2" office:value-type="float" office:value="2">
            <text:p>2</text:p>
          </table:table-cell>
          <table:table-cell table:number-columns-repeated="2"/>
          <table:table-cell table:formula="of:=[.A126]&amp;CHAR(9)&amp;[.K126]&amp;CHAR(9)&amp;[.L126]&amp;CHAR(9)&amp;[.M126]&amp;CHAR(9)&amp;[.N126]" office:value-type="string" office:string-value="800125&#9;6&#9;0&#9;0&#9;2">
            <text:p>800125<text:tab/>6<text:tab/>0<text:tab/>0<text:tab/>2</text:p>
          </table:table-cell>
          <table:table-cell table:number-columns-repeated="1001"/>
        </table:table-row>
        <table:table-row table:style-name="ro1">
          <table:table-cell office:value-type="float" office:value="800126">
            <text:p>800126</text:p>
          </table:table-cell>
          <table:table-cell table:style-name="ce2" table:formula="of:=IF(MOD(ROUNDUP((ROW()-1)/128;0);2);[.$A127];&quot;&quot;)" office:value-type="float" office:value="800126">
            <text:p>800126</text:p>
          </table:table-cell>
          <table:table-cell table:style-name="ce2" table:formula="of:=IF(MOD(ROUNDUP((ROW()-1)/64;0);2);[.$A127];&quot;&quot;)">
            <text:p/>
          </table:table-cell>
          <table:table-cell table:style-name="ce2" table:formula="of:=IF(MOD(ROUNDUP((ROW()-1)/32;0);2);[.$A127];&quot;&quot;)">
            <text:p/>
          </table:table-cell>
          <table:table-cell table:style-name="ce2" table:formula="of:=IF(MOD(ROUNDUP((ROW()-1)/16;0);2);[.$A127];&quot;&quot;)">
            <text:p/>
          </table:table-cell>
          <table:table-cell table:style-name="ce2" table:formula="of:=IF(MOD(ROUNDUP((ROW()-1)/8;0);2);[.$A127];&quot;&quot;)">
            <text:p/>
          </table:table-cell>
          <table:table-cell table:style-name="ce2" table:formula="of:=IF(MOD(ROUNDUP((ROW()-1)/4;0);2);[.$A127];&quot;&quot;)">
            <text:p/>
          </table:table-cell>
          <table:table-cell table:style-name="ce2" table:formula="of:=IF(MOD(ROUNDUP((ROW()-1)/2;0);2);[.$A127];&quot;&quot;)" office:value-type="float" office:value="800126">
            <text:p>800126</text:p>
          </table:table-cell>
          <table:table-cell table:formula="of:=IF(MOD(ROW()-1;2);[.$A127];&quot;&quot;)">
            <text:p/>
          </table:table-cell>
          <table:table-cell/>
          <table:table-cell table:formula="of:=COUNT([.B127:.I127])*2" office:value-type="float" office:value="4">
            <text:p>4</text:p>
          </table:table-cell>
          <table:table-cell table:formula="of:=COUNT([.C127:.D127])*2" office:value-type="float" office:value="0">
            <text:p>0</text:p>
          </table:table-cell>
          <table:table-cell table:formula="of:=COUNT([.E127:.F127])*2" office:value-type="float" office:value="0">
            <text:p>0</text:p>
          </table:table-cell>
          <table:table-cell table:formula="of:=COUNT([.G127:.H127])*2" office:value-type="float" office:value="2">
            <text:p>2</text:p>
          </table:table-cell>
          <table:table-cell table:number-columns-repeated="2"/>
          <table:table-cell table:formula="of:=[.A127]&amp;CHAR(9)&amp;[.K127]&amp;CHAR(9)&amp;[.L127]&amp;CHAR(9)&amp;[.M127]&amp;CHAR(9)&amp;[.N127]" office:value-type="string" office:string-value="800126&#9;4&#9;0&#9;0&#9;2">
            <text:p>800126<text:tab/>4<text:tab/>0<text:tab/>0<text:tab/>2</text:p>
          </table:table-cell>
          <table:table-cell table:number-columns-repeated="1001"/>
        </table:table-row>
        <table:table-row table:style-name="ro1">
          <table:table-cell office:value-type="float" office:value="800127">
            <text:p>800127</text:p>
          </table:table-cell>
          <table:table-cell table:style-name="ce2" table:formula="of:=IF(MOD(ROUNDUP((ROW()-1)/128;0);2);[.$A128];&quot;&quot;)" office:value-type="float" office:value="800127">
            <text:p>800127</text:p>
          </table:table-cell>
          <table:table-cell table:style-name="ce2" table:formula="of:=IF(MOD(ROUNDUP((ROW()-1)/64;0);2);[.$A128];&quot;&quot;)">
            <text:p/>
          </table:table-cell>
          <table:table-cell table:style-name="ce2" table:formula="of:=IF(MOD(ROUNDUP((ROW()-1)/32;0);2);[.$A128];&quot;&quot;)">
            <text:p/>
          </table:table-cell>
          <table:table-cell table:style-name="ce2" table:formula="of:=IF(MOD(ROUNDUP((ROW()-1)/16;0);2);[.$A128];&quot;&quot;)">
            <text:p/>
          </table:table-cell>
          <table:table-cell table:style-name="ce2" table:formula="of:=IF(MOD(ROUNDUP((ROW()-1)/8;0);2);[.$A128];&quot;&quot;)">
            <text:p/>
          </table:table-cell>
          <table:table-cell table:style-name="ce2" table:formula="of:=IF(MOD(ROUNDUP((ROW()-1)/4;0);2);[.$A128];&quot;&quot;)">
            <text:p/>
          </table:table-cell>
          <table:table-cell table:style-name="ce2" table:formula="of:=IF(MOD(ROUNDUP((ROW()-1)/2;0);2);[.$A128];&quot;&quot;)">
            <text:p/>
          </table:table-cell>
          <table:table-cell table:formula="of:=IF(MOD(ROW()-1;2);[.$A128];&quot;&quot;)" office:value-type="float" office:value="800127">
            <text:p>800127</text:p>
          </table:table-cell>
          <table:table-cell/>
          <table:table-cell table:formula="of:=COUNT([.B128:.I128])*2" office:value-type="float" office:value="4">
            <text:p>4</text:p>
          </table:table-cell>
          <table:table-cell table:formula="of:=COUNT([.C128:.D128])*2" office:value-type="float" office:value="0">
            <text:p>0</text:p>
          </table:table-cell>
          <table:table-cell table:formula="of:=COUNT([.E128:.F128])*2" office:value-type="float" office:value="0">
            <text:p>0</text:p>
          </table:table-cell>
          <table:table-cell table:formula="of:=COUNT([.G128:.H128])*2" office:value-type="float" office:value="0">
            <text:p>0</text:p>
          </table:table-cell>
          <table:table-cell table:number-columns-repeated="2"/>
          <table:table-cell table:formula="of:=[.A128]&amp;CHAR(9)&amp;[.K128]&amp;CHAR(9)&amp;[.L128]&amp;CHAR(9)&amp;[.M128]&amp;CHAR(9)&amp;[.N128]" office:value-type="string" office:string-value="800127&#9;4&#9;0&#9;0&#9;0">
            <text:p>800127<text:tab/>4<text:tab/>0<text:tab/>0<text:tab/>0</text:p>
          </table:table-cell>
          <table:table-cell table:number-columns-repeated="1001"/>
        </table:table-row>
        <table:table-row table:style-name="ro1">
          <table:table-cell office:value-type="float" office:value="800128">
            <text:p>800128</text:p>
          </table:table-cell>
          <table:table-cell table:style-name="ce2" table:formula="of:=IF(MOD(ROUNDUP((ROW()-1)/128;0);2);[.$A129];&quot;&quot;)" office:value-type="float" office:value="800128">
            <text:p>800128</text:p>
          </table:table-cell>
          <table:table-cell table:style-name="ce2" table:formula="of:=IF(MOD(ROUNDUP((ROW()-1)/64;0);2);[.$A129];&quot;&quot;)">
            <text:p/>
          </table:table-cell>
          <table:table-cell table:style-name="ce2" table:formula="of:=IF(MOD(ROUNDUP((ROW()-1)/32;0);2);[.$A129];&quot;&quot;)">
            <text:p/>
          </table:table-cell>
          <table:table-cell table:style-name="ce2" table:formula="of:=IF(MOD(ROUNDUP((ROW()-1)/16;0);2);[.$A129];&quot;&quot;)">
            <text:p/>
          </table:table-cell>
          <table:table-cell table:style-name="ce2" table:formula="of:=IF(MOD(ROUNDUP((ROW()-1)/8;0);2);[.$A129];&quot;&quot;)">
            <text:p/>
          </table:table-cell>
          <table:table-cell table:style-name="ce2" table:formula="of:=IF(MOD(ROUNDUP((ROW()-1)/4;0);2);[.$A129];&quot;&quot;)">
            <text:p/>
          </table:table-cell>
          <table:table-cell table:style-name="ce2" table:formula="of:=IF(MOD(ROUNDUP((ROW()-1)/2;0);2);[.$A129];&quot;&quot;)">
            <text:p/>
          </table:table-cell>
          <table:table-cell table:formula="of:=IF(MOD(ROW()-1;2);[.$A129];&quot;&quot;)">
            <text:p/>
          </table:table-cell>
          <table:table-cell/>
          <table:table-cell table:formula="of:=COUNT([.B129:.I129])*2" office:value-type="float" office:value="2">
            <text:p>2</text:p>
          </table:table-cell>
          <table:table-cell table:formula="of:=COUNT([.C129:.D129])*2" office:value-type="float" office:value="0">
            <text:p>0</text:p>
          </table:table-cell>
          <table:table-cell table:formula="of:=COUNT([.E129:.F129])*2" office:value-type="float" office:value="0">
            <text:p>0</text:p>
          </table:table-cell>
          <table:table-cell table:formula="of:=COUNT([.G129:.H129])*2" office:value-type="float" office:value="0">
            <text:p>0</text:p>
          </table:table-cell>
          <table:table-cell table:number-columns-repeated="2"/>
          <table:table-cell table:formula="of:=[.A129]&amp;CHAR(9)&amp;[.K129]&amp;CHAR(9)&amp;[.L129]&amp;CHAR(9)&amp;[.M129]&amp;CHAR(9)&amp;[.N129]" office:value-type="string" office:string-value="800128&#9;2&#9;0&#9;0&#9;0">
            <text:p>800128<text:tab/>2<text:tab/>0<text:tab/>0<text:tab/>0</text:p>
          </table:table-cell>
          <table:table-cell table:number-columns-repeated="1001"/>
        </table:table-row>
        <table:table-row table:style-name="ro1">
          <table:table-cell office:value-type="float" office:value="800129">
            <text:p>800129</text:p>
          </table:table-cell>
          <table:table-cell table:style-name="ce2" table:formula="of:=IF(MOD(ROUNDUP((ROW()-1)/128;0);2);[.$A130];&quot;&quot;)">
            <text:p/>
          </table:table-cell>
          <table:table-cell table:style-name="ce2" table:formula="of:=IF(MOD(ROUNDUP((ROW()-1)/64;0);2);[.$A130];&quot;&quot;)" office:value-type="float" office:value="800129">
            <text:p>800129</text:p>
          </table:table-cell>
          <table:table-cell table:style-name="ce2" table:formula="of:=IF(MOD(ROUNDUP((ROW()-1)/32;0);2);[.$A130];&quot;&quot;)" office:value-type="float" office:value="800129">
            <text:p>800129</text:p>
          </table:table-cell>
          <table:table-cell table:style-name="ce2" table:formula="of:=IF(MOD(ROUNDUP((ROW()-1)/16;0);2);[.$A130];&quot;&quot;)" office:value-type="float" office:value="800129">
            <text:p>800129</text:p>
          </table:table-cell>
          <table:table-cell table:style-name="ce2" table:formula="of:=IF(MOD(ROUNDUP((ROW()-1)/8;0);2);[.$A130];&quot;&quot;)" office:value-type="float" office:value="800129">
            <text:p>800129</text:p>
          </table:table-cell>
          <table:table-cell table:style-name="ce2" table:formula="of:=IF(MOD(ROUNDUP((ROW()-1)/4;0);2);[.$A130];&quot;&quot;)" office:value-type="float" office:value="800129">
            <text:p>800129</text:p>
          </table:table-cell>
          <table:table-cell table:style-name="ce2" table:formula="of:=IF(MOD(ROUNDUP((ROW()-1)/2;0);2);[.$A130];&quot;&quot;)" office:value-type="float" office:value="800129">
            <text:p>800129</text:p>
          </table:table-cell>
          <table:table-cell table:formula="of:=IF(MOD(ROW()-1;2);[.$A130];&quot;&quot;)" office:value-type="float" office:value="800129">
            <text:p>800129</text:p>
          </table:table-cell>
          <table:table-cell/>
          <table:table-cell table:formula="of:=COUNT([.B130:.I130])*2" office:value-type="float" office:value="14">
            <text:p>14</text:p>
          </table:table-cell>
          <table:table-cell table:formula="of:=COUNT([.C130:.D130])*2" office:value-type="float" office:value="4">
            <text:p>4</text:p>
          </table:table-cell>
          <table:table-cell table:formula="of:=COUNT([.E130:.F130])*2" office:value-type="float" office:value="4">
            <text:p>4</text:p>
          </table:table-cell>
          <table:table-cell table:formula="of:=COUNT([.G130:.H130])*2" office:value-type="float" office:value="4">
            <text:p>4</text:p>
          </table:table-cell>
          <table:table-cell table:number-columns-repeated="2"/>
          <table:table-cell table:formula="of:=[.A130]&amp;CHAR(9)&amp;[.K130]&amp;CHAR(9)&amp;[.L130]&amp;CHAR(9)&amp;[.M130]&amp;CHAR(9)&amp;[.N130]" office:value-type="string" office:string-value="800129&#9;14&#9;4&#9;4&#9;4">
            <text:p>800129<text:tab/>14<text:tab/>4<text:tab/>4<text:tab/>4</text:p>
          </table:table-cell>
          <table:table-cell table:number-columns-repeated="1001"/>
        </table:table-row>
        <table:table-row table:style-name="ro1">
          <table:table-cell office:value-type="float" office:value="800130">
            <text:p>800130</text:p>
          </table:table-cell>
          <table:table-cell table:style-name="ce2" table:formula="of:=IF(MOD(ROUNDUP((ROW()-1)/128;0);2);[.$A131];&quot;&quot;)">
            <text:p/>
          </table:table-cell>
          <table:table-cell table:style-name="ce2" table:formula="of:=IF(MOD(ROUNDUP((ROW()-1)/64;0);2);[.$A131];&quot;&quot;)" office:value-type="float" office:value="800130">
            <text:p>800130</text:p>
          </table:table-cell>
          <table:table-cell table:style-name="ce2" table:formula="of:=IF(MOD(ROUNDUP((ROW()-1)/32;0);2);[.$A131];&quot;&quot;)" office:value-type="float" office:value="800130">
            <text:p>800130</text:p>
          </table:table-cell>
          <table:table-cell table:style-name="ce2" table:formula="of:=IF(MOD(ROUNDUP((ROW()-1)/16;0);2);[.$A131];&quot;&quot;)" office:value-type="float" office:value="800130">
            <text:p>800130</text:p>
          </table:table-cell>
          <table:table-cell table:style-name="ce2" table:formula="of:=IF(MOD(ROUNDUP((ROW()-1)/8;0);2);[.$A131];&quot;&quot;)" office:value-type="float" office:value="800130">
            <text:p>800130</text:p>
          </table:table-cell>
          <table:table-cell table:style-name="ce2" table:formula="of:=IF(MOD(ROUNDUP((ROW()-1)/4;0);2);[.$A131];&quot;&quot;)" office:value-type="float" office:value="800130">
            <text:p>800130</text:p>
          </table:table-cell>
          <table:table-cell table:style-name="ce2" table:formula="of:=IF(MOD(ROUNDUP((ROW()-1)/2;0);2);[.$A131];&quot;&quot;)" office:value-type="float" office:value="800130">
            <text:p>800130</text:p>
          </table:table-cell>
          <table:table-cell table:formula="of:=IF(MOD(ROW()-1;2);[.$A131];&quot;&quot;)">
            <text:p/>
          </table:table-cell>
          <table:table-cell/>
          <table:table-cell table:formula="of:=COUNT([.B131:.I131])*2" office:value-type="float" office:value="12">
            <text:p>12</text:p>
          </table:table-cell>
          <table:table-cell table:formula="of:=COUNT([.C131:.D131])*2" office:value-type="float" office:value="4">
            <text:p>4</text:p>
          </table:table-cell>
          <table:table-cell table:formula="of:=COUNT([.E131:.F131])*2" office:value-type="float" office:value="4">
            <text:p>4</text:p>
          </table:table-cell>
          <table:table-cell table:formula="of:=COUNT([.G131:.H131])*2" office:value-type="float" office:value="4">
            <text:p>4</text:p>
          </table:table-cell>
          <table:table-cell table:number-columns-repeated="2"/>
          <table:table-cell table:formula="of:=[.A131]&amp;CHAR(9)&amp;[.K131]&amp;CHAR(9)&amp;[.L131]&amp;CHAR(9)&amp;[.M131]&amp;CHAR(9)&amp;[.N131]" office:value-type="string" office:string-value="800130&#9;12&#9;4&#9;4&#9;4">
            <text:p>800130<text:tab/>12<text:tab/>4<text:tab/>4<text:tab/>4</text:p>
          </table:table-cell>
          <table:table-cell table:number-columns-repeated="1001"/>
        </table:table-row>
        <table:table-row table:style-name="ro1">
          <table:table-cell office:value-type="float" office:value="800131">
            <text:p>800131</text:p>
          </table:table-cell>
          <table:table-cell table:style-name="ce2" table:formula="of:=IF(MOD(ROUNDUP((ROW()-1)/128;0);2);[.$A132];&quot;&quot;)">
            <text:p/>
          </table:table-cell>
          <table:table-cell table:style-name="ce2" table:formula="of:=IF(MOD(ROUNDUP((ROW()-1)/64;0);2);[.$A132];&quot;&quot;)" office:value-type="float" office:value="800131">
            <text:p>800131</text:p>
          </table:table-cell>
          <table:table-cell table:style-name="ce2" table:formula="of:=IF(MOD(ROUNDUP((ROW()-1)/32;0);2);[.$A132];&quot;&quot;)" office:value-type="float" office:value="800131">
            <text:p>800131</text:p>
          </table:table-cell>
          <table:table-cell table:style-name="ce2" table:formula="of:=IF(MOD(ROUNDUP((ROW()-1)/16;0);2);[.$A132];&quot;&quot;)" office:value-type="float" office:value="800131">
            <text:p>800131</text:p>
          </table:table-cell>
          <table:table-cell table:style-name="ce2" table:formula="of:=IF(MOD(ROUNDUP((ROW()-1)/8;0);2);[.$A132];&quot;&quot;)" office:value-type="float" office:value="800131">
            <text:p>800131</text:p>
          </table:table-cell>
          <table:table-cell table:style-name="ce2" table:formula="of:=IF(MOD(ROUNDUP((ROW()-1)/4;0);2);[.$A132];&quot;&quot;)" office:value-type="float" office:value="800131">
            <text:p>800131</text:p>
          </table:table-cell>
          <table:table-cell table:style-name="ce2" table:formula="of:=IF(MOD(ROUNDUP((ROW()-1)/2;0);2);[.$A132];&quot;&quot;)">
            <text:p/>
          </table:table-cell>
          <table:table-cell table:formula="of:=IF(MOD(ROW()-1;2);[.$A132];&quot;&quot;)" office:value-type="float" office:value="800131">
            <text:p>800131</text:p>
          </table:table-cell>
          <table:table-cell/>
          <table:table-cell table:formula="of:=COUNT([.B132:.I132])*2" office:value-type="float" office:value="12">
            <text:p>12</text:p>
          </table:table-cell>
          <table:table-cell table:formula="of:=COUNT([.C132:.D132])*2" office:value-type="float" office:value="4">
            <text:p>4</text:p>
          </table:table-cell>
          <table:table-cell table:formula="of:=COUNT([.E132:.F132])*2" office:value-type="float" office:value="4">
            <text:p>4</text:p>
          </table:table-cell>
          <table:table-cell table:formula="of:=COUNT([.G132:.H132])*2" office:value-type="float" office:value="2">
            <text:p>2</text:p>
          </table:table-cell>
          <table:table-cell table:number-columns-repeated="2"/>
          <table:table-cell table:formula="of:=[.A132]&amp;CHAR(9)&amp;[.K132]&amp;CHAR(9)&amp;[.L132]&amp;CHAR(9)&amp;[.M132]&amp;CHAR(9)&amp;[.N132]" office:value-type="string" office:string-value="800131&#9;12&#9;4&#9;4&#9;2">
            <text:p>800131<text:tab/>12<text:tab/>4<text:tab/>4<text:tab/>2</text:p>
          </table:table-cell>
          <table:table-cell table:number-columns-repeated="1001"/>
        </table:table-row>
        <table:table-row table:style-name="ro1">
          <table:table-cell office:value-type="float" office:value="800132">
            <text:p>800132</text:p>
          </table:table-cell>
          <table:table-cell table:style-name="ce2" table:formula="of:=IF(MOD(ROUNDUP((ROW()-1)/128;0);2);[.$A133];&quot;&quot;)">
            <text:p/>
          </table:table-cell>
          <table:table-cell table:style-name="ce2" table:formula="of:=IF(MOD(ROUNDUP((ROW()-1)/64;0);2);[.$A133];&quot;&quot;)" office:value-type="float" office:value="800132">
            <text:p>800132</text:p>
          </table:table-cell>
          <table:table-cell table:style-name="ce2" table:formula="of:=IF(MOD(ROUNDUP((ROW()-1)/32;0);2);[.$A133];&quot;&quot;)" office:value-type="float" office:value="800132">
            <text:p>800132</text:p>
          </table:table-cell>
          <table:table-cell table:style-name="ce2" table:formula="of:=IF(MOD(ROUNDUP((ROW()-1)/16;0);2);[.$A133];&quot;&quot;)" office:value-type="float" office:value="800132">
            <text:p>800132</text:p>
          </table:table-cell>
          <table:table-cell table:style-name="ce2" table:formula="of:=IF(MOD(ROUNDUP((ROW()-1)/8;0);2);[.$A133];&quot;&quot;)" office:value-type="float" office:value="800132">
            <text:p>800132</text:p>
          </table:table-cell>
          <table:table-cell table:style-name="ce2" table:formula="of:=IF(MOD(ROUNDUP((ROW()-1)/4;0);2);[.$A133];&quot;&quot;)" office:value-type="float" office:value="800132">
            <text:p>800132</text:p>
          </table:table-cell>
          <table:table-cell table:style-name="ce2" table:formula="of:=IF(MOD(ROUNDUP((ROW()-1)/2;0);2);[.$A133];&quot;&quot;)">
            <text:p/>
          </table:table-cell>
          <table:table-cell table:formula="of:=IF(MOD(ROW()-1;2);[.$A133];&quot;&quot;)">
            <text:p/>
          </table:table-cell>
          <table:table-cell/>
          <table:table-cell table:formula="of:=COUNT([.B133:.I133])*2" office:value-type="float" office:value="10">
            <text:p>10</text:p>
          </table:table-cell>
          <table:table-cell table:formula="of:=COUNT([.C133:.D133])*2" office:value-type="float" office:value="4">
            <text:p>4</text:p>
          </table:table-cell>
          <table:table-cell table:formula="of:=COUNT([.E133:.F133])*2" office:value-type="float" office:value="4">
            <text:p>4</text:p>
          </table:table-cell>
          <table:table-cell table:formula="of:=COUNT([.G133:.H133])*2" office:value-type="float" office:value="2">
            <text:p>2</text:p>
          </table:table-cell>
          <table:table-cell table:number-columns-repeated="2"/>
          <table:table-cell table:formula="of:=[.A133]&amp;CHAR(9)&amp;[.K133]&amp;CHAR(9)&amp;[.L133]&amp;CHAR(9)&amp;[.M133]&amp;CHAR(9)&amp;[.N133]" office:value-type="string" office:string-value="800132&#9;10&#9;4&#9;4&#9;2">
            <text:p>800132<text:tab/>10<text:tab/>4<text:tab/>4<text:tab/>2</text:p>
          </table:table-cell>
          <table:table-cell table:number-columns-repeated="1001"/>
        </table:table-row>
        <table:table-row table:style-name="ro1">
          <table:table-cell office:value-type="float" office:value="800133">
            <text:p>800133</text:p>
          </table:table-cell>
          <table:table-cell table:style-name="ce2" table:formula="of:=IF(MOD(ROUNDUP((ROW()-1)/128;0);2);[.$A134];&quot;&quot;)">
            <text:p/>
          </table:table-cell>
          <table:table-cell table:style-name="ce2" table:formula="of:=IF(MOD(ROUNDUP((ROW()-1)/64;0);2);[.$A134];&quot;&quot;)" office:value-type="float" office:value="800133">
            <text:p>800133</text:p>
          </table:table-cell>
          <table:table-cell table:style-name="ce2" table:formula="of:=IF(MOD(ROUNDUP((ROW()-1)/32;0);2);[.$A134];&quot;&quot;)" office:value-type="float" office:value="800133">
            <text:p>800133</text:p>
          </table:table-cell>
          <table:table-cell table:style-name="ce2" table:formula="of:=IF(MOD(ROUNDUP((ROW()-1)/16;0);2);[.$A134];&quot;&quot;)" office:value-type="float" office:value="800133">
            <text:p>800133</text:p>
          </table:table-cell>
          <table:table-cell table:style-name="ce2" table:formula="of:=IF(MOD(ROUNDUP((ROW()-1)/8;0);2);[.$A134];&quot;&quot;)" office:value-type="float" office:value="800133">
            <text:p>800133</text:p>
          </table:table-cell>
          <table:table-cell table:style-name="ce2" table:formula="of:=IF(MOD(ROUNDUP((ROW()-1)/4;0);2);[.$A134];&quot;&quot;)">
            <text:p/>
          </table:table-cell>
          <table:table-cell table:style-name="ce2" table:formula="of:=IF(MOD(ROUNDUP((ROW()-1)/2;0);2);[.$A134];&quot;&quot;)" office:value-type="float" office:value="800133">
            <text:p>800133</text:p>
          </table:table-cell>
          <table:table-cell table:formula="of:=IF(MOD(ROW()-1;2);[.$A134];&quot;&quot;)" office:value-type="float" office:value="800133">
            <text:p>800133</text:p>
          </table:table-cell>
          <table:table-cell/>
          <table:table-cell table:formula="of:=COUNT([.B134:.I134])*2" office:value-type="float" office:value="12">
            <text:p>12</text:p>
          </table:table-cell>
          <table:table-cell table:formula="of:=COUNT([.C134:.D134])*2" office:value-type="float" office:value="4">
            <text:p>4</text:p>
          </table:table-cell>
          <table:table-cell table:formula="of:=COUNT([.E134:.F134])*2" office:value-type="float" office:value="4">
            <text:p>4</text:p>
          </table:table-cell>
          <table:table-cell table:formula="of:=COUNT([.G134:.H134])*2" office:value-type="float" office:value="2">
            <text:p>2</text:p>
          </table:table-cell>
          <table:table-cell table:number-columns-repeated="2"/>
          <table:table-cell table:formula="of:=[.A134]&amp;CHAR(9)&amp;[.K134]&amp;CHAR(9)&amp;[.L134]&amp;CHAR(9)&amp;[.M134]&amp;CHAR(9)&amp;[.N134]" office:value-type="string" office:string-value="800133&#9;12&#9;4&#9;4&#9;2">
            <text:p>800133<text:tab/>12<text:tab/>4<text:tab/>4<text:tab/>2</text:p>
          </table:table-cell>
          <table:table-cell table:number-columns-repeated="1001"/>
        </table:table-row>
        <table:table-row table:style-name="ro1">
          <table:table-cell office:value-type="float" office:value="800134">
            <text:p>800134</text:p>
          </table:table-cell>
          <table:table-cell table:style-name="ce2" table:formula="of:=IF(MOD(ROUNDUP((ROW()-1)/128;0);2);[.$A135];&quot;&quot;)">
            <text:p/>
          </table:table-cell>
          <table:table-cell table:style-name="ce2" table:formula="of:=IF(MOD(ROUNDUP((ROW()-1)/64;0);2);[.$A135];&quot;&quot;)" office:value-type="float" office:value="800134">
            <text:p>800134</text:p>
          </table:table-cell>
          <table:table-cell table:style-name="ce2" table:formula="of:=IF(MOD(ROUNDUP((ROW()-1)/32;0);2);[.$A135];&quot;&quot;)" office:value-type="float" office:value="800134">
            <text:p>800134</text:p>
          </table:table-cell>
          <table:table-cell table:style-name="ce2" table:formula="of:=IF(MOD(ROUNDUP((ROW()-1)/16;0);2);[.$A135];&quot;&quot;)" office:value-type="float" office:value="800134">
            <text:p>800134</text:p>
          </table:table-cell>
          <table:table-cell table:style-name="ce2" table:formula="of:=IF(MOD(ROUNDUP((ROW()-1)/8;0);2);[.$A135];&quot;&quot;)" office:value-type="float" office:value="800134">
            <text:p>800134</text:p>
          </table:table-cell>
          <table:table-cell table:style-name="ce2" table:formula="of:=IF(MOD(ROUNDUP((ROW()-1)/4;0);2);[.$A135];&quot;&quot;)">
            <text:p/>
          </table:table-cell>
          <table:table-cell table:style-name="ce2" table:formula="of:=IF(MOD(ROUNDUP((ROW()-1)/2;0);2);[.$A135];&quot;&quot;)" office:value-type="float" office:value="800134">
            <text:p>800134</text:p>
          </table:table-cell>
          <table:table-cell table:formula="of:=IF(MOD(ROW()-1;2);[.$A135];&quot;&quot;)">
            <text:p/>
          </table:table-cell>
          <table:table-cell/>
          <table:table-cell table:formula="of:=COUNT([.B135:.I135])*2" office:value-type="float" office:value="10">
            <text:p>10</text:p>
          </table:table-cell>
          <table:table-cell table:formula="of:=COUNT([.C135:.D135])*2" office:value-type="float" office:value="4">
            <text:p>4</text:p>
          </table:table-cell>
          <table:table-cell table:formula="of:=COUNT([.E135:.F135])*2" office:value-type="float" office:value="4">
            <text:p>4</text:p>
          </table:table-cell>
          <table:table-cell table:formula="of:=COUNT([.G135:.H135])*2" office:value-type="float" office:value="2">
            <text:p>2</text:p>
          </table:table-cell>
          <table:table-cell table:number-columns-repeated="2"/>
          <table:table-cell table:formula="of:=[.A135]&amp;CHAR(9)&amp;[.K135]&amp;CHAR(9)&amp;[.L135]&amp;CHAR(9)&amp;[.M135]&amp;CHAR(9)&amp;[.N135]" office:value-type="string" office:string-value="800134&#9;10&#9;4&#9;4&#9;2">
            <text:p>800134<text:tab/>10<text:tab/>4<text:tab/>4<text:tab/>2</text:p>
          </table:table-cell>
          <table:table-cell table:number-columns-repeated="1001"/>
        </table:table-row>
        <table:table-row table:style-name="ro1">
          <table:table-cell office:value-type="float" office:value="800135">
            <text:p>800135</text:p>
          </table:table-cell>
          <table:table-cell table:style-name="ce2" table:formula="of:=IF(MOD(ROUNDUP((ROW()-1)/128;0);2);[.$A136];&quot;&quot;)">
            <text:p/>
          </table:table-cell>
          <table:table-cell table:style-name="ce2" table:formula="of:=IF(MOD(ROUNDUP((ROW()-1)/64;0);2);[.$A136];&quot;&quot;)" office:value-type="float" office:value="800135">
            <text:p>800135</text:p>
          </table:table-cell>
          <table:table-cell table:style-name="ce2" table:formula="of:=IF(MOD(ROUNDUP((ROW()-1)/32;0);2);[.$A136];&quot;&quot;)" office:value-type="float" office:value="800135">
            <text:p>800135</text:p>
          </table:table-cell>
          <table:table-cell table:style-name="ce2" table:formula="of:=IF(MOD(ROUNDUP((ROW()-1)/16;0);2);[.$A136];&quot;&quot;)" office:value-type="float" office:value="800135">
            <text:p>800135</text:p>
          </table:table-cell>
          <table:table-cell table:style-name="ce2" table:formula="of:=IF(MOD(ROUNDUP((ROW()-1)/8;0);2);[.$A136];&quot;&quot;)" office:value-type="float" office:value="800135">
            <text:p>800135</text:p>
          </table:table-cell>
          <table:table-cell table:style-name="ce2" table:formula="of:=IF(MOD(ROUNDUP((ROW()-1)/4;0);2);[.$A136];&quot;&quot;)">
            <text:p/>
          </table:table-cell>
          <table:table-cell table:style-name="ce2" table:formula="of:=IF(MOD(ROUNDUP((ROW()-1)/2;0);2);[.$A136];&quot;&quot;)">
            <text:p/>
          </table:table-cell>
          <table:table-cell table:formula="of:=IF(MOD(ROW()-1;2);[.$A136];&quot;&quot;)" office:value-type="float" office:value="800135">
            <text:p>800135</text:p>
          </table:table-cell>
          <table:table-cell/>
          <table:table-cell table:formula="of:=COUNT([.B136:.I136])*2" office:value-type="float" office:value="10">
            <text:p>10</text:p>
          </table:table-cell>
          <table:table-cell table:formula="of:=COUNT([.C136:.D136])*2" office:value-type="float" office:value="4">
            <text:p>4</text:p>
          </table:table-cell>
          <table:table-cell table:formula="of:=COUNT([.E136:.F136])*2" office:value-type="float" office:value="4">
            <text:p>4</text:p>
          </table:table-cell>
          <table:table-cell table:formula="of:=COUNT([.G136:.H136])*2" office:value-type="float" office:value="0">
            <text:p>0</text:p>
          </table:table-cell>
          <table:table-cell table:number-columns-repeated="2"/>
          <table:table-cell table:formula="of:=[.A136]&amp;CHAR(9)&amp;[.K136]&amp;CHAR(9)&amp;[.L136]&amp;CHAR(9)&amp;[.M136]&amp;CHAR(9)&amp;[.N136]" office:value-type="string" office:string-value="800135&#9;10&#9;4&#9;4&#9;0">
            <text:p>800135<text:tab/>10<text:tab/>4<text:tab/>4<text:tab/>0</text:p>
          </table:table-cell>
          <table:table-cell table:number-columns-repeated="1001"/>
        </table:table-row>
        <table:table-row table:style-name="ro1">
          <table:table-cell office:value-type="float" office:value="800136">
            <text:p>800136</text:p>
          </table:table-cell>
          <table:table-cell table:style-name="ce2" table:formula="of:=IF(MOD(ROUNDUP((ROW()-1)/128;0);2);[.$A137];&quot;&quot;)">
            <text:p/>
          </table:table-cell>
          <table:table-cell table:style-name="ce2" table:formula="of:=IF(MOD(ROUNDUP((ROW()-1)/64;0);2);[.$A137];&quot;&quot;)" office:value-type="float" office:value="800136">
            <text:p>800136</text:p>
          </table:table-cell>
          <table:table-cell table:style-name="ce2" table:formula="of:=IF(MOD(ROUNDUP((ROW()-1)/32;0);2);[.$A137];&quot;&quot;)" office:value-type="float" office:value="800136">
            <text:p>800136</text:p>
          </table:table-cell>
          <table:table-cell table:style-name="ce2" table:formula="of:=IF(MOD(ROUNDUP((ROW()-1)/16;0);2);[.$A137];&quot;&quot;)" office:value-type="float" office:value="800136">
            <text:p>800136</text:p>
          </table:table-cell>
          <table:table-cell table:style-name="ce2" table:formula="of:=IF(MOD(ROUNDUP((ROW()-1)/8;0);2);[.$A137];&quot;&quot;)" office:value-type="float" office:value="800136">
            <text:p>800136</text:p>
          </table:table-cell>
          <table:table-cell table:style-name="ce2" table:formula="of:=IF(MOD(ROUNDUP((ROW()-1)/4;0);2);[.$A137];&quot;&quot;)">
            <text:p/>
          </table:table-cell>
          <table:table-cell table:style-name="ce2" table:formula="of:=IF(MOD(ROUNDUP((ROW()-1)/2;0);2);[.$A137];&quot;&quot;)">
            <text:p/>
          </table:table-cell>
          <table:table-cell table:formula="of:=IF(MOD(ROW()-1;2);[.$A137];&quot;&quot;)">
            <text:p/>
          </table:table-cell>
          <table:table-cell/>
          <table:table-cell table:formula="of:=COUNT([.B137:.I137])*2" office:value-type="float" office:value="8">
            <text:p>8</text:p>
          </table:table-cell>
          <table:table-cell table:formula="of:=COUNT([.C137:.D137])*2" office:value-type="float" office:value="4">
            <text:p>4</text:p>
          </table:table-cell>
          <table:table-cell table:formula="of:=COUNT([.E137:.F137])*2" office:value-type="float" office:value="4">
            <text:p>4</text:p>
          </table:table-cell>
          <table:table-cell table:formula="of:=COUNT([.G137:.H137])*2" office:value-type="float" office:value="0">
            <text:p>0</text:p>
          </table:table-cell>
          <table:table-cell table:number-columns-repeated="2"/>
          <table:table-cell table:formula="of:=[.A137]&amp;CHAR(9)&amp;[.K137]&amp;CHAR(9)&amp;[.L137]&amp;CHAR(9)&amp;[.M137]&amp;CHAR(9)&amp;[.N137]" office:value-type="string" office:string-value="800136&#9;8&#9;4&#9;4&#9;0">
            <text:p>800136<text:tab/>8<text:tab/>4<text:tab/>4<text:tab/>0</text:p>
          </table:table-cell>
          <table:table-cell table:number-columns-repeated="1001"/>
        </table:table-row>
        <table:table-row table:style-name="ro1">
          <table:table-cell office:value-type="float" office:value="800137">
            <text:p>800137</text:p>
          </table:table-cell>
          <table:table-cell table:style-name="ce2" table:formula="of:=IF(MOD(ROUNDUP((ROW()-1)/128;0);2);[.$A138];&quot;&quot;)">
            <text:p/>
          </table:table-cell>
          <table:table-cell table:style-name="ce2" table:formula="of:=IF(MOD(ROUNDUP((ROW()-1)/64;0);2);[.$A138];&quot;&quot;)" office:value-type="float" office:value="800137">
            <text:p>800137</text:p>
          </table:table-cell>
          <table:table-cell table:style-name="ce2" table:formula="of:=IF(MOD(ROUNDUP((ROW()-1)/32;0);2);[.$A138];&quot;&quot;)" office:value-type="float" office:value="800137">
            <text:p>800137</text:p>
          </table:table-cell>
          <table:table-cell table:style-name="ce2" table:formula="of:=IF(MOD(ROUNDUP((ROW()-1)/16;0);2);[.$A138];&quot;&quot;)" office:value-type="float" office:value="800137">
            <text:p>800137</text:p>
          </table:table-cell>
          <table:table-cell table:style-name="ce2" table:formula="of:=IF(MOD(ROUNDUP((ROW()-1)/8;0);2);[.$A138];&quot;&quot;)">
            <text:p/>
          </table:table-cell>
          <table:table-cell table:style-name="ce2" table:formula="of:=IF(MOD(ROUNDUP((ROW()-1)/4;0);2);[.$A138];&quot;&quot;)" office:value-type="float" office:value="800137">
            <text:p>800137</text:p>
          </table:table-cell>
          <table:table-cell table:style-name="ce2" table:formula="of:=IF(MOD(ROUNDUP((ROW()-1)/2;0);2);[.$A138];&quot;&quot;)" office:value-type="float" office:value="800137">
            <text:p>800137</text:p>
          </table:table-cell>
          <table:table-cell table:formula="of:=IF(MOD(ROW()-1;2);[.$A138];&quot;&quot;)" office:value-type="float" office:value="800137">
            <text:p>800137</text:p>
          </table:table-cell>
          <table:table-cell/>
          <table:table-cell table:formula="of:=COUNT([.B138:.I138])*2" office:value-type="float" office:value="12">
            <text:p>12</text:p>
          </table:table-cell>
          <table:table-cell table:formula="of:=COUNT([.C138:.D138])*2" office:value-type="float" office:value="4">
            <text:p>4</text:p>
          </table:table-cell>
          <table:table-cell table:formula="of:=COUNT([.E138:.F138])*2" office:value-type="float" office:value="2">
            <text:p>2</text:p>
          </table:table-cell>
          <table:table-cell table:formula="of:=COUNT([.G138:.H138])*2" office:value-type="float" office:value="4">
            <text:p>4</text:p>
          </table:table-cell>
          <table:table-cell table:number-columns-repeated="2"/>
          <table:table-cell table:formula="of:=[.A138]&amp;CHAR(9)&amp;[.K138]&amp;CHAR(9)&amp;[.L138]&amp;CHAR(9)&amp;[.M138]&amp;CHAR(9)&amp;[.N138]" office:value-type="string" office:string-value="800137&#9;12&#9;4&#9;2&#9;4">
            <text:p>800137<text:tab/>12<text:tab/>4<text:tab/>2<text:tab/>4</text:p>
          </table:table-cell>
          <table:table-cell table:number-columns-repeated="1001"/>
        </table:table-row>
        <table:table-row table:style-name="ro1">
          <table:table-cell office:value-type="float" office:value="800138">
            <text:p>800138</text:p>
          </table:table-cell>
          <table:table-cell table:style-name="ce2" table:formula="of:=IF(MOD(ROUNDUP((ROW()-1)/128;0);2);[.$A139];&quot;&quot;)">
            <text:p/>
          </table:table-cell>
          <table:table-cell table:style-name="ce2" table:formula="of:=IF(MOD(ROUNDUP((ROW()-1)/64;0);2);[.$A139];&quot;&quot;)" office:value-type="float" office:value="800138">
            <text:p>800138</text:p>
          </table:table-cell>
          <table:table-cell table:style-name="ce2" table:formula="of:=IF(MOD(ROUNDUP((ROW()-1)/32;0);2);[.$A139];&quot;&quot;)" office:value-type="float" office:value="800138">
            <text:p>800138</text:p>
          </table:table-cell>
          <table:table-cell table:style-name="ce2" table:formula="of:=IF(MOD(ROUNDUP((ROW()-1)/16;0);2);[.$A139];&quot;&quot;)" office:value-type="float" office:value="800138">
            <text:p>800138</text:p>
          </table:table-cell>
          <table:table-cell table:style-name="ce2" table:formula="of:=IF(MOD(ROUNDUP((ROW()-1)/8;0);2);[.$A139];&quot;&quot;)">
            <text:p/>
          </table:table-cell>
          <table:table-cell table:style-name="ce2" table:formula="of:=IF(MOD(ROUNDUP((ROW()-1)/4;0);2);[.$A139];&quot;&quot;)" office:value-type="float" office:value="800138">
            <text:p>800138</text:p>
          </table:table-cell>
          <table:table-cell table:style-name="ce2" table:formula="of:=IF(MOD(ROUNDUP((ROW()-1)/2;0);2);[.$A139];&quot;&quot;)" office:value-type="float" office:value="800138">
            <text:p>800138</text:p>
          </table:table-cell>
          <table:table-cell table:formula="of:=IF(MOD(ROW()-1;2);[.$A139];&quot;&quot;)">
            <text:p/>
          </table:table-cell>
          <table:table-cell/>
          <table:table-cell table:formula="of:=COUNT([.B139:.I139])*2" office:value-type="float" office:value="10">
            <text:p>10</text:p>
          </table:table-cell>
          <table:table-cell table:formula="of:=COUNT([.C139:.D139])*2" office:value-type="float" office:value="4">
            <text:p>4</text:p>
          </table:table-cell>
          <table:table-cell table:formula="of:=COUNT([.E139:.F139])*2" office:value-type="float" office:value="2">
            <text:p>2</text:p>
          </table:table-cell>
          <table:table-cell table:formula="of:=COUNT([.G139:.H139])*2" office:value-type="float" office:value="4">
            <text:p>4</text:p>
          </table:table-cell>
          <table:table-cell table:number-columns-repeated="2"/>
          <table:table-cell table:formula="of:=[.A139]&amp;CHAR(9)&amp;[.K139]&amp;CHAR(9)&amp;[.L139]&amp;CHAR(9)&amp;[.M139]&amp;CHAR(9)&amp;[.N139]" office:value-type="string" office:string-value="800138&#9;10&#9;4&#9;2&#9;4">
            <text:p>800138<text:tab/>10<text:tab/>4<text:tab/>2<text:tab/>4</text:p>
          </table:table-cell>
          <table:table-cell table:number-columns-repeated="1001"/>
        </table:table-row>
        <table:table-row table:style-name="ro1">
          <table:table-cell office:value-type="float" office:value="800139">
            <text:p>800139</text:p>
          </table:table-cell>
          <table:table-cell table:style-name="ce2" table:formula="of:=IF(MOD(ROUNDUP((ROW()-1)/128;0);2);[.$A140];&quot;&quot;)">
            <text:p/>
          </table:table-cell>
          <table:table-cell table:style-name="ce2" table:formula="of:=IF(MOD(ROUNDUP((ROW()-1)/64;0);2);[.$A140];&quot;&quot;)" office:value-type="float" office:value="800139">
            <text:p>800139</text:p>
          </table:table-cell>
          <table:table-cell table:style-name="ce2" table:formula="of:=IF(MOD(ROUNDUP((ROW()-1)/32;0);2);[.$A140];&quot;&quot;)" office:value-type="float" office:value="800139">
            <text:p>800139</text:p>
          </table:table-cell>
          <table:table-cell table:style-name="ce2" table:formula="of:=IF(MOD(ROUNDUP((ROW()-1)/16;0);2);[.$A140];&quot;&quot;)" office:value-type="float" office:value="800139">
            <text:p>800139</text:p>
          </table:table-cell>
          <table:table-cell table:style-name="ce2" table:formula="of:=IF(MOD(ROUNDUP((ROW()-1)/8;0);2);[.$A140];&quot;&quot;)">
            <text:p/>
          </table:table-cell>
          <table:table-cell table:style-name="ce2" table:formula="of:=IF(MOD(ROUNDUP((ROW()-1)/4;0);2);[.$A140];&quot;&quot;)" office:value-type="float" office:value="800139">
            <text:p>800139</text:p>
          </table:table-cell>
          <table:table-cell table:style-name="ce2" table:formula="of:=IF(MOD(ROUNDUP((ROW()-1)/2;0);2);[.$A140];&quot;&quot;)">
            <text:p/>
          </table:table-cell>
          <table:table-cell table:formula="of:=IF(MOD(ROW()-1;2);[.$A140];&quot;&quot;)" office:value-type="float" office:value="800139">
            <text:p>800139</text:p>
          </table:table-cell>
          <table:table-cell/>
          <table:table-cell table:formula="of:=COUNT([.B140:.I140])*2" office:value-type="float" office:value="10">
            <text:p>10</text:p>
          </table:table-cell>
          <table:table-cell table:formula="of:=COUNT([.C140:.D140])*2" office:value-type="float" office:value="4">
            <text:p>4</text:p>
          </table:table-cell>
          <table:table-cell table:formula="of:=COUNT([.E140:.F140])*2" office:value-type="float" office:value="2">
            <text:p>2</text:p>
          </table:table-cell>
          <table:table-cell table:formula="of:=COUNT([.G140:.H140])*2" office:value-type="float" office:value="2">
            <text:p>2</text:p>
          </table:table-cell>
          <table:table-cell table:number-columns-repeated="2"/>
          <table:table-cell table:formula="of:=[.A140]&amp;CHAR(9)&amp;[.K140]&amp;CHAR(9)&amp;[.L140]&amp;CHAR(9)&amp;[.M140]&amp;CHAR(9)&amp;[.N140]" office:value-type="string" office:string-value="800139&#9;10&#9;4&#9;2&#9;2">
            <text:p>800139<text:tab/>10<text:tab/>4<text:tab/>2<text:tab/>2</text:p>
          </table:table-cell>
          <table:table-cell table:number-columns-repeated="1001"/>
        </table:table-row>
        <table:table-row table:style-name="ro1">
          <table:table-cell office:value-type="float" office:value="800140">
            <text:p>800140</text:p>
          </table:table-cell>
          <table:table-cell table:style-name="ce2" table:formula="of:=IF(MOD(ROUNDUP((ROW()-1)/128;0);2);[.$A141];&quot;&quot;)">
            <text:p/>
          </table:table-cell>
          <table:table-cell table:style-name="ce2" table:formula="of:=IF(MOD(ROUNDUP((ROW()-1)/64;0);2);[.$A141];&quot;&quot;)" office:value-type="float" office:value="800140">
            <text:p>800140</text:p>
          </table:table-cell>
          <table:table-cell table:style-name="ce2" table:formula="of:=IF(MOD(ROUNDUP((ROW()-1)/32;0);2);[.$A141];&quot;&quot;)" office:value-type="float" office:value="800140">
            <text:p>800140</text:p>
          </table:table-cell>
          <table:table-cell table:style-name="ce2" table:formula="of:=IF(MOD(ROUNDUP((ROW()-1)/16;0);2);[.$A141];&quot;&quot;)" office:value-type="float" office:value="800140">
            <text:p>800140</text:p>
          </table:table-cell>
          <table:table-cell table:style-name="ce2" table:formula="of:=IF(MOD(ROUNDUP((ROW()-1)/8;0);2);[.$A141];&quot;&quot;)">
            <text:p/>
          </table:table-cell>
          <table:table-cell table:style-name="ce2" table:formula="of:=IF(MOD(ROUNDUP((ROW()-1)/4;0);2);[.$A141];&quot;&quot;)" office:value-type="float" office:value="800140">
            <text:p>800140</text:p>
          </table:table-cell>
          <table:table-cell table:style-name="ce2" table:formula="of:=IF(MOD(ROUNDUP((ROW()-1)/2;0);2);[.$A141];&quot;&quot;)">
            <text:p/>
          </table:table-cell>
          <table:table-cell table:formula="of:=IF(MOD(ROW()-1;2);[.$A141];&quot;&quot;)">
            <text:p/>
          </table:table-cell>
          <table:table-cell/>
          <table:table-cell table:formula="of:=COUNT([.B141:.I141])*2" office:value-type="float" office:value="8">
            <text:p>8</text:p>
          </table:table-cell>
          <table:table-cell table:formula="of:=COUNT([.C141:.D141])*2" office:value-type="float" office:value="4">
            <text:p>4</text:p>
          </table:table-cell>
          <table:table-cell table:formula="of:=COUNT([.E141:.F141])*2" office:value-type="float" office:value="2">
            <text:p>2</text:p>
          </table:table-cell>
          <table:table-cell table:formula="of:=COUNT([.G141:.H141])*2" office:value-type="float" office:value="2">
            <text:p>2</text:p>
          </table:table-cell>
          <table:table-cell table:number-columns-repeated="2"/>
          <table:table-cell table:formula="of:=[.A141]&amp;CHAR(9)&amp;[.K141]&amp;CHAR(9)&amp;[.L141]&amp;CHAR(9)&amp;[.M141]&amp;CHAR(9)&amp;[.N141]" office:value-type="string" office:string-value="800140&#9;8&#9;4&#9;2&#9;2">
            <text:p>800140<text:tab/>8<text:tab/>4<text:tab/>2<text:tab/>2</text:p>
          </table:table-cell>
          <table:table-cell table:number-columns-repeated="1001"/>
        </table:table-row>
        <table:table-row table:style-name="ro1">
          <table:table-cell office:value-type="float" office:value="800141">
            <text:p>800141</text:p>
          </table:table-cell>
          <table:table-cell table:style-name="ce2" table:formula="of:=IF(MOD(ROUNDUP((ROW()-1)/128;0);2);[.$A142];&quot;&quot;)">
            <text:p/>
          </table:table-cell>
          <table:table-cell table:style-name="ce2" table:formula="of:=IF(MOD(ROUNDUP((ROW()-1)/64;0);2);[.$A142];&quot;&quot;)" office:value-type="float" office:value="800141">
            <text:p>800141</text:p>
          </table:table-cell>
          <table:table-cell table:style-name="ce2" table:formula="of:=IF(MOD(ROUNDUP((ROW()-1)/32;0);2);[.$A142];&quot;&quot;)" office:value-type="float" office:value="800141">
            <text:p>800141</text:p>
          </table:table-cell>
          <table:table-cell table:style-name="ce2" table:formula="of:=IF(MOD(ROUNDUP((ROW()-1)/16;0);2);[.$A142];&quot;&quot;)" office:value-type="float" office:value="800141">
            <text:p>800141</text:p>
          </table:table-cell>
          <table:table-cell table:style-name="ce2" table:formula="of:=IF(MOD(ROUNDUP((ROW()-1)/8;0);2);[.$A142];&quot;&quot;)">
            <text:p/>
          </table:table-cell>
          <table:table-cell table:style-name="ce2" table:formula="of:=IF(MOD(ROUNDUP((ROW()-1)/4;0);2);[.$A142];&quot;&quot;)">
            <text:p/>
          </table:table-cell>
          <table:table-cell table:style-name="ce2" table:formula="of:=IF(MOD(ROUNDUP((ROW()-1)/2;0);2);[.$A142];&quot;&quot;)" office:value-type="float" office:value="800141">
            <text:p>800141</text:p>
          </table:table-cell>
          <table:table-cell table:formula="of:=IF(MOD(ROW()-1;2);[.$A142];&quot;&quot;)" office:value-type="float" office:value="800141">
            <text:p>800141</text:p>
          </table:table-cell>
          <table:table-cell/>
          <table:table-cell table:formula="of:=COUNT([.B142:.I142])*2" office:value-type="float" office:value="10">
            <text:p>10</text:p>
          </table:table-cell>
          <table:table-cell table:formula="of:=COUNT([.C142:.D142])*2" office:value-type="float" office:value="4">
            <text:p>4</text:p>
          </table:table-cell>
          <table:table-cell table:formula="of:=COUNT([.E142:.F142])*2" office:value-type="float" office:value="2">
            <text:p>2</text:p>
          </table:table-cell>
          <table:table-cell table:formula="of:=COUNT([.G142:.H142])*2" office:value-type="float" office:value="2">
            <text:p>2</text:p>
          </table:table-cell>
          <table:table-cell table:number-columns-repeated="2"/>
          <table:table-cell table:formula="of:=[.A142]&amp;CHAR(9)&amp;[.K142]&amp;CHAR(9)&amp;[.L142]&amp;CHAR(9)&amp;[.M142]&amp;CHAR(9)&amp;[.N142]" office:value-type="string" office:string-value="800141&#9;10&#9;4&#9;2&#9;2">
            <text:p>800141<text:tab/>10<text:tab/>4<text:tab/>2<text:tab/>2</text:p>
          </table:table-cell>
          <table:table-cell table:number-columns-repeated="1001"/>
        </table:table-row>
        <table:table-row table:style-name="ro1">
          <table:table-cell office:value-type="float" office:value="800142">
            <text:p>800142</text:p>
          </table:table-cell>
          <table:table-cell table:style-name="ce2" table:formula="of:=IF(MOD(ROUNDUP((ROW()-1)/128;0);2);[.$A143];&quot;&quot;)">
            <text:p/>
          </table:table-cell>
          <table:table-cell table:style-name="ce2" table:formula="of:=IF(MOD(ROUNDUP((ROW()-1)/64;0);2);[.$A143];&quot;&quot;)" office:value-type="float" office:value="800142">
            <text:p>800142</text:p>
          </table:table-cell>
          <table:table-cell table:style-name="ce2" table:formula="of:=IF(MOD(ROUNDUP((ROW()-1)/32;0);2);[.$A143];&quot;&quot;)" office:value-type="float" office:value="800142">
            <text:p>800142</text:p>
          </table:table-cell>
          <table:table-cell table:style-name="ce2" table:formula="of:=IF(MOD(ROUNDUP((ROW()-1)/16;0);2);[.$A143];&quot;&quot;)" office:value-type="float" office:value="800142">
            <text:p>800142</text:p>
          </table:table-cell>
          <table:table-cell table:style-name="ce2" table:formula="of:=IF(MOD(ROUNDUP((ROW()-1)/8;0);2);[.$A143];&quot;&quot;)">
            <text:p/>
          </table:table-cell>
          <table:table-cell table:style-name="ce2" table:formula="of:=IF(MOD(ROUNDUP((ROW()-1)/4;0);2);[.$A143];&quot;&quot;)">
            <text:p/>
          </table:table-cell>
          <table:table-cell table:style-name="ce2" table:formula="of:=IF(MOD(ROUNDUP((ROW()-1)/2;0);2);[.$A143];&quot;&quot;)" office:value-type="float" office:value="800142">
            <text:p>800142</text:p>
          </table:table-cell>
          <table:table-cell table:formula="of:=IF(MOD(ROW()-1;2);[.$A143];&quot;&quot;)">
            <text:p/>
          </table:table-cell>
          <table:table-cell/>
          <table:table-cell table:formula="of:=COUNT([.B143:.I143])*2" office:value-type="float" office:value="8">
            <text:p>8</text:p>
          </table:table-cell>
          <table:table-cell table:formula="of:=COUNT([.C143:.D143])*2" office:value-type="float" office:value="4">
            <text:p>4</text:p>
          </table:table-cell>
          <table:table-cell table:formula="of:=COUNT([.E143:.F143])*2" office:value-type="float" office:value="2">
            <text:p>2</text:p>
          </table:table-cell>
          <table:table-cell table:formula="of:=COUNT([.G143:.H143])*2" office:value-type="float" office:value="2">
            <text:p>2</text:p>
          </table:table-cell>
          <table:table-cell table:number-columns-repeated="2"/>
          <table:table-cell table:formula="of:=[.A143]&amp;CHAR(9)&amp;[.K143]&amp;CHAR(9)&amp;[.L143]&amp;CHAR(9)&amp;[.M143]&amp;CHAR(9)&amp;[.N143]" office:value-type="string" office:string-value="800142&#9;8&#9;4&#9;2&#9;2">
            <text:p>800142<text:tab/>8<text:tab/>4<text:tab/>2<text:tab/>2</text:p>
          </table:table-cell>
          <table:table-cell table:number-columns-repeated="1001"/>
        </table:table-row>
        <table:table-row table:style-name="ro1">
          <table:table-cell office:value-type="float" office:value="800143">
            <text:p>800143</text:p>
          </table:table-cell>
          <table:table-cell table:style-name="ce2" table:formula="of:=IF(MOD(ROUNDUP((ROW()-1)/128;0);2);[.$A144];&quot;&quot;)">
            <text:p/>
          </table:table-cell>
          <table:table-cell table:style-name="ce2" table:formula="of:=IF(MOD(ROUNDUP((ROW()-1)/64;0);2);[.$A144];&quot;&quot;)" office:value-type="float" office:value="800143">
            <text:p>800143</text:p>
          </table:table-cell>
          <table:table-cell table:style-name="ce2" table:formula="of:=IF(MOD(ROUNDUP((ROW()-1)/32;0);2);[.$A144];&quot;&quot;)" office:value-type="float" office:value="800143">
            <text:p>800143</text:p>
          </table:table-cell>
          <table:table-cell table:style-name="ce2" table:formula="of:=IF(MOD(ROUNDUP((ROW()-1)/16;0);2);[.$A144];&quot;&quot;)" office:value-type="float" office:value="800143">
            <text:p>800143</text:p>
          </table:table-cell>
          <table:table-cell table:style-name="ce2" table:formula="of:=IF(MOD(ROUNDUP((ROW()-1)/8;0);2);[.$A144];&quot;&quot;)">
            <text:p/>
          </table:table-cell>
          <table:table-cell table:style-name="ce2" table:formula="of:=IF(MOD(ROUNDUP((ROW()-1)/4;0);2);[.$A144];&quot;&quot;)">
            <text:p/>
          </table:table-cell>
          <table:table-cell table:style-name="ce2" table:formula="of:=IF(MOD(ROUNDUP((ROW()-1)/2;0);2);[.$A144];&quot;&quot;)">
            <text:p/>
          </table:table-cell>
          <table:table-cell table:formula="of:=IF(MOD(ROW()-1;2);[.$A144];&quot;&quot;)" office:value-type="float" office:value="800143">
            <text:p>800143</text:p>
          </table:table-cell>
          <table:table-cell/>
          <table:table-cell table:formula="of:=COUNT([.B144:.I144])*2" office:value-type="float" office:value="8">
            <text:p>8</text:p>
          </table:table-cell>
          <table:table-cell table:formula="of:=COUNT([.C144:.D144])*2" office:value-type="float" office:value="4">
            <text:p>4</text:p>
          </table:table-cell>
          <table:table-cell table:formula="of:=COUNT([.E144:.F144])*2" office:value-type="float" office:value="2">
            <text:p>2</text:p>
          </table:table-cell>
          <table:table-cell table:formula="of:=COUNT([.G144:.H144])*2" office:value-type="float" office:value="0">
            <text:p>0</text:p>
          </table:table-cell>
          <table:table-cell table:number-columns-repeated="2"/>
          <table:table-cell table:formula="of:=[.A144]&amp;CHAR(9)&amp;[.K144]&amp;CHAR(9)&amp;[.L144]&amp;CHAR(9)&amp;[.M144]&amp;CHAR(9)&amp;[.N144]" office:value-type="string" office:string-value="800143&#9;8&#9;4&#9;2&#9;0">
            <text:p>800143<text:tab/>8<text:tab/>4<text:tab/>2<text:tab/>0</text:p>
          </table:table-cell>
          <table:table-cell table:number-columns-repeated="1001"/>
        </table:table-row>
        <table:table-row table:style-name="ro1">
          <table:table-cell office:value-type="float" office:value="800144">
            <text:p>800144</text:p>
          </table:table-cell>
          <table:table-cell table:style-name="ce2" table:formula="of:=IF(MOD(ROUNDUP((ROW()-1)/128;0);2);[.$A145];&quot;&quot;)">
            <text:p/>
          </table:table-cell>
          <table:table-cell table:style-name="ce2" table:formula="of:=IF(MOD(ROUNDUP((ROW()-1)/64;0);2);[.$A145];&quot;&quot;)" office:value-type="float" office:value="800144">
            <text:p>800144</text:p>
          </table:table-cell>
          <table:table-cell table:style-name="ce2" table:formula="of:=IF(MOD(ROUNDUP((ROW()-1)/32;0);2);[.$A145];&quot;&quot;)" office:value-type="float" office:value="800144">
            <text:p>800144</text:p>
          </table:table-cell>
          <table:table-cell table:style-name="ce2" table:formula="of:=IF(MOD(ROUNDUP((ROW()-1)/16;0);2);[.$A145];&quot;&quot;)" office:value-type="float" office:value="800144">
            <text:p>800144</text:p>
          </table:table-cell>
          <table:table-cell table:style-name="ce2" table:formula="of:=IF(MOD(ROUNDUP((ROW()-1)/8;0);2);[.$A145];&quot;&quot;)">
            <text:p/>
          </table:table-cell>
          <table:table-cell table:style-name="ce2" table:formula="of:=IF(MOD(ROUNDUP((ROW()-1)/4;0);2);[.$A145];&quot;&quot;)">
            <text:p/>
          </table:table-cell>
          <table:table-cell table:style-name="ce2" table:formula="of:=IF(MOD(ROUNDUP((ROW()-1)/2;0);2);[.$A145];&quot;&quot;)">
            <text:p/>
          </table:table-cell>
          <table:table-cell table:formula="of:=IF(MOD(ROW()-1;2);[.$A145];&quot;&quot;)">
            <text:p/>
          </table:table-cell>
          <table:table-cell/>
          <table:table-cell table:formula="of:=COUNT([.B145:.I145])*2" office:value-type="float" office:value="6">
            <text:p>6</text:p>
          </table:table-cell>
          <table:table-cell table:formula="of:=COUNT([.C145:.D145])*2" office:value-type="float" office:value="4">
            <text:p>4</text:p>
          </table:table-cell>
          <table:table-cell table:formula="of:=COUNT([.E145:.F145])*2" office:value-type="float" office:value="2">
            <text:p>2</text:p>
          </table:table-cell>
          <table:table-cell table:formula="of:=COUNT([.G145:.H145])*2" office:value-type="float" office:value="0">
            <text:p>0</text:p>
          </table:table-cell>
          <table:table-cell table:number-columns-repeated="2"/>
          <table:table-cell table:formula="of:=[.A145]&amp;CHAR(9)&amp;[.K145]&amp;CHAR(9)&amp;[.L145]&amp;CHAR(9)&amp;[.M145]&amp;CHAR(9)&amp;[.N145]" office:value-type="string" office:string-value="800144&#9;6&#9;4&#9;2&#9;0">
            <text:p>800144<text:tab/>6<text:tab/>4<text:tab/>2<text:tab/>0</text:p>
          </table:table-cell>
          <table:table-cell table:number-columns-repeated="1001"/>
        </table:table-row>
        <table:table-row table:style-name="ro1">
          <table:table-cell office:value-type="float" office:value="800145">
            <text:p>800145</text:p>
          </table:table-cell>
          <table:table-cell table:style-name="ce2" table:formula="of:=IF(MOD(ROUNDUP((ROW()-1)/128;0);2);[.$A146];&quot;&quot;)">
            <text:p/>
          </table:table-cell>
          <table:table-cell table:style-name="ce2" table:formula="of:=IF(MOD(ROUNDUP((ROW()-1)/64;0);2);[.$A146];&quot;&quot;)" office:value-type="float" office:value="800145">
            <text:p>800145</text:p>
          </table:table-cell>
          <table:table-cell table:style-name="ce2" table:formula="of:=IF(MOD(ROUNDUP((ROW()-1)/32;0);2);[.$A146];&quot;&quot;)" office:value-type="float" office:value="800145">
            <text:p>800145</text:p>
          </table:table-cell>
          <table:table-cell table:style-name="ce2" table:formula="of:=IF(MOD(ROUNDUP((ROW()-1)/16;0);2);[.$A146];&quot;&quot;)">
            <text:p/>
          </table:table-cell>
          <table:table-cell table:style-name="ce2" table:formula="of:=IF(MOD(ROUNDUP((ROW()-1)/8;0);2);[.$A146];&quot;&quot;)" office:value-type="float" office:value="800145">
            <text:p>800145</text:p>
          </table:table-cell>
          <table:table-cell table:style-name="ce2" table:formula="of:=IF(MOD(ROUNDUP((ROW()-1)/4;0);2);[.$A146];&quot;&quot;)" office:value-type="float" office:value="800145">
            <text:p>800145</text:p>
          </table:table-cell>
          <table:table-cell table:style-name="ce2" table:formula="of:=IF(MOD(ROUNDUP((ROW()-1)/2;0);2);[.$A146];&quot;&quot;)" office:value-type="float" office:value="800145">
            <text:p>800145</text:p>
          </table:table-cell>
          <table:table-cell table:formula="of:=IF(MOD(ROW()-1;2);[.$A146];&quot;&quot;)" office:value-type="float" office:value="800145">
            <text:p>800145</text:p>
          </table:table-cell>
          <table:table-cell/>
          <table:table-cell table:formula="of:=COUNT([.B146:.I146])*2" office:value-type="float" office:value="12">
            <text:p>12</text:p>
          </table:table-cell>
          <table:table-cell table:formula="of:=COUNT([.C146:.D146])*2" office:value-type="float" office:value="4">
            <text:p>4</text:p>
          </table:table-cell>
          <table:table-cell table:formula="of:=COUNT([.E146:.F146])*2" office:value-type="float" office:value="2">
            <text:p>2</text:p>
          </table:table-cell>
          <table:table-cell table:formula="of:=COUNT([.G146:.H146])*2" office:value-type="float" office:value="4">
            <text:p>4</text:p>
          </table:table-cell>
          <table:table-cell table:number-columns-repeated="2"/>
          <table:table-cell table:formula="of:=[.A146]&amp;CHAR(9)&amp;[.K146]&amp;CHAR(9)&amp;[.L146]&amp;CHAR(9)&amp;[.M146]&amp;CHAR(9)&amp;[.N146]" office:value-type="string" office:string-value="800145&#9;12&#9;4&#9;2&#9;4">
            <text:p>800145<text:tab/>12<text:tab/>4<text:tab/>2<text:tab/>4</text:p>
          </table:table-cell>
          <table:table-cell table:number-columns-repeated="1001"/>
        </table:table-row>
        <table:table-row table:style-name="ro1">
          <table:table-cell office:value-type="float" office:value="800146">
            <text:p>800146</text:p>
          </table:table-cell>
          <table:table-cell table:style-name="ce2" table:formula="of:=IF(MOD(ROUNDUP((ROW()-1)/128;0);2);[.$A147];&quot;&quot;)">
            <text:p/>
          </table:table-cell>
          <table:table-cell table:style-name="ce2" table:formula="of:=IF(MOD(ROUNDUP((ROW()-1)/64;0);2);[.$A147];&quot;&quot;)" office:value-type="float" office:value="800146">
            <text:p>800146</text:p>
          </table:table-cell>
          <table:table-cell table:style-name="ce2" table:formula="of:=IF(MOD(ROUNDUP((ROW()-1)/32;0);2);[.$A147];&quot;&quot;)" office:value-type="float" office:value="800146">
            <text:p>800146</text:p>
          </table:table-cell>
          <table:table-cell table:style-name="ce2" table:formula="of:=IF(MOD(ROUNDUP((ROW()-1)/16;0);2);[.$A147];&quot;&quot;)">
            <text:p/>
          </table:table-cell>
          <table:table-cell table:style-name="ce2" table:formula="of:=IF(MOD(ROUNDUP((ROW()-1)/8;0);2);[.$A147];&quot;&quot;)" office:value-type="float" office:value="800146">
            <text:p>800146</text:p>
          </table:table-cell>
          <table:table-cell table:style-name="ce2" table:formula="of:=IF(MOD(ROUNDUP((ROW()-1)/4;0);2);[.$A147];&quot;&quot;)" office:value-type="float" office:value="800146">
            <text:p>800146</text:p>
          </table:table-cell>
          <table:table-cell table:style-name="ce2" table:formula="of:=IF(MOD(ROUNDUP((ROW()-1)/2;0);2);[.$A147];&quot;&quot;)" office:value-type="float" office:value="800146">
            <text:p>800146</text:p>
          </table:table-cell>
          <table:table-cell table:formula="of:=IF(MOD(ROW()-1;2);[.$A147];&quot;&quot;)">
            <text:p/>
          </table:table-cell>
          <table:table-cell/>
          <table:table-cell table:formula="of:=COUNT([.B147:.I147])*2" office:value-type="float" office:value="10">
            <text:p>10</text:p>
          </table:table-cell>
          <table:table-cell table:formula="of:=COUNT([.C147:.D147])*2" office:value-type="float" office:value="4">
            <text:p>4</text:p>
          </table:table-cell>
          <table:table-cell table:formula="of:=COUNT([.E147:.F147])*2" office:value-type="float" office:value="2">
            <text:p>2</text:p>
          </table:table-cell>
          <table:table-cell table:formula="of:=COUNT([.G147:.H147])*2" office:value-type="float" office:value="4">
            <text:p>4</text:p>
          </table:table-cell>
          <table:table-cell table:number-columns-repeated="2"/>
          <table:table-cell table:formula="of:=[.A147]&amp;CHAR(9)&amp;[.K147]&amp;CHAR(9)&amp;[.L147]&amp;CHAR(9)&amp;[.M147]&amp;CHAR(9)&amp;[.N147]" office:value-type="string" office:string-value="800146&#9;10&#9;4&#9;2&#9;4">
            <text:p>800146<text:tab/>10<text:tab/>4<text:tab/>2<text:tab/>4</text:p>
          </table:table-cell>
          <table:table-cell table:number-columns-repeated="1001"/>
        </table:table-row>
        <table:table-row table:style-name="ro1">
          <table:table-cell office:value-type="float" office:value="800147">
            <text:p>800147</text:p>
          </table:table-cell>
          <table:table-cell table:style-name="ce2" table:formula="of:=IF(MOD(ROUNDUP((ROW()-1)/128;0);2);[.$A148];&quot;&quot;)">
            <text:p/>
          </table:table-cell>
          <table:table-cell table:style-name="ce2" table:formula="of:=IF(MOD(ROUNDUP((ROW()-1)/64;0);2);[.$A148];&quot;&quot;)" office:value-type="float" office:value="800147">
            <text:p>800147</text:p>
          </table:table-cell>
          <table:table-cell table:style-name="ce2" table:formula="of:=IF(MOD(ROUNDUP((ROW()-1)/32;0);2);[.$A148];&quot;&quot;)" office:value-type="float" office:value="800147">
            <text:p>800147</text:p>
          </table:table-cell>
          <table:table-cell table:style-name="ce2" table:formula="of:=IF(MOD(ROUNDUP((ROW()-1)/16;0);2);[.$A148];&quot;&quot;)">
            <text:p/>
          </table:table-cell>
          <table:table-cell table:style-name="ce2" table:formula="of:=IF(MOD(ROUNDUP((ROW()-1)/8;0);2);[.$A148];&quot;&quot;)" office:value-type="float" office:value="800147">
            <text:p>800147</text:p>
          </table:table-cell>
          <table:table-cell table:style-name="ce2" table:formula="of:=IF(MOD(ROUNDUP((ROW()-1)/4;0);2);[.$A148];&quot;&quot;)" office:value-type="float" office:value="800147">
            <text:p>800147</text:p>
          </table:table-cell>
          <table:table-cell table:style-name="ce2" table:formula="of:=IF(MOD(ROUNDUP((ROW()-1)/2;0);2);[.$A148];&quot;&quot;)">
            <text:p/>
          </table:table-cell>
          <table:table-cell table:formula="of:=IF(MOD(ROW()-1;2);[.$A148];&quot;&quot;)" office:value-type="float" office:value="800147">
            <text:p>800147</text:p>
          </table:table-cell>
          <table:table-cell/>
          <table:table-cell table:formula="of:=COUNT([.B148:.I148])*2" office:value-type="float" office:value="10">
            <text:p>10</text:p>
          </table:table-cell>
          <table:table-cell table:formula="of:=COUNT([.C148:.D148])*2" office:value-type="float" office:value="4">
            <text:p>4</text:p>
          </table:table-cell>
          <table:table-cell table:formula="of:=COUNT([.E148:.F148])*2" office:value-type="float" office:value="2">
            <text:p>2</text:p>
          </table:table-cell>
          <table:table-cell table:formula="of:=COUNT([.G148:.H148])*2" office:value-type="float" office:value="2">
            <text:p>2</text:p>
          </table:table-cell>
          <table:table-cell table:number-columns-repeated="2"/>
          <table:table-cell table:formula="of:=[.A148]&amp;CHAR(9)&amp;[.K148]&amp;CHAR(9)&amp;[.L148]&amp;CHAR(9)&amp;[.M148]&amp;CHAR(9)&amp;[.N148]" office:value-type="string" office:string-value="800147&#9;10&#9;4&#9;2&#9;2">
            <text:p>800147<text:tab/>10<text:tab/>4<text:tab/>2<text:tab/>2</text:p>
          </table:table-cell>
          <table:table-cell table:number-columns-repeated="1001"/>
        </table:table-row>
        <table:table-row table:style-name="ro1">
          <table:table-cell office:value-type="float" office:value="800148">
            <text:p>800148</text:p>
          </table:table-cell>
          <table:table-cell table:style-name="ce2" table:formula="of:=IF(MOD(ROUNDUP((ROW()-1)/128;0);2);[.$A149];&quot;&quot;)">
            <text:p/>
          </table:table-cell>
          <table:table-cell table:style-name="ce2" table:formula="of:=IF(MOD(ROUNDUP((ROW()-1)/64;0);2);[.$A149];&quot;&quot;)" office:value-type="float" office:value="800148">
            <text:p>800148</text:p>
          </table:table-cell>
          <table:table-cell table:style-name="ce2" table:formula="of:=IF(MOD(ROUNDUP((ROW()-1)/32;0);2);[.$A149];&quot;&quot;)" office:value-type="float" office:value="800148">
            <text:p>800148</text:p>
          </table:table-cell>
          <table:table-cell table:style-name="ce2" table:formula="of:=IF(MOD(ROUNDUP((ROW()-1)/16;0);2);[.$A149];&quot;&quot;)">
            <text:p/>
          </table:table-cell>
          <table:table-cell table:style-name="ce2" table:formula="of:=IF(MOD(ROUNDUP((ROW()-1)/8;0);2);[.$A149];&quot;&quot;)" office:value-type="float" office:value="800148">
            <text:p>800148</text:p>
          </table:table-cell>
          <table:table-cell table:style-name="ce2" table:formula="of:=IF(MOD(ROUNDUP((ROW()-1)/4;0);2);[.$A149];&quot;&quot;)" office:value-type="float" office:value="800148">
            <text:p>800148</text:p>
          </table:table-cell>
          <table:table-cell table:style-name="ce2" table:formula="of:=IF(MOD(ROUNDUP((ROW()-1)/2;0);2);[.$A149];&quot;&quot;)">
            <text:p/>
          </table:table-cell>
          <table:table-cell table:formula="of:=IF(MOD(ROW()-1;2);[.$A149];&quot;&quot;)">
            <text:p/>
          </table:table-cell>
          <table:table-cell/>
          <table:table-cell table:formula="of:=COUNT([.B149:.I149])*2" office:value-type="float" office:value="8">
            <text:p>8</text:p>
          </table:table-cell>
          <table:table-cell table:formula="of:=COUNT([.C149:.D149])*2" office:value-type="float" office:value="4">
            <text:p>4</text:p>
          </table:table-cell>
          <table:table-cell table:formula="of:=COUNT([.E149:.F149])*2" office:value-type="float" office:value="2">
            <text:p>2</text:p>
          </table:table-cell>
          <table:table-cell table:formula="of:=COUNT([.G149:.H149])*2" office:value-type="float" office:value="2">
            <text:p>2</text:p>
          </table:table-cell>
          <table:table-cell table:number-columns-repeated="2"/>
          <table:table-cell table:formula="of:=[.A149]&amp;CHAR(9)&amp;[.K149]&amp;CHAR(9)&amp;[.L149]&amp;CHAR(9)&amp;[.M149]&amp;CHAR(9)&amp;[.N149]" office:value-type="string" office:string-value="800148&#9;8&#9;4&#9;2&#9;2">
            <text:p>800148<text:tab/>8<text:tab/>4<text:tab/>2<text:tab/>2</text:p>
          </table:table-cell>
          <table:table-cell table:number-columns-repeated="1001"/>
        </table:table-row>
        <table:table-row table:style-name="ro1">
          <table:table-cell office:value-type="float" office:value="800149">
            <text:p>800149</text:p>
          </table:table-cell>
          <table:table-cell table:style-name="ce2" table:formula="of:=IF(MOD(ROUNDUP((ROW()-1)/128;0);2);[.$A150];&quot;&quot;)">
            <text:p/>
          </table:table-cell>
          <table:table-cell table:style-name="ce2" table:formula="of:=IF(MOD(ROUNDUP((ROW()-1)/64;0);2);[.$A150];&quot;&quot;)" office:value-type="float" office:value="800149">
            <text:p>800149</text:p>
          </table:table-cell>
          <table:table-cell table:style-name="ce2" table:formula="of:=IF(MOD(ROUNDUP((ROW()-1)/32;0);2);[.$A150];&quot;&quot;)" office:value-type="float" office:value="800149">
            <text:p>800149</text:p>
          </table:table-cell>
          <table:table-cell table:style-name="ce2" table:formula="of:=IF(MOD(ROUNDUP((ROW()-1)/16;0);2);[.$A150];&quot;&quot;)">
            <text:p/>
          </table:table-cell>
          <table:table-cell table:style-name="ce2" table:formula="of:=IF(MOD(ROUNDUP((ROW()-1)/8;0);2);[.$A150];&quot;&quot;)" office:value-type="float" office:value="800149">
            <text:p>800149</text:p>
          </table:table-cell>
          <table:table-cell table:style-name="ce2" table:formula="of:=IF(MOD(ROUNDUP((ROW()-1)/4;0);2);[.$A150];&quot;&quot;)">
            <text:p/>
          </table:table-cell>
          <table:table-cell table:style-name="ce2" table:formula="of:=IF(MOD(ROUNDUP((ROW()-1)/2;0);2);[.$A150];&quot;&quot;)" office:value-type="float" office:value="800149">
            <text:p>800149</text:p>
          </table:table-cell>
          <table:table-cell table:formula="of:=IF(MOD(ROW()-1;2);[.$A150];&quot;&quot;)" office:value-type="float" office:value="800149">
            <text:p>800149</text:p>
          </table:table-cell>
          <table:table-cell/>
          <table:table-cell table:formula="of:=COUNT([.B150:.I150])*2" office:value-type="float" office:value="10">
            <text:p>10</text:p>
          </table:table-cell>
          <table:table-cell table:formula="of:=COUNT([.C150:.D150])*2" office:value-type="float" office:value="4">
            <text:p>4</text:p>
          </table:table-cell>
          <table:table-cell table:formula="of:=COUNT([.E150:.F150])*2" office:value-type="float" office:value="2">
            <text:p>2</text:p>
          </table:table-cell>
          <table:table-cell table:formula="of:=COUNT([.G150:.H150])*2" office:value-type="float" office:value="2">
            <text:p>2</text:p>
          </table:table-cell>
          <table:table-cell table:number-columns-repeated="2"/>
          <table:table-cell table:formula="of:=[.A150]&amp;CHAR(9)&amp;[.K150]&amp;CHAR(9)&amp;[.L150]&amp;CHAR(9)&amp;[.M150]&amp;CHAR(9)&amp;[.N150]" office:value-type="string" office:string-value="800149&#9;10&#9;4&#9;2&#9;2">
            <text:p>800149<text:tab/>10<text:tab/>4<text:tab/>2<text:tab/>2</text:p>
          </table:table-cell>
          <table:table-cell table:number-columns-repeated="1001"/>
        </table:table-row>
        <table:table-row table:style-name="ro1">
          <table:table-cell office:value-type="float" office:value="800150">
            <text:p>800150</text:p>
          </table:table-cell>
          <table:table-cell table:style-name="ce2" table:formula="of:=IF(MOD(ROUNDUP((ROW()-1)/128;0);2);[.$A151];&quot;&quot;)">
            <text:p/>
          </table:table-cell>
          <table:table-cell table:style-name="ce2" table:formula="of:=IF(MOD(ROUNDUP((ROW()-1)/64;0);2);[.$A151];&quot;&quot;)" office:value-type="float" office:value="800150">
            <text:p>800150</text:p>
          </table:table-cell>
          <table:table-cell table:style-name="ce2" table:formula="of:=IF(MOD(ROUNDUP((ROW()-1)/32;0);2);[.$A151];&quot;&quot;)" office:value-type="float" office:value="800150">
            <text:p>800150</text:p>
          </table:table-cell>
          <table:table-cell table:style-name="ce2" table:formula="of:=IF(MOD(ROUNDUP((ROW()-1)/16;0);2);[.$A151];&quot;&quot;)">
            <text:p/>
          </table:table-cell>
          <table:table-cell table:style-name="ce2" table:formula="of:=IF(MOD(ROUNDUP((ROW()-1)/8;0);2);[.$A151];&quot;&quot;)" office:value-type="float" office:value="800150">
            <text:p>800150</text:p>
          </table:table-cell>
          <table:table-cell table:style-name="ce2" table:formula="of:=IF(MOD(ROUNDUP((ROW()-1)/4;0);2);[.$A151];&quot;&quot;)">
            <text:p/>
          </table:table-cell>
          <table:table-cell table:style-name="ce2" table:formula="of:=IF(MOD(ROUNDUP((ROW()-1)/2;0);2);[.$A151];&quot;&quot;)" office:value-type="float" office:value="800150">
            <text:p>800150</text:p>
          </table:table-cell>
          <table:table-cell table:formula="of:=IF(MOD(ROW()-1;2);[.$A151];&quot;&quot;)">
            <text:p/>
          </table:table-cell>
          <table:table-cell/>
          <table:table-cell table:formula="of:=COUNT([.B151:.I151])*2" office:value-type="float" office:value="8">
            <text:p>8</text:p>
          </table:table-cell>
          <table:table-cell table:formula="of:=COUNT([.C151:.D151])*2" office:value-type="float" office:value="4">
            <text:p>4</text:p>
          </table:table-cell>
          <table:table-cell table:formula="of:=COUNT([.E151:.F151])*2" office:value-type="float" office:value="2">
            <text:p>2</text:p>
          </table:table-cell>
          <table:table-cell table:formula="of:=COUNT([.G151:.H151])*2" office:value-type="float" office:value="2">
            <text:p>2</text:p>
          </table:table-cell>
          <table:table-cell table:number-columns-repeated="2"/>
          <table:table-cell table:formula="of:=[.A151]&amp;CHAR(9)&amp;[.K151]&amp;CHAR(9)&amp;[.L151]&amp;CHAR(9)&amp;[.M151]&amp;CHAR(9)&amp;[.N151]" office:value-type="string" office:string-value="800150&#9;8&#9;4&#9;2&#9;2">
            <text:p>800150<text:tab/>8<text:tab/>4<text:tab/>2<text:tab/>2</text:p>
          </table:table-cell>
          <table:table-cell table:number-columns-repeated="1001"/>
        </table:table-row>
        <table:table-row table:style-name="ro1">
          <table:table-cell office:value-type="float" office:value="800151">
            <text:p>800151</text:p>
          </table:table-cell>
          <table:table-cell table:style-name="ce2" table:formula="of:=IF(MOD(ROUNDUP((ROW()-1)/128;0);2);[.$A152];&quot;&quot;)">
            <text:p/>
          </table:table-cell>
          <table:table-cell table:style-name="ce2" table:formula="of:=IF(MOD(ROUNDUP((ROW()-1)/64;0);2);[.$A152];&quot;&quot;)" office:value-type="float" office:value="800151">
            <text:p>800151</text:p>
          </table:table-cell>
          <table:table-cell table:style-name="ce2" table:formula="of:=IF(MOD(ROUNDUP((ROW()-1)/32;0);2);[.$A152];&quot;&quot;)" office:value-type="float" office:value="800151">
            <text:p>800151</text:p>
          </table:table-cell>
          <table:table-cell table:style-name="ce2" table:formula="of:=IF(MOD(ROUNDUP((ROW()-1)/16;0);2);[.$A152];&quot;&quot;)">
            <text:p/>
          </table:table-cell>
          <table:table-cell table:style-name="ce2" table:formula="of:=IF(MOD(ROUNDUP((ROW()-1)/8;0);2);[.$A152];&quot;&quot;)" office:value-type="float" office:value="800151">
            <text:p>800151</text:p>
          </table:table-cell>
          <table:table-cell table:style-name="ce2" table:formula="of:=IF(MOD(ROUNDUP((ROW()-1)/4;0);2);[.$A152];&quot;&quot;)">
            <text:p/>
          </table:table-cell>
          <table:table-cell table:style-name="ce2" table:formula="of:=IF(MOD(ROUNDUP((ROW()-1)/2;0);2);[.$A152];&quot;&quot;)">
            <text:p/>
          </table:table-cell>
          <table:table-cell table:formula="of:=IF(MOD(ROW()-1;2);[.$A152];&quot;&quot;)" office:value-type="float" office:value="800151">
            <text:p>800151</text:p>
          </table:table-cell>
          <table:table-cell/>
          <table:table-cell table:formula="of:=COUNT([.B152:.I152])*2" office:value-type="float" office:value="8">
            <text:p>8</text:p>
          </table:table-cell>
          <table:table-cell table:formula="of:=COUNT([.C152:.D152])*2" office:value-type="float" office:value="4">
            <text:p>4</text:p>
          </table:table-cell>
          <table:table-cell table:formula="of:=COUNT([.E152:.F152])*2" office:value-type="float" office:value="2">
            <text:p>2</text:p>
          </table:table-cell>
          <table:table-cell table:formula="of:=COUNT([.G152:.H152])*2" office:value-type="float" office:value="0">
            <text:p>0</text:p>
          </table:table-cell>
          <table:table-cell table:number-columns-repeated="2"/>
          <table:table-cell table:formula="of:=[.A152]&amp;CHAR(9)&amp;[.K152]&amp;CHAR(9)&amp;[.L152]&amp;CHAR(9)&amp;[.M152]&amp;CHAR(9)&amp;[.N152]" office:value-type="string" office:string-value="800151&#9;8&#9;4&#9;2&#9;0">
            <text:p>800151<text:tab/>8<text:tab/>4<text:tab/>2<text:tab/>0</text:p>
          </table:table-cell>
          <table:table-cell table:number-columns-repeated="1001"/>
        </table:table-row>
        <table:table-row table:style-name="ro1">
          <table:table-cell office:value-type="float" office:value="800152">
            <text:p>800152</text:p>
          </table:table-cell>
          <table:table-cell table:style-name="ce2" table:formula="of:=IF(MOD(ROUNDUP((ROW()-1)/128;0);2);[.$A153];&quot;&quot;)">
            <text:p/>
          </table:table-cell>
          <table:table-cell table:style-name="ce2" table:formula="of:=IF(MOD(ROUNDUP((ROW()-1)/64;0);2);[.$A153];&quot;&quot;)" office:value-type="float" office:value="800152">
            <text:p>800152</text:p>
          </table:table-cell>
          <table:table-cell table:style-name="ce2" table:formula="of:=IF(MOD(ROUNDUP((ROW()-1)/32;0);2);[.$A153];&quot;&quot;)" office:value-type="float" office:value="800152">
            <text:p>800152</text:p>
          </table:table-cell>
          <table:table-cell table:style-name="ce2" table:formula="of:=IF(MOD(ROUNDUP((ROW()-1)/16;0);2);[.$A153];&quot;&quot;)">
            <text:p/>
          </table:table-cell>
          <table:table-cell table:style-name="ce2" table:formula="of:=IF(MOD(ROUNDUP((ROW()-1)/8;0);2);[.$A153];&quot;&quot;)" office:value-type="float" office:value="800152">
            <text:p>800152</text:p>
          </table:table-cell>
          <table:table-cell table:style-name="ce2" table:formula="of:=IF(MOD(ROUNDUP((ROW()-1)/4;0);2);[.$A153];&quot;&quot;)">
            <text:p/>
          </table:table-cell>
          <table:table-cell table:style-name="ce2" table:formula="of:=IF(MOD(ROUNDUP((ROW()-1)/2;0);2);[.$A153];&quot;&quot;)">
            <text:p/>
          </table:table-cell>
          <table:table-cell table:formula="of:=IF(MOD(ROW()-1;2);[.$A153];&quot;&quot;)">
            <text:p/>
          </table:table-cell>
          <table:table-cell/>
          <table:table-cell table:formula="of:=COUNT([.B153:.I153])*2" office:value-type="float" office:value="6">
            <text:p>6</text:p>
          </table:table-cell>
          <table:table-cell table:formula="of:=COUNT([.C153:.D153])*2" office:value-type="float" office:value="4">
            <text:p>4</text:p>
          </table:table-cell>
          <table:table-cell table:formula="of:=COUNT([.E153:.F153])*2" office:value-type="float" office:value="2">
            <text:p>2</text:p>
          </table:table-cell>
          <table:table-cell table:formula="of:=COUNT([.G153:.H153])*2" office:value-type="float" office:value="0">
            <text:p>0</text:p>
          </table:table-cell>
          <table:table-cell table:number-columns-repeated="2"/>
          <table:table-cell table:formula="of:=[.A153]&amp;CHAR(9)&amp;[.K153]&amp;CHAR(9)&amp;[.L153]&amp;CHAR(9)&amp;[.M153]&amp;CHAR(9)&amp;[.N153]" office:value-type="string" office:string-value="800152&#9;6&#9;4&#9;2&#9;0">
            <text:p>800152<text:tab/>6<text:tab/>4<text:tab/>2<text:tab/>0</text:p>
          </table:table-cell>
          <table:table-cell table:number-columns-repeated="1001"/>
        </table:table-row>
        <table:table-row table:style-name="ro1">
          <table:table-cell office:value-type="float" office:value="800153">
            <text:p>800153</text:p>
          </table:table-cell>
          <table:table-cell table:style-name="ce2" table:formula="of:=IF(MOD(ROUNDUP((ROW()-1)/128;0);2);[.$A154];&quot;&quot;)">
            <text:p/>
          </table:table-cell>
          <table:table-cell table:style-name="ce2" table:formula="of:=IF(MOD(ROUNDUP((ROW()-1)/64;0);2);[.$A154];&quot;&quot;)" office:value-type="float" office:value="800153">
            <text:p>800153</text:p>
          </table:table-cell>
          <table:table-cell table:style-name="ce2" table:formula="of:=IF(MOD(ROUNDUP((ROW()-1)/32;0);2);[.$A154];&quot;&quot;)" office:value-type="float" office:value="800153">
            <text:p>800153</text:p>
          </table:table-cell>
          <table:table-cell table:style-name="ce2" table:formula="of:=IF(MOD(ROUNDUP((ROW()-1)/16;0);2);[.$A154];&quot;&quot;)">
            <text:p/>
          </table:table-cell>
          <table:table-cell table:style-name="ce2" table:formula="of:=IF(MOD(ROUNDUP((ROW()-1)/8;0);2);[.$A154];&quot;&quot;)">
            <text:p/>
          </table:table-cell>
          <table:table-cell table:style-name="ce2" table:formula="of:=IF(MOD(ROUNDUP((ROW()-1)/4;0);2);[.$A154];&quot;&quot;)" office:value-type="float" office:value="800153">
            <text:p>800153</text:p>
          </table:table-cell>
          <table:table-cell table:style-name="ce2" table:formula="of:=IF(MOD(ROUNDUP((ROW()-1)/2;0);2);[.$A154];&quot;&quot;)" office:value-type="float" office:value="800153">
            <text:p>800153</text:p>
          </table:table-cell>
          <table:table-cell table:formula="of:=IF(MOD(ROW()-1;2);[.$A154];&quot;&quot;)" office:value-type="float" office:value="800153">
            <text:p>800153</text:p>
          </table:table-cell>
          <table:table-cell/>
          <table:table-cell table:formula="of:=COUNT([.B154:.I154])*2" office:value-type="float" office:value="10">
            <text:p>10</text:p>
          </table:table-cell>
          <table:table-cell table:formula="of:=COUNT([.C154:.D154])*2" office:value-type="float" office:value="4">
            <text:p>4</text:p>
          </table:table-cell>
          <table:table-cell table:formula="of:=COUNT([.E154:.F154])*2" office:value-type="float" office:value="0">
            <text:p>0</text:p>
          </table:table-cell>
          <table:table-cell table:formula="of:=COUNT([.G154:.H154])*2" office:value-type="float" office:value="4">
            <text:p>4</text:p>
          </table:table-cell>
          <table:table-cell table:number-columns-repeated="2"/>
          <table:table-cell table:formula="of:=[.A154]&amp;CHAR(9)&amp;[.K154]&amp;CHAR(9)&amp;[.L154]&amp;CHAR(9)&amp;[.M154]&amp;CHAR(9)&amp;[.N154]" office:value-type="string" office:string-value="800153&#9;10&#9;4&#9;0&#9;4">
            <text:p>800153<text:tab/>10<text:tab/>4<text:tab/>0<text:tab/>4</text:p>
          </table:table-cell>
          <table:table-cell table:number-columns-repeated="1001"/>
        </table:table-row>
        <table:table-row table:style-name="ro1">
          <table:table-cell office:value-type="float" office:value="800154">
            <text:p>800154</text:p>
          </table:table-cell>
          <table:table-cell table:style-name="ce2" table:formula="of:=IF(MOD(ROUNDUP((ROW()-1)/128;0);2);[.$A155];&quot;&quot;)">
            <text:p/>
          </table:table-cell>
          <table:table-cell table:style-name="ce2" table:formula="of:=IF(MOD(ROUNDUP((ROW()-1)/64;0);2);[.$A155];&quot;&quot;)" office:value-type="float" office:value="800154">
            <text:p>800154</text:p>
          </table:table-cell>
          <table:table-cell table:style-name="ce2" table:formula="of:=IF(MOD(ROUNDUP((ROW()-1)/32;0);2);[.$A155];&quot;&quot;)" office:value-type="float" office:value="800154">
            <text:p>800154</text:p>
          </table:table-cell>
          <table:table-cell table:style-name="ce2" table:formula="of:=IF(MOD(ROUNDUP((ROW()-1)/16;0);2);[.$A155];&quot;&quot;)">
            <text:p/>
          </table:table-cell>
          <table:table-cell table:style-name="ce2" table:formula="of:=IF(MOD(ROUNDUP((ROW()-1)/8;0);2);[.$A155];&quot;&quot;)">
            <text:p/>
          </table:table-cell>
          <table:table-cell table:style-name="ce2" table:formula="of:=IF(MOD(ROUNDUP((ROW()-1)/4;0);2);[.$A155];&quot;&quot;)" office:value-type="float" office:value="800154">
            <text:p>800154</text:p>
          </table:table-cell>
          <table:table-cell table:style-name="ce2" table:formula="of:=IF(MOD(ROUNDUP((ROW()-1)/2;0);2);[.$A155];&quot;&quot;)" office:value-type="float" office:value="800154">
            <text:p>800154</text:p>
          </table:table-cell>
          <table:table-cell table:formula="of:=IF(MOD(ROW()-1;2);[.$A155];&quot;&quot;)">
            <text:p/>
          </table:table-cell>
          <table:table-cell/>
          <table:table-cell table:formula="of:=COUNT([.B155:.I155])*2" office:value-type="float" office:value="8">
            <text:p>8</text:p>
          </table:table-cell>
          <table:table-cell table:formula="of:=COUNT([.C155:.D155])*2" office:value-type="float" office:value="4">
            <text:p>4</text:p>
          </table:table-cell>
          <table:table-cell table:formula="of:=COUNT([.E155:.F155])*2" office:value-type="float" office:value="0">
            <text:p>0</text:p>
          </table:table-cell>
          <table:table-cell table:formula="of:=COUNT([.G155:.H155])*2" office:value-type="float" office:value="4">
            <text:p>4</text:p>
          </table:table-cell>
          <table:table-cell table:number-columns-repeated="2"/>
          <table:table-cell table:formula="of:=[.A155]&amp;CHAR(9)&amp;[.K155]&amp;CHAR(9)&amp;[.L155]&amp;CHAR(9)&amp;[.M155]&amp;CHAR(9)&amp;[.N155]" office:value-type="string" office:string-value="800154&#9;8&#9;4&#9;0&#9;4">
            <text:p>800154<text:tab/>8<text:tab/>4<text:tab/>0<text:tab/>4</text:p>
          </table:table-cell>
          <table:table-cell table:number-columns-repeated="1001"/>
        </table:table-row>
        <table:table-row table:style-name="ro1">
          <table:table-cell office:value-type="float" office:value="800155">
            <text:p>800155</text:p>
          </table:table-cell>
          <table:table-cell table:style-name="ce2" table:formula="of:=IF(MOD(ROUNDUP((ROW()-1)/128;0);2);[.$A156];&quot;&quot;)">
            <text:p/>
          </table:table-cell>
          <table:table-cell table:style-name="ce2" table:formula="of:=IF(MOD(ROUNDUP((ROW()-1)/64;0);2);[.$A156];&quot;&quot;)" office:value-type="float" office:value="800155">
            <text:p>800155</text:p>
          </table:table-cell>
          <table:table-cell table:style-name="ce2" table:formula="of:=IF(MOD(ROUNDUP((ROW()-1)/32;0);2);[.$A156];&quot;&quot;)" office:value-type="float" office:value="800155">
            <text:p>800155</text:p>
          </table:table-cell>
          <table:table-cell table:style-name="ce2" table:formula="of:=IF(MOD(ROUNDUP((ROW()-1)/16;0);2);[.$A156];&quot;&quot;)">
            <text:p/>
          </table:table-cell>
          <table:table-cell table:style-name="ce2" table:formula="of:=IF(MOD(ROUNDUP((ROW()-1)/8;0);2);[.$A156];&quot;&quot;)">
            <text:p/>
          </table:table-cell>
          <table:table-cell table:style-name="ce2" table:formula="of:=IF(MOD(ROUNDUP((ROW()-1)/4;0);2);[.$A156];&quot;&quot;)" office:value-type="float" office:value="800155">
            <text:p>800155</text:p>
          </table:table-cell>
          <table:table-cell table:style-name="ce2" table:formula="of:=IF(MOD(ROUNDUP((ROW()-1)/2;0);2);[.$A156];&quot;&quot;)">
            <text:p/>
          </table:table-cell>
          <table:table-cell table:formula="of:=IF(MOD(ROW()-1;2);[.$A156];&quot;&quot;)" office:value-type="float" office:value="800155">
            <text:p>800155</text:p>
          </table:table-cell>
          <table:table-cell/>
          <table:table-cell table:formula="of:=COUNT([.B156:.I156])*2" office:value-type="float" office:value="8">
            <text:p>8</text:p>
          </table:table-cell>
          <table:table-cell table:formula="of:=COUNT([.C156:.D156])*2" office:value-type="float" office:value="4">
            <text:p>4</text:p>
          </table:table-cell>
          <table:table-cell table:formula="of:=COUNT([.E156:.F156])*2" office:value-type="float" office:value="0">
            <text:p>0</text:p>
          </table:table-cell>
          <table:table-cell table:formula="of:=COUNT([.G156:.H156])*2" office:value-type="float" office:value="2">
            <text:p>2</text:p>
          </table:table-cell>
          <table:table-cell table:number-columns-repeated="2"/>
          <table:table-cell table:formula="of:=[.A156]&amp;CHAR(9)&amp;[.K156]&amp;CHAR(9)&amp;[.L156]&amp;CHAR(9)&amp;[.M156]&amp;CHAR(9)&amp;[.N156]" office:value-type="string" office:string-value="800155&#9;8&#9;4&#9;0&#9;2">
            <text:p>800155<text:tab/>8<text:tab/>4<text:tab/>0<text:tab/>2</text:p>
          </table:table-cell>
          <table:table-cell table:number-columns-repeated="1001"/>
        </table:table-row>
        <table:table-row table:style-name="ro1">
          <table:table-cell office:value-type="float" office:value="800156">
            <text:p>800156</text:p>
          </table:table-cell>
          <table:table-cell table:style-name="ce2" table:formula="of:=IF(MOD(ROUNDUP((ROW()-1)/128;0);2);[.$A157];&quot;&quot;)">
            <text:p/>
          </table:table-cell>
          <table:table-cell table:style-name="ce2" table:formula="of:=IF(MOD(ROUNDUP((ROW()-1)/64;0);2);[.$A157];&quot;&quot;)" office:value-type="float" office:value="800156">
            <text:p>800156</text:p>
          </table:table-cell>
          <table:table-cell table:style-name="ce2" table:formula="of:=IF(MOD(ROUNDUP((ROW()-1)/32;0);2);[.$A157];&quot;&quot;)" office:value-type="float" office:value="800156">
            <text:p>800156</text:p>
          </table:table-cell>
          <table:table-cell table:style-name="ce2" table:formula="of:=IF(MOD(ROUNDUP((ROW()-1)/16;0);2);[.$A157];&quot;&quot;)">
            <text:p/>
          </table:table-cell>
          <table:table-cell table:style-name="ce2" table:formula="of:=IF(MOD(ROUNDUP((ROW()-1)/8;0);2);[.$A157];&quot;&quot;)">
            <text:p/>
          </table:table-cell>
          <table:table-cell table:style-name="ce2" table:formula="of:=IF(MOD(ROUNDUP((ROW()-1)/4;0);2);[.$A157];&quot;&quot;)" office:value-type="float" office:value="800156">
            <text:p>800156</text:p>
          </table:table-cell>
          <table:table-cell table:style-name="ce2" table:formula="of:=IF(MOD(ROUNDUP((ROW()-1)/2;0);2);[.$A157];&quot;&quot;)">
            <text:p/>
          </table:table-cell>
          <table:table-cell table:formula="of:=IF(MOD(ROW()-1;2);[.$A157];&quot;&quot;)">
            <text:p/>
          </table:table-cell>
          <table:table-cell/>
          <table:table-cell table:formula="of:=COUNT([.B157:.I157])*2" office:value-type="float" office:value="6">
            <text:p>6</text:p>
          </table:table-cell>
          <table:table-cell table:formula="of:=COUNT([.C157:.D157])*2" office:value-type="float" office:value="4">
            <text:p>4</text:p>
          </table:table-cell>
          <table:table-cell table:formula="of:=COUNT([.E157:.F157])*2" office:value-type="float" office:value="0">
            <text:p>0</text:p>
          </table:table-cell>
          <table:table-cell table:formula="of:=COUNT([.G157:.H157])*2" office:value-type="float" office:value="2">
            <text:p>2</text:p>
          </table:table-cell>
          <table:table-cell table:number-columns-repeated="2"/>
          <table:table-cell table:formula="of:=[.A157]&amp;CHAR(9)&amp;[.K157]&amp;CHAR(9)&amp;[.L157]&amp;CHAR(9)&amp;[.M157]&amp;CHAR(9)&amp;[.N157]" office:value-type="string" office:string-value="800156&#9;6&#9;4&#9;0&#9;2">
            <text:p>800156<text:tab/>6<text:tab/>4<text:tab/>0<text:tab/>2</text:p>
          </table:table-cell>
          <table:table-cell table:number-columns-repeated="1001"/>
        </table:table-row>
        <table:table-row table:style-name="ro1">
          <table:table-cell office:value-type="float" office:value="800157">
            <text:p>800157</text:p>
          </table:table-cell>
          <table:table-cell table:style-name="ce2" table:formula="of:=IF(MOD(ROUNDUP((ROW()-1)/128;0);2);[.$A158];&quot;&quot;)">
            <text:p/>
          </table:table-cell>
          <table:table-cell table:style-name="ce2" table:formula="of:=IF(MOD(ROUNDUP((ROW()-1)/64;0);2);[.$A158];&quot;&quot;)" office:value-type="float" office:value="800157">
            <text:p>800157</text:p>
          </table:table-cell>
          <table:table-cell table:style-name="ce2" table:formula="of:=IF(MOD(ROUNDUP((ROW()-1)/32;0);2);[.$A158];&quot;&quot;)" office:value-type="float" office:value="800157">
            <text:p>800157</text:p>
          </table:table-cell>
          <table:table-cell table:style-name="ce2" table:formula="of:=IF(MOD(ROUNDUP((ROW()-1)/16;0);2);[.$A158];&quot;&quot;)">
            <text:p/>
          </table:table-cell>
          <table:table-cell table:style-name="ce2" table:formula="of:=IF(MOD(ROUNDUP((ROW()-1)/8;0);2);[.$A158];&quot;&quot;)">
            <text:p/>
          </table:table-cell>
          <table:table-cell table:style-name="ce2" table:formula="of:=IF(MOD(ROUNDUP((ROW()-1)/4;0);2);[.$A158];&quot;&quot;)">
            <text:p/>
          </table:table-cell>
          <table:table-cell table:style-name="ce2" table:formula="of:=IF(MOD(ROUNDUP((ROW()-1)/2;0);2);[.$A158];&quot;&quot;)" office:value-type="float" office:value="800157">
            <text:p>800157</text:p>
          </table:table-cell>
          <table:table-cell table:formula="of:=IF(MOD(ROW()-1;2);[.$A158];&quot;&quot;)" office:value-type="float" office:value="800157">
            <text:p>800157</text:p>
          </table:table-cell>
          <table:table-cell/>
          <table:table-cell table:formula="of:=COUNT([.B158:.I158])*2" office:value-type="float" office:value="8">
            <text:p>8</text:p>
          </table:table-cell>
          <table:table-cell table:formula="of:=COUNT([.C158:.D158])*2" office:value-type="float" office:value="4">
            <text:p>4</text:p>
          </table:table-cell>
          <table:table-cell table:formula="of:=COUNT([.E158:.F158])*2" office:value-type="float" office:value="0">
            <text:p>0</text:p>
          </table:table-cell>
          <table:table-cell table:formula="of:=COUNT([.G158:.H158])*2" office:value-type="float" office:value="2">
            <text:p>2</text:p>
          </table:table-cell>
          <table:table-cell table:number-columns-repeated="2"/>
          <table:table-cell table:formula="of:=[.A158]&amp;CHAR(9)&amp;[.K158]&amp;CHAR(9)&amp;[.L158]&amp;CHAR(9)&amp;[.M158]&amp;CHAR(9)&amp;[.N158]" office:value-type="string" office:string-value="800157&#9;8&#9;4&#9;0&#9;2">
            <text:p>800157<text:tab/>8<text:tab/>4<text:tab/>0<text:tab/>2</text:p>
          </table:table-cell>
          <table:table-cell table:number-columns-repeated="1001"/>
        </table:table-row>
        <table:table-row table:style-name="ro1">
          <table:table-cell office:value-type="float" office:value="800158">
            <text:p>800158</text:p>
          </table:table-cell>
          <table:table-cell table:style-name="ce2" table:formula="of:=IF(MOD(ROUNDUP((ROW()-1)/128;0);2);[.$A159];&quot;&quot;)">
            <text:p/>
          </table:table-cell>
          <table:table-cell table:style-name="ce2" table:formula="of:=IF(MOD(ROUNDUP((ROW()-1)/64;0);2);[.$A159];&quot;&quot;)" office:value-type="float" office:value="800158">
            <text:p>800158</text:p>
          </table:table-cell>
          <table:table-cell table:style-name="ce2" table:formula="of:=IF(MOD(ROUNDUP((ROW()-1)/32;0);2);[.$A159];&quot;&quot;)" office:value-type="float" office:value="800158">
            <text:p>800158</text:p>
          </table:table-cell>
          <table:table-cell table:style-name="ce2" table:formula="of:=IF(MOD(ROUNDUP((ROW()-1)/16;0);2);[.$A159];&quot;&quot;)">
            <text:p/>
          </table:table-cell>
          <table:table-cell table:style-name="ce2" table:formula="of:=IF(MOD(ROUNDUP((ROW()-1)/8;0);2);[.$A159];&quot;&quot;)">
            <text:p/>
          </table:table-cell>
          <table:table-cell table:style-name="ce2" table:formula="of:=IF(MOD(ROUNDUP((ROW()-1)/4;0);2);[.$A159];&quot;&quot;)">
            <text:p/>
          </table:table-cell>
          <table:table-cell table:style-name="ce2" table:formula="of:=IF(MOD(ROUNDUP((ROW()-1)/2;0);2);[.$A159];&quot;&quot;)" office:value-type="float" office:value="800158">
            <text:p>800158</text:p>
          </table:table-cell>
          <table:table-cell table:formula="of:=IF(MOD(ROW()-1;2);[.$A159];&quot;&quot;)">
            <text:p/>
          </table:table-cell>
          <table:table-cell/>
          <table:table-cell table:formula="of:=COUNT([.B159:.I159])*2" office:value-type="float" office:value="6">
            <text:p>6</text:p>
          </table:table-cell>
          <table:table-cell table:formula="of:=COUNT([.C159:.D159])*2" office:value-type="float" office:value="4">
            <text:p>4</text:p>
          </table:table-cell>
          <table:table-cell table:formula="of:=COUNT([.E159:.F159])*2" office:value-type="float" office:value="0">
            <text:p>0</text:p>
          </table:table-cell>
          <table:table-cell table:formula="of:=COUNT([.G159:.H159])*2" office:value-type="float" office:value="2">
            <text:p>2</text:p>
          </table:table-cell>
          <table:table-cell table:number-columns-repeated="2"/>
          <table:table-cell table:formula="of:=[.A159]&amp;CHAR(9)&amp;[.K159]&amp;CHAR(9)&amp;[.L159]&amp;CHAR(9)&amp;[.M159]&amp;CHAR(9)&amp;[.N159]" office:value-type="string" office:string-value="800158&#9;6&#9;4&#9;0&#9;2">
            <text:p>800158<text:tab/>6<text:tab/>4<text:tab/>0<text:tab/>2</text:p>
          </table:table-cell>
          <table:table-cell table:number-columns-repeated="1001"/>
        </table:table-row>
        <table:table-row table:style-name="ro1">
          <table:table-cell office:value-type="float" office:value="800159">
            <text:p>800159</text:p>
          </table:table-cell>
          <table:table-cell table:style-name="ce2" table:formula="of:=IF(MOD(ROUNDUP((ROW()-1)/128;0);2);[.$A160];&quot;&quot;)">
            <text:p/>
          </table:table-cell>
          <table:table-cell table:style-name="ce2" table:formula="of:=IF(MOD(ROUNDUP((ROW()-1)/64;0);2);[.$A160];&quot;&quot;)" office:value-type="float" office:value="800159">
            <text:p>800159</text:p>
          </table:table-cell>
          <table:table-cell table:style-name="ce2" table:formula="of:=IF(MOD(ROUNDUP((ROW()-1)/32;0);2);[.$A160];&quot;&quot;)" office:value-type="float" office:value="800159">
            <text:p>800159</text:p>
          </table:table-cell>
          <table:table-cell table:style-name="ce2" table:formula="of:=IF(MOD(ROUNDUP((ROW()-1)/16;0);2);[.$A160];&quot;&quot;)">
            <text:p/>
          </table:table-cell>
          <table:table-cell table:style-name="ce2" table:formula="of:=IF(MOD(ROUNDUP((ROW()-1)/8;0);2);[.$A160];&quot;&quot;)">
            <text:p/>
          </table:table-cell>
          <table:table-cell table:style-name="ce2" table:formula="of:=IF(MOD(ROUNDUP((ROW()-1)/4;0);2);[.$A160];&quot;&quot;)">
            <text:p/>
          </table:table-cell>
          <table:table-cell table:style-name="ce2" table:formula="of:=IF(MOD(ROUNDUP((ROW()-1)/2;0);2);[.$A160];&quot;&quot;)">
            <text:p/>
          </table:table-cell>
          <table:table-cell table:formula="of:=IF(MOD(ROW()-1;2);[.$A160];&quot;&quot;)" office:value-type="float" office:value="800159">
            <text:p>800159</text:p>
          </table:table-cell>
          <table:table-cell/>
          <table:table-cell table:formula="of:=COUNT([.B160:.I160])*2" office:value-type="float" office:value="6">
            <text:p>6</text:p>
          </table:table-cell>
          <table:table-cell table:formula="of:=COUNT([.C160:.D160])*2" office:value-type="float" office:value="4">
            <text:p>4</text:p>
          </table:table-cell>
          <table:table-cell table:formula="of:=COUNT([.E160:.F160])*2" office:value-type="float" office:value="0">
            <text:p>0</text:p>
          </table:table-cell>
          <table:table-cell table:formula="of:=COUNT([.G160:.H160])*2" office:value-type="float" office:value="0">
            <text:p>0</text:p>
          </table:table-cell>
          <table:table-cell table:number-columns-repeated="2"/>
          <table:table-cell table:formula="of:=[.A160]&amp;CHAR(9)&amp;[.K160]&amp;CHAR(9)&amp;[.L160]&amp;CHAR(9)&amp;[.M160]&amp;CHAR(9)&amp;[.N160]" office:value-type="string" office:string-value="800159&#9;6&#9;4&#9;0&#9;0">
            <text:p>800159<text:tab/>6<text:tab/>4<text:tab/>0<text:tab/>0</text:p>
          </table:table-cell>
          <table:table-cell table:number-columns-repeated="1001"/>
        </table:table-row>
        <table:table-row table:style-name="ro1">
          <table:table-cell office:value-type="float" office:value="800160">
            <text:p>800160</text:p>
          </table:table-cell>
          <table:table-cell table:style-name="ce2" table:formula="of:=IF(MOD(ROUNDUP((ROW()-1)/128;0);2);[.$A161];&quot;&quot;)">
            <text:p/>
          </table:table-cell>
          <table:table-cell table:style-name="ce2" table:formula="of:=IF(MOD(ROUNDUP((ROW()-1)/64;0);2);[.$A161];&quot;&quot;)" office:value-type="float" office:value="800160">
            <text:p>800160</text:p>
          </table:table-cell>
          <table:table-cell table:style-name="ce2" table:formula="of:=IF(MOD(ROUNDUP((ROW()-1)/32;0);2);[.$A161];&quot;&quot;)" office:value-type="float" office:value="800160">
            <text:p>800160</text:p>
          </table:table-cell>
          <table:table-cell table:style-name="ce2" table:formula="of:=IF(MOD(ROUNDUP((ROW()-1)/16;0);2);[.$A161];&quot;&quot;)">
            <text:p/>
          </table:table-cell>
          <table:table-cell table:style-name="ce2" table:formula="of:=IF(MOD(ROUNDUP((ROW()-1)/8;0);2);[.$A161];&quot;&quot;)">
            <text:p/>
          </table:table-cell>
          <table:table-cell table:style-name="ce2" table:formula="of:=IF(MOD(ROUNDUP((ROW()-1)/4;0);2);[.$A161];&quot;&quot;)">
            <text:p/>
          </table:table-cell>
          <table:table-cell table:style-name="ce2" table:formula="of:=IF(MOD(ROUNDUP((ROW()-1)/2;0);2);[.$A161];&quot;&quot;)">
            <text:p/>
          </table:table-cell>
          <table:table-cell table:formula="of:=IF(MOD(ROW()-1;2);[.$A161];&quot;&quot;)">
            <text:p/>
          </table:table-cell>
          <table:table-cell/>
          <table:table-cell table:formula="of:=COUNT([.B161:.I161])*2" office:value-type="float" office:value="4">
            <text:p>4</text:p>
          </table:table-cell>
          <table:table-cell table:formula="of:=COUNT([.C161:.D161])*2" office:value-type="float" office:value="4">
            <text:p>4</text:p>
          </table:table-cell>
          <table:table-cell table:formula="of:=COUNT([.E161:.F161])*2" office:value-type="float" office:value="0">
            <text:p>0</text:p>
          </table:table-cell>
          <table:table-cell table:formula="of:=COUNT([.G161:.H161])*2" office:value-type="float" office:value="0">
            <text:p>0</text:p>
          </table:table-cell>
          <table:table-cell table:number-columns-repeated="2"/>
          <table:table-cell table:formula="of:=[.A161]&amp;CHAR(9)&amp;[.K161]&amp;CHAR(9)&amp;[.L161]&amp;CHAR(9)&amp;[.M161]&amp;CHAR(9)&amp;[.N161]" office:value-type="string" office:string-value="800160&#9;4&#9;4&#9;0&#9;0">
            <text:p>800160<text:tab/>4<text:tab/>4<text:tab/>0<text:tab/>0</text:p>
          </table:table-cell>
          <table:table-cell table:number-columns-repeated="1001"/>
        </table:table-row>
        <table:table-row table:style-name="ro1">
          <table:table-cell office:value-type="float" office:value="800161">
            <text:p>800161</text:p>
          </table:table-cell>
          <table:table-cell table:style-name="ce2" table:formula="of:=IF(MOD(ROUNDUP((ROW()-1)/128;0);2);[.$A162];&quot;&quot;)">
            <text:p/>
          </table:table-cell>
          <table:table-cell table:style-name="ce2" table:formula="of:=IF(MOD(ROUNDUP((ROW()-1)/64;0);2);[.$A162];&quot;&quot;)" office:value-type="float" office:value="800161">
            <text:p>800161</text:p>
          </table:table-cell>
          <table:table-cell table:style-name="ce2" table:formula="of:=IF(MOD(ROUNDUP((ROW()-1)/32;0);2);[.$A162];&quot;&quot;)">
            <text:p/>
          </table:table-cell>
          <table:table-cell table:style-name="ce2" table:formula="of:=IF(MOD(ROUNDUP((ROW()-1)/16;0);2);[.$A162];&quot;&quot;)" office:value-type="float" office:value="800161">
            <text:p>800161</text:p>
          </table:table-cell>
          <table:table-cell table:style-name="ce2" table:formula="of:=IF(MOD(ROUNDUP((ROW()-1)/8;0);2);[.$A162];&quot;&quot;)" office:value-type="float" office:value="800161">
            <text:p>800161</text:p>
          </table:table-cell>
          <table:table-cell table:style-name="ce2" table:formula="of:=IF(MOD(ROUNDUP((ROW()-1)/4;0);2);[.$A162];&quot;&quot;)" office:value-type="float" office:value="800161">
            <text:p>800161</text:p>
          </table:table-cell>
          <table:table-cell table:style-name="ce2" table:formula="of:=IF(MOD(ROUNDUP((ROW()-1)/2;0);2);[.$A162];&quot;&quot;)" office:value-type="float" office:value="800161">
            <text:p>800161</text:p>
          </table:table-cell>
          <table:table-cell table:formula="of:=IF(MOD(ROW()-1;2);[.$A162];&quot;&quot;)" office:value-type="float" office:value="800161">
            <text:p>800161</text:p>
          </table:table-cell>
          <table:table-cell/>
          <table:table-cell table:formula="of:=COUNT([.B162:.I162])*2" office:value-type="float" office:value="12">
            <text:p>12</text:p>
          </table:table-cell>
          <table:table-cell table:formula="of:=COUNT([.C162:.D162])*2" office:value-type="float" office:value="2">
            <text:p>2</text:p>
          </table:table-cell>
          <table:table-cell table:formula="of:=COUNT([.E162:.F162])*2" office:value-type="float" office:value="4">
            <text:p>4</text:p>
          </table:table-cell>
          <table:table-cell table:formula="of:=COUNT([.G162:.H162])*2" office:value-type="float" office:value="4">
            <text:p>4</text:p>
          </table:table-cell>
          <table:table-cell table:number-columns-repeated="2"/>
          <table:table-cell table:formula="of:=[.A162]&amp;CHAR(9)&amp;[.K162]&amp;CHAR(9)&amp;[.L162]&amp;CHAR(9)&amp;[.M162]&amp;CHAR(9)&amp;[.N162]" office:value-type="string" office:string-value="800161&#9;12&#9;2&#9;4&#9;4">
            <text:p>800161<text:tab/>12<text:tab/>2<text:tab/>4<text:tab/>4</text:p>
          </table:table-cell>
          <table:table-cell table:number-columns-repeated="1001"/>
        </table:table-row>
        <table:table-row table:style-name="ro1">
          <table:table-cell office:value-type="float" office:value="800162">
            <text:p>800162</text:p>
          </table:table-cell>
          <table:table-cell table:style-name="ce2" table:formula="of:=IF(MOD(ROUNDUP((ROW()-1)/128;0);2);[.$A163];&quot;&quot;)">
            <text:p/>
          </table:table-cell>
          <table:table-cell table:style-name="ce2" table:formula="of:=IF(MOD(ROUNDUP((ROW()-1)/64;0);2);[.$A163];&quot;&quot;)" office:value-type="float" office:value="800162">
            <text:p>800162</text:p>
          </table:table-cell>
          <table:table-cell table:style-name="ce2" table:formula="of:=IF(MOD(ROUNDUP((ROW()-1)/32;0);2);[.$A163];&quot;&quot;)">
            <text:p/>
          </table:table-cell>
          <table:table-cell table:style-name="ce2" table:formula="of:=IF(MOD(ROUNDUP((ROW()-1)/16;0);2);[.$A163];&quot;&quot;)" office:value-type="float" office:value="800162">
            <text:p>800162</text:p>
          </table:table-cell>
          <table:table-cell table:style-name="ce2" table:formula="of:=IF(MOD(ROUNDUP((ROW()-1)/8;0);2);[.$A163];&quot;&quot;)" office:value-type="float" office:value="800162">
            <text:p>800162</text:p>
          </table:table-cell>
          <table:table-cell table:style-name="ce2" table:formula="of:=IF(MOD(ROUNDUP((ROW()-1)/4;0);2);[.$A163];&quot;&quot;)" office:value-type="float" office:value="800162">
            <text:p>800162</text:p>
          </table:table-cell>
          <table:table-cell table:style-name="ce2" table:formula="of:=IF(MOD(ROUNDUP((ROW()-1)/2;0);2);[.$A163];&quot;&quot;)" office:value-type="float" office:value="800162">
            <text:p>800162</text:p>
          </table:table-cell>
          <table:table-cell table:formula="of:=IF(MOD(ROW()-1;2);[.$A163];&quot;&quot;)">
            <text:p/>
          </table:table-cell>
          <table:table-cell/>
          <table:table-cell table:formula="of:=COUNT([.B163:.I163])*2" office:value-type="float" office:value="10">
            <text:p>10</text:p>
          </table:table-cell>
          <table:table-cell table:formula="of:=COUNT([.C163:.D163])*2" office:value-type="float" office:value="2">
            <text:p>2</text:p>
          </table:table-cell>
          <table:table-cell table:formula="of:=COUNT([.E163:.F163])*2" office:value-type="float" office:value="4">
            <text:p>4</text:p>
          </table:table-cell>
          <table:table-cell table:formula="of:=COUNT([.G163:.H163])*2" office:value-type="float" office:value="4">
            <text:p>4</text:p>
          </table:table-cell>
          <table:table-cell table:number-columns-repeated="2"/>
          <table:table-cell table:formula="of:=[.A163]&amp;CHAR(9)&amp;[.K163]&amp;CHAR(9)&amp;[.L163]&amp;CHAR(9)&amp;[.M163]&amp;CHAR(9)&amp;[.N163]" office:value-type="string" office:string-value="800162&#9;10&#9;2&#9;4&#9;4">
            <text:p>800162<text:tab/>10<text:tab/>2<text:tab/>4<text:tab/>4</text:p>
          </table:table-cell>
          <table:table-cell table:number-columns-repeated="1001"/>
        </table:table-row>
        <table:table-row table:style-name="ro1">
          <table:table-cell office:value-type="float" office:value="800163">
            <text:p>800163</text:p>
          </table:table-cell>
          <table:table-cell table:style-name="ce2" table:formula="of:=IF(MOD(ROUNDUP((ROW()-1)/128;0);2);[.$A164];&quot;&quot;)">
            <text:p/>
          </table:table-cell>
          <table:table-cell table:style-name="ce2" table:formula="of:=IF(MOD(ROUNDUP((ROW()-1)/64;0);2);[.$A164];&quot;&quot;)" office:value-type="float" office:value="800163">
            <text:p>800163</text:p>
          </table:table-cell>
          <table:table-cell table:style-name="ce2" table:formula="of:=IF(MOD(ROUNDUP((ROW()-1)/32;0);2);[.$A164];&quot;&quot;)">
            <text:p/>
          </table:table-cell>
          <table:table-cell table:style-name="ce2" table:formula="of:=IF(MOD(ROUNDUP((ROW()-1)/16;0);2);[.$A164];&quot;&quot;)" office:value-type="float" office:value="800163">
            <text:p>800163</text:p>
          </table:table-cell>
          <table:table-cell table:style-name="ce2" table:formula="of:=IF(MOD(ROUNDUP((ROW()-1)/8;0);2);[.$A164];&quot;&quot;)" office:value-type="float" office:value="800163">
            <text:p>800163</text:p>
          </table:table-cell>
          <table:table-cell table:style-name="ce2" table:formula="of:=IF(MOD(ROUNDUP((ROW()-1)/4;0);2);[.$A164];&quot;&quot;)" office:value-type="float" office:value="800163">
            <text:p>800163</text:p>
          </table:table-cell>
          <table:table-cell table:style-name="ce2" table:formula="of:=IF(MOD(ROUNDUP((ROW()-1)/2;0);2);[.$A164];&quot;&quot;)">
            <text:p/>
          </table:table-cell>
          <table:table-cell table:formula="of:=IF(MOD(ROW()-1;2);[.$A164];&quot;&quot;)" office:value-type="float" office:value="800163">
            <text:p>800163</text:p>
          </table:table-cell>
          <table:table-cell/>
          <table:table-cell table:formula="of:=COUNT([.B164:.I164])*2" office:value-type="float" office:value="10">
            <text:p>10</text:p>
          </table:table-cell>
          <table:table-cell table:formula="of:=COUNT([.C164:.D164])*2" office:value-type="float" office:value="2">
            <text:p>2</text:p>
          </table:table-cell>
          <table:table-cell table:formula="of:=COUNT([.E164:.F164])*2" office:value-type="float" office:value="4">
            <text:p>4</text:p>
          </table:table-cell>
          <table:table-cell table:formula="of:=COUNT([.G164:.H164])*2" office:value-type="float" office:value="2">
            <text:p>2</text:p>
          </table:table-cell>
          <table:table-cell table:number-columns-repeated="2"/>
          <table:table-cell table:formula="of:=[.A164]&amp;CHAR(9)&amp;[.K164]&amp;CHAR(9)&amp;[.L164]&amp;CHAR(9)&amp;[.M164]&amp;CHAR(9)&amp;[.N164]" office:value-type="string" office:string-value="800163&#9;10&#9;2&#9;4&#9;2">
            <text:p>800163<text:tab/>10<text:tab/>2<text:tab/>4<text:tab/>2</text:p>
          </table:table-cell>
          <table:table-cell table:number-columns-repeated="1001"/>
        </table:table-row>
        <table:table-row table:style-name="ro1">
          <table:table-cell office:value-type="float" office:value="800164">
            <text:p>800164</text:p>
          </table:table-cell>
          <table:table-cell table:style-name="ce2" table:formula="of:=IF(MOD(ROUNDUP((ROW()-1)/128;0);2);[.$A165];&quot;&quot;)">
            <text:p/>
          </table:table-cell>
          <table:table-cell table:style-name="ce2" table:formula="of:=IF(MOD(ROUNDUP((ROW()-1)/64;0);2);[.$A165];&quot;&quot;)" office:value-type="float" office:value="800164">
            <text:p>800164</text:p>
          </table:table-cell>
          <table:table-cell table:style-name="ce2" table:formula="of:=IF(MOD(ROUNDUP((ROW()-1)/32;0);2);[.$A165];&quot;&quot;)">
            <text:p/>
          </table:table-cell>
          <table:table-cell table:style-name="ce2" table:formula="of:=IF(MOD(ROUNDUP((ROW()-1)/16;0);2);[.$A165];&quot;&quot;)" office:value-type="float" office:value="800164">
            <text:p>800164</text:p>
          </table:table-cell>
          <table:table-cell table:style-name="ce2" table:formula="of:=IF(MOD(ROUNDUP((ROW()-1)/8;0);2);[.$A165];&quot;&quot;)" office:value-type="float" office:value="800164">
            <text:p>800164</text:p>
          </table:table-cell>
          <table:table-cell table:style-name="ce2" table:formula="of:=IF(MOD(ROUNDUP((ROW()-1)/4;0);2);[.$A165];&quot;&quot;)" office:value-type="float" office:value="800164">
            <text:p>800164</text:p>
          </table:table-cell>
          <table:table-cell table:style-name="ce2" table:formula="of:=IF(MOD(ROUNDUP((ROW()-1)/2;0);2);[.$A165];&quot;&quot;)">
            <text:p/>
          </table:table-cell>
          <table:table-cell table:formula="of:=IF(MOD(ROW()-1;2);[.$A165];&quot;&quot;)">
            <text:p/>
          </table:table-cell>
          <table:table-cell/>
          <table:table-cell table:formula="of:=COUNT([.B165:.I165])*2" office:value-type="float" office:value="8">
            <text:p>8</text:p>
          </table:table-cell>
          <table:table-cell table:formula="of:=COUNT([.C165:.D165])*2" office:value-type="float" office:value="2">
            <text:p>2</text:p>
          </table:table-cell>
          <table:table-cell table:formula="of:=COUNT([.E165:.F165])*2" office:value-type="float" office:value="4">
            <text:p>4</text:p>
          </table:table-cell>
          <table:table-cell table:formula="of:=COUNT([.G165:.H165])*2" office:value-type="float" office:value="2">
            <text:p>2</text:p>
          </table:table-cell>
          <table:table-cell table:number-columns-repeated="2"/>
          <table:table-cell table:formula="of:=[.A165]&amp;CHAR(9)&amp;[.K165]&amp;CHAR(9)&amp;[.L165]&amp;CHAR(9)&amp;[.M165]&amp;CHAR(9)&amp;[.N165]" office:value-type="string" office:string-value="800164&#9;8&#9;2&#9;4&#9;2">
            <text:p>800164<text:tab/>8<text:tab/>2<text:tab/>4<text:tab/>2</text:p>
          </table:table-cell>
          <table:table-cell table:number-columns-repeated="1001"/>
        </table:table-row>
        <table:table-row table:style-name="ro1">
          <table:table-cell office:value-type="float" office:value="800165">
            <text:p>800165</text:p>
          </table:table-cell>
          <table:table-cell table:style-name="ce2" table:formula="of:=IF(MOD(ROUNDUP((ROW()-1)/128;0);2);[.$A166];&quot;&quot;)">
            <text:p/>
          </table:table-cell>
          <table:table-cell table:style-name="ce2" table:formula="of:=IF(MOD(ROUNDUP((ROW()-1)/64;0);2);[.$A166];&quot;&quot;)" office:value-type="float" office:value="800165">
            <text:p>800165</text:p>
          </table:table-cell>
          <table:table-cell table:style-name="ce2" table:formula="of:=IF(MOD(ROUNDUP((ROW()-1)/32;0);2);[.$A166];&quot;&quot;)">
            <text:p/>
          </table:table-cell>
          <table:table-cell table:style-name="ce2" table:formula="of:=IF(MOD(ROUNDUP((ROW()-1)/16;0);2);[.$A166];&quot;&quot;)" office:value-type="float" office:value="800165">
            <text:p>800165</text:p>
          </table:table-cell>
          <table:table-cell table:style-name="ce2" table:formula="of:=IF(MOD(ROUNDUP((ROW()-1)/8;0);2);[.$A166];&quot;&quot;)" office:value-type="float" office:value="800165">
            <text:p>800165</text:p>
          </table:table-cell>
          <table:table-cell table:style-name="ce2" table:formula="of:=IF(MOD(ROUNDUP((ROW()-1)/4;0);2);[.$A166];&quot;&quot;)">
            <text:p/>
          </table:table-cell>
          <table:table-cell table:style-name="ce2" table:formula="of:=IF(MOD(ROUNDUP((ROW()-1)/2;0);2);[.$A166];&quot;&quot;)" office:value-type="float" office:value="800165">
            <text:p>800165</text:p>
          </table:table-cell>
          <table:table-cell table:formula="of:=IF(MOD(ROW()-1;2);[.$A166];&quot;&quot;)" office:value-type="float" office:value="800165">
            <text:p>800165</text:p>
          </table:table-cell>
          <table:table-cell/>
          <table:table-cell table:formula="of:=COUNT([.B166:.I166])*2" office:value-type="float" office:value="10">
            <text:p>10</text:p>
          </table:table-cell>
          <table:table-cell table:formula="of:=COUNT([.C166:.D166])*2" office:value-type="float" office:value="2">
            <text:p>2</text:p>
          </table:table-cell>
          <table:table-cell table:formula="of:=COUNT([.E166:.F166])*2" office:value-type="float" office:value="4">
            <text:p>4</text:p>
          </table:table-cell>
          <table:table-cell table:formula="of:=COUNT([.G166:.H166])*2" office:value-type="float" office:value="2">
            <text:p>2</text:p>
          </table:table-cell>
          <table:table-cell table:number-columns-repeated="2"/>
          <table:table-cell table:formula="of:=[.A166]&amp;CHAR(9)&amp;[.K166]&amp;CHAR(9)&amp;[.L166]&amp;CHAR(9)&amp;[.M166]&amp;CHAR(9)&amp;[.N166]" office:value-type="string" office:string-value="800165&#9;10&#9;2&#9;4&#9;2">
            <text:p>800165<text:tab/>10<text:tab/>2<text:tab/>4<text:tab/>2</text:p>
          </table:table-cell>
          <table:table-cell table:number-columns-repeated="1001"/>
        </table:table-row>
        <table:table-row table:style-name="ro1">
          <table:table-cell office:value-type="float" office:value="800166">
            <text:p>800166</text:p>
          </table:table-cell>
          <table:table-cell table:style-name="ce2" table:formula="of:=IF(MOD(ROUNDUP((ROW()-1)/128;0);2);[.$A167];&quot;&quot;)">
            <text:p/>
          </table:table-cell>
          <table:table-cell table:style-name="ce2" table:formula="of:=IF(MOD(ROUNDUP((ROW()-1)/64;0);2);[.$A167];&quot;&quot;)" office:value-type="float" office:value="800166">
            <text:p>800166</text:p>
          </table:table-cell>
          <table:table-cell table:style-name="ce2" table:formula="of:=IF(MOD(ROUNDUP((ROW()-1)/32;0);2);[.$A167];&quot;&quot;)">
            <text:p/>
          </table:table-cell>
          <table:table-cell table:style-name="ce2" table:formula="of:=IF(MOD(ROUNDUP((ROW()-1)/16;0);2);[.$A167];&quot;&quot;)" office:value-type="float" office:value="800166">
            <text:p>800166</text:p>
          </table:table-cell>
          <table:table-cell table:style-name="ce2" table:formula="of:=IF(MOD(ROUNDUP((ROW()-1)/8;0);2);[.$A167];&quot;&quot;)" office:value-type="float" office:value="800166">
            <text:p>800166</text:p>
          </table:table-cell>
          <table:table-cell table:style-name="ce2" table:formula="of:=IF(MOD(ROUNDUP((ROW()-1)/4;0);2);[.$A167];&quot;&quot;)">
            <text:p/>
          </table:table-cell>
          <table:table-cell table:style-name="ce2" table:formula="of:=IF(MOD(ROUNDUP((ROW()-1)/2;0);2);[.$A167];&quot;&quot;)" office:value-type="float" office:value="800166">
            <text:p>800166</text:p>
          </table:table-cell>
          <table:table-cell table:formula="of:=IF(MOD(ROW()-1;2);[.$A167];&quot;&quot;)">
            <text:p/>
          </table:table-cell>
          <table:table-cell/>
          <table:table-cell table:formula="of:=COUNT([.B167:.I167])*2" office:value-type="float" office:value="8">
            <text:p>8</text:p>
          </table:table-cell>
          <table:table-cell table:formula="of:=COUNT([.C167:.D167])*2" office:value-type="float" office:value="2">
            <text:p>2</text:p>
          </table:table-cell>
          <table:table-cell table:formula="of:=COUNT([.E167:.F167])*2" office:value-type="float" office:value="4">
            <text:p>4</text:p>
          </table:table-cell>
          <table:table-cell table:formula="of:=COUNT([.G167:.H167])*2" office:value-type="float" office:value="2">
            <text:p>2</text:p>
          </table:table-cell>
          <table:table-cell table:number-columns-repeated="2"/>
          <table:table-cell table:formula="of:=[.A167]&amp;CHAR(9)&amp;[.K167]&amp;CHAR(9)&amp;[.L167]&amp;CHAR(9)&amp;[.M167]&amp;CHAR(9)&amp;[.N167]" office:value-type="string" office:string-value="800166&#9;8&#9;2&#9;4&#9;2">
            <text:p>800166<text:tab/>8<text:tab/>2<text:tab/>4<text:tab/>2</text:p>
          </table:table-cell>
          <table:table-cell table:number-columns-repeated="1001"/>
        </table:table-row>
        <table:table-row table:style-name="ro1">
          <table:table-cell office:value-type="float" office:value="800167">
            <text:p>800167</text:p>
          </table:table-cell>
          <table:table-cell table:style-name="ce2" table:formula="of:=IF(MOD(ROUNDUP((ROW()-1)/128;0);2);[.$A168];&quot;&quot;)">
            <text:p/>
          </table:table-cell>
          <table:table-cell table:style-name="ce2" table:formula="of:=IF(MOD(ROUNDUP((ROW()-1)/64;0);2);[.$A168];&quot;&quot;)" office:value-type="float" office:value="800167">
            <text:p>800167</text:p>
          </table:table-cell>
          <table:table-cell table:style-name="ce2" table:formula="of:=IF(MOD(ROUNDUP((ROW()-1)/32;0);2);[.$A168];&quot;&quot;)">
            <text:p/>
          </table:table-cell>
          <table:table-cell table:style-name="ce2" table:formula="of:=IF(MOD(ROUNDUP((ROW()-1)/16;0);2);[.$A168];&quot;&quot;)" office:value-type="float" office:value="800167">
            <text:p>800167</text:p>
          </table:table-cell>
          <table:table-cell table:style-name="ce2" table:formula="of:=IF(MOD(ROUNDUP((ROW()-1)/8;0);2);[.$A168];&quot;&quot;)" office:value-type="float" office:value="800167">
            <text:p>800167</text:p>
          </table:table-cell>
          <table:table-cell table:style-name="ce2" table:formula="of:=IF(MOD(ROUNDUP((ROW()-1)/4;0);2);[.$A168];&quot;&quot;)">
            <text:p/>
          </table:table-cell>
          <table:table-cell table:style-name="ce2" table:formula="of:=IF(MOD(ROUNDUP((ROW()-1)/2;0);2);[.$A168];&quot;&quot;)">
            <text:p/>
          </table:table-cell>
          <table:table-cell table:formula="of:=IF(MOD(ROW()-1;2);[.$A168];&quot;&quot;)" office:value-type="float" office:value="800167">
            <text:p>800167</text:p>
          </table:table-cell>
          <table:table-cell/>
          <table:table-cell table:formula="of:=COUNT([.B168:.I168])*2" office:value-type="float" office:value="8">
            <text:p>8</text:p>
          </table:table-cell>
          <table:table-cell table:formula="of:=COUNT([.C168:.D168])*2" office:value-type="float" office:value="2">
            <text:p>2</text:p>
          </table:table-cell>
          <table:table-cell table:formula="of:=COUNT([.E168:.F168])*2" office:value-type="float" office:value="4">
            <text:p>4</text:p>
          </table:table-cell>
          <table:table-cell table:formula="of:=COUNT([.G168:.H168])*2" office:value-type="float" office:value="0">
            <text:p>0</text:p>
          </table:table-cell>
          <table:table-cell table:number-columns-repeated="2"/>
          <table:table-cell table:formula="of:=[.A168]&amp;CHAR(9)&amp;[.K168]&amp;CHAR(9)&amp;[.L168]&amp;CHAR(9)&amp;[.M168]&amp;CHAR(9)&amp;[.N168]" office:value-type="string" office:string-value="800167&#9;8&#9;2&#9;4&#9;0">
            <text:p>800167<text:tab/>8<text:tab/>2<text:tab/>4<text:tab/>0</text:p>
          </table:table-cell>
          <table:table-cell table:number-columns-repeated="1001"/>
        </table:table-row>
        <table:table-row table:style-name="ro1">
          <table:table-cell office:value-type="float" office:value="800168">
            <text:p>800168</text:p>
          </table:table-cell>
          <table:table-cell table:style-name="ce2" table:formula="of:=IF(MOD(ROUNDUP((ROW()-1)/128;0);2);[.$A169];&quot;&quot;)">
            <text:p/>
          </table:table-cell>
          <table:table-cell table:style-name="ce2" table:formula="of:=IF(MOD(ROUNDUP((ROW()-1)/64;0);2);[.$A169];&quot;&quot;)" office:value-type="float" office:value="800168">
            <text:p>800168</text:p>
          </table:table-cell>
          <table:table-cell table:style-name="ce2" table:formula="of:=IF(MOD(ROUNDUP((ROW()-1)/32;0);2);[.$A169];&quot;&quot;)">
            <text:p/>
          </table:table-cell>
          <table:table-cell table:style-name="ce2" table:formula="of:=IF(MOD(ROUNDUP((ROW()-1)/16;0);2);[.$A169];&quot;&quot;)" office:value-type="float" office:value="800168">
            <text:p>800168</text:p>
          </table:table-cell>
          <table:table-cell table:style-name="ce2" table:formula="of:=IF(MOD(ROUNDUP((ROW()-1)/8;0);2);[.$A169];&quot;&quot;)" office:value-type="float" office:value="800168">
            <text:p>800168</text:p>
          </table:table-cell>
          <table:table-cell table:style-name="ce2" table:formula="of:=IF(MOD(ROUNDUP((ROW()-1)/4;0);2);[.$A169];&quot;&quot;)">
            <text:p/>
          </table:table-cell>
          <table:table-cell table:style-name="ce2" table:formula="of:=IF(MOD(ROUNDUP((ROW()-1)/2;0);2);[.$A169];&quot;&quot;)">
            <text:p/>
          </table:table-cell>
          <table:table-cell table:formula="of:=IF(MOD(ROW()-1;2);[.$A169];&quot;&quot;)">
            <text:p/>
          </table:table-cell>
          <table:table-cell/>
          <table:table-cell table:formula="of:=COUNT([.B169:.I169])*2" office:value-type="float" office:value="6">
            <text:p>6</text:p>
          </table:table-cell>
          <table:table-cell table:formula="of:=COUNT([.C169:.D169])*2" office:value-type="float" office:value="2">
            <text:p>2</text:p>
          </table:table-cell>
          <table:table-cell table:formula="of:=COUNT([.E169:.F169])*2" office:value-type="float" office:value="4">
            <text:p>4</text:p>
          </table:table-cell>
          <table:table-cell table:formula="of:=COUNT([.G169:.H169])*2" office:value-type="float" office:value="0">
            <text:p>0</text:p>
          </table:table-cell>
          <table:table-cell table:number-columns-repeated="2"/>
          <table:table-cell table:formula="of:=[.A169]&amp;CHAR(9)&amp;[.K169]&amp;CHAR(9)&amp;[.L169]&amp;CHAR(9)&amp;[.M169]&amp;CHAR(9)&amp;[.N169]" office:value-type="string" office:string-value="800168&#9;6&#9;2&#9;4&#9;0">
            <text:p>800168<text:tab/>6<text:tab/>2<text:tab/>4<text:tab/>0</text:p>
          </table:table-cell>
          <table:table-cell table:number-columns-repeated="1001"/>
        </table:table-row>
        <table:table-row table:style-name="ro1">
          <table:table-cell office:value-type="float" office:value="800169">
            <text:p>800169</text:p>
          </table:table-cell>
          <table:table-cell table:style-name="ce2" table:formula="of:=IF(MOD(ROUNDUP((ROW()-1)/128;0);2);[.$A170];&quot;&quot;)">
            <text:p/>
          </table:table-cell>
          <table:table-cell table:style-name="ce2" table:formula="of:=IF(MOD(ROUNDUP((ROW()-1)/64;0);2);[.$A170];&quot;&quot;)" office:value-type="float" office:value="800169">
            <text:p>800169</text:p>
          </table:table-cell>
          <table:table-cell table:style-name="ce2" table:formula="of:=IF(MOD(ROUNDUP((ROW()-1)/32;0);2);[.$A170];&quot;&quot;)">
            <text:p/>
          </table:table-cell>
          <table:table-cell table:style-name="ce2" table:formula="of:=IF(MOD(ROUNDUP((ROW()-1)/16;0);2);[.$A170];&quot;&quot;)" office:value-type="float" office:value="800169">
            <text:p>800169</text:p>
          </table:table-cell>
          <table:table-cell table:style-name="ce2" table:formula="of:=IF(MOD(ROUNDUP((ROW()-1)/8;0);2);[.$A170];&quot;&quot;)">
            <text:p/>
          </table:table-cell>
          <table:table-cell table:style-name="ce2" table:formula="of:=IF(MOD(ROUNDUP((ROW()-1)/4;0);2);[.$A170];&quot;&quot;)" office:value-type="float" office:value="800169">
            <text:p>800169</text:p>
          </table:table-cell>
          <table:table-cell table:style-name="ce2" table:formula="of:=IF(MOD(ROUNDUP((ROW()-1)/2;0);2);[.$A170];&quot;&quot;)" office:value-type="float" office:value="800169">
            <text:p>800169</text:p>
          </table:table-cell>
          <table:table-cell table:formula="of:=IF(MOD(ROW()-1;2);[.$A170];&quot;&quot;)" office:value-type="float" office:value="800169">
            <text:p>800169</text:p>
          </table:table-cell>
          <table:table-cell/>
          <table:table-cell table:formula="of:=COUNT([.B170:.I170])*2" office:value-type="float" office:value="10">
            <text:p>10</text:p>
          </table:table-cell>
          <table:table-cell table:formula="of:=COUNT([.C170:.D170])*2" office:value-type="float" office:value="2">
            <text:p>2</text:p>
          </table:table-cell>
          <table:table-cell table:formula="of:=COUNT([.E170:.F170])*2" office:value-type="float" office:value="2">
            <text:p>2</text:p>
          </table:table-cell>
          <table:table-cell table:formula="of:=COUNT([.G170:.H170])*2" office:value-type="float" office:value="4">
            <text:p>4</text:p>
          </table:table-cell>
          <table:table-cell table:number-columns-repeated="2"/>
          <table:table-cell table:formula="of:=[.A170]&amp;CHAR(9)&amp;[.K170]&amp;CHAR(9)&amp;[.L170]&amp;CHAR(9)&amp;[.M170]&amp;CHAR(9)&amp;[.N170]" office:value-type="string" office:string-value="800169&#9;10&#9;2&#9;2&#9;4">
            <text:p>800169<text:tab/>10<text:tab/>2<text:tab/>2<text:tab/>4</text:p>
          </table:table-cell>
          <table:table-cell table:number-columns-repeated="1001"/>
        </table:table-row>
        <table:table-row table:style-name="ro1">
          <table:table-cell office:value-type="float" office:value="800170">
            <text:p>800170</text:p>
          </table:table-cell>
          <table:table-cell table:style-name="ce2" table:formula="of:=IF(MOD(ROUNDUP((ROW()-1)/128;0);2);[.$A171];&quot;&quot;)">
            <text:p/>
          </table:table-cell>
          <table:table-cell table:style-name="ce2" table:formula="of:=IF(MOD(ROUNDUP((ROW()-1)/64;0);2);[.$A171];&quot;&quot;)" office:value-type="float" office:value="800170">
            <text:p>800170</text:p>
          </table:table-cell>
          <table:table-cell table:style-name="ce2" table:formula="of:=IF(MOD(ROUNDUP((ROW()-1)/32;0);2);[.$A171];&quot;&quot;)">
            <text:p/>
          </table:table-cell>
          <table:table-cell table:style-name="ce2" table:formula="of:=IF(MOD(ROUNDUP((ROW()-1)/16;0);2);[.$A171];&quot;&quot;)" office:value-type="float" office:value="800170">
            <text:p>800170</text:p>
          </table:table-cell>
          <table:table-cell table:style-name="ce2" table:formula="of:=IF(MOD(ROUNDUP((ROW()-1)/8;0);2);[.$A171];&quot;&quot;)">
            <text:p/>
          </table:table-cell>
          <table:table-cell table:style-name="ce2" table:formula="of:=IF(MOD(ROUNDUP((ROW()-1)/4;0);2);[.$A171];&quot;&quot;)" office:value-type="float" office:value="800170">
            <text:p>800170</text:p>
          </table:table-cell>
          <table:table-cell table:style-name="ce2" table:formula="of:=IF(MOD(ROUNDUP((ROW()-1)/2;0);2);[.$A171];&quot;&quot;)" office:value-type="float" office:value="800170">
            <text:p>800170</text:p>
          </table:table-cell>
          <table:table-cell table:formula="of:=IF(MOD(ROW()-1;2);[.$A171];&quot;&quot;)">
            <text:p/>
          </table:table-cell>
          <table:table-cell/>
          <table:table-cell table:formula="of:=COUNT([.B171:.I171])*2" office:value-type="float" office:value="8">
            <text:p>8</text:p>
          </table:table-cell>
          <table:table-cell table:formula="of:=COUNT([.C171:.D171])*2" office:value-type="float" office:value="2">
            <text:p>2</text:p>
          </table:table-cell>
          <table:table-cell table:formula="of:=COUNT([.E171:.F171])*2" office:value-type="float" office:value="2">
            <text:p>2</text:p>
          </table:table-cell>
          <table:table-cell table:formula="of:=COUNT([.G171:.H171])*2" office:value-type="float" office:value="4">
            <text:p>4</text:p>
          </table:table-cell>
          <table:table-cell table:number-columns-repeated="2"/>
          <table:table-cell table:formula="of:=[.A171]&amp;CHAR(9)&amp;[.K171]&amp;CHAR(9)&amp;[.L171]&amp;CHAR(9)&amp;[.M171]&amp;CHAR(9)&amp;[.N171]" office:value-type="string" office:string-value="800170&#9;8&#9;2&#9;2&#9;4">
            <text:p>800170<text:tab/>8<text:tab/>2<text:tab/>2<text:tab/>4</text:p>
          </table:table-cell>
          <table:table-cell table:number-columns-repeated="1001"/>
        </table:table-row>
        <table:table-row table:style-name="ro1">
          <table:table-cell office:value-type="float" office:value="800171">
            <text:p>800171</text:p>
          </table:table-cell>
          <table:table-cell table:style-name="ce2" table:formula="of:=IF(MOD(ROUNDUP((ROW()-1)/128;0);2);[.$A172];&quot;&quot;)">
            <text:p/>
          </table:table-cell>
          <table:table-cell table:style-name="ce2" table:formula="of:=IF(MOD(ROUNDUP((ROW()-1)/64;0);2);[.$A172];&quot;&quot;)" office:value-type="float" office:value="800171">
            <text:p>800171</text:p>
          </table:table-cell>
          <table:table-cell table:style-name="ce2" table:formula="of:=IF(MOD(ROUNDUP((ROW()-1)/32;0);2);[.$A172];&quot;&quot;)">
            <text:p/>
          </table:table-cell>
          <table:table-cell table:style-name="ce2" table:formula="of:=IF(MOD(ROUNDUP((ROW()-1)/16;0);2);[.$A172];&quot;&quot;)" office:value-type="float" office:value="800171">
            <text:p>800171</text:p>
          </table:table-cell>
          <table:table-cell table:style-name="ce2" table:formula="of:=IF(MOD(ROUNDUP((ROW()-1)/8;0);2);[.$A172];&quot;&quot;)">
            <text:p/>
          </table:table-cell>
          <table:table-cell table:style-name="ce2" table:formula="of:=IF(MOD(ROUNDUP((ROW()-1)/4;0);2);[.$A172];&quot;&quot;)" office:value-type="float" office:value="800171">
            <text:p>800171</text:p>
          </table:table-cell>
          <table:table-cell table:style-name="ce2" table:formula="of:=IF(MOD(ROUNDUP((ROW()-1)/2;0);2);[.$A172];&quot;&quot;)">
            <text:p/>
          </table:table-cell>
          <table:table-cell table:formula="of:=IF(MOD(ROW()-1;2);[.$A172];&quot;&quot;)" office:value-type="float" office:value="800171">
            <text:p>800171</text:p>
          </table:table-cell>
          <table:table-cell/>
          <table:table-cell table:formula="of:=COUNT([.B172:.I172])*2" office:value-type="float" office:value="8">
            <text:p>8</text:p>
          </table:table-cell>
          <table:table-cell table:formula="of:=COUNT([.C172:.D172])*2" office:value-type="float" office:value="2">
            <text:p>2</text:p>
          </table:table-cell>
          <table:table-cell table:formula="of:=COUNT([.E172:.F172])*2" office:value-type="float" office:value="2">
            <text:p>2</text:p>
          </table:table-cell>
          <table:table-cell table:formula="of:=COUNT([.G172:.H172])*2" office:value-type="float" office:value="2">
            <text:p>2</text:p>
          </table:table-cell>
          <table:table-cell table:number-columns-repeated="2"/>
          <table:table-cell table:formula="of:=[.A172]&amp;CHAR(9)&amp;[.K172]&amp;CHAR(9)&amp;[.L172]&amp;CHAR(9)&amp;[.M172]&amp;CHAR(9)&amp;[.N172]" office:value-type="string" office:string-value="800171&#9;8&#9;2&#9;2&#9;2">
            <text:p>800171<text:tab/>8<text:tab/>2<text:tab/>2<text:tab/>2</text:p>
          </table:table-cell>
          <table:table-cell table:number-columns-repeated="1001"/>
        </table:table-row>
        <table:table-row table:style-name="ro1">
          <table:table-cell office:value-type="float" office:value="800172">
            <text:p>800172</text:p>
          </table:table-cell>
          <table:table-cell table:style-name="ce2" table:formula="of:=IF(MOD(ROUNDUP((ROW()-1)/128;0);2);[.$A173];&quot;&quot;)">
            <text:p/>
          </table:table-cell>
          <table:table-cell table:style-name="ce2" table:formula="of:=IF(MOD(ROUNDUP((ROW()-1)/64;0);2);[.$A173];&quot;&quot;)" office:value-type="float" office:value="800172">
            <text:p>800172</text:p>
          </table:table-cell>
          <table:table-cell table:style-name="ce2" table:formula="of:=IF(MOD(ROUNDUP((ROW()-1)/32;0);2);[.$A173];&quot;&quot;)">
            <text:p/>
          </table:table-cell>
          <table:table-cell table:style-name="ce2" table:formula="of:=IF(MOD(ROUNDUP((ROW()-1)/16;0);2);[.$A173];&quot;&quot;)" office:value-type="float" office:value="800172">
            <text:p>800172</text:p>
          </table:table-cell>
          <table:table-cell table:style-name="ce2" table:formula="of:=IF(MOD(ROUNDUP((ROW()-1)/8;0);2);[.$A173];&quot;&quot;)">
            <text:p/>
          </table:table-cell>
          <table:table-cell table:style-name="ce2" table:formula="of:=IF(MOD(ROUNDUP((ROW()-1)/4;0);2);[.$A173];&quot;&quot;)" office:value-type="float" office:value="800172">
            <text:p>800172</text:p>
          </table:table-cell>
          <table:table-cell table:style-name="ce2" table:formula="of:=IF(MOD(ROUNDUP((ROW()-1)/2;0);2);[.$A173];&quot;&quot;)">
            <text:p/>
          </table:table-cell>
          <table:table-cell table:formula="of:=IF(MOD(ROW()-1;2);[.$A173];&quot;&quot;)">
            <text:p/>
          </table:table-cell>
          <table:table-cell/>
          <table:table-cell table:formula="of:=COUNT([.B173:.I173])*2" office:value-type="float" office:value="6">
            <text:p>6</text:p>
          </table:table-cell>
          <table:table-cell table:formula="of:=COUNT([.C173:.D173])*2" office:value-type="float" office:value="2">
            <text:p>2</text:p>
          </table:table-cell>
          <table:table-cell table:formula="of:=COUNT([.E173:.F173])*2" office:value-type="float" office:value="2">
            <text:p>2</text:p>
          </table:table-cell>
          <table:table-cell table:formula="of:=COUNT([.G173:.H173])*2" office:value-type="float" office:value="2">
            <text:p>2</text:p>
          </table:table-cell>
          <table:table-cell table:number-columns-repeated="2"/>
          <table:table-cell table:formula="of:=[.A173]&amp;CHAR(9)&amp;[.K173]&amp;CHAR(9)&amp;[.L173]&amp;CHAR(9)&amp;[.M173]&amp;CHAR(9)&amp;[.N173]" office:value-type="string" office:string-value="800172&#9;6&#9;2&#9;2&#9;2">
            <text:p>800172<text:tab/>6<text:tab/>2<text:tab/>2<text:tab/>2</text:p>
          </table:table-cell>
          <table:table-cell table:number-columns-repeated="1001"/>
        </table:table-row>
        <table:table-row table:style-name="ro1">
          <table:table-cell office:value-type="float" office:value="800173">
            <text:p>800173</text:p>
          </table:table-cell>
          <table:table-cell table:style-name="ce2" table:formula="of:=IF(MOD(ROUNDUP((ROW()-1)/128;0);2);[.$A174];&quot;&quot;)">
            <text:p/>
          </table:table-cell>
          <table:table-cell table:style-name="ce2" table:formula="of:=IF(MOD(ROUNDUP((ROW()-1)/64;0);2);[.$A174];&quot;&quot;)" office:value-type="float" office:value="800173">
            <text:p>800173</text:p>
          </table:table-cell>
          <table:table-cell table:style-name="ce2" table:formula="of:=IF(MOD(ROUNDUP((ROW()-1)/32;0);2);[.$A174];&quot;&quot;)">
            <text:p/>
          </table:table-cell>
          <table:table-cell table:style-name="ce2" table:formula="of:=IF(MOD(ROUNDUP((ROW()-1)/16;0);2);[.$A174];&quot;&quot;)" office:value-type="float" office:value="800173">
            <text:p>800173</text:p>
          </table:table-cell>
          <table:table-cell table:style-name="ce2" table:formula="of:=IF(MOD(ROUNDUP((ROW()-1)/8;0);2);[.$A174];&quot;&quot;)">
            <text:p/>
          </table:table-cell>
          <table:table-cell table:style-name="ce2" table:formula="of:=IF(MOD(ROUNDUP((ROW()-1)/4;0);2);[.$A174];&quot;&quot;)">
            <text:p/>
          </table:table-cell>
          <table:table-cell table:style-name="ce2" table:formula="of:=IF(MOD(ROUNDUP((ROW()-1)/2;0);2);[.$A174];&quot;&quot;)" office:value-type="float" office:value="800173">
            <text:p>800173</text:p>
          </table:table-cell>
          <table:table-cell table:formula="of:=IF(MOD(ROW()-1;2);[.$A174];&quot;&quot;)" office:value-type="float" office:value="800173">
            <text:p>800173</text:p>
          </table:table-cell>
          <table:table-cell/>
          <table:table-cell table:formula="of:=COUNT([.B174:.I174])*2" office:value-type="float" office:value="8">
            <text:p>8</text:p>
          </table:table-cell>
          <table:table-cell table:formula="of:=COUNT([.C174:.D174])*2" office:value-type="float" office:value="2">
            <text:p>2</text:p>
          </table:table-cell>
          <table:table-cell table:formula="of:=COUNT([.E174:.F174])*2" office:value-type="float" office:value="2">
            <text:p>2</text:p>
          </table:table-cell>
          <table:table-cell table:formula="of:=COUNT([.G174:.H174])*2" office:value-type="float" office:value="2">
            <text:p>2</text:p>
          </table:table-cell>
          <table:table-cell table:number-columns-repeated="2"/>
          <table:table-cell table:formula="of:=[.A174]&amp;CHAR(9)&amp;[.K174]&amp;CHAR(9)&amp;[.L174]&amp;CHAR(9)&amp;[.M174]&amp;CHAR(9)&amp;[.N174]" office:value-type="string" office:string-value="800173&#9;8&#9;2&#9;2&#9;2">
            <text:p>800173<text:tab/>8<text:tab/>2<text:tab/>2<text:tab/>2</text:p>
          </table:table-cell>
          <table:table-cell table:number-columns-repeated="1001"/>
        </table:table-row>
        <table:table-row table:style-name="ro1">
          <table:table-cell office:value-type="float" office:value="800174">
            <text:p>800174</text:p>
          </table:table-cell>
          <table:table-cell table:style-name="ce2" table:formula="of:=IF(MOD(ROUNDUP((ROW()-1)/128;0);2);[.$A175];&quot;&quot;)">
            <text:p/>
          </table:table-cell>
          <table:table-cell table:style-name="ce2" table:formula="of:=IF(MOD(ROUNDUP((ROW()-1)/64;0);2);[.$A175];&quot;&quot;)" office:value-type="float" office:value="800174">
            <text:p>800174</text:p>
          </table:table-cell>
          <table:table-cell table:style-name="ce2" table:formula="of:=IF(MOD(ROUNDUP((ROW()-1)/32;0);2);[.$A175];&quot;&quot;)">
            <text:p/>
          </table:table-cell>
          <table:table-cell table:style-name="ce2" table:formula="of:=IF(MOD(ROUNDUP((ROW()-1)/16;0);2);[.$A175];&quot;&quot;)" office:value-type="float" office:value="800174">
            <text:p>800174</text:p>
          </table:table-cell>
          <table:table-cell table:style-name="ce2" table:formula="of:=IF(MOD(ROUNDUP((ROW()-1)/8;0);2);[.$A175];&quot;&quot;)">
            <text:p/>
          </table:table-cell>
          <table:table-cell table:style-name="ce2" table:formula="of:=IF(MOD(ROUNDUP((ROW()-1)/4;0);2);[.$A175];&quot;&quot;)">
            <text:p/>
          </table:table-cell>
          <table:table-cell table:style-name="ce2" table:formula="of:=IF(MOD(ROUNDUP((ROW()-1)/2;0);2);[.$A175];&quot;&quot;)" office:value-type="float" office:value="800174">
            <text:p>800174</text:p>
          </table:table-cell>
          <table:table-cell table:formula="of:=IF(MOD(ROW()-1;2);[.$A175];&quot;&quot;)">
            <text:p/>
          </table:table-cell>
          <table:table-cell/>
          <table:table-cell table:formula="of:=COUNT([.B175:.I175])*2" office:value-type="float" office:value="6">
            <text:p>6</text:p>
          </table:table-cell>
          <table:table-cell table:formula="of:=COUNT([.C175:.D175])*2" office:value-type="float" office:value="2">
            <text:p>2</text:p>
          </table:table-cell>
          <table:table-cell table:formula="of:=COUNT([.E175:.F175])*2" office:value-type="float" office:value="2">
            <text:p>2</text:p>
          </table:table-cell>
          <table:table-cell table:formula="of:=COUNT([.G175:.H175])*2" office:value-type="float" office:value="2">
            <text:p>2</text:p>
          </table:table-cell>
          <table:table-cell table:number-columns-repeated="2"/>
          <table:table-cell table:formula="of:=[.A175]&amp;CHAR(9)&amp;[.K175]&amp;CHAR(9)&amp;[.L175]&amp;CHAR(9)&amp;[.M175]&amp;CHAR(9)&amp;[.N175]" office:value-type="string" office:string-value="800174&#9;6&#9;2&#9;2&#9;2">
            <text:p>800174<text:tab/>6<text:tab/>2<text:tab/>2<text:tab/>2</text:p>
          </table:table-cell>
          <table:table-cell table:number-columns-repeated="1001"/>
        </table:table-row>
        <table:table-row table:style-name="ro1">
          <table:table-cell office:value-type="float" office:value="800175">
            <text:p>800175</text:p>
          </table:table-cell>
          <table:table-cell table:style-name="ce2" table:formula="of:=IF(MOD(ROUNDUP((ROW()-1)/128;0);2);[.$A176];&quot;&quot;)">
            <text:p/>
          </table:table-cell>
          <table:table-cell table:style-name="ce2" table:formula="of:=IF(MOD(ROUNDUP((ROW()-1)/64;0);2);[.$A176];&quot;&quot;)" office:value-type="float" office:value="800175">
            <text:p>800175</text:p>
          </table:table-cell>
          <table:table-cell table:style-name="ce2" table:formula="of:=IF(MOD(ROUNDUP((ROW()-1)/32;0);2);[.$A176];&quot;&quot;)">
            <text:p/>
          </table:table-cell>
          <table:table-cell table:style-name="ce2" table:formula="of:=IF(MOD(ROUNDUP((ROW()-1)/16;0);2);[.$A176];&quot;&quot;)" office:value-type="float" office:value="800175">
            <text:p>800175</text:p>
          </table:table-cell>
          <table:table-cell table:style-name="ce2" table:formula="of:=IF(MOD(ROUNDUP((ROW()-1)/8;0);2);[.$A176];&quot;&quot;)">
            <text:p/>
          </table:table-cell>
          <table:table-cell table:style-name="ce2" table:formula="of:=IF(MOD(ROUNDUP((ROW()-1)/4;0);2);[.$A176];&quot;&quot;)">
            <text:p/>
          </table:table-cell>
          <table:table-cell table:style-name="ce2" table:formula="of:=IF(MOD(ROUNDUP((ROW()-1)/2;0);2);[.$A176];&quot;&quot;)">
            <text:p/>
          </table:table-cell>
          <table:table-cell table:formula="of:=IF(MOD(ROW()-1;2);[.$A176];&quot;&quot;)" office:value-type="float" office:value="800175">
            <text:p>800175</text:p>
          </table:table-cell>
          <table:table-cell/>
          <table:table-cell table:formula="of:=COUNT([.B176:.I176])*2" office:value-type="float" office:value="6">
            <text:p>6</text:p>
          </table:table-cell>
          <table:table-cell table:formula="of:=COUNT([.C176:.D176])*2" office:value-type="float" office:value="2">
            <text:p>2</text:p>
          </table:table-cell>
          <table:table-cell table:formula="of:=COUNT([.E176:.F176])*2" office:value-type="float" office:value="2">
            <text:p>2</text:p>
          </table:table-cell>
          <table:table-cell table:formula="of:=COUNT([.G176:.H176])*2" office:value-type="float" office:value="0">
            <text:p>0</text:p>
          </table:table-cell>
          <table:table-cell table:number-columns-repeated="2"/>
          <table:table-cell table:formula="of:=[.A176]&amp;CHAR(9)&amp;[.K176]&amp;CHAR(9)&amp;[.L176]&amp;CHAR(9)&amp;[.M176]&amp;CHAR(9)&amp;[.N176]" office:value-type="string" office:string-value="800175&#9;6&#9;2&#9;2&#9;0">
            <text:p>800175<text:tab/>6<text:tab/>2<text:tab/>2<text:tab/>0</text:p>
          </table:table-cell>
          <table:table-cell table:number-columns-repeated="1001"/>
        </table:table-row>
        <table:table-row table:style-name="ro1">
          <table:table-cell office:value-type="float" office:value="800176">
            <text:p>800176</text:p>
          </table:table-cell>
          <table:table-cell table:style-name="ce2" table:formula="of:=IF(MOD(ROUNDUP((ROW()-1)/128;0);2);[.$A177];&quot;&quot;)">
            <text:p/>
          </table:table-cell>
          <table:table-cell table:style-name="ce2" table:formula="of:=IF(MOD(ROUNDUP((ROW()-1)/64;0);2);[.$A177];&quot;&quot;)" office:value-type="float" office:value="800176">
            <text:p>800176</text:p>
          </table:table-cell>
          <table:table-cell table:style-name="ce2" table:formula="of:=IF(MOD(ROUNDUP((ROW()-1)/32;0);2);[.$A177];&quot;&quot;)">
            <text:p/>
          </table:table-cell>
          <table:table-cell table:style-name="ce2" table:formula="of:=IF(MOD(ROUNDUP((ROW()-1)/16;0);2);[.$A177];&quot;&quot;)" office:value-type="float" office:value="800176">
            <text:p>800176</text:p>
          </table:table-cell>
          <table:table-cell table:style-name="ce2" table:formula="of:=IF(MOD(ROUNDUP((ROW()-1)/8;0);2);[.$A177];&quot;&quot;)">
            <text:p/>
          </table:table-cell>
          <table:table-cell table:style-name="ce2" table:formula="of:=IF(MOD(ROUNDUP((ROW()-1)/4;0);2);[.$A177];&quot;&quot;)">
            <text:p/>
          </table:table-cell>
          <table:table-cell table:style-name="ce2" table:formula="of:=IF(MOD(ROUNDUP((ROW()-1)/2;0);2);[.$A177];&quot;&quot;)">
            <text:p/>
          </table:table-cell>
          <table:table-cell table:formula="of:=IF(MOD(ROW()-1;2);[.$A177];&quot;&quot;)">
            <text:p/>
          </table:table-cell>
          <table:table-cell/>
          <table:table-cell table:formula="of:=COUNT([.B177:.I177])*2" office:value-type="float" office:value="4">
            <text:p>4</text:p>
          </table:table-cell>
          <table:table-cell table:formula="of:=COUNT([.C177:.D177])*2" office:value-type="float" office:value="2">
            <text:p>2</text:p>
          </table:table-cell>
          <table:table-cell table:formula="of:=COUNT([.E177:.F177])*2" office:value-type="float" office:value="2">
            <text:p>2</text:p>
          </table:table-cell>
          <table:table-cell table:formula="of:=COUNT([.G177:.H177])*2" office:value-type="float" office:value="0">
            <text:p>0</text:p>
          </table:table-cell>
          <table:table-cell table:number-columns-repeated="2"/>
          <table:table-cell table:formula="of:=[.A177]&amp;CHAR(9)&amp;[.K177]&amp;CHAR(9)&amp;[.L177]&amp;CHAR(9)&amp;[.M177]&amp;CHAR(9)&amp;[.N177]" office:value-type="string" office:string-value="800176&#9;4&#9;2&#9;2&#9;0">
            <text:p>800176<text:tab/>4<text:tab/>2<text:tab/>2<text:tab/>0</text:p>
          </table:table-cell>
          <table:table-cell table:number-columns-repeated="1001"/>
        </table:table-row>
        <table:table-row table:style-name="ro1">
          <table:table-cell office:value-type="float" office:value="800177">
            <text:p>800177</text:p>
          </table:table-cell>
          <table:table-cell table:style-name="ce2" table:formula="of:=IF(MOD(ROUNDUP((ROW()-1)/128;0);2);[.$A178];&quot;&quot;)">
            <text:p/>
          </table:table-cell>
          <table:table-cell table:style-name="ce2" table:formula="of:=IF(MOD(ROUNDUP((ROW()-1)/64;0);2);[.$A178];&quot;&quot;)" office:value-type="float" office:value="800177">
            <text:p>800177</text:p>
          </table:table-cell>
          <table:table-cell table:style-name="ce2" table:formula="of:=IF(MOD(ROUNDUP((ROW()-1)/32;0);2);[.$A178];&quot;&quot;)">
            <text:p/>
          </table:table-cell>
          <table:table-cell table:style-name="ce2" table:formula="of:=IF(MOD(ROUNDUP((ROW()-1)/16;0);2);[.$A178];&quot;&quot;)">
            <text:p/>
          </table:table-cell>
          <table:table-cell table:style-name="ce2" table:formula="of:=IF(MOD(ROUNDUP((ROW()-1)/8;0);2);[.$A178];&quot;&quot;)" office:value-type="float" office:value="800177">
            <text:p>800177</text:p>
          </table:table-cell>
          <table:table-cell table:style-name="ce2" table:formula="of:=IF(MOD(ROUNDUP((ROW()-1)/4;0);2);[.$A178];&quot;&quot;)" office:value-type="float" office:value="800177">
            <text:p>800177</text:p>
          </table:table-cell>
          <table:table-cell table:style-name="ce2" table:formula="of:=IF(MOD(ROUNDUP((ROW()-1)/2;0);2);[.$A178];&quot;&quot;)" office:value-type="float" office:value="800177">
            <text:p>800177</text:p>
          </table:table-cell>
          <table:table-cell table:formula="of:=IF(MOD(ROW()-1;2);[.$A178];&quot;&quot;)" office:value-type="float" office:value="800177">
            <text:p>800177</text:p>
          </table:table-cell>
          <table:table-cell/>
          <table:table-cell table:formula="of:=COUNT([.B178:.I178])*2" office:value-type="float" office:value="10">
            <text:p>10</text:p>
          </table:table-cell>
          <table:table-cell table:formula="of:=COUNT([.C178:.D178])*2" office:value-type="float" office:value="2">
            <text:p>2</text:p>
          </table:table-cell>
          <table:table-cell table:formula="of:=COUNT([.E178:.F178])*2" office:value-type="float" office:value="2">
            <text:p>2</text:p>
          </table:table-cell>
          <table:table-cell table:formula="of:=COUNT([.G178:.H178])*2" office:value-type="float" office:value="4">
            <text:p>4</text:p>
          </table:table-cell>
          <table:table-cell table:number-columns-repeated="2"/>
          <table:table-cell table:formula="of:=[.A178]&amp;CHAR(9)&amp;[.K178]&amp;CHAR(9)&amp;[.L178]&amp;CHAR(9)&amp;[.M178]&amp;CHAR(9)&amp;[.N178]" office:value-type="string" office:string-value="800177&#9;10&#9;2&#9;2&#9;4">
            <text:p>800177<text:tab/>10<text:tab/>2<text:tab/>2<text:tab/>4</text:p>
          </table:table-cell>
          <table:table-cell table:number-columns-repeated="1001"/>
        </table:table-row>
        <table:table-row table:style-name="ro1">
          <table:table-cell office:value-type="float" office:value="800178">
            <text:p>800178</text:p>
          </table:table-cell>
          <table:table-cell table:style-name="ce2" table:formula="of:=IF(MOD(ROUNDUP((ROW()-1)/128;0);2);[.$A179];&quot;&quot;)">
            <text:p/>
          </table:table-cell>
          <table:table-cell table:style-name="ce2" table:formula="of:=IF(MOD(ROUNDUP((ROW()-1)/64;0);2);[.$A179];&quot;&quot;)" office:value-type="float" office:value="800178">
            <text:p>800178</text:p>
          </table:table-cell>
          <table:table-cell table:style-name="ce2" table:formula="of:=IF(MOD(ROUNDUP((ROW()-1)/32;0);2);[.$A179];&quot;&quot;)">
            <text:p/>
          </table:table-cell>
          <table:table-cell table:style-name="ce2" table:formula="of:=IF(MOD(ROUNDUP((ROW()-1)/16;0);2);[.$A179];&quot;&quot;)">
            <text:p/>
          </table:table-cell>
          <table:table-cell table:style-name="ce2" table:formula="of:=IF(MOD(ROUNDUP((ROW()-1)/8;0);2);[.$A179];&quot;&quot;)" office:value-type="float" office:value="800178">
            <text:p>800178</text:p>
          </table:table-cell>
          <table:table-cell table:style-name="ce2" table:formula="of:=IF(MOD(ROUNDUP((ROW()-1)/4;0);2);[.$A179];&quot;&quot;)" office:value-type="float" office:value="800178">
            <text:p>800178</text:p>
          </table:table-cell>
          <table:table-cell table:style-name="ce2" table:formula="of:=IF(MOD(ROUNDUP((ROW()-1)/2;0);2);[.$A179];&quot;&quot;)" office:value-type="float" office:value="800178">
            <text:p>800178</text:p>
          </table:table-cell>
          <table:table-cell table:formula="of:=IF(MOD(ROW()-1;2);[.$A179];&quot;&quot;)">
            <text:p/>
          </table:table-cell>
          <table:table-cell/>
          <table:table-cell table:formula="of:=COUNT([.B179:.I179])*2" office:value-type="float" office:value="8">
            <text:p>8</text:p>
          </table:table-cell>
          <table:table-cell table:formula="of:=COUNT([.C179:.D179])*2" office:value-type="float" office:value="2">
            <text:p>2</text:p>
          </table:table-cell>
          <table:table-cell table:formula="of:=COUNT([.E179:.F179])*2" office:value-type="float" office:value="2">
            <text:p>2</text:p>
          </table:table-cell>
          <table:table-cell table:formula="of:=COUNT([.G179:.H179])*2" office:value-type="float" office:value="4">
            <text:p>4</text:p>
          </table:table-cell>
          <table:table-cell table:number-columns-repeated="2"/>
          <table:table-cell table:formula="of:=[.A179]&amp;CHAR(9)&amp;[.K179]&amp;CHAR(9)&amp;[.L179]&amp;CHAR(9)&amp;[.M179]&amp;CHAR(9)&amp;[.N179]" office:value-type="string" office:string-value="800178&#9;8&#9;2&#9;2&#9;4">
            <text:p>800178<text:tab/>8<text:tab/>2<text:tab/>2<text:tab/>4</text:p>
          </table:table-cell>
          <table:table-cell table:number-columns-repeated="1001"/>
        </table:table-row>
        <table:table-row table:style-name="ro1">
          <table:table-cell office:value-type="float" office:value="800179">
            <text:p>800179</text:p>
          </table:table-cell>
          <table:table-cell table:style-name="ce2" table:formula="of:=IF(MOD(ROUNDUP((ROW()-1)/128;0);2);[.$A180];&quot;&quot;)">
            <text:p/>
          </table:table-cell>
          <table:table-cell table:style-name="ce2" table:formula="of:=IF(MOD(ROUNDUP((ROW()-1)/64;0);2);[.$A180];&quot;&quot;)" office:value-type="float" office:value="800179">
            <text:p>800179</text:p>
          </table:table-cell>
          <table:table-cell table:style-name="ce2" table:formula="of:=IF(MOD(ROUNDUP((ROW()-1)/32;0);2);[.$A180];&quot;&quot;)">
            <text:p/>
          </table:table-cell>
          <table:table-cell table:style-name="ce2" table:formula="of:=IF(MOD(ROUNDUP((ROW()-1)/16;0);2);[.$A180];&quot;&quot;)">
            <text:p/>
          </table:table-cell>
          <table:table-cell table:style-name="ce2" table:formula="of:=IF(MOD(ROUNDUP((ROW()-1)/8;0);2);[.$A180];&quot;&quot;)" office:value-type="float" office:value="800179">
            <text:p>800179</text:p>
          </table:table-cell>
          <table:table-cell table:style-name="ce2" table:formula="of:=IF(MOD(ROUNDUP((ROW()-1)/4;0);2);[.$A180];&quot;&quot;)" office:value-type="float" office:value="800179">
            <text:p>800179</text:p>
          </table:table-cell>
          <table:table-cell table:style-name="ce2" table:formula="of:=IF(MOD(ROUNDUP((ROW()-1)/2;0);2);[.$A180];&quot;&quot;)">
            <text:p/>
          </table:table-cell>
          <table:table-cell table:formula="of:=IF(MOD(ROW()-1;2);[.$A180];&quot;&quot;)" office:value-type="float" office:value="800179">
            <text:p>800179</text:p>
          </table:table-cell>
          <table:table-cell/>
          <table:table-cell table:formula="of:=COUNT([.B180:.I180])*2" office:value-type="float" office:value="8">
            <text:p>8</text:p>
          </table:table-cell>
          <table:table-cell table:formula="of:=COUNT([.C180:.D180])*2" office:value-type="float" office:value="2">
            <text:p>2</text:p>
          </table:table-cell>
          <table:table-cell table:formula="of:=COUNT([.E180:.F180])*2" office:value-type="float" office:value="2">
            <text:p>2</text:p>
          </table:table-cell>
          <table:table-cell table:formula="of:=COUNT([.G180:.H180])*2" office:value-type="float" office:value="2">
            <text:p>2</text:p>
          </table:table-cell>
          <table:table-cell table:number-columns-repeated="2"/>
          <table:table-cell table:formula="of:=[.A180]&amp;CHAR(9)&amp;[.K180]&amp;CHAR(9)&amp;[.L180]&amp;CHAR(9)&amp;[.M180]&amp;CHAR(9)&amp;[.N180]" office:value-type="string" office:string-value="800179&#9;8&#9;2&#9;2&#9;2">
            <text:p>800179<text:tab/>8<text:tab/>2<text:tab/>2<text:tab/>2</text:p>
          </table:table-cell>
          <table:table-cell table:number-columns-repeated="1001"/>
        </table:table-row>
        <table:table-row table:style-name="ro1">
          <table:table-cell office:value-type="float" office:value="800180">
            <text:p>800180</text:p>
          </table:table-cell>
          <table:table-cell table:style-name="ce2" table:formula="of:=IF(MOD(ROUNDUP((ROW()-1)/128;0);2);[.$A181];&quot;&quot;)">
            <text:p/>
          </table:table-cell>
          <table:table-cell table:style-name="ce2" table:formula="of:=IF(MOD(ROUNDUP((ROW()-1)/64;0);2);[.$A181];&quot;&quot;)" office:value-type="float" office:value="800180">
            <text:p>800180</text:p>
          </table:table-cell>
          <table:table-cell table:style-name="ce2" table:formula="of:=IF(MOD(ROUNDUP((ROW()-1)/32;0);2);[.$A181];&quot;&quot;)">
            <text:p/>
          </table:table-cell>
          <table:table-cell table:style-name="ce2" table:formula="of:=IF(MOD(ROUNDUP((ROW()-1)/16;0);2);[.$A181];&quot;&quot;)">
            <text:p/>
          </table:table-cell>
          <table:table-cell table:style-name="ce2" table:formula="of:=IF(MOD(ROUNDUP((ROW()-1)/8;0);2);[.$A181];&quot;&quot;)" office:value-type="float" office:value="800180">
            <text:p>800180</text:p>
          </table:table-cell>
          <table:table-cell table:style-name="ce2" table:formula="of:=IF(MOD(ROUNDUP((ROW()-1)/4;0);2);[.$A181];&quot;&quot;)" office:value-type="float" office:value="800180">
            <text:p>800180</text:p>
          </table:table-cell>
          <table:table-cell table:style-name="ce2" table:formula="of:=IF(MOD(ROUNDUP((ROW()-1)/2;0);2);[.$A181];&quot;&quot;)">
            <text:p/>
          </table:table-cell>
          <table:table-cell table:formula="of:=IF(MOD(ROW()-1;2);[.$A181];&quot;&quot;)">
            <text:p/>
          </table:table-cell>
          <table:table-cell/>
          <table:table-cell table:formula="of:=COUNT([.B181:.I181])*2" office:value-type="float" office:value="6">
            <text:p>6</text:p>
          </table:table-cell>
          <table:table-cell table:formula="of:=COUNT([.C181:.D181])*2" office:value-type="float" office:value="2">
            <text:p>2</text:p>
          </table:table-cell>
          <table:table-cell table:formula="of:=COUNT([.E181:.F181])*2" office:value-type="float" office:value="2">
            <text:p>2</text:p>
          </table:table-cell>
          <table:table-cell table:formula="of:=COUNT([.G181:.H181])*2" office:value-type="float" office:value="2">
            <text:p>2</text:p>
          </table:table-cell>
          <table:table-cell table:number-columns-repeated="2"/>
          <table:table-cell table:formula="of:=[.A181]&amp;CHAR(9)&amp;[.K181]&amp;CHAR(9)&amp;[.L181]&amp;CHAR(9)&amp;[.M181]&amp;CHAR(9)&amp;[.N181]" office:value-type="string" office:string-value="800180&#9;6&#9;2&#9;2&#9;2">
            <text:p>800180<text:tab/>6<text:tab/>2<text:tab/>2<text:tab/>2</text:p>
          </table:table-cell>
          <table:table-cell table:number-columns-repeated="1001"/>
        </table:table-row>
        <table:table-row table:style-name="ro1">
          <table:table-cell office:value-type="float" office:value="800181">
            <text:p>800181</text:p>
          </table:table-cell>
          <table:table-cell table:style-name="ce2" table:formula="of:=IF(MOD(ROUNDUP((ROW()-1)/128;0);2);[.$A182];&quot;&quot;)">
            <text:p/>
          </table:table-cell>
          <table:table-cell table:style-name="ce2" table:formula="of:=IF(MOD(ROUNDUP((ROW()-1)/64;0);2);[.$A182];&quot;&quot;)" office:value-type="float" office:value="800181">
            <text:p>800181</text:p>
          </table:table-cell>
          <table:table-cell table:style-name="ce2" table:formula="of:=IF(MOD(ROUNDUP((ROW()-1)/32;0);2);[.$A182];&quot;&quot;)">
            <text:p/>
          </table:table-cell>
          <table:table-cell table:style-name="ce2" table:formula="of:=IF(MOD(ROUNDUP((ROW()-1)/16;0);2);[.$A182];&quot;&quot;)">
            <text:p/>
          </table:table-cell>
          <table:table-cell table:style-name="ce2" table:formula="of:=IF(MOD(ROUNDUP((ROW()-1)/8;0);2);[.$A182];&quot;&quot;)" office:value-type="float" office:value="800181">
            <text:p>800181</text:p>
          </table:table-cell>
          <table:table-cell table:style-name="ce2" table:formula="of:=IF(MOD(ROUNDUP((ROW()-1)/4;0);2);[.$A182];&quot;&quot;)">
            <text:p/>
          </table:table-cell>
          <table:table-cell table:style-name="ce2" table:formula="of:=IF(MOD(ROUNDUP((ROW()-1)/2;0);2);[.$A182];&quot;&quot;)" office:value-type="float" office:value="800181">
            <text:p>800181</text:p>
          </table:table-cell>
          <table:table-cell table:formula="of:=IF(MOD(ROW()-1;2);[.$A182];&quot;&quot;)" office:value-type="float" office:value="800181">
            <text:p>800181</text:p>
          </table:table-cell>
          <table:table-cell/>
          <table:table-cell table:formula="of:=COUNT([.B182:.I182])*2" office:value-type="float" office:value="8">
            <text:p>8</text:p>
          </table:table-cell>
          <table:table-cell table:formula="of:=COUNT([.C182:.D182])*2" office:value-type="float" office:value="2">
            <text:p>2</text:p>
          </table:table-cell>
          <table:table-cell table:formula="of:=COUNT([.E182:.F182])*2" office:value-type="float" office:value="2">
            <text:p>2</text:p>
          </table:table-cell>
          <table:table-cell table:formula="of:=COUNT([.G182:.H182])*2" office:value-type="float" office:value="2">
            <text:p>2</text:p>
          </table:table-cell>
          <table:table-cell table:number-columns-repeated="2"/>
          <table:table-cell table:formula="of:=[.A182]&amp;CHAR(9)&amp;[.K182]&amp;CHAR(9)&amp;[.L182]&amp;CHAR(9)&amp;[.M182]&amp;CHAR(9)&amp;[.N182]" office:value-type="string" office:string-value="800181&#9;8&#9;2&#9;2&#9;2">
            <text:p>800181<text:tab/>8<text:tab/>2<text:tab/>2<text:tab/>2</text:p>
          </table:table-cell>
          <table:table-cell table:number-columns-repeated="1001"/>
        </table:table-row>
        <table:table-row table:style-name="ro1">
          <table:table-cell office:value-type="float" office:value="800182">
            <text:p>800182</text:p>
          </table:table-cell>
          <table:table-cell table:style-name="ce2" table:formula="of:=IF(MOD(ROUNDUP((ROW()-1)/128;0);2);[.$A183];&quot;&quot;)">
            <text:p/>
          </table:table-cell>
          <table:table-cell table:style-name="ce2" table:formula="of:=IF(MOD(ROUNDUP((ROW()-1)/64;0);2);[.$A183];&quot;&quot;)" office:value-type="float" office:value="800182">
            <text:p>800182</text:p>
          </table:table-cell>
          <table:table-cell table:style-name="ce2" table:formula="of:=IF(MOD(ROUNDUP((ROW()-1)/32;0);2);[.$A183];&quot;&quot;)">
            <text:p/>
          </table:table-cell>
          <table:table-cell table:style-name="ce2" table:formula="of:=IF(MOD(ROUNDUP((ROW()-1)/16;0);2);[.$A183];&quot;&quot;)">
            <text:p/>
          </table:table-cell>
          <table:table-cell table:style-name="ce2" table:formula="of:=IF(MOD(ROUNDUP((ROW()-1)/8;0);2);[.$A183];&quot;&quot;)" office:value-type="float" office:value="800182">
            <text:p>800182</text:p>
          </table:table-cell>
          <table:table-cell table:style-name="ce2" table:formula="of:=IF(MOD(ROUNDUP((ROW()-1)/4;0);2);[.$A183];&quot;&quot;)">
            <text:p/>
          </table:table-cell>
          <table:table-cell table:style-name="ce2" table:formula="of:=IF(MOD(ROUNDUP((ROW()-1)/2;0);2);[.$A183];&quot;&quot;)" office:value-type="float" office:value="800182">
            <text:p>800182</text:p>
          </table:table-cell>
          <table:table-cell table:formula="of:=IF(MOD(ROW()-1;2);[.$A183];&quot;&quot;)">
            <text:p/>
          </table:table-cell>
          <table:table-cell/>
          <table:table-cell table:formula="of:=COUNT([.B183:.I183])*2" office:value-type="float" office:value="6">
            <text:p>6</text:p>
          </table:table-cell>
          <table:table-cell table:formula="of:=COUNT([.C183:.D183])*2" office:value-type="float" office:value="2">
            <text:p>2</text:p>
          </table:table-cell>
          <table:table-cell table:formula="of:=COUNT([.E183:.F183])*2" office:value-type="float" office:value="2">
            <text:p>2</text:p>
          </table:table-cell>
          <table:table-cell table:formula="of:=COUNT([.G183:.H183])*2" office:value-type="float" office:value="2">
            <text:p>2</text:p>
          </table:table-cell>
          <table:table-cell table:number-columns-repeated="2"/>
          <table:table-cell table:formula="of:=[.A183]&amp;CHAR(9)&amp;[.K183]&amp;CHAR(9)&amp;[.L183]&amp;CHAR(9)&amp;[.M183]&amp;CHAR(9)&amp;[.N183]" office:value-type="string" office:string-value="800182&#9;6&#9;2&#9;2&#9;2">
            <text:p>800182<text:tab/>6<text:tab/>2<text:tab/>2<text:tab/>2</text:p>
          </table:table-cell>
          <table:table-cell table:number-columns-repeated="1001"/>
        </table:table-row>
        <table:table-row table:style-name="ro1">
          <table:table-cell office:value-type="float" office:value="800183">
            <text:p>800183</text:p>
          </table:table-cell>
          <table:table-cell table:style-name="ce2" table:formula="of:=IF(MOD(ROUNDUP((ROW()-1)/128;0);2);[.$A184];&quot;&quot;)">
            <text:p/>
          </table:table-cell>
          <table:table-cell table:style-name="ce2" table:formula="of:=IF(MOD(ROUNDUP((ROW()-1)/64;0);2);[.$A184];&quot;&quot;)" office:value-type="float" office:value="800183">
            <text:p>800183</text:p>
          </table:table-cell>
          <table:table-cell table:style-name="ce2" table:formula="of:=IF(MOD(ROUNDUP((ROW()-1)/32;0);2);[.$A184];&quot;&quot;)">
            <text:p/>
          </table:table-cell>
          <table:table-cell table:style-name="ce2" table:formula="of:=IF(MOD(ROUNDUP((ROW()-1)/16;0);2);[.$A184];&quot;&quot;)">
            <text:p/>
          </table:table-cell>
          <table:table-cell table:style-name="ce2" table:formula="of:=IF(MOD(ROUNDUP((ROW()-1)/8;0);2);[.$A184];&quot;&quot;)" office:value-type="float" office:value="800183">
            <text:p>800183</text:p>
          </table:table-cell>
          <table:table-cell table:style-name="ce2" table:formula="of:=IF(MOD(ROUNDUP((ROW()-1)/4;0);2);[.$A184];&quot;&quot;)">
            <text:p/>
          </table:table-cell>
          <table:table-cell table:style-name="ce2" table:formula="of:=IF(MOD(ROUNDUP((ROW()-1)/2;0);2);[.$A184];&quot;&quot;)">
            <text:p/>
          </table:table-cell>
          <table:table-cell table:formula="of:=IF(MOD(ROW()-1;2);[.$A184];&quot;&quot;)" office:value-type="float" office:value="800183">
            <text:p>800183</text:p>
          </table:table-cell>
          <table:table-cell/>
          <table:table-cell table:formula="of:=COUNT([.B184:.I184])*2" office:value-type="float" office:value="6">
            <text:p>6</text:p>
          </table:table-cell>
          <table:table-cell table:formula="of:=COUNT([.C184:.D184])*2" office:value-type="float" office:value="2">
            <text:p>2</text:p>
          </table:table-cell>
          <table:table-cell table:formula="of:=COUNT([.E184:.F184])*2" office:value-type="float" office:value="2">
            <text:p>2</text:p>
          </table:table-cell>
          <table:table-cell table:formula="of:=COUNT([.G184:.H184])*2" office:value-type="float" office:value="0">
            <text:p>0</text:p>
          </table:table-cell>
          <table:table-cell table:number-columns-repeated="2"/>
          <table:table-cell table:formula="of:=[.A184]&amp;CHAR(9)&amp;[.K184]&amp;CHAR(9)&amp;[.L184]&amp;CHAR(9)&amp;[.M184]&amp;CHAR(9)&amp;[.N184]" office:value-type="string" office:string-value="800183&#9;6&#9;2&#9;2&#9;0">
            <text:p>800183<text:tab/>6<text:tab/>2<text:tab/>2<text:tab/>0</text:p>
          </table:table-cell>
          <table:table-cell table:number-columns-repeated="1001"/>
        </table:table-row>
        <table:table-row table:style-name="ro1">
          <table:table-cell office:value-type="float" office:value="800184">
            <text:p>800184</text:p>
          </table:table-cell>
          <table:table-cell table:style-name="ce2" table:formula="of:=IF(MOD(ROUNDUP((ROW()-1)/128;0);2);[.$A185];&quot;&quot;)">
            <text:p/>
          </table:table-cell>
          <table:table-cell table:style-name="ce2" table:formula="of:=IF(MOD(ROUNDUP((ROW()-1)/64;0);2);[.$A185];&quot;&quot;)" office:value-type="float" office:value="800184">
            <text:p>800184</text:p>
          </table:table-cell>
          <table:table-cell table:style-name="ce2" table:formula="of:=IF(MOD(ROUNDUP((ROW()-1)/32;0);2);[.$A185];&quot;&quot;)">
            <text:p/>
          </table:table-cell>
          <table:table-cell table:style-name="ce2" table:formula="of:=IF(MOD(ROUNDUP((ROW()-1)/16;0);2);[.$A185];&quot;&quot;)">
            <text:p/>
          </table:table-cell>
          <table:table-cell table:style-name="ce2" table:formula="of:=IF(MOD(ROUNDUP((ROW()-1)/8;0);2);[.$A185];&quot;&quot;)" office:value-type="float" office:value="800184">
            <text:p>800184</text:p>
          </table:table-cell>
          <table:table-cell table:style-name="ce2" table:formula="of:=IF(MOD(ROUNDUP((ROW()-1)/4;0);2);[.$A185];&quot;&quot;)">
            <text:p/>
          </table:table-cell>
          <table:table-cell table:style-name="ce2" table:formula="of:=IF(MOD(ROUNDUP((ROW()-1)/2;0);2);[.$A185];&quot;&quot;)">
            <text:p/>
          </table:table-cell>
          <table:table-cell table:formula="of:=IF(MOD(ROW()-1;2);[.$A185];&quot;&quot;)">
            <text:p/>
          </table:table-cell>
          <table:table-cell/>
          <table:table-cell table:formula="of:=COUNT([.B185:.I185])*2" office:value-type="float" office:value="4">
            <text:p>4</text:p>
          </table:table-cell>
          <table:table-cell table:formula="of:=COUNT([.C185:.D185])*2" office:value-type="float" office:value="2">
            <text:p>2</text:p>
          </table:table-cell>
          <table:table-cell table:formula="of:=COUNT([.E185:.F185])*2" office:value-type="float" office:value="2">
            <text:p>2</text:p>
          </table:table-cell>
          <table:table-cell table:formula="of:=COUNT([.G185:.H185])*2" office:value-type="float" office:value="0">
            <text:p>0</text:p>
          </table:table-cell>
          <table:table-cell table:number-columns-repeated="2"/>
          <table:table-cell table:formula="of:=[.A185]&amp;CHAR(9)&amp;[.K185]&amp;CHAR(9)&amp;[.L185]&amp;CHAR(9)&amp;[.M185]&amp;CHAR(9)&amp;[.N185]" office:value-type="string" office:string-value="800184&#9;4&#9;2&#9;2&#9;0">
            <text:p>800184<text:tab/>4<text:tab/>2<text:tab/>2<text:tab/>0</text:p>
          </table:table-cell>
          <table:table-cell table:number-columns-repeated="1001"/>
        </table:table-row>
        <table:table-row table:style-name="ro1">
          <table:table-cell office:value-type="float" office:value="800185">
            <text:p>800185</text:p>
          </table:table-cell>
          <table:table-cell table:style-name="ce2" table:formula="of:=IF(MOD(ROUNDUP((ROW()-1)/128;0);2);[.$A186];&quot;&quot;)">
            <text:p/>
          </table:table-cell>
          <table:table-cell table:style-name="ce2" table:formula="of:=IF(MOD(ROUNDUP((ROW()-1)/64;0);2);[.$A186];&quot;&quot;)" office:value-type="float" office:value="800185">
            <text:p>800185</text:p>
          </table:table-cell>
          <table:table-cell table:style-name="ce2" table:formula="of:=IF(MOD(ROUNDUP((ROW()-1)/32;0);2);[.$A186];&quot;&quot;)">
            <text:p/>
          </table:table-cell>
          <table:table-cell table:style-name="ce2" table:formula="of:=IF(MOD(ROUNDUP((ROW()-1)/16;0);2);[.$A186];&quot;&quot;)">
            <text:p/>
          </table:table-cell>
          <table:table-cell table:style-name="ce2" table:formula="of:=IF(MOD(ROUNDUP((ROW()-1)/8;0);2);[.$A186];&quot;&quot;)">
            <text:p/>
          </table:table-cell>
          <table:table-cell table:style-name="ce2" table:formula="of:=IF(MOD(ROUNDUP((ROW()-1)/4;0);2);[.$A186];&quot;&quot;)" office:value-type="float" office:value="800185">
            <text:p>800185</text:p>
          </table:table-cell>
          <table:table-cell table:style-name="ce2" table:formula="of:=IF(MOD(ROUNDUP((ROW()-1)/2;0);2);[.$A186];&quot;&quot;)" office:value-type="float" office:value="800185">
            <text:p>800185</text:p>
          </table:table-cell>
          <table:table-cell table:formula="of:=IF(MOD(ROW()-1;2);[.$A186];&quot;&quot;)" office:value-type="float" office:value="800185">
            <text:p>800185</text:p>
          </table:table-cell>
          <table:table-cell/>
          <table:table-cell table:formula="of:=COUNT([.B186:.I186])*2" office:value-type="float" office:value="8">
            <text:p>8</text:p>
          </table:table-cell>
          <table:table-cell table:formula="of:=COUNT([.C186:.D186])*2" office:value-type="float" office:value="2">
            <text:p>2</text:p>
          </table:table-cell>
          <table:table-cell table:formula="of:=COUNT([.E186:.F186])*2" office:value-type="float" office:value="0">
            <text:p>0</text:p>
          </table:table-cell>
          <table:table-cell table:formula="of:=COUNT([.G186:.H186])*2" office:value-type="float" office:value="4">
            <text:p>4</text:p>
          </table:table-cell>
          <table:table-cell table:number-columns-repeated="2"/>
          <table:table-cell table:formula="of:=[.A186]&amp;CHAR(9)&amp;[.K186]&amp;CHAR(9)&amp;[.L186]&amp;CHAR(9)&amp;[.M186]&amp;CHAR(9)&amp;[.N186]" office:value-type="string" office:string-value="800185&#9;8&#9;2&#9;0&#9;4">
            <text:p>800185<text:tab/>8<text:tab/>2<text:tab/>0<text:tab/>4</text:p>
          </table:table-cell>
          <table:table-cell table:number-columns-repeated="1001"/>
        </table:table-row>
        <table:table-row table:style-name="ro1">
          <table:table-cell office:value-type="float" office:value="800186">
            <text:p>800186</text:p>
          </table:table-cell>
          <table:table-cell table:style-name="ce2" table:formula="of:=IF(MOD(ROUNDUP((ROW()-1)/128;0);2);[.$A187];&quot;&quot;)">
            <text:p/>
          </table:table-cell>
          <table:table-cell table:style-name="ce2" table:formula="of:=IF(MOD(ROUNDUP((ROW()-1)/64;0);2);[.$A187];&quot;&quot;)" office:value-type="float" office:value="800186">
            <text:p>800186</text:p>
          </table:table-cell>
          <table:table-cell table:style-name="ce2" table:formula="of:=IF(MOD(ROUNDUP((ROW()-1)/32;0);2);[.$A187];&quot;&quot;)">
            <text:p/>
          </table:table-cell>
          <table:table-cell table:style-name="ce2" table:formula="of:=IF(MOD(ROUNDUP((ROW()-1)/16;0);2);[.$A187];&quot;&quot;)">
            <text:p/>
          </table:table-cell>
          <table:table-cell table:style-name="ce2" table:formula="of:=IF(MOD(ROUNDUP((ROW()-1)/8;0);2);[.$A187];&quot;&quot;)">
            <text:p/>
          </table:table-cell>
          <table:table-cell table:style-name="ce2" table:formula="of:=IF(MOD(ROUNDUP((ROW()-1)/4;0);2);[.$A187];&quot;&quot;)" office:value-type="float" office:value="800186">
            <text:p>800186</text:p>
          </table:table-cell>
          <table:table-cell table:style-name="ce2" table:formula="of:=IF(MOD(ROUNDUP((ROW()-1)/2;0);2);[.$A187];&quot;&quot;)" office:value-type="float" office:value="800186">
            <text:p>800186</text:p>
          </table:table-cell>
          <table:table-cell table:formula="of:=IF(MOD(ROW()-1;2);[.$A187];&quot;&quot;)">
            <text:p/>
          </table:table-cell>
          <table:table-cell/>
          <table:table-cell table:formula="of:=COUNT([.B187:.I187])*2" office:value-type="float" office:value="6">
            <text:p>6</text:p>
          </table:table-cell>
          <table:table-cell table:formula="of:=COUNT([.C187:.D187])*2" office:value-type="float" office:value="2">
            <text:p>2</text:p>
          </table:table-cell>
          <table:table-cell table:formula="of:=COUNT([.E187:.F187])*2" office:value-type="float" office:value="0">
            <text:p>0</text:p>
          </table:table-cell>
          <table:table-cell table:formula="of:=COUNT([.G187:.H187])*2" office:value-type="float" office:value="4">
            <text:p>4</text:p>
          </table:table-cell>
          <table:table-cell table:number-columns-repeated="2"/>
          <table:table-cell table:formula="of:=[.A187]&amp;CHAR(9)&amp;[.K187]&amp;CHAR(9)&amp;[.L187]&amp;CHAR(9)&amp;[.M187]&amp;CHAR(9)&amp;[.N187]" office:value-type="string" office:string-value="800186&#9;6&#9;2&#9;0&#9;4">
            <text:p>800186<text:tab/>6<text:tab/>2<text:tab/>0<text:tab/>4</text:p>
          </table:table-cell>
          <table:table-cell table:number-columns-repeated="1001"/>
        </table:table-row>
        <table:table-row table:style-name="ro1">
          <table:table-cell office:value-type="float" office:value="800187">
            <text:p>800187</text:p>
          </table:table-cell>
          <table:table-cell table:style-name="ce2" table:formula="of:=IF(MOD(ROUNDUP((ROW()-1)/128;0);2);[.$A188];&quot;&quot;)">
            <text:p/>
          </table:table-cell>
          <table:table-cell table:style-name="ce2" table:formula="of:=IF(MOD(ROUNDUP((ROW()-1)/64;0);2);[.$A188];&quot;&quot;)" office:value-type="float" office:value="800187">
            <text:p>800187</text:p>
          </table:table-cell>
          <table:table-cell table:style-name="ce2" table:formula="of:=IF(MOD(ROUNDUP((ROW()-1)/32;0);2);[.$A188];&quot;&quot;)">
            <text:p/>
          </table:table-cell>
          <table:table-cell table:style-name="ce2" table:formula="of:=IF(MOD(ROUNDUP((ROW()-1)/16;0);2);[.$A188];&quot;&quot;)">
            <text:p/>
          </table:table-cell>
          <table:table-cell table:style-name="ce2" table:formula="of:=IF(MOD(ROUNDUP((ROW()-1)/8;0);2);[.$A188];&quot;&quot;)">
            <text:p/>
          </table:table-cell>
          <table:table-cell table:style-name="ce2" table:formula="of:=IF(MOD(ROUNDUP((ROW()-1)/4;0);2);[.$A188];&quot;&quot;)" office:value-type="float" office:value="800187">
            <text:p>800187</text:p>
          </table:table-cell>
          <table:table-cell table:style-name="ce2" table:formula="of:=IF(MOD(ROUNDUP((ROW()-1)/2;0);2);[.$A188];&quot;&quot;)">
            <text:p/>
          </table:table-cell>
          <table:table-cell table:formula="of:=IF(MOD(ROW()-1;2);[.$A188];&quot;&quot;)" office:value-type="float" office:value="800187">
            <text:p>800187</text:p>
          </table:table-cell>
          <table:table-cell/>
          <table:table-cell table:formula="of:=COUNT([.B188:.I188])*2" office:value-type="float" office:value="6">
            <text:p>6</text:p>
          </table:table-cell>
          <table:table-cell table:formula="of:=COUNT([.C188:.D188])*2" office:value-type="float" office:value="2">
            <text:p>2</text:p>
          </table:table-cell>
          <table:table-cell table:formula="of:=COUNT([.E188:.F188])*2" office:value-type="float" office:value="0">
            <text:p>0</text:p>
          </table:table-cell>
          <table:table-cell table:formula="of:=COUNT([.G188:.H188])*2" office:value-type="float" office:value="2">
            <text:p>2</text:p>
          </table:table-cell>
          <table:table-cell table:number-columns-repeated="2"/>
          <table:table-cell table:formula="of:=[.A188]&amp;CHAR(9)&amp;[.K188]&amp;CHAR(9)&amp;[.L188]&amp;CHAR(9)&amp;[.M188]&amp;CHAR(9)&amp;[.N188]" office:value-type="string" office:string-value="800187&#9;6&#9;2&#9;0&#9;2">
            <text:p>800187<text:tab/>6<text:tab/>2<text:tab/>0<text:tab/>2</text:p>
          </table:table-cell>
          <table:table-cell table:number-columns-repeated="1001"/>
        </table:table-row>
        <table:table-row table:style-name="ro1">
          <table:table-cell office:value-type="float" office:value="800188">
            <text:p>800188</text:p>
          </table:table-cell>
          <table:table-cell table:style-name="ce2" table:formula="of:=IF(MOD(ROUNDUP((ROW()-1)/128;0);2);[.$A189];&quot;&quot;)">
            <text:p/>
          </table:table-cell>
          <table:table-cell table:style-name="ce2" table:formula="of:=IF(MOD(ROUNDUP((ROW()-1)/64;0);2);[.$A189];&quot;&quot;)" office:value-type="float" office:value="800188">
            <text:p>800188</text:p>
          </table:table-cell>
          <table:table-cell table:style-name="ce2" table:formula="of:=IF(MOD(ROUNDUP((ROW()-1)/32;0);2);[.$A189];&quot;&quot;)">
            <text:p/>
          </table:table-cell>
          <table:table-cell table:style-name="ce2" table:formula="of:=IF(MOD(ROUNDUP((ROW()-1)/16;0);2);[.$A189];&quot;&quot;)">
            <text:p/>
          </table:table-cell>
          <table:table-cell table:style-name="ce2" table:formula="of:=IF(MOD(ROUNDUP((ROW()-1)/8;0);2);[.$A189];&quot;&quot;)">
            <text:p/>
          </table:table-cell>
          <table:table-cell table:style-name="ce2" table:formula="of:=IF(MOD(ROUNDUP((ROW()-1)/4;0);2);[.$A189];&quot;&quot;)" office:value-type="float" office:value="800188">
            <text:p>800188</text:p>
          </table:table-cell>
          <table:table-cell table:style-name="ce2" table:formula="of:=IF(MOD(ROUNDUP((ROW()-1)/2;0);2);[.$A189];&quot;&quot;)">
            <text:p/>
          </table:table-cell>
          <table:table-cell table:formula="of:=IF(MOD(ROW()-1;2);[.$A189];&quot;&quot;)">
            <text:p/>
          </table:table-cell>
          <table:table-cell/>
          <table:table-cell table:formula="of:=COUNT([.B189:.I189])*2" office:value-type="float" office:value="4">
            <text:p>4</text:p>
          </table:table-cell>
          <table:table-cell table:formula="of:=COUNT([.C189:.D189])*2" office:value-type="float" office:value="2">
            <text:p>2</text:p>
          </table:table-cell>
          <table:table-cell table:formula="of:=COUNT([.E189:.F189])*2" office:value-type="float" office:value="0">
            <text:p>0</text:p>
          </table:table-cell>
          <table:table-cell table:formula="of:=COUNT([.G189:.H189])*2" office:value-type="float" office:value="2">
            <text:p>2</text:p>
          </table:table-cell>
          <table:table-cell table:number-columns-repeated="2"/>
          <table:table-cell table:formula="of:=[.A189]&amp;CHAR(9)&amp;[.K189]&amp;CHAR(9)&amp;[.L189]&amp;CHAR(9)&amp;[.M189]&amp;CHAR(9)&amp;[.N189]" office:value-type="string" office:string-value="800188&#9;4&#9;2&#9;0&#9;2">
            <text:p>800188<text:tab/>4<text:tab/>2<text:tab/>0<text:tab/>2</text:p>
          </table:table-cell>
          <table:table-cell table:number-columns-repeated="1001"/>
        </table:table-row>
        <table:table-row table:style-name="ro1">
          <table:table-cell office:value-type="float" office:value="800189">
            <text:p>800189</text:p>
          </table:table-cell>
          <table:table-cell table:style-name="ce2" table:formula="of:=IF(MOD(ROUNDUP((ROW()-1)/128;0);2);[.$A190];&quot;&quot;)">
            <text:p/>
          </table:table-cell>
          <table:table-cell table:style-name="ce2" table:formula="of:=IF(MOD(ROUNDUP((ROW()-1)/64;0);2);[.$A190];&quot;&quot;)" office:value-type="float" office:value="800189">
            <text:p>800189</text:p>
          </table:table-cell>
          <table:table-cell table:style-name="ce2" table:formula="of:=IF(MOD(ROUNDUP((ROW()-1)/32;0);2);[.$A190];&quot;&quot;)">
            <text:p/>
          </table:table-cell>
          <table:table-cell table:style-name="ce2" table:formula="of:=IF(MOD(ROUNDUP((ROW()-1)/16;0);2);[.$A190];&quot;&quot;)">
            <text:p/>
          </table:table-cell>
          <table:table-cell table:style-name="ce2" table:formula="of:=IF(MOD(ROUNDUP((ROW()-1)/8;0);2);[.$A190];&quot;&quot;)">
            <text:p/>
          </table:table-cell>
          <table:table-cell table:style-name="ce2" table:formula="of:=IF(MOD(ROUNDUP((ROW()-1)/4;0);2);[.$A190];&quot;&quot;)">
            <text:p/>
          </table:table-cell>
          <table:table-cell table:style-name="ce2" table:formula="of:=IF(MOD(ROUNDUP((ROW()-1)/2;0);2);[.$A190];&quot;&quot;)" office:value-type="float" office:value="800189">
            <text:p>800189</text:p>
          </table:table-cell>
          <table:table-cell table:formula="of:=IF(MOD(ROW()-1;2);[.$A190];&quot;&quot;)" office:value-type="float" office:value="800189">
            <text:p>800189</text:p>
          </table:table-cell>
          <table:table-cell/>
          <table:table-cell table:formula="of:=COUNT([.B190:.I190])*2" office:value-type="float" office:value="6">
            <text:p>6</text:p>
          </table:table-cell>
          <table:table-cell table:formula="of:=COUNT([.C190:.D190])*2" office:value-type="float" office:value="2">
            <text:p>2</text:p>
          </table:table-cell>
          <table:table-cell table:formula="of:=COUNT([.E190:.F190])*2" office:value-type="float" office:value="0">
            <text:p>0</text:p>
          </table:table-cell>
          <table:table-cell table:formula="of:=COUNT([.G190:.H190])*2" office:value-type="float" office:value="2">
            <text:p>2</text:p>
          </table:table-cell>
          <table:table-cell table:number-columns-repeated="2"/>
          <table:table-cell table:formula="of:=[.A190]&amp;CHAR(9)&amp;[.K190]&amp;CHAR(9)&amp;[.L190]&amp;CHAR(9)&amp;[.M190]&amp;CHAR(9)&amp;[.N190]" office:value-type="string" office:string-value="800189&#9;6&#9;2&#9;0&#9;2">
            <text:p>800189<text:tab/>6<text:tab/>2<text:tab/>0<text:tab/>2</text:p>
          </table:table-cell>
          <table:table-cell table:number-columns-repeated="1001"/>
        </table:table-row>
        <table:table-row table:style-name="ro1">
          <table:table-cell office:value-type="float" office:value="800190">
            <text:p>800190</text:p>
          </table:table-cell>
          <table:table-cell table:style-name="ce2" table:formula="of:=IF(MOD(ROUNDUP((ROW()-1)/128;0);2);[.$A191];&quot;&quot;)">
            <text:p/>
          </table:table-cell>
          <table:table-cell table:style-name="ce2" table:formula="of:=IF(MOD(ROUNDUP((ROW()-1)/64;0);2);[.$A191];&quot;&quot;)" office:value-type="float" office:value="800190">
            <text:p>800190</text:p>
          </table:table-cell>
          <table:table-cell table:style-name="ce2" table:formula="of:=IF(MOD(ROUNDUP((ROW()-1)/32;0);2);[.$A191];&quot;&quot;)">
            <text:p/>
          </table:table-cell>
          <table:table-cell table:style-name="ce2" table:formula="of:=IF(MOD(ROUNDUP((ROW()-1)/16;0);2);[.$A191];&quot;&quot;)">
            <text:p/>
          </table:table-cell>
          <table:table-cell table:style-name="ce2" table:formula="of:=IF(MOD(ROUNDUP((ROW()-1)/8;0);2);[.$A191];&quot;&quot;)">
            <text:p/>
          </table:table-cell>
          <table:table-cell table:style-name="ce2" table:formula="of:=IF(MOD(ROUNDUP((ROW()-1)/4;0);2);[.$A191];&quot;&quot;)">
            <text:p/>
          </table:table-cell>
          <table:table-cell table:style-name="ce2" table:formula="of:=IF(MOD(ROUNDUP((ROW()-1)/2;0);2);[.$A191];&quot;&quot;)" office:value-type="float" office:value="800190">
            <text:p>800190</text:p>
          </table:table-cell>
          <table:table-cell table:formula="of:=IF(MOD(ROW()-1;2);[.$A191];&quot;&quot;)">
            <text:p/>
          </table:table-cell>
          <table:table-cell/>
          <table:table-cell table:formula="of:=COUNT([.B191:.I191])*2" office:value-type="float" office:value="4">
            <text:p>4</text:p>
          </table:table-cell>
          <table:table-cell table:formula="of:=COUNT([.C191:.D191])*2" office:value-type="float" office:value="2">
            <text:p>2</text:p>
          </table:table-cell>
          <table:table-cell table:formula="of:=COUNT([.E191:.F191])*2" office:value-type="float" office:value="0">
            <text:p>0</text:p>
          </table:table-cell>
          <table:table-cell table:formula="of:=COUNT([.G191:.H191])*2" office:value-type="float" office:value="2">
            <text:p>2</text:p>
          </table:table-cell>
          <table:table-cell table:number-columns-repeated="2"/>
          <table:table-cell table:formula="of:=[.A191]&amp;CHAR(9)&amp;[.K191]&amp;CHAR(9)&amp;[.L191]&amp;CHAR(9)&amp;[.M191]&amp;CHAR(9)&amp;[.N191]" office:value-type="string" office:string-value="800190&#9;4&#9;2&#9;0&#9;2">
            <text:p>800190<text:tab/>4<text:tab/>2<text:tab/>0<text:tab/>2</text:p>
          </table:table-cell>
          <table:table-cell table:number-columns-repeated="1001"/>
        </table:table-row>
        <table:table-row table:style-name="ro1">
          <table:table-cell office:value-type="float" office:value="800191">
            <text:p>800191</text:p>
          </table:table-cell>
          <table:table-cell table:style-name="ce2" table:formula="of:=IF(MOD(ROUNDUP((ROW()-1)/128;0);2);[.$A192];&quot;&quot;)">
            <text:p/>
          </table:table-cell>
          <table:table-cell table:style-name="ce2" table:formula="of:=IF(MOD(ROUNDUP((ROW()-1)/64;0);2);[.$A192];&quot;&quot;)" office:value-type="float" office:value="800191">
            <text:p>800191</text:p>
          </table:table-cell>
          <table:table-cell table:style-name="ce2" table:formula="of:=IF(MOD(ROUNDUP((ROW()-1)/32;0);2);[.$A192];&quot;&quot;)">
            <text:p/>
          </table:table-cell>
          <table:table-cell table:style-name="ce2" table:formula="of:=IF(MOD(ROUNDUP((ROW()-1)/16;0);2);[.$A192];&quot;&quot;)">
            <text:p/>
          </table:table-cell>
          <table:table-cell table:style-name="ce2" table:formula="of:=IF(MOD(ROUNDUP((ROW()-1)/8;0);2);[.$A192];&quot;&quot;)">
            <text:p/>
          </table:table-cell>
          <table:table-cell table:style-name="ce2" table:formula="of:=IF(MOD(ROUNDUP((ROW()-1)/4;0);2);[.$A192];&quot;&quot;)">
            <text:p/>
          </table:table-cell>
          <table:table-cell table:style-name="ce2" table:formula="of:=IF(MOD(ROUNDUP((ROW()-1)/2;0);2);[.$A192];&quot;&quot;)">
            <text:p/>
          </table:table-cell>
          <table:table-cell table:formula="of:=IF(MOD(ROW()-1;2);[.$A192];&quot;&quot;)" office:value-type="float" office:value="800191">
            <text:p>800191</text:p>
          </table:table-cell>
          <table:table-cell/>
          <table:table-cell table:formula="of:=COUNT([.B192:.I192])*2" office:value-type="float" office:value="4">
            <text:p>4</text:p>
          </table:table-cell>
          <table:table-cell table:formula="of:=COUNT([.C192:.D192])*2" office:value-type="float" office:value="2">
            <text:p>2</text:p>
          </table:table-cell>
          <table:table-cell table:formula="of:=COUNT([.E192:.F192])*2" office:value-type="float" office:value="0">
            <text:p>0</text:p>
          </table:table-cell>
          <table:table-cell table:formula="of:=COUNT([.G192:.H192])*2" office:value-type="float" office:value="0">
            <text:p>0</text:p>
          </table:table-cell>
          <table:table-cell table:number-columns-repeated="2"/>
          <table:table-cell table:formula="of:=[.A192]&amp;CHAR(9)&amp;[.K192]&amp;CHAR(9)&amp;[.L192]&amp;CHAR(9)&amp;[.M192]&amp;CHAR(9)&amp;[.N192]" office:value-type="string" office:string-value="800191&#9;4&#9;2&#9;0&#9;0">
            <text:p>800191<text:tab/>4<text:tab/>2<text:tab/>0<text:tab/>0</text:p>
          </table:table-cell>
          <table:table-cell table:number-columns-repeated="1001"/>
        </table:table-row>
        <table:table-row table:style-name="ro1">
          <table:table-cell office:value-type="float" office:value="800192">
            <text:p>800192</text:p>
          </table:table-cell>
          <table:table-cell table:style-name="ce2" table:formula="of:=IF(MOD(ROUNDUP((ROW()-1)/128;0);2);[.$A193];&quot;&quot;)">
            <text:p/>
          </table:table-cell>
          <table:table-cell table:style-name="ce2" table:formula="of:=IF(MOD(ROUNDUP((ROW()-1)/64;0);2);[.$A193];&quot;&quot;)" office:value-type="float" office:value="800192">
            <text:p>800192</text:p>
          </table:table-cell>
          <table:table-cell table:style-name="ce2" table:formula="of:=IF(MOD(ROUNDUP((ROW()-1)/32;0);2);[.$A193];&quot;&quot;)">
            <text:p/>
          </table:table-cell>
          <table:table-cell table:style-name="ce2" table:formula="of:=IF(MOD(ROUNDUP((ROW()-1)/16;0);2);[.$A193];&quot;&quot;)">
            <text:p/>
          </table:table-cell>
          <table:table-cell table:style-name="ce2" table:formula="of:=IF(MOD(ROUNDUP((ROW()-1)/8;0);2);[.$A193];&quot;&quot;)">
            <text:p/>
          </table:table-cell>
          <table:table-cell table:style-name="ce2" table:formula="of:=IF(MOD(ROUNDUP((ROW()-1)/4;0);2);[.$A193];&quot;&quot;)">
            <text:p/>
          </table:table-cell>
          <table:table-cell table:style-name="ce2" table:formula="of:=IF(MOD(ROUNDUP((ROW()-1)/2;0);2);[.$A193];&quot;&quot;)">
            <text:p/>
          </table:table-cell>
          <table:table-cell table:formula="of:=IF(MOD(ROW()-1;2);[.$A193];&quot;&quot;)">
            <text:p/>
          </table:table-cell>
          <table:table-cell/>
          <table:table-cell table:formula="of:=COUNT([.B193:.I193])*2" office:value-type="float" office:value="2">
            <text:p>2</text:p>
          </table:table-cell>
          <table:table-cell table:formula="of:=COUNT([.C193:.D193])*2" office:value-type="float" office:value="2">
            <text:p>2</text:p>
          </table:table-cell>
          <table:table-cell table:formula="of:=COUNT([.E193:.F193])*2" office:value-type="float" office:value="0">
            <text:p>0</text:p>
          </table:table-cell>
          <table:table-cell table:formula="of:=COUNT([.G193:.H193])*2" office:value-type="float" office:value="0">
            <text:p>0</text:p>
          </table:table-cell>
          <table:table-cell table:number-columns-repeated="2"/>
          <table:table-cell table:formula="of:=[.A193]&amp;CHAR(9)&amp;[.K193]&amp;CHAR(9)&amp;[.L193]&amp;CHAR(9)&amp;[.M193]&amp;CHAR(9)&amp;[.N193]" office:value-type="string" office:string-value="800192&#9;2&#9;2&#9;0&#9;0">
            <text:p>800192<text:tab/>2<text:tab/>2<text:tab/>0<text:tab/>0</text:p>
          </table:table-cell>
          <table:table-cell table:number-columns-repeated="1001"/>
        </table:table-row>
        <table:table-row table:style-name="ro1">
          <table:table-cell office:value-type="float" office:value="800193">
            <text:p>800193</text:p>
          </table:table-cell>
          <table:table-cell table:style-name="ce2" table:formula="of:=IF(MOD(ROUNDUP((ROW()-1)/128;0);2);[.$A194];&quot;&quot;)">
            <text:p/>
          </table:table-cell>
          <table:table-cell table:style-name="ce2" table:formula="of:=IF(MOD(ROUNDUP((ROW()-1)/64;0);2);[.$A194];&quot;&quot;)">
            <text:p/>
          </table:table-cell>
          <table:table-cell table:style-name="ce2" table:formula="of:=IF(MOD(ROUNDUP((ROW()-1)/32;0);2);[.$A194];&quot;&quot;)" office:value-type="float" office:value="800193">
            <text:p>800193</text:p>
          </table:table-cell>
          <table:table-cell table:style-name="ce2" table:formula="of:=IF(MOD(ROUNDUP((ROW()-1)/16;0);2);[.$A194];&quot;&quot;)" office:value-type="float" office:value="800193">
            <text:p>800193</text:p>
          </table:table-cell>
          <table:table-cell table:style-name="ce2" table:formula="of:=IF(MOD(ROUNDUP((ROW()-1)/8;0);2);[.$A194];&quot;&quot;)" office:value-type="float" office:value="800193">
            <text:p>800193</text:p>
          </table:table-cell>
          <table:table-cell table:style-name="ce2" table:formula="of:=IF(MOD(ROUNDUP((ROW()-1)/4;0);2);[.$A194];&quot;&quot;)" office:value-type="float" office:value="800193">
            <text:p>800193</text:p>
          </table:table-cell>
          <table:table-cell table:style-name="ce2" table:formula="of:=IF(MOD(ROUNDUP((ROW()-1)/2;0);2);[.$A194];&quot;&quot;)" office:value-type="float" office:value="800193">
            <text:p>800193</text:p>
          </table:table-cell>
          <table:table-cell table:formula="of:=IF(MOD(ROW()-1;2);[.$A194];&quot;&quot;)" office:value-type="float" office:value="800193">
            <text:p>800193</text:p>
          </table:table-cell>
          <table:table-cell/>
          <table:table-cell table:formula="of:=COUNT([.B194:.I194])*2" office:value-type="float" office:value="12">
            <text:p>12</text:p>
          </table:table-cell>
          <table:table-cell table:formula="of:=COUNT([.C194:.D194])*2" office:value-type="float" office:value="2">
            <text:p>2</text:p>
          </table:table-cell>
          <table:table-cell table:formula="of:=COUNT([.E194:.F194])*2" office:value-type="float" office:value="4">
            <text:p>4</text:p>
          </table:table-cell>
          <table:table-cell table:formula="of:=COUNT([.G194:.H194])*2" office:value-type="float" office:value="4">
            <text:p>4</text:p>
          </table:table-cell>
          <table:table-cell table:number-columns-repeated="2"/>
          <table:table-cell table:formula="of:=[.A194]&amp;CHAR(9)&amp;[.K194]&amp;CHAR(9)&amp;[.L194]&amp;CHAR(9)&amp;[.M194]&amp;CHAR(9)&amp;[.N194]" office:value-type="string" office:string-value="800193&#9;12&#9;2&#9;4&#9;4">
            <text:p>800193<text:tab/>12<text:tab/>2<text:tab/>4<text:tab/>4</text:p>
          </table:table-cell>
          <table:table-cell table:number-columns-repeated="1001"/>
        </table:table-row>
        <table:table-row table:style-name="ro1">
          <table:table-cell office:value-type="float" office:value="800194">
            <text:p>800194</text:p>
          </table:table-cell>
          <table:table-cell table:style-name="ce2" table:formula="of:=IF(MOD(ROUNDUP((ROW()-1)/128;0);2);[.$A195];&quot;&quot;)">
            <text:p/>
          </table:table-cell>
          <table:table-cell table:style-name="ce2" table:formula="of:=IF(MOD(ROUNDUP((ROW()-1)/64;0);2);[.$A195];&quot;&quot;)">
            <text:p/>
          </table:table-cell>
          <table:table-cell table:style-name="ce2" table:formula="of:=IF(MOD(ROUNDUP((ROW()-1)/32;0);2);[.$A195];&quot;&quot;)" office:value-type="float" office:value="800194">
            <text:p>800194</text:p>
          </table:table-cell>
          <table:table-cell table:style-name="ce2" table:formula="of:=IF(MOD(ROUNDUP((ROW()-1)/16;0);2);[.$A195];&quot;&quot;)" office:value-type="float" office:value="800194">
            <text:p>800194</text:p>
          </table:table-cell>
          <table:table-cell table:style-name="ce2" table:formula="of:=IF(MOD(ROUNDUP((ROW()-1)/8;0);2);[.$A195];&quot;&quot;)" office:value-type="float" office:value="800194">
            <text:p>800194</text:p>
          </table:table-cell>
          <table:table-cell table:style-name="ce2" table:formula="of:=IF(MOD(ROUNDUP((ROW()-1)/4;0);2);[.$A195];&quot;&quot;)" office:value-type="float" office:value="800194">
            <text:p>800194</text:p>
          </table:table-cell>
          <table:table-cell table:style-name="ce2" table:formula="of:=IF(MOD(ROUNDUP((ROW()-1)/2;0);2);[.$A195];&quot;&quot;)" office:value-type="float" office:value="800194">
            <text:p>800194</text:p>
          </table:table-cell>
          <table:table-cell table:formula="of:=IF(MOD(ROW()-1;2);[.$A195];&quot;&quot;)">
            <text:p/>
          </table:table-cell>
          <table:table-cell/>
          <table:table-cell table:formula="of:=COUNT([.B195:.I195])*2" office:value-type="float" office:value="10">
            <text:p>10</text:p>
          </table:table-cell>
          <table:table-cell table:formula="of:=COUNT([.C195:.D195])*2" office:value-type="float" office:value="2">
            <text:p>2</text:p>
          </table:table-cell>
          <table:table-cell table:formula="of:=COUNT([.E195:.F195])*2" office:value-type="float" office:value="4">
            <text:p>4</text:p>
          </table:table-cell>
          <table:table-cell table:formula="of:=COUNT([.G195:.H195])*2" office:value-type="float" office:value="4">
            <text:p>4</text:p>
          </table:table-cell>
          <table:table-cell table:number-columns-repeated="2"/>
          <table:table-cell table:formula="of:=[.A195]&amp;CHAR(9)&amp;[.K195]&amp;CHAR(9)&amp;[.L195]&amp;CHAR(9)&amp;[.M195]&amp;CHAR(9)&amp;[.N195]" office:value-type="string" office:string-value="800194&#9;10&#9;2&#9;4&#9;4">
            <text:p>800194<text:tab/>10<text:tab/>2<text:tab/>4<text:tab/>4</text:p>
          </table:table-cell>
          <table:table-cell table:number-columns-repeated="1001"/>
        </table:table-row>
        <table:table-row table:style-name="ro1">
          <table:table-cell office:value-type="float" office:value="800195">
            <text:p>800195</text:p>
          </table:table-cell>
          <table:table-cell table:style-name="ce2" table:formula="of:=IF(MOD(ROUNDUP((ROW()-1)/128;0);2);[.$A196];&quot;&quot;)">
            <text:p/>
          </table:table-cell>
          <table:table-cell table:style-name="ce2" table:formula="of:=IF(MOD(ROUNDUP((ROW()-1)/64;0);2);[.$A196];&quot;&quot;)">
            <text:p/>
          </table:table-cell>
          <table:table-cell table:style-name="ce2" table:formula="of:=IF(MOD(ROUNDUP((ROW()-1)/32;0);2);[.$A196];&quot;&quot;)" office:value-type="float" office:value="800195">
            <text:p>800195</text:p>
          </table:table-cell>
          <table:table-cell table:style-name="ce2" table:formula="of:=IF(MOD(ROUNDUP((ROW()-1)/16;0);2);[.$A196];&quot;&quot;)" office:value-type="float" office:value="800195">
            <text:p>800195</text:p>
          </table:table-cell>
          <table:table-cell table:style-name="ce2" table:formula="of:=IF(MOD(ROUNDUP((ROW()-1)/8;0);2);[.$A196];&quot;&quot;)" office:value-type="float" office:value="800195">
            <text:p>800195</text:p>
          </table:table-cell>
          <table:table-cell table:style-name="ce2" table:formula="of:=IF(MOD(ROUNDUP((ROW()-1)/4;0);2);[.$A196];&quot;&quot;)" office:value-type="float" office:value="800195">
            <text:p>800195</text:p>
          </table:table-cell>
          <table:table-cell table:style-name="ce2" table:formula="of:=IF(MOD(ROUNDUP((ROW()-1)/2;0);2);[.$A196];&quot;&quot;)">
            <text:p/>
          </table:table-cell>
          <table:table-cell table:formula="of:=IF(MOD(ROW()-1;2);[.$A196];&quot;&quot;)" office:value-type="float" office:value="800195">
            <text:p>800195</text:p>
          </table:table-cell>
          <table:table-cell/>
          <table:table-cell table:formula="of:=COUNT([.B196:.I196])*2" office:value-type="float" office:value="10">
            <text:p>10</text:p>
          </table:table-cell>
          <table:table-cell table:formula="of:=COUNT([.C196:.D196])*2" office:value-type="float" office:value="2">
            <text:p>2</text:p>
          </table:table-cell>
          <table:table-cell table:formula="of:=COUNT([.E196:.F196])*2" office:value-type="float" office:value="4">
            <text:p>4</text:p>
          </table:table-cell>
          <table:table-cell table:formula="of:=COUNT([.G196:.H196])*2" office:value-type="float" office:value="2">
            <text:p>2</text:p>
          </table:table-cell>
          <table:table-cell table:number-columns-repeated="2"/>
          <table:table-cell table:formula="of:=[.A196]&amp;CHAR(9)&amp;[.K196]&amp;CHAR(9)&amp;[.L196]&amp;CHAR(9)&amp;[.M196]&amp;CHAR(9)&amp;[.N196]" office:value-type="string" office:string-value="800195&#9;10&#9;2&#9;4&#9;2">
            <text:p>800195<text:tab/>10<text:tab/>2<text:tab/>4<text:tab/>2</text:p>
          </table:table-cell>
          <table:table-cell table:number-columns-repeated="1001"/>
        </table:table-row>
        <table:table-row table:style-name="ro1">
          <table:table-cell office:value-type="float" office:value="800196">
            <text:p>800196</text:p>
          </table:table-cell>
          <table:table-cell table:style-name="ce2" table:formula="of:=IF(MOD(ROUNDUP((ROW()-1)/128;0);2);[.$A197];&quot;&quot;)">
            <text:p/>
          </table:table-cell>
          <table:table-cell table:style-name="ce2" table:formula="of:=IF(MOD(ROUNDUP((ROW()-1)/64;0);2);[.$A197];&quot;&quot;)">
            <text:p/>
          </table:table-cell>
          <table:table-cell table:style-name="ce2" table:formula="of:=IF(MOD(ROUNDUP((ROW()-1)/32;0);2);[.$A197];&quot;&quot;)" office:value-type="float" office:value="800196">
            <text:p>800196</text:p>
          </table:table-cell>
          <table:table-cell table:style-name="ce2" table:formula="of:=IF(MOD(ROUNDUP((ROW()-1)/16;0);2);[.$A197];&quot;&quot;)" office:value-type="float" office:value="800196">
            <text:p>800196</text:p>
          </table:table-cell>
          <table:table-cell table:style-name="ce2" table:formula="of:=IF(MOD(ROUNDUP((ROW()-1)/8;0);2);[.$A197];&quot;&quot;)" office:value-type="float" office:value="800196">
            <text:p>800196</text:p>
          </table:table-cell>
          <table:table-cell table:style-name="ce2" table:formula="of:=IF(MOD(ROUNDUP((ROW()-1)/4;0);2);[.$A197];&quot;&quot;)" office:value-type="float" office:value="800196">
            <text:p>800196</text:p>
          </table:table-cell>
          <table:table-cell table:style-name="ce2" table:formula="of:=IF(MOD(ROUNDUP((ROW()-1)/2;0);2);[.$A197];&quot;&quot;)">
            <text:p/>
          </table:table-cell>
          <table:table-cell table:formula="of:=IF(MOD(ROW()-1;2);[.$A197];&quot;&quot;)">
            <text:p/>
          </table:table-cell>
          <table:table-cell/>
          <table:table-cell table:formula="of:=COUNT([.B197:.I197])*2" office:value-type="float" office:value="8">
            <text:p>8</text:p>
          </table:table-cell>
          <table:table-cell table:formula="of:=COUNT([.C197:.D197])*2" office:value-type="float" office:value="2">
            <text:p>2</text:p>
          </table:table-cell>
          <table:table-cell table:formula="of:=COUNT([.E197:.F197])*2" office:value-type="float" office:value="4">
            <text:p>4</text:p>
          </table:table-cell>
          <table:table-cell table:formula="of:=COUNT([.G197:.H197])*2" office:value-type="float" office:value="2">
            <text:p>2</text:p>
          </table:table-cell>
          <table:table-cell table:number-columns-repeated="2"/>
          <table:table-cell table:formula="of:=[.A197]&amp;CHAR(9)&amp;[.K197]&amp;CHAR(9)&amp;[.L197]&amp;CHAR(9)&amp;[.M197]&amp;CHAR(9)&amp;[.N197]" office:value-type="string" office:string-value="800196&#9;8&#9;2&#9;4&#9;2">
            <text:p>800196<text:tab/>8<text:tab/>2<text:tab/>4<text:tab/>2</text:p>
          </table:table-cell>
          <table:table-cell table:number-columns-repeated="1001"/>
        </table:table-row>
        <table:table-row table:style-name="ro1">
          <table:table-cell office:value-type="float" office:value="800197">
            <text:p>800197</text:p>
          </table:table-cell>
          <table:table-cell table:style-name="ce2" table:formula="of:=IF(MOD(ROUNDUP((ROW()-1)/128;0);2);[.$A198];&quot;&quot;)">
            <text:p/>
          </table:table-cell>
          <table:table-cell table:style-name="ce2" table:formula="of:=IF(MOD(ROUNDUP((ROW()-1)/64;0);2);[.$A198];&quot;&quot;)">
            <text:p/>
          </table:table-cell>
          <table:table-cell table:style-name="ce2" table:formula="of:=IF(MOD(ROUNDUP((ROW()-1)/32;0);2);[.$A198];&quot;&quot;)" office:value-type="float" office:value="800197">
            <text:p>800197</text:p>
          </table:table-cell>
          <table:table-cell table:style-name="ce2" table:formula="of:=IF(MOD(ROUNDUP((ROW()-1)/16;0);2);[.$A198];&quot;&quot;)" office:value-type="float" office:value="800197">
            <text:p>800197</text:p>
          </table:table-cell>
          <table:table-cell table:style-name="ce2" table:formula="of:=IF(MOD(ROUNDUP((ROW()-1)/8;0);2);[.$A198];&quot;&quot;)" office:value-type="float" office:value="800197">
            <text:p>800197</text:p>
          </table:table-cell>
          <table:table-cell table:style-name="ce2" table:formula="of:=IF(MOD(ROUNDUP((ROW()-1)/4;0);2);[.$A198];&quot;&quot;)">
            <text:p/>
          </table:table-cell>
          <table:table-cell table:style-name="ce2" table:formula="of:=IF(MOD(ROUNDUP((ROW()-1)/2;0);2);[.$A198];&quot;&quot;)" office:value-type="float" office:value="800197">
            <text:p>800197</text:p>
          </table:table-cell>
          <table:table-cell table:formula="of:=IF(MOD(ROW()-1;2);[.$A198];&quot;&quot;)" office:value-type="float" office:value="800197">
            <text:p>800197</text:p>
          </table:table-cell>
          <table:table-cell/>
          <table:table-cell table:formula="of:=COUNT([.B198:.I198])*2" office:value-type="float" office:value="10">
            <text:p>10</text:p>
          </table:table-cell>
          <table:table-cell table:formula="of:=COUNT([.C198:.D198])*2" office:value-type="float" office:value="2">
            <text:p>2</text:p>
          </table:table-cell>
          <table:table-cell table:formula="of:=COUNT([.E198:.F198])*2" office:value-type="float" office:value="4">
            <text:p>4</text:p>
          </table:table-cell>
          <table:table-cell table:formula="of:=COUNT([.G198:.H198])*2" office:value-type="float" office:value="2">
            <text:p>2</text:p>
          </table:table-cell>
          <table:table-cell table:number-columns-repeated="2"/>
          <table:table-cell table:formula="of:=[.A198]&amp;CHAR(9)&amp;[.K198]&amp;CHAR(9)&amp;[.L198]&amp;CHAR(9)&amp;[.M198]&amp;CHAR(9)&amp;[.N198]" office:value-type="string" office:string-value="800197&#9;10&#9;2&#9;4&#9;2">
            <text:p>800197<text:tab/>10<text:tab/>2<text:tab/>4<text:tab/>2</text:p>
          </table:table-cell>
          <table:table-cell table:number-columns-repeated="1001"/>
        </table:table-row>
        <table:table-row table:style-name="ro1">
          <table:table-cell office:value-type="float" office:value="800198">
            <text:p>800198</text:p>
          </table:table-cell>
          <table:table-cell table:style-name="ce2" table:formula="of:=IF(MOD(ROUNDUP((ROW()-1)/128;0);2);[.$A199];&quot;&quot;)">
            <text:p/>
          </table:table-cell>
          <table:table-cell table:style-name="ce2" table:formula="of:=IF(MOD(ROUNDUP((ROW()-1)/64;0);2);[.$A199];&quot;&quot;)">
            <text:p/>
          </table:table-cell>
          <table:table-cell table:style-name="ce2" table:formula="of:=IF(MOD(ROUNDUP((ROW()-1)/32;0);2);[.$A199];&quot;&quot;)" office:value-type="float" office:value="800198">
            <text:p>800198</text:p>
          </table:table-cell>
          <table:table-cell table:style-name="ce2" table:formula="of:=IF(MOD(ROUNDUP((ROW()-1)/16;0);2);[.$A199];&quot;&quot;)" office:value-type="float" office:value="800198">
            <text:p>800198</text:p>
          </table:table-cell>
          <table:table-cell table:style-name="ce2" table:formula="of:=IF(MOD(ROUNDUP((ROW()-1)/8;0);2);[.$A199];&quot;&quot;)" office:value-type="float" office:value="800198">
            <text:p>800198</text:p>
          </table:table-cell>
          <table:table-cell table:style-name="ce2" table:formula="of:=IF(MOD(ROUNDUP((ROW()-1)/4;0);2);[.$A199];&quot;&quot;)">
            <text:p/>
          </table:table-cell>
          <table:table-cell table:style-name="ce2" table:formula="of:=IF(MOD(ROUNDUP((ROW()-1)/2;0);2);[.$A199];&quot;&quot;)" office:value-type="float" office:value="800198">
            <text:p>800198</text:p>
          </table:table-cell>
          <table:table-cell table:formula="of:=IF(MOD(ROW()-1;2);[.$A199];&quot;&quot;)">
            <text:p/>
          </table:table-cell>
          <table:table-cell/>
          <table:table-cell table:formula="of:=COUNT([.B199:.I199])*2" office:value-type="float" office:value="8">
            <text:p>8</text:p>
          </table:table-cell>
          <table:table-cell table:formula="of:=COUNT([.C199:.D199])*2" office:value-type="float" office:value="2">
            <text:p>2</text:p>
          </table:table-cell>
          <table:table-cell table:formula="of:=COUNT([.E199:.F199])*2" office:value-type="float" office:value="4">
            <text:p>4</text:p>
          </table:table-cell>
          <table:table-cell table:formula="of:=COUNT([.G199:.H199])*2" office:value-type="float" office:value="2">
            <text:p>2</text:p>
          </table:table-cell>
          <table:table-cell table:number-columns-repeated="2"/>
          <table:table-cell table:formula="of:=[.A199]&amp;CHAR(9)&amp;[.K199]&amp;CHAR(9)&amp;[.L199]&amp;CHAR(9)&amp;[.M199]&amp;CHAR(9)&amp;[.N199]" office:value-type="string" office:string-value="800198&#9;8&#9;2&#9;4&#9;2">
            <text:p>800198<text:tab/>8<text:tab/>2<text:tab/>4<text:tab/>2</text:p>
          </table:table-cell>
          <table:table-cell table:number-columns-repeated="1001"/>
        </table:table-row>
        <table:table-row table:style-name="ro1">
          <table:table-cell office:value-type="float" office:value="800199">
            <text:p>800199</text:p>
          </table:table-cell>
          <table:table-cell table:style-name="ce2" table:formula="of:=IF(MOD(ROUNDUP((ROW()-1)/128;0);2);[.$A200];&quot;&quot;)">
            <text:p/>
          </table:table-cell>
          <table:table-cell table:style-name="ce2" table:formula="of:=IF(MOD(ROUNDUP((ROW()-1)/64;0);2);[.$A200];&quot;&quot;)">
            <text:p/>
          </table:table-cell>
          <table:table-cell table:style-name="ce2" table:formula="of:=IF(MOD(ROUNDUP((ROW()-1)/32;0);2);[.$A200];&quot;&quot;)" office:value-type="float" office:value="800199">
            <text:p>800199</text:p>
          </table:table-cell>
          <table:table-cell table:style-name="ce2" table:formula="of:=IF(MOD(ROUNDUP((ROW()-1)/16;0);2);[.$A200];&quot;&quot;)" office:value-type="float" office:value="800199">
            <text:p>800199</text:p>
          </table:table-cell>
          <table:table-cell table:style-name="ce2" table:formula="of:=IF(MOD(ROUNDUP((ROW()-1)/8;0);2);[.$A200];&quot;&quot;)" office:value-type="float" office:value="800199">
            <text:p>800199</text:p>
          </table:table-cell>
          <table:table-cell table:style-name="ce2" table:formula="of:=IF(MOD(ROUNDUP((ROW()-1)/4;0);2);[.$A200];&quot;&quot;)">
            <text:p/>
          </table:table-cell>
          <table:table-cell table:style-name="ce2" table:formula="of:=IF(MOD(ROUNDUP((ROW()-1)/2;0);2);[.$A200];&quot;&quot;)">
            <text:p/>
          </table:table-cell>
          <table:table-cell table:formula="of:=IF(MOD(ROW()-1;2);[.$A200];&quot;&quot;)" office:value-type="float" office:value="800199">
            <text:p>800199</text:p>
          </table:table-cell>
          <table:table-cell/>
          <table:table-cell table:formula="of:=COUNT([.B200:.I200])*2" office:value-type="float" office:value="8">
            <text:p>8</text:p>
          </table:table-cell>
          <table:table-cell table:formula="of:=COUNT([.C200:.D200])*2" office:value-type="float" office:value="2">
            <text:p>2</text:p>
          </table:table-cell>
          <table:table-cell table:formula="of:=COUNT([.E200:.F200])*2" office:value-type="float" office:value="4">
            <text:p>4</text:p>
          </table:table-cell>
          <table:table-cell table:formula="of:=COUNT([.G200:.H200])*2" office:value-type="float" office:value="0">
            <text:p>0</text:p>
          </table:table-cell>
          <table:table-cell table:number-columns-repeated="2"/>
          <table:table-cell table:formula="of:=[.A200]&amp;CHAR(9)&amp;[.K200]&amp;CHAR(9)&amp;[.L200]&amp;CHAR(9)&amp;[.M200]&amp;CHAR(9)&amp;[.N200]" office:value-type="string" office:string-value="800199&#9;8&#9;2&#9;4&#9;0">
            <text:p>800199<text:tab/>8<text:tab/>2<text:tab/>4<text:tab/>0</text:p>
          </table:table-cell>
          <table:table-cell table:number-columns-repeated="1001"/>
        </table:table-row>
        <table:table-row table:style-name="ro1">
          <table:table-cell office:value-type="float" office:value="800200">
            <text:p>800200</text:p>
          </table:table-cell>
          <table:table-cell table:style-name="ce2" table:formula="of:=IF(MOD(ROUNDUP((ROW()-1)/128;0);2);[.$A201];&quot;&quot;)">
            <text:p/>
          </table:table-cell>
          <table:table-cell table:style-name="ce2" table:formula="of:=IF(MOD(ROUNDUP((ROW()-1)/64;0);2);[.$A201];&quot;&quot;)">
            <text:p/>
          </table:table-cell>
          <table:table-cell table:style-name="ce2" table:formula="of:=IF(MOD(ROUNDUP((ROW()-1)/32;0);2);[.$A201];&quot;&quot;)" office:value-type="float" office:value="800200">
            <text:p>800200</text:p>
          </table:table-cell>
          <table:table-cell table:style-name="ce2" table:formula="of:=IF(MOD(ROUNDUP((ROW()-1)/16;0);2);[.$A201];&quot;&quot;)" office:value-type="float" office:value="800200">
            <text:p>800200</text:p>
          </table:table-cell>
          <table:table-cell table:style-name="ce2" table:formula="of:=IF(MOD(ROUNDUP((ROW()-1)/8;0);2);[.$A201];&quot;&quot;)" office:value-type="float" office:value="800200">
            <text:p>800200</text:p>
          </table:table-cell>
          <table:table-cell table:style-name="ce2" table:formula="of:=IF(MOD(ROUNDUP((ROW()-1)/4;0);2);[.$A201];&quot;&quot;)">
            <text:p/>
          </table:table-cell>
          <table:table-cell table:style-name="ce2" table:formula="of:=IF(MOD(ROUNDUP((ROW()-1)/2;0);2);[.$A201];&quot;&quot;)">
            <text:p/>
          </table:table-cell>
          <table:table-cell table:formula="of:=IF(MOD(ROW()-1;2);[.$A201];&quot;&quot;)">
            <text:p/>
          </table:table-cell>
          <table:table-cell/>
          <table:table-cell table:formula="of:=COUNT([.B201:.I201])*2" office:value-type="float" office:value="6">
            <text:p>6</text:p>
          </table:table-cell>
          <table:table-cell table:formula="of:=COUNT([.C201:.D201])*2" office:value-type="float" office:value="2">
            <text:p>2</text:p>
          </table:table-cell>
          <table:table-cell table:formula="of:=COUNT([.E201:.F201])*2" office:value-type="float" office:value="4">
            <text:p>4</text:p>
          </table:table-cell>
          <table:table-cell table:formula="of:=COUNT([.G201:.H201])*2" office:value-type="float" office:value="0">
            <text:p>0</text:p>
          </table:table-cell>
          <table:table-cell table:number-columns-repeated="2"/>
          <table:table-cell table:formula="of:=[.A201]&amp;CHAR(9)&amp;[.K201]&amp;CHAR(9)&amp;[.L201]&amp;CHAR(9)&amp;[.M201]&amp;CHAR(9)&amp;[.N201]" office:value-type="string" office:string-value="800200&#9;6&#9;2&#9;4&#9;0">
            <text:p>800200<text:tab/>6<text:tab/>2<text:tab/>4<text:tab/>0</text:p>
          </table:table-cell>
          <table:table-cell table:number-columns-repeated="1001"/>
        </table:table-row>
        <table:table-row table:style-name="ro1">
          <table:table-cell office:value-type="float" office:value="800201">
            <text:p>800201</text:p>
          </table:table-cell>
          <table:table-cell table:style-name="ce2" table:formula="of:=IF(MOD(ROUNDUP((ROW()-1)/128;0);2);[.$A202];&quot;&quot;)">
            <text:p/>
          </table:table-cell>
          <table:table-cell table:style-name="ce2" table:formula="of:=IF(MOD(ROUNDUP((ROW()-1)/64;0);2);[.$A202];&quot;&quot;)">
            <text:p/>
          </table:table-cell>
          <table:table-cell table:style-name="ce2" table:formula="of:=IF(MOD(ROUNDUP((ROW()-1)/32;0);2);[.$A202];&quot;&quot;)" office:value-type="float" office:value="800201">
            <text:p>800201</text:p>
          </table:table-cell>
          <table:table-cell table:style-name="ce2" table:formula="of:=IF(MOD(ROUNDUP((ROW()-1)/16;0);2);[.$A202];&quot;&quot;)" office:value-type="float" office:value="800201">
            <text:p>800201</text:p>
          </table:table-cell>
          <table:table-cell table:style-name="ce2" table:formula="of:=IF(MOD(ROUNDUP((ROW()-1)/8;0);2);[.$A202];&quot;&quot;)">
            <text:p/>
          </table:table-cell>
          <table:table-cell table:style-name="ce2" table:formula="of:=IF(MOD(ROUNDUP((ROW()-1)/4;0);2);[.$A202];&quot;&quot;)" office:value-type="float" office:value="800201">
            <text:p>800201</text:p>
          </table:table-cell>
          <table:table-cell table:style-name="ce2" table:formula="of:=IF(MOD(ROUNDUP((ROW()-1)/2;0);2);[.$A202];&quot;&quot;)" office:value-type="float" office:value="800201">
            <text:p>800201</text:p>
          </table:table-cell>
          <table:table-cell table:formula="of:=IF(MOD(ROW()-1;2);[.$A202];&quot;&quot;)" office:value-type="float" office:value="800201">
            <text:p>800201</text:p>
          </table:table-cell>
          <table:table-cell/>
          <table:table-cell table:formula="of:=COUNT([.B202:.I202])*2" office:value-type="float" office:value="10">
            <text:p>10</text:p>
          </table:table-cell>
          <table:table-cell table:formula="of:=COUNT([.C202:.D202])*2" office:value-type="float" office:value="2">
            <text:p>2</text:p>
          </table:table-cell>
          <table:table-cell table:formula="of:=COUNT([.E202:.F202])*2" office:value-type="float" office:value="2">
            <text:p>2</text:p>
          </table:table-cell>
          <table:table-cell table:formula="of:=COUNT([.G202:.H202])*2" office:value-type="float" office:value="4">
            <text:p>4</text:p>
          </table:table-cell>
          <table:table-cell table:number-columns-repeated="2"/>
          <table:table-cell table:formula="of:=[.A202]&amp;CHAR(9)&amp;[.K202]&amp;CHAR(9)&amp;[.L202]&amp;CHAR(9)&amp;[.M202]&amp;CHAR(9)&amp;[.N202]" office:value-type="string" office:string-value="800201&#9;10&#9;2&#9;2&#9;4">
            <text:p>800201<text:tab/>10<text:tab/>2<text:tab/>2<text:tab/>4</text:p>
          </table:table-cell>
          <table:table-cell table:number-columns-repeated="1001"/>
        </table:table-row>
        <table:table-row table:style-name="ro1">
          <table:table-cell office:value-type="float" office:value="800202">
            <text:p>800202</text:p>
          </table:table-cell>
          <table:table-cell table:style-name="ce2" table:formula="of:=IF(MOD(ROUNDUP((ROW()-1)/128;0);2);[.$A203];&quot;&quot;)">
            <text:p/>
          </table:table-cell>
          <table:table-cell table:style-name="ce2" table:formula="of:=IF(MOD(ROUNDUP((ROW()-1)/64;0);2);[.$A203];&quot;&quot;)">
            <text:p/>
          </table:table-cell>
          <table:table-cell table:style-name="ce2" table:formula="of:=IF(MOD(ROUNDUP((ROW()-1)/32;0);2);[.$A203];&quot;&quot;)" office:value-type="float" office:value="800202">
            <text:p>800202</text:p>
          </table:table-cell>
          <table:table-cell table:style-name="ce2" table:formula="of:=IF(MOD(ROUNDUP((ROW()-1)/16;0);2);[.$A203];&quot;&quot;)" office:value-type="float" office:value="800202">
            <text:p>800202</text:p>
          </table:table-cell>
          <table:table-cell table:style-name="ce2" table:formula="of:=IF(MOD(ROUNDUP((ROW()-1)/8;0);2);[.$A203];&quot;&quot;)">
            <text:p/>
          </table:table-cell>
          <table:table-cell table:style-name="ce2" table:formula="of:=IF(MOD(ROUNDUP((ROW()-1)/4;0);2);[.$A203];&quot;&quot;)" office:value-type="float" office:value="800202">
            <text:p>800202</text:p>
          </table:table-cell>
          <table:table-cell table:style-name="ce2" table:formula="of:=IF(MOD(ROUNDUP((ROW()-1)/2;0);2);[.$A203];&quot;&quot;)" office:value-type="float" office:value="800202">
            <text:p>800202</text:p>
          </table:table-cell>
          <table:table-cell table:formula="of:=IF(MOD(ROW()-1;2);[.$A203];&quot;&quot;)">
            <text:p/>
          </table:table-cell>
          <table:table-cell/>
          <table:table-cell table:formula="of:=COUNT([.B203:.I203])*2" office:value-type="float" office:value="8">
            <text:p>8</text:p>
          </table:table-cell>
          <table:table-cell table:formula="of:=COUNT([.C203:.D203])*2" office:value-type="float" office:value="2">
            <text:p>2</text:p>
          </table:table-cell>
          <table:table-cell table:formula="of:=COUNT([.E203:.F203])*2" office:value-type="float" office:value="2">
            <text:p>2</text:p>
          </table:table-cell>
          <table:table-cell table:formula="of:=COUNT([.G203:.H203])*2" office:value-type="float" office:value="4">
            <text:p>4</text:p>
          </table:table-cell>
          <table:table-cell table:number-columns-repeated="2"/>
          <table:table-cell table:formula="of:=[.A203]&amp;CHAR(9)&amp;[.K203]&amp;CHAR(9)&amp;[.L203]&amp;CHAR(9)&amp;[.M203]&amp;CHAR(9)&amp;[.N203]" office:value-type="string" office:string-value="800202&#9;8&#9;2&#9;2&#9;4">
            <text:p>800202<text:tab/>8<text:tab/>2<text:tab/>2<text:tab/>4</text:p>
          </table:table-cell>
          <table:table-cell table:number-columns-repeated="1001"/>
        </table:table-row>
        <table:table-row table:style-name="ro1">
          <table:table-cell office:value-type="float" office:value="800203">
            <text:p>800203</text:p>
          </table:table-cell>
          <table:table-cell table:style-name="ce2" table:formula="of:=IF(MOD(ROUNDUP((ROW()-1)/128;0);2);[.$A204];&quot;&quot;)">
            <text:p/>
          </table:table-cell>
          <table:table-cell table:style-name="ce2" table:formula="of:=IF(MOD(ROUNDUP((ROW()-1)/64;0);2);[.$A204];&quot;&quot;)">
            <text:p/>
          </table:table-cell>
          <table:table-cell table:style-name="ce2" table:formula="of:=IF(MOD(ROUNDUP((ROW()-1)/32;0);2);[.$A204];&quot;&quot;)" office:value-type="float" office:value="800203">
            <text:p>800203</text:p>
          </table:table-cell>
          <table:table-cell table:style-name="ce2" table:formula="of:=IF(MOD(ROUNDUP((ROW()-1)/16;0);2);[.$A204];&quot;&quot;)" office:value-type="float" office:value="800203">
            <text:p>800203</text:p>
          </table:table-cell>
          <table:table-cell table:style-name="ce2" table:formula="of:=IF(MOD(ROUNDUP((ROW()-1)/8;0);2);[.$A204];&quot;&quot;)">
            <text:p/>
          </table:table-cell>
          <table:table-cell table:style-name="ce2" table:formula="of:=IF(MOD(ROUNDUP((ROW()-1)/4;0);2);[.$A204];&quot;&quot;)" office:value-type="float" office:value="800203">
            <text:p>800203</text:p>
          </table:table-cell>
          <table:table-cell table:style-name="ce2" table:formula="of:=IF(MOD(ROUNDUP((ROW()-1)/2;0);2);[.$A204];&quot;&quot;)">
            <text:p/>
          </table:table-cell>
          <table:table-cell table:formula="of:=IF(MOD(ROW()-1;2);[.$A204];&quot;&quot;)" office:value-type="float" office:value="800203">
            <text:p>800203</text:p>
          </table:table-cell>
          <table:table-cell/>
          <table:table-cell table:formula="of:=COUNT([.B204:.I204])*2" office:value-type="float" office:value="8">
            <text:p>8</text:p>
          </table:table-cell>
          <table:table-cell table:formula="of:=COUNT([.C204:.D204])*2" office:value-type="float" office:value="2">
            <text:p>2</text:p>
          </table:table-cell>
          <table:table-cell table:formula="of:=COUNT([.E204:.F204])*2" office:value-type="float" office:value="2">
            <text:p>2</text:p>
          </table:table-cell>
          <table:table-cell table:formula="of:=COUNT([.G204:.H204])*2" office:value-type="float" office:value="2">
            <text:p>2</text:p>
          </table:table-cell>
          <table:table-cell table:number-columns-repeated="2"/>
          <table:table-cell table:formula="of:=[.A204]&amp;CHAR(9)&amp;[.K204]&amp;CHAR(9)&amp;[.L204]&amp;CHAR(9)&amp;[.M204]&amp;CHAR(9)&amp;[.N204]" office:value-type="string" office:string-value="800203&#9;8&#9;2&#9;2&#9;2">
            <text:p>800203<text:tab/>8<text:tab/>2<text:tab/>2<text:tab/>2</text:p>
          </table:table-cell>
          <table:table-cell table:number-columns-repeated="1001"/>
        </table:table-row>
        <table:table-row table:style-name="ro1">
          <table:table-cell office:value-type="float" office:value="800204">
            <text:p>800204</text:p>
          </table:table-cell>
          <table:table-cell table:style-name="ce2" table:formula="of:=IF(MOD(ROUNDUP((ROW()-1)/128;0);2);[.$A205];&quot;&quot;)">
            <text:p/>
          </table:table-cell>
          <table:table-cell table:style-name="ce2" table:formula="of:=IF(MOD(ROUNDUP((ROW()-1)/64;0);2);[.$A205];&quot;&quot;)">
            <text:p/>
          </table:table-cell>
          <table:table-cell table:style-name="ce2" table:formula="of:=IF(MOD(ROUNDUP((ROW()-1)/32;0);2);[.$A205];&quot;&quot;)" office:value-type="float" office:value="800204">
            <text:p>800204</text:p>
          </table:table-cell>
          <table:table-cell table:style-name="ce2" table:formula="of:=IF(MOD(ROUNDUP((ROW()-1)/16;0);2);[.$A205];&quot;&quot;)" office:value-type="float" office:value="800204">
            <text:p>800204</text:p>
          </table:table-cell>
          <table:table-cell table:style-name="ce2" table:formula="of:=IF(MOD(ROUNDUP((ROW()-1)/8;0);2);[.$A205];&quot;&quot;)">
            <text:p/>
          </table:table-cell>
          <table:table-cell table:style-name="ce2" table:formula="of:=IF(MOD(ROUNDUP((ROW()-1)/4;0);2);[.$A205];&quot;&quot;)" office:value-type="float" office:value="800204">
            <text:p>800204</text:p>
          </table:table-cell>
          <table:table-cell table:style-name="ce2" table:formula="of:=IF(MOD(ROUNDUP((ROW()-1)/2;0);2);[.$A205];&quot;&quot;)">
            <text:p/>
          </table:table-cell>
          <table:table-cell table:formula="of:=IF(MOD(ROW()-1;2);[.$A205];&quot;&quot;)">
            <text:p/>
          </table:table-cell>
          <table:table-cell/>
          <table:table-cell table:formula="of:=COUNT([.B205:.I205])*2" office:value-type="float" office:value="6">
            <text:p>6</text:p>
          </table:table-cell>
          <table:table-cell table:formula="of:=COUNT([.C205:.D205])*2" office:value-type="float" office:value="2">
            <text:p>2</text:p>
          </table:table-cell>
          <table:table-cell table:formula="of:=COUNT([.E205:.F205])*2" office:value-type="float" office:value="2">
            <text:p>2</text:p>
          </table:table-cell>
          <table:table-cell table:formula="of:=COUNT([.G205:.H205])*2" office:value-type="float" office:value="2">
            <text:p>2</text:p>
          </table:table-cell>
          <table:table-cell table:number-columns-repeated="2"/>
          <table:table-cell table:formula="of:=[.A205]&amp;CHAR(9)&amp;[.K205]&amp;CHAR(9)&amp;[.L205]&amp;CHAR(9)&amp;[.M205]&amp;CHAR(9)&amp;[.N205]" office:value-type="string" office:string-value="800204&#9;6&#9;2&#9;2&#9;2">
            <text:p>800204<text:tab/>6<text:tab/>2<text:tab/>2<text:tab/>2</text:p>
          </table:table-cell>
          <table:table-cell table:number-columns-repeated="1001"/>
        </table:table-row>
        <table:table-row table:style-name="ro1">
          <table:table-cell office:value-type="float" office:value="800205">
            <text:p>800205</text:p>
          </table:table-cell>
          <table:table-cell table:style-name="ce2" table:formula="of:=IF(MOD(ROUNDUP((ROW()-1)/128;0);2);[.$A206];&quot;&quot;)">
            <text:p/>
          </table:table-cell>
          <table:table-cell table:style-name="ce2" table:formula="of:=IF(MOD(ROUNDUP((ROW()-1)/64;0);2);[.$A206];&quot;&quot;)">
            <text:p/>
          </table:table-cell>
          <table:table-cell table:style-name="ce2" table:formula="of:=IF(MOD(ROUNDUP((ROW()-1)/32;0);2);[.$A206];&quot;&quot;)" office:value-type="float" office:value="800205">
            <text:p>800205</text:p>
          </table:table-cell>
          <table:table-cell table:style-name="ce2" table:formula="of:=IF(MOD(ROUNDUP((ROW()-1)/16;0);2);[.$A206];&quot;&quot;)" office:value-type="float" office:value="800205">
            <text:p>800205</text:p>
          </table:table-cell>
          <table:table-cell table:style-name="ce2" table:formula="of:=IF(MOD(ROUNDUP((ROW()-1)/8;0);2);[.$A206];&quot;&quot;)">
            <text:p/>
          </table:table-cell>
          <table:table-cell table:style-name="ce2" table:formula="of:=IF(MOD(ROUNDUP((ROW()-1)/4;0);2);[.$A206];&quot;&quot;)">
            <text:p/>
          </table:table-cell>
          <table:table-cell table:style-name="ce2" table:formula="of:=IF(MOD(ROUNDUP((ROW()-1)/2;0);2);[.$A206];&quot;&quot;)" office:value-type="float" office:value="800205">
            <text:p>800205</text:p>
          </table:table-cell>
          <table:table-cell table:formula="of:=IF(MOD(ROW()-1;2);[.$A206];&quot;&quot;)" office:value-type="float" office:value="800205">
            <text:p>800205</text:p>
          </table:table-cell>
          <table:table-cell/>
          <table:table-cell table:formula="of:=COUNT([.B206:.I206])*2" office:value-type="float" office:value="8">
            <text:p>8</text:p>
          </table:table-cell>
          <table:table-cell table:formula="of:=COUNT([.C206:.D206])*2" office:value-type="float" office:value="2">
            <text:p>2</text:p>
          </table:table-cell>
          <table:table-cell table:formula="of:=COUNT([.E206:.F206])*2" office:value-type="float" office:value="2">
            <text:p>2</text:p>
          </table:table-cell>
          <table:table-cell table:formula="of:=COUNT([.G206:.H206])*2" office:value-type="float" office:value="2">
            <text:p>2</text:p>
          </table:table-cell>
          <table:table-cell table:number-columns-repeated="2"/>
          <table:table-cell table:formula="of:=[.A206]&amp;CHAR(9)&amp;[.K206]&amp;CHAR(9)&amp;[.L206]&amp;CHAR(9)&amp;[.M206]&amp;CHAR(9)&amp;[.N206]" office:value-type="string" office:string-value="800205&#9;8&#9;2&#9;2&#9;2">
            <text:p>800205<text:tab/>8<text:tab/>2<text:tab/>2<text:tab/>2</text:p>
          </table:table-cell>
          <table:table-cell table:number-columns-repeated="1001"/>
        </table:table-row>
        <table:table-row table:style-name="ro1">
          <table:table-cell office:value-type="float" office:value="800206">
            <text:p>800206</text:p>
          </table:table-cell>
          <table:table-cell table:style-name="ce2" table:formula="of:=IF(MOD(ROUNDUP((ROW()-1)/128;0);2);[.$A207];&quot;&quot;)">
            <text:p/>
          </table:table-cell>
          <table:table-cell table:style-name="ce2" table:formula="of:=IF(MOD(ROUNDUP((ROW()-1)/64;0);2);[.$A207];&quot;&quot;)">
            <text:p/>
          </table:table-cell>
          <table:table-cell table:style-name="ce2" table:formula="of:=IF(MOD(ROUNDUP((ROW()-1)/32;0);2);[.$A207];&quot;&quot;)" office:value-type="float" office:value="800206">
            <text:p>800206</text:p>
          </table:table-cell>
          <table:table-cell table:style-name="ce2" table:formula="of:=IF(MOD(ROUNDUP((ROW()-1)/16;0);2);[.$A207];&quot;&quot;)" office:value-type="float" office:value="800206">
            <text:p>800206</text:p>
          </table:table-cell>
          <table:table-cell table:style-name="ce2" table:formula="of:=IF(MOD(ROUNDUP((ROW()-1)/8;0);2);[.$A207];&quot;&quot;)">
            <text:p/>
          </table:table-cell>
          <table:table-cell table:style-name="ce2" table:formula="of:=IF(MOD(ROUNDUP((ROW()-1)/4;0);2);[.$A207];&quot;&quot;)">
            <text:p/>
          </table:table-cell>
          <table:table-cell table:style-name="ce2" table:formula="of:=IF(MOD(ROUNDUP((ROW()-1)/2;0);2);[.$A207];&quot;&quot;)" office:value-type="float" office:value="800206">
            <text:p>800206</text:p>
          </table:table-cell>
          <table:table-cell table:formula="of:=IF(MOD(ROW()-1;2);[.$A207];&quot;&quot;)">
            <text:p/>
          </table:table-cell>
          <table:table-cell/>
          <table:table-cell table:formula="of:=COUNT([.B207:.I207])*2" office:value-type="float" office:value="6">
            <text:p>6</text:p>
          </table:table-cell>
          <table:table-cell table:formula="of:=COUNT([.C207:.D207])*2" office:value-type="float" office:value="2">
            <text:p>2</text:p>
          </table:table-cell>
          <table:table-cell table:formula="of:=COUNT([.E207:.F207])*2" office:value-type="float" office:value="2">
            <text:p>2</text:p>
          </table:table-cell>
          <table:table-cell table:formula="of:=COUNT([.G207:.H207])*2" office:value-type="float" office:value="2">
            <text:p>2</text:p>
          </table:table-cell>
          <table:table-cell table:number-columns-repeated="2"/>
          <table:table-cell table:formula="of:=[.A207]&amp;CHAR(9)&amp;[.K207]&amp;CHAR(9)&amp;[.L207]&amp;CHAR(9)&amp;[.M207]&amp;CHAR(9)&amp;[.N207]" office:value-type="string" office:string-value="800206&#9;6&#9;2&#9;2&#9;2">
            <text:p>800206<text:tab/>6<text:tab/>2<text:tab/>2<text:tab/>2</text:p>
          </table:table-cell>
          <table:table-cell table:number-columns-repeated="1001"/>
        </table:table-row>
        <table:table-row table:style-name="ro1">
          <table:table-cell office:value-type="float" office:value="800207">
            <text:p>800207</text:p>
          </table:table-cell>
          <table:table-cell table:style-name="ce2" table:formula="of:=IF(MOD(ROUNDUP((ROW()-1)/128;0);2);[.$A208];&quot;&quot;)">
            <text:p/>
          </table:table-cell>
          <table:table-cell table:style-name="ce2" table:formula="of:=IF(MOD(ROUNDUP((ROW()-1)/64;0);2);[.$A208];&quot;&quot;)">
            <text:p/>
          </table:table-cell>
          <table:table-cell table:style-name="ce2" table:formula="of:=IF(MOD(ROUNDUP((ROW()-1)/32;0);2);[.$A208];&quot;&quot;)" office:value-type="float" office:value="800207">
            <text:p>800207</text:p>
          </table:table-cell>
          <table:table-cell table:style-name="ce2" table:formula="of:=IF(MOD(ROUNDUP((ROW()-1)/16;0);2);[.$A208];&quot;&quot;)" office:value-type="float" office:value="800207">
            <text:p>800207</text:p>
          </table:table-cell>
          <table:table-cell table:style-name="ce2" table:formula="of:=IF(MOD(ROUNDUP((ROW()-1)/8;0);2);[.$A208];&quot;&quot;)">
            <text:p/>
          </table:table-cell>
          <table:table-cell table:style-name="ce2" table:formula="of:=IF(MOD(ROUNDUP((ROW()-1)/4;0);2);[.$A208];&quot;&quot;)">
            <text:p/>
          </table:table-cell>
          <table:table-cell table:style-name="ce2" table:formula="of:=IF(MOD(ROUNDUP((ROW()-1)/2;0);2);[.$A208];&quot;&quot;)">
            <text:p/>
          </table:table-cell>
          <table:table-cell table:formula="of:=IF(MOD(ROW()-1;2);[.$A208];&quot;&quot;)" office:value-type="float" office:value="800207">
            <text:p>800207</text:p>
          </table:table-cell>
          <table:table-cell/>
          <table:table-cell table:formula="of:=COUNT([.B208:.I208])*2" office:value-type="float" office:value="6">
            <text:p>6</text:p>
          </table:table-cell>
          <table:table-cell table:formula="of:=COUNT([.C208:.D208])*2" office:value-type="float" office:value="2">
            <text:p>2</text:p>
          </table:table-cell>
          <table:table-cell table:formula="of:=COUNT([.E208:.F208])*2" office:value-type="float" office:value="2">
            <text:p>2</text:p>
          </table:table-cell>
          <table:table-cell table:formula="of:=COUNT([.G208:.H208])*2" office:value-type="float" office:value="0">
            <text:p>0</text:p>
          </table:table-cell>
          <table:table-cell table:number-columns-repeated="2"/>
          <table:table-cell table:formula="of:=[.A208]&amp;CHAR(9)&amp;[.K208]&amp;CHAR(9)&amp;[.L208]&amp;CHAR(9)&amp;[.M208]&amp;CHAR(9)&amp;[.N208]" office:value-type="string" office:string-value="800207&#9;6&#9;2&#9;2&#9;0">
            <text:p>800207<text:tab/>6<text:tab/>2<text:tab/>2<text:tab/>0</text:p>
          </table:table-cell>
          <table:table-cell table:number-columns-repeated="1001"/>
        </table:table-row>
        <table:table-row table:style-name="ro1">
          <table:table-cell office:value-type="float" office:value="800208">
            <text:p>800208</text:p>
          </table:table-cell>
          <table:table-cell table:style-name="ce2" table:formula="of:=IF(MOD(ROUNDUP((ROW()-1)/128;0);2);[.$A209];&quot;&quot;)">
            <text:p/>
          </table:table-cell>
          <table:table-cell table:style-name="ce2" table:formula="of:=IF(MOD(ROUNDUP((ROW()-1)/64;0);2);[.$A209];&quot;&quot;)">
            <text:p/>
          </table:table-cell>
          <table:table-cell table:style-name="ce2" table:formula="of:=IF(MOD(ROUNDUP((ROW()-1)/32;0);2);[.$A209];&quot;&quot;)" office:value-type="float" office:value="800208">
            <text:p>800208</text:p>
          </table:table-cell>
          <table:table-cell table:style-name="ce2" table:formula="of:=IF(MOD(ROUNDUP((ROW()-1)/16;0);2);[.$A209];&quot;&quot;)" office:value-type="float" office:value="800208">
            <text:p>800208</text:p>
          </table:table-cell>
          <table:table-cell table:style-name="ce2" table:formula="of:=IF(MOD(ROUNDUP((ROW()-1)/8;0);2);[.$A209];&quot;&quot;)">
            <text:p/>
          </table:table-cell>
          <table:table-cell table:style-name="ce2" table:formula="of:=IF(MOD(ROUNDUP((ROW()-1)/4;0);2);[.$A209];&quot;&quot;)">
            <text:p/>
          </table:table-cell>
          <table:table-cell table:style-name="ce2" table:formula="of:=IF(MOD(ROUNDUP((ROW()-1)/2;0);2);[.$A209];&quot;&quot;)">
            <text:p/>
          </table:table-cell>
          <table:table-cell table:formula="of:=IF(MOD(ROW()-1;2);[.$A209];&quot;&quot;)">
            <text:p/>
          </table:table-cell>
          <table:table-cell/>
          <table:table-cell table:formula="of:=COUNT([.B209:.I209])*2" office:value-type="float" office:value="4">
            <text:p>4</text:p>
          </table:table-cell>
          <table:table-cell table:formula="of:=COUNT([.C209:.D209])*2" office:value-type="float" office:value="2">
            <text:p>2</text:p>
          </table:table-cell>
          <table:table-cell table:formula="of:=COUNT([.E209:.F209])*2" office:value-type="float" office:value="2">
            <text:p>2</text:p>
          </table:table-cell>
          <table:table-cell table:formula="of:=COUNT([.G209:.H209])*2" office:value-type="float" office:value="0">
            <text:p>0</text:p>
          </table:table-cell>
          <table:table-cell table:number-columns-repeated="2"/>
          <table:table-cell table:formula="of:=[.A209]&amp;CHAR(9)&amp;[.K209]&amp;CHAR(9)&amp;[.L209]&amp;CHAR(9)&amp;[.M209]&amp;CHAR(9)&amp;[.N209]" office:value-type="string" office:string-value="800208&#9;4&#9;2&#9;2&#9;0">
            <text:p>800208<text:tab/>4<text:tab/>2<text:tab/>2<text:tab/>0</text:p>
          </table:table-cell>
          <table:table-cell table:number-columns-repeated="1001"/>
        </table:table-row>
        <table:table-row table:style-name="ro1">
          <table:table-cell office:value-type="float" office:value="800209">
            <text:p>800209</text:p>
          </table:table-cell>
          <table:table-cell table:style-name="ce2" table:formula="of:=IF(MOD(ROUNDUP((ROW()-1)/128;0);2);[.$A210];&quot;&quot;)">
            <text:p/>
          </table:table-cell>
          <table:table-cell table:style-name="ce2" table:formula="of:=IF(MOD(ROUNDUP((ROW()-1)/64;0);2);[.$A210];&quot;&quot;)">
            <text:p/>
          </table:table-cell>
          <table:table-cell table:style-name="ce2" table:formula="of:=IF(MOD(ROUNDUP((ROW()-1)/32;0);2);[.$A210];&quot;&quot;)" office:value-type="float" office:value="800209">
            <text:p>800209</text:p>
          </table:table-cell>
          <table:table-cell table:style-name="ce2" table:formula="of:=IF(MOD(ROUNDUP((ROW()-1)/16;0);2);[.$A210];&quot;&quot;)">
            <text:p/>
          </table:table-cell>
          <table:table-cell table:style-name="ce2" table:formula="of:=IF(MOD(ROUNDUP((ROW()-1)/8;0);2);[.$A210];&quot;&quot;)" office:value-type="float" office:value="800209">
            <text:p>800209</text:p>
          </table:table-cell>
          <table:table-cell table:style-name="ce2" table:formula="of:=IF(MOD(ROUNDUP((ROW()-1)/4;0);2);[.$A210];&quot;&quot;)" office:value-type="float" office:value="800209">
            <text:p>800209</text:p>
          </table:table-cell>
          <table:table-cell table:style-name="ce2" table:formula="of:=IF(MOD(ROUNDUP((ROW()-1)/2;0);2);[.$A210];&quot;&quot;)" office:value-type="float" office:value="800209">
            <text:p>800209</text:p>
          </table:table-cell>
          <table:table-cell table:formula="of:=IF(MOD(ROW()-1;2);[.$A210];&quot;&quot;)" office:value-type="float" office:value="800209">
            <text:p>800209</text:p>
          </table:table-cell>
          <table:table-cell/>
          <table:table-cell table:formula="of:=COUNT([.B210:.I210])*2" office:value-type="float" office:value="10">
            <text:p>10</text:p>
          </table:table-cell>
          <table:table-cell table:formula="of:=COUNT([.C210:.D210])*2" office:value-type="float" office:value="2">
            <text:p>2</text:p>
          </table:table-cell>
          <table:table-cell table:formula="of:=COUNT([.E210:.F210])*2" office:value-type="float" office:value="2">
            <text:p>2</text:p>
          </table:table-cell>
          <table:table-cell table:formula="of:=COUNT([.G210:.H210])*2" office:value-type="float" office:value="4">
            <text:p>4</text:p>
          </table:table-cell>
          <table:table-cell table:number-columns-repeated="2"/>
          <table:table-cell table:formula="of:=[.A210]&amp;CHAR(9)&amp;[.K210]&amp;CHAR(9)&amp;[.L210]&amp;CHAR(9)&amp;[.M210]&amp;CHAR(9)&amp;[.N210]" office:value-type="string" office:string-value="800209&#9;10&#9;2&#9;2&#9;4">
            <text:p>800209<text:tab/>10<text:tab/>2<text:tab/>2<text:tab/>4</text:p>
          </table:table-cell>
          <table:table-cell table:number-columns-repeated="1001"/>
        </table:table-row>
        <table:table-row table:style-name="ro1">
          <table:table-cell office:value-type="float" office:value="800210">
            <text:p>800210</text:p>
          </table:table-cell>
          <table:table-cell table:style-name="ce2" table:formula="of:=IF(MOD(ROUNDUP((ROW()-1)/128;0);2);[.$A211];&quot;&quot;)">
            <text:p/>
          </table:table-cell>
          <table:table-cell table:style-name="ce2" table:formula="of:=IF(MOD(ROUNDUP((ROW()-1)/64;0);2);[.$A211];&quot;&quot;)">
            <text:p/>
          </table:table-cell>
          <table:table-cell table:style-name="ce2" table:formula="of:=IF(MOD(ROUNDUP((ROW()-1)/32;0);2);[.$A211];&quot;&quot;)" office:value-type="float" office:value="800210">
            <text:p>800210</text:p>
          </table:table-cell>
          <table:table-cell table:style-name="ce2" table:formula="of:=IF(MOD(ROUNDUP((ROW()-1)/16;0);2);[.$A211];&quot;&quot;)">
            <text:p/>
          </table:table-cell>
          <table:table-cell table:style-name="ce2" table:formula="of:=IF(MOD(ROUNDUP((ROW()-1)/8;0);2);[.$A211];&quot;&quot;)" office:value-type="float" office:value="800210">
            <text:p>800210</text:p>
          </table:table-cell>
          <table:table-cell table:style-name="ce2" table:formula="of:=IF(MOD(ROUNDUP((ROW()-1)/4;0);2);[.$A211];&quot;&quot;)" office:value-type="float" office:value="800210">
            <text:p>800210</text:p>
          </table:table-cell>
          <table:table-cell table:style-name="ce2" table:formula="of:=IF(MOD(ROUNDUP((ROW()-1)/2;0);2);[.$A211];&quot;&quot;)" office:value-type="float" office:value="800210">
            <text:p>800210</text:p>
          </table:table-cell>
          <table:table-cell table:formula="of:=IF(MOD(ROW()-1;2);[.$A211];&quot;&quot;)">
            <text:p/>
          </table:table-cell>
          <table:table-cell/>
          <table:table-cell table:formula="of:=COUNT([.B211:.I211])*2" office:value-type="float" office:value="8">
            <text:p>8</text:p>
          </table:table-cell>
          <table:table-cell table:formula="of:=COUNT([.C211:.D211])*2" office:value-type="float" office:value="2">
            <text:p>2</text:p>
          </table:table-cell>
          <table:table-cell table:formula="of:=COUNT([.E211:.F211])*2" office:value-type="float" office:value="2">
            <text:p>2</text:p>
          </table:table-cell>
          <table:table-cell table:formula="of:=COUNT([.G211:.H211])*2" office:value-type="float" office:value="4">
            <text:p>4</text:p>
          </table:table-cell>
          <table:table-cell table:number-columns-repeated="2"/>
          <table:table-cell table:formula="of:=[.A211]&amp;CHAR(9)&amp;[.K211]&amp;CHAR(9)&amp;[.L211]&amp;CHAR(9)&amp;[.M211]&amp;CHAR(9)&amp;[.N211]" office:value-type="string" office:string-value="800210&#9;8&#9;2&#9;2&#9;4">
            <text:p>800210<text:tab/>8<text:tab/>2<text:tab/>2<text:tab/>4</text:p>
          </table:table-cell>
          <table:table-cell table:number-columns-repeated="1001"/>
        </table:table-row>
        <table:table-row table:style-name="ro1">
          <table:table-cell office:value-type="float" office:value="800211">
            <text:p>800211</text:p>
          </table:table-cell>
          <table:table-cell table:style-name="ce2" table:formula="of:=IF(MOD(ROUNDUP((ROW()-1)/128;0);2);[.$A212];&quot;&quot;)">
            <text:p/>
          </table:table-cell>
          <table:table-cell table:style-name="ce2" table:formula="of:=IF(MOD(ROUNDUP((ROW()-1)/64;0);2);[.$A212];&quot;&quot;)">
            <text:p/>
          </table:table-cell>
          <table:table-cell table:style-name="ce2" table:formula="of:=IF(MOD(ROUNDUP((ROW()-1)/32;0);2);[.$A212];&quot;&quot;)" office:value-type="float" office:value="800211">
            <text:p>800211</text:p>
          </table:table-cell>
          <table:table-cell table:style-name="ce2" table:formula="of:=IF(MOD(ROUNDUP((ROW()-1)/16;0);2);[.$A212];&quot;&quot;)">
            <text:p/>
          </table:table-cell>
          <table:table-cell table:style-name="ce2" table:formula="of:=IF(MOD(ROUNDUP((ROW()-1)/8;0);2);[.$A212];&quot;&quot;)" office:value-type="float" office:value="800211">
            <text:p>800211</text:p>
          </table:table-cell>
          <table:table-cell table:style-name="ce2" table:formula="of:=IF(MOD(ROUNDUP((ROW()-1)/4;0);2);[.$A212];&quot;&quot;)" office:value-type="float" office:value="800211">
            <text:p>800211</text:p>
          </table:table-cell>
          <table:table-cell table:style-name="ce2" table:formula="of:=IF(MOD(ROUNDUP((ROW()-1)/2;0);2);[.$A212];&quot;&quot;)">
            <text:p/>
          </table:table-cell>
          <table:table-cell table:formula="of:=IF(MOD(ROW()-1;2);[.$A212];&quot;&quot;)" office:value-type="float" office:value="800211">
            <text:p>800211</text:p>
          </table:table-cell>
          <table:table-cell/>
          <table:table-cell table:formula="of:=COUNT([.B212:.I212])*2" office:value-type="float" office:value="8">
            <text:p>8</text:p>
          </table:table-cell>
          <table:table-cell table:formula="of:=COUNT([.C212:.D212])*2" office:value-type="float" office:value="2">
            <text:p>2</text:p>
          </table:table-cell>
          <table:table-cell table:formula="of:=COUNT([.E212:.F212])*2" office:value-type="float" office:value="2">
            <text:p>2</text:p>
          </table:table-cell>
          <table:table-cell table:formula="of:=COUNT([.G212:.H212])*2" office:value-type="float" office:value="2">
            <text:p>2</text:p>
          </table:table-cell>
          <table:table-cell table:number-columns-repeated="2"/>
          <table:table-cell table:formula="of:=[.A212]&amp;CHAR(9)&amp;[.K212]&amp;CHAR(9)&amp;[.L212]&amp;CHAR(9)&amp;[.M212]&amp;CHAR(9)&amp;[.N212]" office:value-type="string" office:string-value="800211&#9;8&#9;2&#9;2&#9;2">
            <text:p>800211<text:tab/>8<text:tab/>2<text:tab/>2<text:tab/>2</text:p>
          </table:table-cell>
          <table:table-cell table:number-columns-repeated="1001"/>
        </table:table-row>
        <table:table-row table:style-name="ro1">
          <table:table-cell office:value-type="float" office:value="800212">
            <text:p>800212</text:p>
          </table:table-cell>
          <table:table-cell table:style-name="ce2" table:formula="of:=IF(MOD(ROUNDUP((ROW()-1)/128;0);2);[.$A213];&quot;&quot;)">
            <text:p/>
          </table:table-cell>
          <table:table-cell table:style-name="ce2" table:formula="of:=IF(MOD(ROUNDUP((ROW()-1)/64;0);2);[.$A213];&quot;&quot;)">
            <text:p/>
          </table:table-cell>
          <table:table-cell table:style-name="ce2" table:formula="of:=IF(MOD(ROUNDUP((ROW()-1)/32;0);2);[.$A213];&quot;&quot;)" office:value-type="float" office:value="800212">
            <text:p>800212</text:p>
          </table:table-cell>
          <table:table-cell table:style-name="ce2" table:formula="of:=IF(MOD(ROUNDUP((ROW()-1)/16;0);2);[.$A213];&quot;&quot;)">
            <text:p/>
          </table:table-cell>
          <table:table-cell table:style-name="ce2" table:formula="of:=IF(MOD(ROUNDUP((ROW()-1)/8;0);2);[.$A213];&quot;&quot;)" office:value-type="float" office:value="800212">
            <text:p>800212</text:p>
          </table:table-cell>
          <table:table-cell table:style-name="ce2" table:formula="of:=IF(MOD(ROUNDUP((ROW()-1)/4;0);2);[.$A213];&quot;&quot;)" office:value-type="float" office:value="800212">
            <text:p>800212</text:p>
          </table:table-cell>
          <table:table-cell table:style-name="ce2" table:formula="of:=IF(MOD(ROUNDUP((ROW()-1)/2;0);2);[.$A213];&quot;&quot;)">
            <text:p/>
          </table:table-cell>
          <table:table-cell table:formula="of:=IF(MOD(ROW()-1;2);[.$A213];&quot;&quot;)">
            <text:p/>
          </table:table-cell>
          <table:table-cell/>
          <table:table-cell table:formula="of:=COUNT([.B213:.I213])*2" office:value-type="float" office:value="6">
            <text:p>6</text:p>
          </table:table-cell>
          <table:table-cell table:formula="of:=COUNT([.C213:.D213])*2" office:value-type="float" office:value="2">
            <text:p>2</text:p>
          </table:table-cell>
          <table:table-cell table:formula="of:=COUNT([.E213:.F213])*2" office:value-type="float" office:value="2">
            <text:p>2</text:p>
          </table:table-cell>
          <table:table-cell table:formula="of:=COUNT([.G213:.H213])*2" office:value-type="float" office:value="2">
            <text:p>2</text:p>
          </table:table-cell>
          <table:table-cell table:number-columns-repeated="2"/>
          <table:table-cell table:formula="of:=[.A213]&amp;CHAR(9)&amp;[.K213]&amp;CHAR(9)&amp;[.L213]&amp;CHAR(9)&amp;[.M213]&amp;CHAR(9)&amp;[.N213]" office:value-type="string" office:string-value="800212&#9;6&#9;2&#9;2&#9;2">
            <text:p>800212<text:tab/>6<text:tab/>2<text:tab/>2<text:tab/>2</text:p>
          </table:table-cell>
          <table:table-cell table:number-columns-repeated="1001"/>
        </table:table-row>
        <table:table-row table:style-name="ro1">
          <table:table-cell office:value-type="float" office:value="800213">
            <text:p>800213</text:p>
          </table:table-cell>
          <table:table-cell table:style-name="ce2" table:formula="of:=IF(MOD(ROUNDUP((ROW()-1)/128;0);2);[.$A214];&quot;&quot;)">
            <text:p/>
          </table:table-cell>
          <table:table-cell table:style-name="ce2" table:formula="of:=IF(MOD(ROUNDUP((ROW()-1)/64;0);2);[.$A214];&quot;&quot;)">
            <text:p/>
          </table:table-cell>
          <table:table-cell table:style-name="ce2" table:formula="of:=IF(MOD(ROUNDUP((ROW()-1)/32;0);2);[.$A214];&quot;&quot;)" office:value-type="float" office:value="800213">
            <text:p>800213</text:p>
          </table:table-cell>
          <table:table-cell table:style-name="ce2" table:formula="of:=IF(MOD(ROUNDUP((ROW()-1)/16;0);2);[.$A214];&quot;&quot;)">
            <text:p/>
          </table:table-cell>
          <table:table-cell table:style-name="ce2" table:formula="of:=IF(MOD(ROUNDUP((ROW()-1)/8;0);2);[.$A214];&quot;&quot;)" office:value-type="float" office:value="800213">
            <text:p>800213</text:p>
          </table:table-cell>
          <table:table-cell table:style-name="ce2" table:formula="of:=IF(MOD(ROUNDUP((ROW()-1)/4;0);2);[.$A214];&quot;&quot;)">
            <text:p/>
          </table:table-cell>
          <table:table-cell table:style-name="ce2" table:formula="of:=IF(MOD(ROUNDUP((ROW()-1)/2;0);2);[.$A214];&quot;&quot;)" office:value-type="float" office:value="800213">
            <text:p>800213</text:p>
          </table:table-cell>
          <table:table-cell table:formula="of:=IF(MOD(ROW()-1;2);[.$A214];&quot;&quot;)" office:value-type="float" office:value="800213">
            <text:p>800213</text:p>
          </table:table-cell>
          <table:table-cell/>
          <table:table-cell table:formula="of:=COUNT([.B214:.I214])*2" office:value-type="float" office:value="8">
            <text:p>8</text:p>
          </table:table-cell>
          <table:table-cell table:formula="of:=COUNT([.C214:.D214])*2" office:value-type="float" office:value="2">
            <text:p>2</text:p>
          </table:table-cell>
          <table:table-cell table:formula="of:=COUNT([.E214:.F214])*2" office:value-type="float" office:value="2">
            <text:p>2</text:p>
          </table:table-cell>
          <table:table-cell table:formula="of:=COUNT([.G214:.H214])*2" office:value-type="float" office:value="2">
            <text:p>2</text:p>
          </table:table-cell>
          <table:table-cell table:number-columns-repeated="2"/>
          <table:table-cell table:formula="of:=[.A214]&amp;CHAR(9)&amp;[.K214]&amp;CHAR(9)&amp;[.L214]&amp;CHAR(9)&amp;[.M214]&amp;CHAR(9)&amp;[.N214]" office:value-type="string" office:string-value="800213&#9;8&#9;2&#9;2&#9;2">
            <text:p>800213<text:tab/>8<text:tab/>2<text:tab/>2<text:tab/>2</text:p>
          </table:table-cell>
          <table:table-cell table:number-columns-repeated="1001"/>
        </table:table-row>
        <table:table-row table:style-name="ro1">
          <table:table-cell office:value-type="float" office:value="800214">
            <text:p>800214</text:p>
          </table:table-cell>
          <table:table-cell table:style-name="ce2" table:formula="of:=IF(MOD(ROUNDUP((ROW()-1)/128;0);2);[.$A215];&quot;&quot;)">
            <text:p/>
          </table:table-cell>
          <table:table-cell table:style-name="ce2" table:formula="of:=IF(MOD(ROUNDUP((ROW()-1)/64;0);2);[.$A215];&quot;&quot;)">
            <text:p/>
          </table:table-cell>
          <table:table-cell table:style-name="ce2" table:formula="of:=IF(MOD(ROUNDUP((ROW()-1)/32;0);2);[.$A215];&quot;&quot;)" office:value-type="float" office:value="800214">
            <text:p>800214</text:p>
          </table:table-cell>
          <table:table-cell table:style-name="ce2" table:formula="of:=IF(MOD(ROUNDUP((ROW()-1)/16;0);2);[.$A215];&quot;&quot;)">
            <text:p/>
          </table:table-cell>
          <table:table-cell table:style-name="ce2" table:formula="of:=IF(MOD(ROUNDUP((ROW()-1)/8;0);2);[.$A215];&quot;&quot;)" office:value-type="float" office:value="800214">
            <text:p>800214</text:p>
          </table:table-cell>
          <table:table-cell table:style-name="ce2" table:formula="of:=IF(MOD(ROUNDUP((ROW()-1)/4;0);2);[.$A215];&quot;&quot;)">
            <text:p/>
          </table:table-cell>
          <table:table-cell table:style-name="ce2" table:formula="of:=IF(MOD(ROUNDUP((ROW()-1)/2;0);2);[.$A215];&quot;&quot;)" office:value-type="float" office:value="800214">
            <text:p>800214</text:p>
          </table:table-cell>
          <table:table-cell table:formula="of:=IF(MOD(ROW()-1;2);[.$A215];&quot;&quot;)">
            <text:p/>
          </table:table-cell>
          <table:table-cell/>
          <table:table-cell table:formula="of:=COUNT([.B215:.I215])*2" office:value-type="float" office:value="6">
            <text:p>6</text:p>
          </table:table-cell>
          <table:table-cell table:formula="of:=COUNT([.C215:.D215])*2" office:value-type="float" office:value="2">
            <text:p>2</text:p>
          </table:table-cell>
          <table:table-cell table:formula="of:=COUNT([.E215:.F215])*2" office:value-type="float" office:value="2">
            <text:p>2</text:p>
          </table:table-cell>
          <table:table-cell table:formula="of:=COUNT([.G215:.H215])*2" office:value-type="float" office:value="2">
            <text:p>2</text:p>
          </table:table-cell>
          <table:table-cell table:number-columns-repeated="2"/>
          <table:table-cell table:formula="of:=[.A215]&amp;CHAR(9)&amp;[.K215]&amp;CHAR(9)&amp;[.L215]&amp;CHAR(9)&amp;[.M215]&amp;CHAR(9)&amp;[.N215]" office:value-type="string" office:string-value="800214&#9;6&#9;2&#9;2&#9;2">
            <text:p>800214<text:tab/>6<text:tab/>2<text:tab/>2<text:tab/>2</text:p>
          </table:table-cell>
          <table:table-cell table:number-columns-repeated="1001"/>
        </table:table-row>
        <table:table-row table:style-name="ro1">
          <table:table-cell office:value-type="float" office:value="800215">
            <text:p>800215</text:p>
          </table:table-cell>
          <table:table-cell table:style-name="ce2" table:formula="of:=IF(MOD(ROUNDUP((ROW()-1)/128;0);2);[.$A216];&quot;&quot;)">
            <text:p/>
          </table:table-cell>
          <table:table-cell table:style-name="ce2" table:formula="of:=IF(MOD(ROUNDUP((ROW()-1)/64;0);2);[.$A216];&quot;&quot;)">
            <text:p/>
          </table:table-cell>
          <table:table-cell table:style-name="ce2" table:formula="of:=IF(MOD(ROUNDUP((ROW()-1)/32;0);2);[.$A216];&quot;&quot;)" office:value-type="float" office:value="800215">
            <text:p>800215</text:p>
          </table:table-cell>
          <table:table-cell table:style-name="ce2" table:formula="of:=IF(MOD(ROUNDUP((ROW()-1)/16;0);2);[.$A216];&quot;&quot;)">
            <text:p/>
          </table:table-cell>
          <table:table-cell table:style-name="ce2" table:formula="of:=IF(MOD(ROUNDUP((ROW()-1)/8;0);2);[.$A216];&quot;&quot;)" office:value-type="float" office:value="800215">
            <text:p>800215</text:p>
          </table:table-cell>
          <table:table-cell table:style-name="ce2" table:formula="of:=IF(MOD(ROUNDUP((ROW()-1)/4;0);2);[.$A216];&quot;&quot;)">
            <text:p/>
          </table:table-cell>
          <table:table-cell table:style-name="ce2" table:formula="of:=IF(MOD(ROUNDUP((ROW()-1)/2;0);2);[.$A216];&quot;&quot;)">
            <text:p/>
          </table:table-cell>
          <table:table-cell table:formula="of:=IF(MOD(ROW()-1;2);[.$A216];&quot;&quot;)" office:value-type="float" office:value="800215">
            <text:p>800215</text:p>
          </table:table-cell>
          <table:table-cell/>
          <table:table-cell table:formula="of:=COUNT([.B216:.I216])*2" office:value-type="float" office:value="6">
            <text:p>6</text:p>
          </table:table-cell>
          <table:table-cell table:formula="of:=COUNT([.C216:.D216])*2" office:value-type="float" office:value="2">
            <text:p>2</text:p>
          </table:table-cell>
          <table:table-cell table:formula="of:=COUNT([.E216:.F216])*2" office:value-type="float" office:value="2">
            <text:p>2</text:p>
          </table:table-cell>
          <table:table-cell table:formula="of:=COUNT([.G216:.H216])*2" office:value-type="float" office:value="0">
            <text:p>0</text:p>
          </table:table-cell>
          <table:table-cell table:number-columns-repeated="2"/>
          <table:table-cell table:formula="of:=[.A216]&amp;CHAR(9)&amp;[.K216]&amp;CHAR(9)&amp;[.L216]&amp;CHAR(9)&amp;[.M216]&amp;CHAR(9)&amp;[.N216]" office:value-type="string" office:string-value="800215&#9;6&#9;2&#9;2&#9;0">
            <text:p>800215<text:tab/>6<text:tab/>2<text:tab/>2<text:tab/>0</text:p>
          </table:table-cell>
          <table:table-cell table:number-columns-repeated="1001"/>
        </table:table-row>
        <table:table-row table:style-name="ro1">
          <table:table-cell office:value-type="float" office:value="800216">
            <text:p>800216</text:p>
          </table:table-cell>
          <table:table-cell table:style-name="ce2" table:formula="of:=IF(MOD(ROUNDUP((ROW()-1)/128;0);2);[.$A217];&quot;&quot;)">
            <text:p/>
          </table:table-cell>
          <table:table-cell table:style-name="ce2" table:formula="of:=IF(MOD(ROUNDUP((ROW()-1)/64;0);2);[.$A217];&quot;&quot;)">
            <text:p/>
          </table:table-cell>
          <table:table-cell table:style-name="ce2" table:formula="of:=IF(MOD(ROUNDUP((ROW()-1)/32;0);2);[.$A217];&quot;&quot;)" office:value-type="float" office:value="800216">
            <text:p>800216</text:p>
          </table:table-cell>
          <table:table-cell table:style-name="ce2" table:formula="of:=IF(MOD(ROUNDUP((ROW()-1)/16;0);2);[.$A217];&quot;&quot;)">
            <text:p/>
          </table:table-cell>
          <table:table-cell table:style-name="ce2" table:formula="of:=IF(MOD(ROUNDUP((ROW()-1)/8;0);2);[.$A217];&quot;&quot;)" office:value-type="float" office:value="800216">
            <text:p>800216</text:p>
          </table:table-cell>
          <table:table-cell table:style-name="ce2" table:formula="of:=IF(MOD(ROUNDUP((ROW()-1)/4;0);2);[.$A217];&quot;&quot;)">
            <text:p/>
          </table:table-cell>
          <table:table-cell table:style-name="ce2" table:formula="of:=IF(MOD(ROUNDUP((ROW()-1)/2;0);2);[.$A217];&quot;&quot;)">
            <text:p/>
          </table:table-cell>
          <table:table-cell table:formula="of:=IF(MOD(ROW()-1;2);[.$A217];&quot;&quot;)">
            <text:p/>
          </table:table-cell>
          <table:table-cell/>
          <table:table-cell table:formula="of:=COUNT([.B217:.I217])*2" office:value-type="float" office:value="4">
            <text:p>4</text:p>
          </table:table-cell>
          <table:table-cell table:formula="of:=COUNT([.C217:.D217])*2" office:value-type="float" office:value="2">
            <text:p>2</text:p>
          </table:table-cell>
          <table:table-cell table:formula="of:=COUNT([.E217:.F217])*2" office:value-type="float" office:value="2">
            <text:p>2</text:p>
          </table:table-cell>
          <table:table-cell table:formula="of:=COUNT([.G217:.H217])*2" office:value-type="float" office:value="0">
            <text:p>0</text:p>
          </table:table-cell>
          <table:table-cell table:number-columns-repeated="2"/>
          <table:table-cell table:formula="of:=[.A217]&amp;CHAR(9)&amp;[.K217]&amp;CHAR(9)&amp;[.L217]&amp;CHAR(9)&amp;[.M217]&amp;CHAR(9)&amp;[.N217]" office:value-type="string" office:string-value="800216&#9;4&#9;2&#9;2&#9;0">
            <text:p>800216<text:tab/>4<text:tab/>2<text:tab/>2<text:tab/>0</text:p>
          </table:table-cell>
          <table:table-cell table:number-columns-repeated="1001"/>
        </table:table-row>
        <table:table-row table:style-name="ro1">
          <table:table-cell office:value-type="float" office:value="800217">
            <text:p>800217</text:p>
          </table:table-cell>
          <table:table-cell table:style-name="ce2" table:formula="of:=IF(MOD(ROUNDUP((ROW()-1)/128;0);2);[.$A218];&quot;&quot;)">
            <text:p/>
          </table:table-cell>
          <table:table-cell table:style-name="ce2" table:formula="of:=IF(MOD(ROUNDUP((ROW()-1)/64;0);2);[.$A218];&quot;&quot;)">
            <text:p/>
          </table:table-cell>
          <table:table-cell table:style-name="ce2" table:formula="of:=IF(MOD(ROUNDUP((ROW()-1)/32;0);2);[.$A218];&quot;&quot;)" office:value-type="float" office:value="800217">
            <text:p>800217</text:p>
          </table:table-cell>
          <table:table-cell table:style-name="ce2" table:formula="of:=IF(MOD(ROUNDUP((ROW()-1)/16;0);2);[.$A218];&quot;&quot;)">
            <text:p/>
          </table:table-cell>
          <table:table-cell table:style-name="ce2" table:formula="of:=IF(MOD(ROUNDUP((ROW()-1)/8;0);2);[.$A218];&quot;&quot;)">
            <text:p/>
          </table:table-cell>
          <table:table-cell table:style-name="ce2" table:formula="of:=IF(MOD(ROUNDUP((ROW()-1)/4;0);2);[.$A218];&quot;&quot;)" office:value-type="float" office:value="800217">
            <text:p>800217</text:p>
          </table:table-cell>
          <table:table-cell table:style-name="ce2" table:formula="of:=IF(MOD(ROUNDUP((ROW()-1)/2;0);2);[.$A218];&quot;&quot;)" office:value-type="float" office:value="800217">
            <text:p>800217</text:p>
          </table:table-cell>
          <table:table-cell table:formula="of:=IF(MOD(ROW()-1;2);[.$A218];&quot;&quot;)" office:value-type="float" office:value="800217">
            <text:p>800217</text:p>
          </table:table-cell>
          <table:table-cell/>
          <table:table-cell table:formula="of:=COUNT([.B218:.I218])*2" office:value-type="float" office:value="8">
            <text:p>8</text:p>
          </table:table-cell>
          <table:table-cell table:formula="of:=COUNT([.C218:.D218])*2" office:value-type="float" office:value="2">
            <text:p>2</text:p>
          </table:table-cell>
          <table:table-cell table:formula="of:=COUNT([.E218:.F218])*2" office:value-type="float" office:value="0">
            <text:p>0</text:p>
          </table:table-cell>
          <table:table-cell table:formula="of:=COUNT([.G218:.H218])*2" office:value-type="float" office:value="4">
            <text:p>4</text:p>
          </table:table-cell>
          <table:table-cell table:number-columns-repeated="2"/>
          <table:table-cell table:formula="of:=[.A218]&amp;CHAR(9)&amp;[.K218]&amp;CHAR(9)&amp;[.L218]&amp;CHAR(9)&amp;[.M218]&amp;CHAR(9)&amp;[.N218]" office:value-type="string" office:string-value="800217&#9;8&#9;2&#9;0&#9;4">
            <text:p>800217<text:tab/>8<text:tab/>2<text:tab/>0<text:tab/>4</text:p>
          </table:table-cell>
          <table:table-cell table:number-columns-repeated="1001"/>
        </table:table-row>
        <table:table-row table:style-name="ro1">
          <table:table-cell office:value-type="float" office:value="800218">
            <text:p>800218</text:p>
          </table:table-cell>
          <table:table-cell table:style-name="ce2" table:formula="of:=IF(MOD(ROUNDUP((ROW()-1)/128;0);2);[.$A219];&quot;&quot;)">
            <text:p/>
          </table:table-cell>
          <table:table-cell table:style-name="ce2" table:formula="of:=IF(MOD(ROUNDUP((ROW()-1)/64;0);2);[.$A219];&quot;&quot;)">
            <text:p/>
          </table:table-cell>
          <table:table-cell table:style-name="ce2" table:formula="of:=IF(MOD(ROUNDUP((ROW()-1)/32;0);2);[.$A219];&quot;&quot;)" office:value-type="float" office:value="800218">
            <text:p>800218</text:p>
          </table:table-cell>
          <table:table-cell table:style-name="ce2" table:formula="of:=IF(MOD(ROUNDUP((ROW()-1)/16;0);2);[.$A219];&quot;&quot;)">
            <text:p/>
          </table:table-cell>
          <table:table-cell table:style-name="ce2" table:formula="of:=IF(MOD(ROUNDUP((ROW()-1)/8;0);2);[.$A219];&quot;&quot;)">
            <text:p/>
          </table:table-cell>
          <table:table-cell table:style-name="ce2" table:formula="of:=IF(MOD(ROUNDUP((ROW()-1)/4;0);2);[.$A219];&quot;&quot;)" office:value-type="float" office:value="800218">
            <text:p>800218</text:p>
          </table:table-cell>
          <table:table-cell table:style-name="ce2" table:formula="of:=IF(MOD(ROUNDUP((ROW()-1)/2;0);2);[.$A219];&quot;&quot;)" office:value-type="float" office:value="800218">
            <text:p>800218</text:p>
          </table:table-cell>
          <table:table-cell table:formula="of:=IF(MOD(ROW()-1;2);[.$A219];&quot;&quot;)">
            <text:p/>
          </table:table-cell>
          <table:table-cell/>
          <table:table-cell table:formula="of:=COUNT([.B219:.I219])*2" office:value-type="float" office:value="6">
            <text:p>6</text:p>
          </table:table-cell>
          <table:table-cell table:formula="of:=COUNT([.C219:.D219])*2" office:value-type="float" office:value="2">
            <text:p>2</text:p>
          </table:table-cell>
          <table:table-cell table:formula="of:=COUNT([.E219:.F219])*2" office:value-type="float" office:value="0">
            <text:p>0</text:p>
          </table:table-cell>
          <table:table-cell table:formula="of:=COUNT([.G219:.H219])*2" office:value-type="float" office:value="4">
            <text:p>4</text:p>
          </table:table-cell>
          <table:table-cell table:number-columns-repeated="2"/>
          <table:table-cell table:formula="of:=[.A219]&amp;CHAR(9)&amp;[.K219]&amp;CHAR(9)&amp;[.L219]&amp;CHAR(9)&amp;[.M219]&amp;CHAR(9)&amp;[.N219]" office:value-type="string" office:string-value="800218&#9;6&#9;2&#9;0&#9;4">
            <text:p>800218<text:tab/>6<text:tab/>2<text:tab/>0<text:tab/>4</text:p>
          </table:table-cell>
          <table:table-cell table:number-columns-repeated="1001"/>
        </table:table-row>
        <table:table-row table:style-name="ro1">
          <table:table-cell office:value-type="float" office:value="800219">
            <text:p>800219</text:p>
          </table:table-cell>
          <table:table-cell table:style-name="ce2" table:formula="of:=IF(MOD(ROUNDUP((ROW()-1)/128;0);2);[.$A220];&quot;&quot;)">
            <text:p/>
          </table:table-cell>
          <table:table-cell table:style-name="ce2" table:formula="of:=IF(MOD(ROUNDUP((ROW()-1)/64;0);2);[.$A220];&quot;&quot;)">
            <text:p/>
          </table:table-cell>
          <table:table-cell table:style-name="ce2" table:formula="of:=IF(MOD(ROUNDUP((ROW()-1)/32;0);2);[.$A220];&quot;&quot;)" office:value-type="float" office:value="800219">
            <text:p>800219</text:p>
          </table:table-cell>
          <table:table-cell table:style-name="ce2" table:formula="of:=IF(MOD(ROUNDUP((ROW()-1)/16;0);2);[.$A220];&quot;&quot;)">
            <text:p/>
          </table:table-cell>
          <table:table-cell table:style-name="ce2" table:formula="of:=IF(MOD(ROUNDUP((ROW()-1)/8;0);2);[.$A220];&quot;&quot;)">
            <text:p/>
          </table:table-cell>
          <table:table-cell table:style-name="ce2" table:formula="of:=IF(MOD(ROUNDUP((ROW()-1)/4;0);2);[.$A220];&quot;&quot;)" office:value-type="float" office:value="800219">
            <text:p>800219</text:p>
          </table:table-cell>
          <table:table-cell table:style-name="ce2" table:formula="of:=IF(MOD(ROUNDUP((ROW()-1)/2;0);2);[.$A220];&quot;&quot;)">
            <text:p/>
          </table:table-cell>
          <table:table-cell table:formula="of:=IF(MOD(ROW()-1;2);[.$A220];&quot;&quot;)" office:value-type="float" office:value="800219">
            <text:p>800219</text:p>
          </table:table-cell>
          <table:table-cell/>
          <table:table-cell table:formula="of:=COUNT([.B220:.I220])*2" office:value-type="float" office:value="6">
            <text:p>6</text:p>
          </table:table-cell>
          <table:table-cell table:formula="of:=COUNT([.C220:.D220])*2" office:value-type="float" office:value="2">
            <text:p>2</text:p>
          </table:table-cell>
          <table:table-cell table:formula="of:=COUNT([.E220:.F220])*2" office:value-type="float" office:value="0">
            <text:p>0</text:p>
          </table:table-cell>
          <table:table-cell table:formula="of:=COUNT([.G220:.H220])*2" office:value-type="float" office:value="2">
            <text:p>2</text:p>
          </table:table-cell>
          <table:table-cell table:number-columns-repeated="2"/>
          <table:table-cell table:formula="of:=[.A220]&amp;CHAR(9)&amp;[.K220]&amp;CHAR(9)&amp;[.L220]&amp;CHAR(9)&amp;[.M220]&amp;CHAR(9)&amp;[.N220]" office:value-type="string" office:string-value="800219&#9;6&#9;2&#9;0&#9;2">
            <text:p>800219<text:tab/>6<text:tab/>2<text:tab/>0<text:tab/>2</text:p>
          </table:table-cell>
          <table:table-cell table:number-columns-repeated="1001"/>
        </table:table-row>
        <table:table-row table:style-name="ro1">
          <table:table-cell office:value-type="float" office:value="800220">
            <text:p>800220</text:p>
          </table:table-cell>
          <table:table-cell table:style-name="ce2" table:formula="of:=IF(MOD(ROUNDUP((ROW()-1)/128;0);2);[.$A221];&quot;&quot;)">
            <text:p/>
          </table:table-cell>
          <table:table-cell table:style-name="ce2" table:formula="of:=IF(MOD(ROUNDUP((ROW()-1)/64;0);2);[.$A221];&quot;&quot;)">
            <text:p/>
          </table:table-cell>
          <table:table-cell table:style-name="ce2" table:formula="of:=IF(MOD(ROUNDUP((ROW()-1)/32;0);2);[.$A221];&quot;&quot;)" office:value-type="float" office:value="800220">
            <text:p>800220</text:p>
          </table:table-cell>
          <table:table-cell table:style-name="ce2" table:formula="of:=IF(MOD(ROUNDUP((ROW()-1)/16;0);2);[.$A221];&quot;&quot;)">
            <text:p/>
          </table:table-cell>
          <table:table-cell table:style-name="ce2" table:formula="of:=IF(MOD(ROUNDUP((ROW()-1)/8;0);2);[.$A221];&quot;&quot;)">
            <text:p/>
          </table:table-cell>
          <table:table-cell table:style-name="ce2" table:formula="of:=IF(MOD(ROUNDUP((ROW()-1)/4;0);2);[.$A221];&quot;&quot;)" office:value-type="float" office:value="800220">
            <text:p>800220</text:p>
          </table:table-cell>
          <table:table-cell table:style-name="ce2" table:formula="of:=IF(MOD(ROUNDUP((ROW()-1)/2;0);2);[.$A221];&quot;&quot;)">
            <text:p/>
          </table:table-cell>
          <table:table-cell table:formula="of:=IF(MOD(ROW()-1;2);[.$A221];&quot;&quot;)">
            <text:p/>
          </table:table-cell>
          <table:table-cell/>
          <table:table-cell table:formula="of:=COUNT([.B221:.I221])*2" office:value-type="float" office:value="4">
            <text:p>4</text:p>
          </table:table-cell>
          <table:table-cell table:formula="of:=COUNT([.C221:.D221])*2" office:value-type="float" office:value="2">
            <text:p>2</text:p>
          </table:table-cell>
          <table:table-cell table:formula="of:=COUNT([.E221:.F221])*2" office:value-type="float" office:value="0">
            <text:p>0</text:p>
          </table:table-cell>
          <table:table-cell table:formula="of:=COUNT([.G221:.H221])*2" office:value-type="float" office:value="2">
            <text:p>2</text:p>
          </table:table-cell>
          <table:table-cell table:number-columns-repeated="2"/>
          <table:table-cell table:formula="of:=[.A221]&amp;CHAR(9)&amp;[.K221]&amp;CHAR(9)&amp;[.L221]&amp;CHAR(9)&amp;[.M221]&amp;CHAR(9)&amp;[.N221]" office:value-type="string" office:string-value="800220&#9;4&#9;2&#9;0&#9;2">
            <text:p>800220<text:tab/>4<text:tab/>2<text:tab/>0<text:tab/>2</text:p>
          </table:table-cell>
          <table:table-cell table:number-columns-repeated="1001"/>
        </table:table-row>
        <table:table-row table:style-name="ro1">
          <table:table-cell office:value-type="float" office:value="800221">
            <text:p>800221</text:p>
          </table:table-cell>
          <table:table-cell table:style-name="ce2" table:formula="of:=IF(MOD(ROUNDUP((ROW()-1)/128;0);2);[.$A222];&quot;&quot;)">
            <text:p/>
          </table:table-cell>
          <table:table-cell table:style-name="ce2" table:formula="of:=IF(MOD(ROUNDUP((ROW()-1)/64;0);2);[.$A222];&quot;&quot;)">
            <text:p/>
          </table:table-cell>
          <table:table-cell table:style-name="ce2" table:formula="of:=IF(MOD(ROUNDUP((ROW()-1)/32;0);2);[.$A222];&quot;&quot;)" office:value-type="float" office:value="800221">
            <text:p>800221</text:p>
          </table:table-cell>
          <table:table-cell table:style-name="ce2" table:formula="of:=IF(MOD(ROUNDUP((ROW()-1)/16;0);2);[.$A222];&quot;&quot;)">
            <text:p/>
          </table:table-cell>
          <table:table-cell table:style-name="ce2" table:formula="of:=IF(MOD(ROUNDUP((ROW()-1)/8;0);2);[.$A222];&quot;&quot;)">
            <text:p/>
          </table:table-cell>
          <table:table-cell table:style-name="ce2" table:formula="of:=IF(MOD(ROUNDUP((ROW()-1)/4;0);2);[.$A222];&quot;&quot;)">
            <text:p/>
          </table:table-cell>
          <table:table-cell table:style-name="ce2" table:formula="of:=IF(MOD(ROUNDUP((ROW()-1)/2;0);2);[.$A222];&quot;&quot;)" office:value-type="float" office:value="800221">
            <text:p>800221</text:p>
          </table:table-cell>
          <table:table-cell table:formula="of:=IF(MOD(ROW()-1;2);[.$A222];&quot;&quot;)" office:value-type="float" office:value="800221">
            <text:p>800221</text:p>
          </table:table-cell>
          <table:table-cell/>
          <table:table-cell table:formula="of:=COUNT([.B222:.I222])*2" office:value-type="float" office:value="6">
            <text:p>6</text:p>
          </table:table-cell>
          <table:table-cell table:formula="of:=COUNT([.C222:.D222])*2" office:value-type="float" office:value="2">
            <text:p>2</text:p>
          </table:table-cell>
          <table:table-cell table:formula="of:=COUNT([.E222:.F222])*2" office:value-type="float" office:value="0">
            <text:p>0</text:p>
          </table:table-cell>
          <table:table-cell table:formula="of:=COUNT([.G222:.H222])*2" office:value-type="float" office:value="2">
            <text:p>2</text:p>
          </table:table-cell>
          <table:table-cell table:number-columns-repeated="2"/>
          <table:table-cell table:formula="of:=[.A222]&amp;CHAR(9)&amp;[.K222]&amp;CHAR(9)&amp;[.L222]&amp;CHAR(9)&amp;[.M222]&amp;CHAR(9)&amp;[.N222]" office:value-type="string" office:string-value="800221&#9;6&#9;2&#9;0&#9;2">
            <text:p>800221<text:tab/>6<text:tab/>2<text:tab/>0<text:tab/>2</text:p>
          </table:table-cell>
          <table:table-cell table:number-columns-repeated="1001"/>
        </table:table-row>
        <table:table-row table:style-name="ro1">
          <table:table-cell office:value-type="float" office:value="800222">
            <text:p>800222</text:p>
          </table:table-cell>
          <table:table-cell table:style-name="ce2" table:formula="of:=IF(MOD(ROUNDUP((ROW()-1)/128;0);2);[.$A223];&quot;&quot;)">
            <text:p/>
          </table:table-cell>
          <table:table-cell table:style-name="ce2" table:formula="of:=IF(MOD(ROUNDUP((ROW()-1)/64;0);2);[.$A223];&quot;&quot;)">
            <text:p/>
          </table:table-cell>
          <table:table-cell table:style-name="ce2" table:formula="of:=IF(MOD(ROUNDUP((ROW()-1)/32;0);2);[.$A223];&quot;&quot;)" office:value-type="float" office:value="800222">
            <text:p>800222</text:p>
          </table:table-cell>
          <table:table-cell table:style-name="ce2" table:formula="of:=IF(MOD(ROUNDUP((ROW()-1)/16;0);2);[.$A223];&quot;&quot;)">
            <text:p/>
          </table:table-cell>
          <table:table-cell table:style-name="ce2" table:formula="of:=IF(MOD(ROUNDUP((ROW()-1)/8;0);2);[.$A223];&quot;&quot;)">
            <text:p/>
          </table:table-cell>
          <table:table-cell table:style-name="ce2" table:formula="of:=IF(MOD(ROUNDUP((ROW()-1)/4;0);2);[.$A223];&quot;&quot;)">
            <text:p/>
          </table:table-cell>
          <table:table-cell table:style-name="ce2" table:formula="of:=IF(MOD(ROUNDUP((ROW()-1)/2;0);2);[.$A223];&quot;&quot;)" office:value-type="float" office:value="800222">
            <text:p>800222</text:p>
          </table:table-cell>
          <table:table-cell table:formula="of:=IF(MOD(ROW()-1;2);[.$A223];&quot;&quot;)">
            <text:p/>
          </table:table-cell>
          <table:table-cell/>
          <table:table-cell table:formula="of:=COUNT([.B223:.I223])*2" office:value-type="float" office:value="4">
            <text:p>4</text:p>
          </table:table-cell>
          <table:table-cell table:formula="of:=COUNT([.C223:.D223])*2" office:value-type="float" office:value="2">
            <text:p>2</text:p>
          </table:table-cell>
          <table:table-cell table:formula="of:=COUNT([.E223:.F223])*2" office:value-type="float" office:value="0">
            <text:p>0</text:p>
          </table:table-cell>
          <table:table-cell table:formula="of:=COUNT([.G223:.H223])*2" office:value-type="float" office:value="2">
            <text:p>2</text:p>
          </table:table-cell>
          <table:table-cell table:number-columns-repeated="2"/>
          <table:table-cell table:formula="of:=[.A223]&amp;CHAR(9)&amp;[.K223]&amp;CHAR(9)&amp;[.L223]&amp;CHAR(9)&amp;[.M223]&amp;CHAR(9)&amp;[.N223]" office:value-type="string" office:string-value="800222&#9;4&#9;2&#9;0&#9;2">
            <text:p>800222<text:tab/>4<text:tab/>2<text:tab/>0<text:tab/>2</text:p>
          </table:table-cell>
          <table:table-cell table:number-columns-repeated="1001"/>
        </table:table-row>
        <table:table-row table:style-name="ro1">
          <table:table-cell office:value-type="float" office:value="800223">
            <text:p>800223</text:p>
          </table:table-cell>
          <table:table-cell table:style-name="ce2" table:formula="of:=IF(MOD(ROUNDUP((ROW()-1)/128;0);2);[.$A224];&quot;&quot;)">
            <text:p/>
          </table:table-cell>
          <table:table-cell table:style-name="ce2" table:formula="of:=IF(MOD(ROUNDUP((ROW()-1)/64;0);2);[.$A224];&quot;&quot;)">
            <text:p/>
          </table:table-cell>
          <table:table-cell table:style-name="ce2" table:formula="of:=IF(MOD(ROUNDUP((ROW()-1)/32;0);2);[.$A224];&quot;&quot;)" office:value-type="float" office:value="800223">
            <text:p>800223</text:p>
          </table:table-cell>
          <table:table-cell table:style-name="ce2" table:formula="of:=IF(MOD(ROUNDUP((ROW()-1)/16;0);2);[.$A224];&quot;&quot;)">
            <text:p/>
          </table:table-cell>
          <table:table-cell table:style-name="ce2" table:formula="of:=IF(MOD(ROUNDUP((ROW()-1)/8;0);2);[.$A224];&quot;&quot;)">
            <text:p/>
          </table:table-cell>
          <table:table-cell table:style-name="ce2" table:formula="of:=IF(MOD(ROUNDUP((ROW()-1)/4;0);2);[.$A224];&quot;&quot;)">
            <text:p/>
          </table:table-cell>
          <table:table-cell table:style-name="ce2" table:formula="of:=IF(MOD(ROUNDUP((ROW()-1)/2;0);2);[.$A224];&quot;&quot;)">
            <text:p/>
          </table:table-cell>
          <table:table-cell table:formula="of:=IF(MOD(ROW()-1;2);[.$A224];&quot;&quot;)" office:value-type="float" office:value="800223">
            <text:p>800223</text:p>
          </table:table-cell>
          <table:table-cell/>
          <table:table-cell table:formula="of:=COUNT([.B224:.I224])*2" office:value-type="float" office:value="4">
            <text:p>4</text:p>
          </table:table-cell>
          <table:table-cell table:formula="of:=COUNT([.C224:.D224])*2" office:value-type="float" office:value="2">
            <text:p>2</text:p>
          </table:table-cell>
          <table:table-cell table:formula="of:=COUNT([.E224:.F224])*2" office:value-type="float" office:value="0">
            <text:p>0</text:p>
          </table:table-cell>
          <table:table-cell table:formula="of:=COUNT([.G224:.H224])*2" office:value-type="float" office:value="0">
            <text:p>0</text:p>
          </table:table-cell>
          <table:table-cell table:number-columns-repeated="2"/>
          <table:table-cell table:formula="of:=[.A224]&amp;CHAR(9)&amp;[.K224]&amp;CHAR(9)&amp;[.L224]&amp;CHAR(9)&amp;[.M224]&amp;CHAR(9)&amp;[.N224]" office:value-type="string" office:string-value="800223&#9;4&#9;2&#9;0&#9;0">
            <text:p>800223<text:tab/>4<text:tab/>2<text:tab/>0<text:tab/>0</text:p>
          </table:table-cell>
          <table:table-cell table:number-columns-repeated="1001"/>
        </table:table-row>
        <table:table-row table:style-name="ro1">
          <table:table-cell office:value-type="float" office:value="800224">
            <text:p>800224</text:p>
          </table:table-cell>
          <table:table-cell table:style-name="ce2" table:formula="of:=IF(MOD(ROUNDUP((ROW()-1)/128;0);2);[.$A225];&quot;&quot;)">
            <text:p/>
          </table:table-cell>
          <table:table-cell table:style-name="ce2" table:formula="of:=IF(MOD(ROUNDUP((ROW()-1)/64;0);2);[.$A225];&quot;&quot;)">
            <text:p/>
          </table:table-cell>
          <table:table-cell table:style-name="ce2" table:formula="of:=IF(MOD(ROUNDUP((ROW()-1)/32;0);2);[.$A225];&quot;&quot;)" office:value-type="float" office:value="800224">
            <text:p>800224</text:p>
          </table:table-cell>
          <table:table-cell table:style-name="ce2" table:formula="of:=IF(MOD(ROUNDUP((ROW()-1)/16;0);2);[.$A225];&quot;&quot;)">
            <text:p/>
          </table:table-cell>
          <table:table-cell table:style-name="ce2" table:formula="of:=IF(MOD(ROUNDUP((ROW()-1)/8;0);2);[.$A225];&quot;&quot;)">
            <text:p/>
          </table:table-cell>
          <table:table-cell table:style-name="ce2" table:formula="of:=IF(MOD(ROUNDUP((ROW()-1)/4;0);2);[.$A225];&quot;&quot;)">
            <text:p/>
          </table:table-cell>
          <table:table-cell table:style-name="ce2" table:formula="of:=IF(MOD(ROUNDUP((ROW()-1)/2;0);2);[.$A225];&quot;&quot;)">
            <text:p/>
          </table:table-cell>
          <table:table-cell table:formula="of:=IF(MOD(ROW()-1;2);[.$A225];&quot;&quot;)">
            <text:p/>
          </table:table-cell>
          <table:table-cell/>
          <table:table-cell table:formula="of:=COUNT([.B225:.I225])*2" office:value-type="float" office:value="2">
            <text:p>2</text:p>
          </table:table-cell>
          <table:table-cell table:formula="of:=COUNT([.C225:.D225])*2" office:value-type="float" office:value="2">
            <text:p>2</text:p>
          </table:table-cell>
          <table:table-cell table:formula="of:=COUNT([.E225:.F225])*2" office:value-type="float" office:value="0">
            <text:p>0</text:p>
          </table:table-cell>
          <table:table-cell table:formula="of:=COUNT([.G225:.H225])*2" office:value-type="float" office:value="0">
            <text:p>0</text:p>
          </table:table-cell>
          <table:table-cell table:number-columns-repeated="2"/>
          <table:table-cell table:formula="of:=[.A225]&amp;CHAR(9)&amp;[.K225]&amp;CHAR(9)&amp;[.L225]&amp;CHAR(9)&amp;[.M225]&amp;CHAR(9)&amp;[.N225]" office:value-type="string" office:string-value="800224&#9;2&#9;2&#9;0&#9;0">
            <text:p>800224<text:tab/>2<text:tab/>2<text:tab/>0<text:tab/>0</text:p>
          </table:table-cell>
          <table:table-cell table:number-columns-repeated="1001"/>
        </table:table-row>
        <table:table-row table:style-name="ro1">
          <table:table-cell office:value-type="float" office:value="800225">
            <text:p>800225</text:p>
          </table:table-cell>
          <table:table-cell table:style-name="ce2" table:formula="of:=IF(MOD(ROUNDUP((ROW()-1)/128;0);2);[.$A226];&quot;&quot;)">
            <text:p/>
          </table:table-cell>
          <table:table-cell table:style-name="ce2" table:formula="of:=IF(MOD(ROUNDUP((ROW()-1)/64;0);2);[.$A226];&quot;&quot;)">
            <text:p/>
          </table:table-cell>
          <table:table-cell table:style-name="ce2" table:formula="of:=IF(MOD(ROUNDUP((ROW()-1)/32;0);2);[.$A226];&quot;&quot;)">
            <text:p/>
          </table:table-cell>
          <table:table-cell table:style-name="ce2" table:formula="of:=IF(MOD(ROUNDUP((ROW()-1)/16;0);2);[.$A226];&quot;&quot;)" office:value-type="float" office:value="800225">
            <text:p>800225</text:p>
          </table:table-cell>
          <table:table-cell table:style-name="ce2" table:formula="of:=IF(MOD(ROUNDUP((ROW()-1)/8;0);2);[.$A226];&quot;&quot;)" office:value-type="float" office:value="800225">
            <text:p>800225</text:p>
          </table:table-cell>
          <table:table-cell table:style-name="ce2" table:formula="of:=IF(MOD(ROUNDUP((ROW()-1)/4;0);2);[.$A226];&quot;&quot;)" office:value-type="float" office:value="800225">
            <text:p>800225</text:p>
          </table:table-cell>
          <table:table-cell table:style-name="ce2" table:formula="of:=IF(MOD(ROUNDUP((ROW()-1)/2;0);2);[.$A226];&quot;&quot;)" office:value-type="float" office:value="800225">
            <text:p>800225</text:p>
          </table:table-cell>
          <table:table-cell table:formula="of:=IF(MOD(ROW()-1;2);[.$A226];&quot;&quot;)" office:value-type="float" office:value="800225">
            <text:p>800225</text:p>
          </table:table-cell>
          <table:table-cell/>
          <table:table-cell table:formula="of:=COUNT([.B226:.I226])*2" office:value-type="float" office:value="10">
            <text:p>10</text:p>
          </table:table-cell>
          <table:table-cell table:formula="of:=COUNT([.C226:.D226])*2" office:value-type="float" office:value="0">
            <text:p>0</text:p>
          </table:table-cell>
          <table:table-cell table:formula="of:=COUNT([.E226:.F226])*2" office:value-type="float" office:value="4">
            <text:p>4</text:p>
          </table:table-cell>
          <table:table-cell table:formula="of:=COUNT([.G226:.H226])*2" office:value-type="float" office:value="4">
            <text:p>4</text:p>
          </table:table-cell>
          <table:table-cell table:number-columns-repeated="2"/>
          <table:table-cell table:formula="of:=[.A226]&amp;CHAR(9)&amp;[.K226]&amp;CHAR(9)&amp;[.L226]&amp;CHAR(9)&amp;[.M226]&amp;CHAR(9)&amp;[.N226]" office:value-type="string" office:string-value="800225&#9;10&#9;0&#9;4&#9;4">
            <text:p>800225<text:tab/>10<text:tab/>0<text:tab/>4<text:tab/>4</text:p>
          </table:table-cell>
          <table:table-cell table:number-columns-repeated="1001"/>
        </table:table-row>
        <table:table-row table:style-name="ro1">
          <table:table-cell office:value-type="float" office:value="800226">
            <text:p>800226</text:p>
          </table:table-cell>
          <table:table-cell table:style-name="ce2" table:formula="of:=IF(MOD(ROUNDUP((ROW()-1)/128;0);2);[.$A227];&quot;&quot;)">
            <text:p/>
          </table:table-cell>
          <table:table-cell table:style-name="ce2" table:formula="of:=IF(MOD(ROUNDUP((ROW()-1)/64;0);2);[.$A227];&quot;&quot;)">
            <text:p/>
          </table:table-cell>
          <table:table-cell table:style-name="ce2" table:formula="of:=IF(MOD(ROUNDUP((ROW()-1)/32;0);2);[.$A227];&quot;&quot;)">
            <text:p/>
          </table:table-cell>
          <table:table-cell table:style-name="ce2" table:formula="of:=IF(MOD(ROUNDUP((ROW()-1)/16;0);2);[.$A227];&quot;&quot;)" office:value-type="float" office:value="800226">
            <text:p>800226</text:p>
          </table:table-cell>
          <table:table-cell table:style-name="ce2" table:formula="of:=IF(MOD(ROUNDUP((ROW()-1)/8;0);2);[.$A227];&quot;&quot;)" office:value-type="float" office:value="800226">
            <text:p>800226</text:p>
          </table:table-cell>
          <table:table-cell table:style-name="ce2" table:formula="of:=IF(MOD(ROUNDUP((ROW()-1)/4;0);2);[.$A227];&quot;&quot;)" office:value-type="float" office:value="800226">
            <text:p>800226</text:p>
          </table:table-cell>
          <table:table-cell table:style-name="ce2" table:formula="of:=IF(MOD(ROUNDUP((ROW()-1)/2;0);2);[.$A227];&quot;&quot;)" office:value-type="float" office:value="800226">
            <text:p>800226</text:p>
          </table:table-cell>
          <table:table-cell table:formula="of:=IF(MOD(ROW()-1;2);[.$A227];&quot;&quot;)">
            <text:p/>
          </table:table-cell>
          <table:table-cell/>
          <table:table-cell table:formula="of:=COUNT([.B227:.I227])*2" office:value-type="float" office:value="8">
            <text:p>8</text:p>
          </table:table-cell>
          <table:table-cell table:formula="of:=COUNT([.C227:.D227])*2" office:value-type="float" office:value="0">
            <text:p>0</text:p>
          </table:table-cell>
          <table:table-cell table:formula="of:=COUNT([.E227:.F227])*2" office:value-type="float" office:value="4">
            <text:p>4</text:p>
          </table:table-cell>
          <table:table-cell table:formula="of:=COUNT([.G227:.H227])*2" office:value-type="float" office:value="4">
            <text:p>4</text:p>
          </table:table-cell>
          <table:table-cell table:number-columns-repeated="2"/>
          <table:table-cell table:formula="of:=[.A227]&amp;CHAR(9)&amp;[.K227]&amp;CHAR(9)&amp;[.L227]&amp;CHAR(9)&amp;[.M227]&amp;CHAR(9)&amp;[.N227]" office:value-type="string" office:string-value="800226&#9;8&#9;0&#9;4&#9;4">
            <text:p>800226<text:tab/>8<text:tab/>0<text:tab/>4<text:tab/>4</text:p>
          </table:table-cell>
          <table:table-cell table:number-columns-repeated="1001"/>
        </table:table-row>
        <table:table-row table:style-name="ro1">
          <table:table-cell office:value-type="float" office:value="800227">
            <text:p>800227</text:p>
          </table:table-cell>
          <table:table-cell table:style-name="ce2" table:formula="of:=IF(MOD(ROUNDUP((ROW()-1)/128;0);2);[.$A228];&quot;&quot;)">
            <text:p/>
          </table:table-cell>
          <table:table-cell table:style-name="ce2" table:formula="of:=IF(MOD(ROUNDUP((ROW()-1)/64;0);2);[.$A228];&quot;&quot;)">
            <text:p/>
          </table:table-cell>
          <table:table-cell table:style-name="ce2" table:formula="of:=IF(MOD(ROUNDUP((ROW()-1)/32;0);2);[.$A228];&quot;&quot;)">
            <text:p/>
          </table:table-cell>
          <table:table-cell table:style-name="ce2" table:formula="of:=IF(MOD(ROUNDUP((ROW()-1)/16;0);2);[.$A228];&quot;&quot;)" office:value-type="float" office:value="800227">
            <text:p>800227</text:p>
          </table:table-cell>
          <table:table-cell table:style-name="ce2" table:formula="of:=IF(MOD(ROUNDUP((ROW()-1)/8;0);2);[.$A228];&quot;&quot;)" office:value-type="float" office:value="800227">
            <text:p>800227</text:p>
          </table:table-cell>
          <table:table-cell table:style-name="ce2" table:formula="of:=IF(MOD(ROUNDUP((ROW()-1)/4;0);2);[.$A228];&quot;&quot;)" office:value-type="float" office:value="800227">
            <text:p>800227</text:p>
          </table:table-cell>
          <table:table-cell table:style-name="ce2" table:formula="of:=IF(MOD(ROUNDUP((ROW()-1)/2;0);2);[.$A228];&quot;&quot;)">
            <text:p/>
          </table:table-cell>
          <table:table-cell table:formula="of:=IF(MOD(ROW()-1;2);[.$A228];&quot;&quot;)" office:value-type="float" office:value="800227">
            <text:p>800227</text:p>
          </table:table-cell>
          <table:table-cell/>
          <table:table-cell table:formula="of:=COUNT([.B228:.I228])*2" office:value-type="float" office:value="8">
            <text:p>8</text:p>
          </table:table-cell>
          <table:table-cell table:formula="of:=COUNT([.C228:.D228])*2" office:value-type="float" office:value="0">
            <text:p>0</text:p>
          </table:table-cell>
          <table:table-cell table:formula="of:=COUNT([.E228:.F228])*2" office:value-type="float" office:value="4">
            <text:p>4</text:p>
          </table:table-cell>
          <table:table-cell table:formula="of:=COUNT([.G228:.H228])*2" office:value-type="float" office:value="2">
            <text:p>2</text:p>
          </table:table-cell>
          <table:table-cell table:number-columns-repeated="2"/>
          <table:table-cell table:formula="of:=[.A228]&amp;CHAR(9)&amp;[.K228]&amp;CHAR(9)&amp;[.L228]&amp;CHAR(9)&amp;[.M228]&amp;CHAR(9)&amp;[.N228]" office:value-type="string" office:string-value="800227&#9;8&#9;0&#9;4&#9;2">
            <text:p>800227<text:tab/>8<text:tab/>0<text:tab/>4<text:tab/>2</text:p>
          </table:table-cell>
          <table:table-cell table:number-columns-repeated="1001"/>
        </table:table-row>
        <table:table-row table:style-name="ro1">
          <table:table-cell office:value-type="float" office:value="800228">
            <text:p>800228</text:p>
          </table:table-cell>
          <table:table-cell table:style-name="ce2" table:formula="of:=IF(MOD(ROUNDUP((ROW()-1)/128;0);2);[.$A229];&quot;&quot;)">
            <text:p/>
          </table:table-cell>
          <table:table-cell table:style-name="ce2" table:formula="of:=IF(MOD(ROUNDUP((ROW()-1)/64;0);2);[.$A229];&quot;&quot;)">
            <text:p/>
          </table:table-cell>
          <table:table-cell table:style-name="ce2" table:formula="of:=IF(MOD(ROUNDUP((ROW()-1)/32;0);2);[.$A229];&quot;&quot;)">
            <text:p/>
          </table:table-cell>
          <table:table-cell table:style-name="ce2" table:formula="of:=IF(MOD(ROUNDUP((ROW()-1)/16;0);2);[.$A229];&quot;&quot;)" office:value-type="float" office:value="800228">
            <text:p>800228</text:p>
          </table:table-cell>
          <table:table-cell table:style-name="ce2" table:formula="of:=IF(MOD(ROUNDUP((ROW()-1)/8;0);2);[.$A229];&quot;&quot;)" office:value-type="float" office:value="800228">
            <text:p>800228</text:p>
          </table:table-cell>
          <table:table-cell table:style-name="ce2" table:formula="of:=IF(MOD(ROUNDUP((ROW()-1)/4;0);2);[.$A229];&quot;&quot;)" office:value-type="float" office:value="800228">
            <text:p>800228</text:p>
          </table:table-cell>
          <table:table-cell table:style-name="ce2" table:formula="of:=IF(MOD(ROUNDUP((ROW()-1)/2;0);2);[.$A229];&quot;&quot;)">
            <text:p/>
          </table:table-cell>
          <table:table-cell table:formula="of:=IF(MOD(ROW()-1;2);[.$A229];&quot;&quot;)">
            <text:p/>
          </table:table-cell>
          <table:table-cell/>
          <table:table-cell table:formula="of:=COUNT([.B229:.I229])*2" office:value-type="float" office:value="6">
            <text:p>6</text:p>
          </table:table-cell>
          <table:table-cell table:formula="of:=COUNT([.C229:.D229])*2" office:value-type="float" office:value="0">
            <text:p>0</text:p>
          </table:table-cell>
          <table:table-cell table:formula="of:=COUNT([.E229:.F229])*2" office:value-type="float" office:value="4">
            <text:p>4</text:p>
          </table:table-cell>
          <table:table-cell table:formula="of:=COUNT([.G229:.H229])*2" office:value-type="float" office:value="2">
            <text:p>2</text:p>
          </table:table-cell>
          <table:table-cell table:number-columns-repeated="2"/>
          <table:table-cell table:formula="of:=[.A229]&amp;CHAR(9)&amp;[.K229]&amp;CHAR(9)&amp;[.L229]&amp;CHAR(9)&amp;[.M229]&amp;CHAR(9)&amp;[.N229]" office:value-type="string" office:string-value="800228&#9;6&#9;0&#9;4&#9;2">
            <text:p>800228<text:tab/>6<text:tab/>0<text:tab/>4<text:tab/>2</text:p>
          </table:table-cell>
          <table:table-cell table:number-columns-repeated="1001"/>
        </table:table-row>
        <table:table-row table:style-name="ro1">
          <table:table-cell office:value-type="float" office:value="800229">
            <text:p>800229</text:p>
          </table:table-cell>
          <table:table-cell table:style-name="ce2" table:formula="of:=IF(MOD(ROUNDUP((ROW()-1)/128;0);2);[.$A230];&quot;&quot;)">
            <text:p/>
          </table:table-cell>
          <table:table-cell table:style-name="ce2" table:formula="of:=IF(MOD(ROUNDUP((ROW()-1)/64;0);2);[.$A230];&quot;&quot;)">
            <text:p/>
          </table:table-cell>
          <table:table-cell table:style-name="ce2" table:formula="of:=IF(MOD(ROUNDUP((ROW()-1)/32;0);2);[.$A230];&quot;&quot;)">
            <text:p/>
          </table:table-cell>
          <table:table-cell table:style-name="ce2" table:formula="of:=IF(MOD(ROUNDUP((ROW()-1)/16;0);2);[.$A230];&quot;&quot;)" office:value-type="float" office:value="800229">
            <text:p>800229</text:p>
          </table:table-cell>
          <table:table-cell table:style-name="ce2" table:formula="of:=IF(MOD(ROUNDUP((ROW()-1)/8;0);2);[.$A230];&quot;&quot;)" office:value-type="float" office:value="800229">
            <text:p>800229</text:p>
          </table:table-cell>
          <table:table-cell table:style-name="ce2" table:formula="of:=IF(MOD(ROUNDUP((ROW()-1)/4;0);2);[.$A230];&quot;&quot;)">
            <text:p/>
          </table:table-cell>
          <table:table-cell table:style-name="ce2" table:formula="of:=IF(MOD(ROUNDUP((ROW()-1)/2;0);2);[.$A230];&quot;&quot;)" office:value-type="float" office:value="800229">
            <text:p>800229</text:p>
          </table:table-cell>
          <table:table-cell table:formula="of:=IF(MOD(ROW()-1;2);[.$A230];&quot;&quot;)" office:value-type="float" office:value="800229">
            <text:p>800229</text:p>
          </table:table-cell>
          <table:table-cell/>
          <table:table-cell table:formula="of:=COUNT([.B230:.I230])*2" office:value-type="float" office:value="8">
            <text:p>8</text:p>
          </table:table-cell>
          <table:table-cell table:formula="of:=COUNT([.C230:.D230])*2" office:value-type="float" office:value="0">
            <text:p>0</text:p>
          </table:table-cell>
          <table:table-cell table:formula="of:=COUNT([.E230:.F230])*2" office:value-type="float" office:value="4">
            <text:p>4</text:p>
          </table:table-cell>
          <table:table-cell table:formula="of:=COUNT([.G230:.H230])*2" office:value-type="float" office:value="2">
            <text:p>2</text:p>
          </table:table-cell>
          <table:table-cell table:number-columns-repeated="2"/>
          <table:table-cell table:formula="of:=[.A230]&amp;CHAR(9)&amp;[.K230]&amp;CHAR(9)&amp;[.L230]&amp;CHAR(9)&amp;[.M230]&amp;CHAR(9)&amp;[.N230]" office:value-type="string" office:string-value="800229&#9;8&#9;0&#9;4&#9;2">
            <text:p>800229<text:tab/>8<text:tab/>0<text:tab/>4<text:tab/>2</text:p>
          </table:table-cell>
          <table:table-cell table:number-columns-repeated="1001"/>
        </table:table-row>
        <table:table-row table:style-name="ro1">
          <table:table-cell office:value-type="float" office:value="800230">
            <text:p>800230</text:p>
          </table:table-cell>
          <table:table-cell table:style-name="ce2" table:formula="of:=IF(MOD(ROUNDUP((ROW()-1)/128;0);2);[.$A231];&quot;&quot;)">
            <text:p/>
          </table:table-cell>
          <table:table-cell table:style-name="ce2" table:formula="of:=IF(MOD(ROUNDUP((ROW()-1)/64;0);2);[.$A231];&quot;&quot;)">
            <text:p/>
          </table:table-cell>
          <table:table-cell table:style-name="ce2" table:formula="of:=IF(MOD(ROUNDUP((ROW()-1)/32;0);2);[.$A231];&quot;&quot;)">
            <text:p/>
          </table:table-cell>
          <table:table-cell table:style-name="ce2" table:formula="of:=IF(MOD(ROUNDUP((ROW()-1)/16;0);2);[.$A231];&quot;&quot;)" office:value-type="float" office:value="800230">
            <text:p>800230</text:p>
          </table:table-cell>
          <table:table-cell table:style-name="ce2" table:formula="of:=IF(MOD(ROUNDUP((ROW()-1)/8;0);2);[.$A231];&quot;&quot;)" office:value-type="float" office:value="800230">
            <text:p>800230</text:p>
          </table:table-cell>
          <table:table-cell table:style-name="ce2" table:formula="of:=IF(MOD(ROUNDUP((ROW()-1)/4;0);2);[.$A231];&quot;&quot;)">
            <text:p/>
          </table:table-cell>
          <table:table-cell table:style-name="ce2" table:formula="of:=IF(MOD(ROUNDUP((ROW()-1)/2;0);2);[.$A231];&quot;&quot;)" office:value-type="float" office:value="800230">
            <text:p>800230</text:p>
          </table:table-cell>
          <table:table-cell table:formula="of:=IF(MOD(ROW()-1;2);[.$A231];&quot;&quot;)">
            <text:p/>
          </table:table-cell>
          <table:table-cell/>
          <table:table-cell table:formula="of:=COUNT([.B231:.I231])*2" office:value-type="float" office:value="6">
            <text:p>6</text:p>
          </table:table-cell>
          <table:table-cell table:formula="of:=COUNT([.C231:.D231])*2" office:value-type="float" office:value="0">
            <text:p>0</text:p>
          </table:table-cell>
          <table:table-cell table:formula="of:=COUNT([.E231:.F231])*2" office:value-type="float" office:value="4">
            <text:p>4</text:p>
          </table:table-cell>
          <table:table-cell table:formula="of:=COUNT([.G231:.H231])*2" office:value-type="float" office:value="2">
            <text:p>2</text:p>
          </table:table-cell>
          <table:table-cell table:number-columns-repeated="2"/>
          <table:table-cell table:formula="of:=[.A231]&amp;CHAR(9)&amp;[.K231]&amp;CHAR(9)&amp;[.L231]&amp;CHAR(9)&amp;[.M231]&amp;CHAR(9)&amp;[.N231]" office:value-type="string" office:string-value="800230&#9;6&#9;0&#9;4&#9;2">
            <text:p>800230<text:tab/>6<text:tab/>0<text:tab/>4<text:tab/>2</text:p>
          </table:table-cell>
          <table:table-cell table:number-columns-repeated="1001"/>
        </table:table-row>
        <table:table-row table:style-name="ro1">
          <table:table-cell office:value-type="float" office:value="800231">
            <text:p>800231</text:p>
          </table:table-cell>
          <table:table-cell table:style-name="ce2" table:formula="of:=IF(MOD(ROUNDUP((ROW()-1)/128;0);2);[.$A232];&quot;&quot;)">
            <text:p/>
          </table:table-cell>
          <table:table-cell table:style-name="ce2" table:formula="of:=IF(MOD(ROUNDUP((ROW()-1)/64;0);2);[.$A232];&quot;&quot;)">
            <text:p/>
          </table:table-cell>
          <table:table-cell table:style-name="ce2" table:formula="of:=IF(MOD(ROUNDUP((ROW()-1)/32;0);2);[.$A232];&quot;&quot;)">
            <text:p/>
          </table:table-cell>
          <table:table-cell table:style-name="ce2" table:formula="of:=IF(MOD(ROUNDUP((ROW()-1)/16;0);2);[.$A232];&quot;&quot;)" office:value-type="float" office:value="800231">
            <text:p>800231</text:p>
          </table:table-cell>
          <table:table-cell table:style-name="ce2" table:formula="of:=IF(MOD(ROUNDUP((ROW()-1)/8;0);2);[.$A232];&quot;&quot;)" office:value-type="float" office:value="800231">
            <text:p>800231</text:p>
          </table:table-cell>
          <table:table-cell table:style-name="ce2" table:formula="of:=IF(MOD(ROUNDUP((ROW()-1)/4;0);2);[.$A232];&quot;&quot;)">
            <text:p/>
          </table:table-cell>
          <table:table-cell table:style-name="ce2" table:formula="of:=IF(MOD(ROUNDUP((ROW()-1)/2;0);2);[.$A232];&quot;&quot;)">
            <text:p/>
          </table:table-cell>
          <table:table-cell table:formula="of:=IF(MOD(ROW()-1;2);[.$A232];&quot;&quot;)" office:value-type="float" office:value="800231">
            <text:p>800231</text:p>
          </table:table-cell>
          <table:table-cell/>
          <table:table-cell table:formula="of:=COUNT([.B232:.I232])*2" office:value-type="float" office:value="6">
            <text:p>6</text:p>
          </table:table-cell>
          <table:table-cell table:formula="of:=COUNT([.C232:.D232])*2" office:value-type="float" office:value="0">
            <text:p>0</text:p>
          </table:table-cell>
          <table:table-cell table:formula="of:=COUNT([.E232:.F232])*2" office:value-type="float" office:value="4">
            <text:p>4</text:p>
          </table:table-cell>
          <table:table-cell table:formula="of:=COUNT([.G232:.H232])*2" office:value-type="float" office:value="0">
            <text:p>0</text:p>
          </table:table-cell>
          <table:table-cell table:number-columns-repeated="2"/>
          <table:table-cell table:formula="of:=[.A232]&amp;CHAR(9)&amp;[.K232]&amp;CHAR(9)&amp;[.L232]&amp;CHAR(9)&amp;[.M232]&amp;CHAR(9)&amp;[.N232]" office:value-type="string" office:string-value="800231&#9;6&#9;0&#9;4&#9;0">
            <text:p>800231<text:tab/>6<text:tab/>0<text:tab/>4<text:tab/>0</text:p>
          </table:table-cell>
          <table:table-cell table:number-columns-repeated="1001"/>
        </table:table-row>
        <table:table-row table:style-name="ro1">
          <table:table-cell office:value-type="float" office:value="800232">
            <text:p>800232</text:p>
          </table:table-cell>
          <table:table-cell table:style-name="ce2" table:formula="of:=IF(MOD(ROUNDUP((ROW()-1)/128;0);2);[.$A233];&quot;&quot;)">
            <text:p/>
          </table:table-cell>
          <table:table-cell table:style-name="ce2" table:formula="of:=IF(MOD(ROUNDUP((ROW()-1)/64;0);2);[.$A233];&quot;&quot;)">
            <text:p/>
          </table:table-cell>
          <table:table-cell table:style-name="ce2" table:formula="of:=IF(MOD(ROUNDUP((ROW()-1)/32;0);2);[.$A233];&quot;&quot;)">
            <text:p/>
          </table:table-cell>
          <table:table-cell table:style-name="ce2" table:formula="of:=IF(MOD(ROUNDUP((ROW()-1)/16;0);2);[.$A233];&quot;&quot;)" office:value-type="float" office:value="800232">
            <text:p>800232</text:p>
          </table:table-cell>
          <table:table-cell table:style-name="ce2" table:formula="of:=IF(MOD(ROUNDUP((ROW()-1)/8;0);2);[.$A233];&quot;&quot;)" office:value-type="float" office:value="800232">
            <text:p>800232</text:p>
          </table:table-cell>
          <table:table-cell table:style-name="ce2" table:formula="of:=IF(MOD(ROUNDUP((ROW()-1)/4;0);2);[.$A233];&quot;&quot;)">
            <text:p/>
          </table:table-cell>
          <table:table-cell table:style-name="ce2" table:formula="of:=IF(MOD(ROUNDUP((ROW()-1)/2;0);2);[.$A233];&quot;&quot;)">
            <text:p/>
          </table:table-cell>
          <table:table-cell table:formula="of:=IF(MOD(ROW()-1;2);[.$A233];&quot;&quot;)">
            <text:p/>
          </table:table-cell>
          <table:table-cell/>
          <table:table-cell table:formula="of:=COUNT([.B233:.I233])*2" office:value-type="float" office:value="4">
            <text:p>4</text:p>
          </table:table-cell>
          <table:table-cell table:formula="of:=COUNT([.C233:.D233])*2" office:value-type="float" office:value="0">
            <text:p>0</text:p>
          </table:table-cell>
          <table:table-cell table:formula="of:=COUNT([.E233:.F233])*2" office:value-type="float" office:value="4">
            <text:p>4</text:p>
          </table:table-cell>
          <table:table-cell table:formula="of:=COUNT([.G233:.H233])*2" office:value-type="float" office:value="0">
            <text:p>0</text:p>
          </table:table-cell>
          <table:table-cell table:number-columns-repeated="2"/>
          <table:table-cell table:formula="of:=[.A233]&amp;CHAR(9)&amp;[.K233]&amp;CHAR(9)&amp;[.L233]&amp;CHAR(9)&amp;[.M233]&amp;CHAR(9)&amp;[.N233]" office:value-type="string" office:string-value="800232&#9;4&#9;0&#9;4&#9;0">
            <text:p>800232<text:tab/>4<text:tab/>0<text:tab/>4<text:tab/>0</text:p>
          </table:table-cell>
          <table:table-cell table:number-columns-repeated="1001"/>
        </table:table-row>
        <table:table-row table:style-name="ro1">
          <table:table-cell office:value-type="float" office:value="800233">
            <text:p>800233</text:p>
          </table:table-cell>
          <table:table-cell table:style-name="ce2" table:formula="of:=IF(MOD(ROUNDUP((ROW()-1)/128;0);2);[.$A234];&quot;&quot;)">
            <text:p/>
          </table:table-cell>
          <table:table-cell table:style-name="ce2" table:formula="of:=IF(MOD(ROUNDUP((ROW()-1)/64;0);2);[.$A234];&quot;&quot;)">
            <text:p/>
          </table:table-cell>
          <table:table-cell table:style-name="ce2" table:formula="of:=IF(MOD(ROUNDUP((ROW()-1)/32;0);2);[.$A234];&quot;&quot;)">
            <text:p/>
          </table:table-cell>
          <table:table-cell table:style-name="ce2" table:formula="of:=IF(MOD(ROUNDUP((ROW()-1)/16;0);2);[.$A234];&quot;&quot;)" office:value-type="float" office:value="800233">
            <text:p>800233</text:p>
          </table:table-cell>
          <table:table-cell table:style-name="ce2" table:formula="of:=IF(MOD(ROUNDUP((ROW()-1)/8;0);2);[.$A234];&quot;&quot;)">
            <text:p/>
          </table:table-cell>
          <table:table-cell table:style-name="ce2" table:formula="of:=IF(MOD(ROUNDUP((ROW()-1)/4;0);2);[.$A234];&quot;&quot;)" office:value-type="float" office:value="800233">
            <text:p>800233</text:p>
          </table:table-cell>
          <table:table-cell table:style-name="ce2" table:formula="of:=IF(MOD(ROUNDUP((ROW()-1)/2;0);2);[.$A234];&quot;&quot;)" office:value-type="float" office:value="800233">
            <text:p>800233</text:p>
          </table:table-cell>
          <table:table-cell table:formula="of:=IF(MOD(ROW()-1;2);[.$A234];&quot;&quot;)" office:value-type="float" office:value="800233">
            <text:p>800233</text:p>
          </table:table-cell>
          <table:table-cell/>
          <table:table-cell table:formula="of:=COUNT([.B234:.I234])*2" office:value-type="float" office:value="8">
            <text:p>8</text:p>
          </table:table-cell>
          <table:table-cell table:formula="of:=COUNT([.C234:.D234])*2" office:value-type="float" office:value="0">
            <text:p>0</text:p>
          </table:table-cell>
          <table:table-cell table:formula="of:=COUNT([.E234:.F234])*2" office:value-type="float" office:value="2">
            <text:p>2</text:p>
          </table:table-cell>
          <table:table-cell table:formula="of:=COUNT([.G234:.H234])*2" office:value-type="float" office:value="4">
            <text:p>4</text:p>
          </table:table-cell>
          <table:table-cell table:number-columns-repeated="2"/>
          <table:table-cell table:formula="of:=[.A234]&amp;CHAR(9)&amp;[.K234]&amp;CHAR(9)&amp;[.L234]&amp;CHAR(9)&amp;[.M234]&amp;CHAR(9)&amp;[.N234]" office:value-type="string" office:string-value="800233&#9;8&#9;0&#9;2&#9;4">
            <text:p>800233<text:tab/>8<text:tab/>0<text:tab/>2<text:tab/>4</text:p>
          </table:table-cell>
          <table:table-cell table:number-columns-repeated="1001"/>
        </table:table-row>
        <table:table-row table:style-name="ro1">
          <table:table-cell office:value-type="float" office:value="800234">
            <text:p>800234</text:p>
          </table:table-cell>
          <table:table-cell table:style-name="ce2" table:formula="of:=IF(MOD(ROUNDUP((ROW()-1)/128;0);2);[.$A235];&quot;&quot;)">
            <text:p/>
          </table:table-cell>
          <table:table-cell table:style-name="ce2" table:formula="of:=IF(MOD(ROUNDUP((ROW()-1)/64;0);2);[.$A235];&quot;&quot;)">
            <text:p/>
          </table:table-cell>
          <table:table-cell table:style-name="ce2" table:formula="of:=IF(MOD(ROUNDUP((ROW()-1)/32;0);2);[.$A235];&quot;&quot;)">
            <text:p/>
          </table:table-cell>
          <table:table-cell table:style-name="ce2" table:formula="of:=IF(MOD(ROUNDUP((ROW()-1)/16;0);2);[.$A235];&quot;&quot;)" office:value-type="float" office:value="800234">
            <text:p>800234</text:p>
          </table:table-cell>
          <table:table-cell table:style-name="ce2" table:formula="of:=IF(MOD(ROUNDUP((ROW()-1)/8;0);2);[.$A235];&quot;&quot;)">
            <text:p/>
          </table:table-cell>
          <table:table-cell table:style-name="ce2" table:formula="of:=IF(MOD(ROUNDUP((ROW()-1)/4;0);2);[.$A235];&quot;&quot;)" office:value-type="float" office:value="800234">
            <text:p>800234</text:p>
          </table:table-cell>
          <table:table-cell table:style-name="ce2" table:formula="of:=IF(MOD(ROUNDUP((ROW()-1)/2;0);2);[.$A235];&quot;&quot;)" office:value-type="float" office:value="800234">
            <text:p>800234</text:p>
          </table:table-cell>
          <table:table-cell table:formula="of:=IF(MOD(ROW()-1;2);[.$A235];&quot;&quot;)">
            <text:p/>
          </table:table-cell>
          <table:table-cell/>
          <table:table-cell table:formula="of:=COUNT([.B235:.I235])*2" office:value-type="float" office:value="6">
            <text:p>6</text:p>
          </table:table-cell>
          <table:table-cell table:formula="of:=COUNT([.C235:.D235])*2" office:value-type="float" office:value="0">
            <text:p>0</text:p>
          </table:table-cell>
          <table:table-cell table:formula="of:=COUNT([.E235:.F235])*2" office:value-type="float" office:value="2">
            <text:p>2</text:p>
          </table:table-cell>
          <table:table-cell table:formula="of:=COUNT([.G235:.H235])*2" office:value-type="float" office:value="4">
            <text:p>4</text:p>
          </table:table-cell>
          <table:table-cell table:number-columns-repeated="2"/>
          <table:table-cell table:formula="of:=[.A235]&amp;CHAR(9)&amp;[.K235]&amp;CHAR(9)&amp;[.L235]&amp;CHAR(9)&amp;[.M235]&amp;CHAR(9)&amp;[.N235]" office:value-type="string" office:string-value="800234&#9;6&#9;0&#9;2&#9;4">
            <text:p>800234<text:tab/>6<text:tab/>0<text:tab/>2<text:tab/>4</text:p>
          </table:table-cell>
          <table:table-cell table:number-columns-repeated="1001"/>
        </table:table-row>
        <table:table-row table:style-name="ro1">
          <table:table-cell office:value-type="float" office:value="800235">
            <text:p>800235</text:p>
          </table:table-cell>
          <table:table-cell table:style-name="ce2" table:formula="of:=IF(MOD(ROUNDUP((ROW()-1)/128;0);2);[.$A236];&quot;&quot;)">
            <text:p/>
          </table:table-cell>
          <table:table-cell table:style-name="ce2" table:formula="of:=IF(MOD(ROUNDUP((ROW()-1)/64;0);2);[.$A236];&quot;&quot;)">
            <text:p/>
          </table:table-cell>
          <table:table-cell table:style-name="ce2" table:formula="of:=IF(MOD(ROUNDUP((ROW()-1)/32;0);2);[.$A236];&quot;&quot;)">
            <text:p/>
          </table:table-cell>
          <table:table-cell table:style-name="ce2" table:formula="of:=IF(MOD(ROUNDUP((ROW()-1)/16;0);2);[.$A236];&quot;&quot;)" office:value-type="float" office:value="800235">
            <text:p>800235</text:p>
          </table:table-cell>
          <table:table-cell table:style-name="ce2" table:formula="of:=IF(MOD(ROUNDUP((ROW()-1)/8;0);2);[.$A236];&quot;&quot;)">
            <text:p/>
          </table:table-cell>
          <table:table-cell table:style-name="ce2" table:formula="of:=IF(MOD(ROUNDUP((ROW()-1)/4;0);2);[.$A236];&quot;&quot;)" office:value-type="float" office:value="800235">
            <text:p>800235</text:p>
          </table:table-cell>
          <table:table-cell table:style-name="ce2" table:formula="of:=IF(MOD(ROUNDUP((ROW()-1)/2;0);2);[.$A236];&quot;&quot;)">
            <text:p/>
          </table:table-cell>
          <table:table-cell table:formula="of:=IF(MOD(ROW()-1;2);[.$A236];&quot;&quot;)" office:value-type="float" office:value="800235">
            <text:p>800235</text:p>
          </table:table-cell>
          <table:table-cell/>
          <table:table-cell table:formula="of:=COUNT([.B236:.I236])*2" office:value-type="float" office:value="6">
            <text:p>6</text:p>
          </table:table-cell>
          <table:table-cell table:formula="of:=COUNT([.C236:.D236])*2" office:value-type="float" office:value="0">
            <text:p>0</text:p>
          </table:table-cell>
          <table:table-cell table:formula="of:=COUNT([.E236:.F236])*2" office:value-type="float" office:value="2">
            <text:p>2</text:p>
          </table:table-cell>
          <table:table-cell table:formula="of:=COUNT([.G236:.H236])*2" office:value-type="float" office:value="2">
            <text:p>2</text:p>
          </table:table-cell>
          <table:table-cell table:number-columns-repeated="2"/>
          <table:table-cell table:formula="of:=[.A236]&amp;CHAR(9)&amp;[.K236]&amp;CHAR(9)&amp;[.L236]&amp;CHAR(9)&amp;[.M236]&amp;CHAR(9)&amp;[.N236]" office:value-type="string" office:string-value="800235&#9;6&#9;0&#9;2&#9;2">
            <text:p>800235<text:tab/>6<text:tab/>0<text:tab/>2<text:tab/>2</text:p>
          </table:table-cell>
          <table:table-cell table:number-columns-repeated="1001"/>
        </table:table-row>
        <table:table-row table:style-name="ro1">
          <table:table-cell office:value-type="float" office:value="800236">
            <text:p>800236</text:p>
          </table:table-cell>
          <table:table-cell table:style-name="ce2" table:formula="of:=IF(MOD(ROUNDUP((ROW()-1)/128;0);2);[.$A237];&quot;&quot;)">
            <text:p/>
          </table:table-cell>
          <table:table-cell table:style-name="ce2" table:formula="of:=IF(MOD(ROUNDUP((ROW()-1)/64;0);2);[.$A237];&quot;&quot;)">
            <text:p/>
          </table:table-cell>
          <table:table-cell table:style-name="ce2" table:formula="of:=IF(MOD(ROUNDUP((ROW()-1)/32;0);2);[.$A237];&quot;&quot;)">
            <text:p/>
          </table:table-cell>
          <table:table-cell table:style-name="ce2" table:formula="of:=IF(MOD(ROUNDUP((ROW()-1)/16;0);2);[.$A237];&quot;&quot;)" office:value-type="float" office:value="800236">
            <text:p>800236</text:p>
          </table:table-cell>
          <table:table-cell table:style-name="ce2" table:formula="of:=IF(MOD(ROUNDUP((ROW()-1)/8;0);2);[.$A237];&quot;&quot;)">
            <text:p/>
          </table:table-cell>
          <table:table-cell table:style-name="ce2" table:formula="of:=IF(MOD(ROUNDUP((ROW()-1)/4;0);2);[.$A237];&quot;&quot;)" office:value-type="float" office:value="800236">
            <text:p>800236</text:p>
          </table:table-cell>
          <table:table-cell table:style-name="ce2" table:formula="of:=IF(MOD(ROUNDUP((ROW()-1)/2;0);2);[.$A237];&quot;&quot;)">
            <text:p/>
          </table:table-cell>
          <table:table-cell table:formula="of:=IF(MOD(ROW()-1;2);[.$A237];&quot;&quot;)">
            <text:p/>
          </table:table-cell>
          <table:table-cell/>
          <table:table-cell table:formula="of:=COUNT([.B237:.I237])*2" office:value-type="float" office:value="4">
            <text:p>4</text:p>
          </table:table-cell>
          <table:table-cell table:formula="of:=COUNT([.C237:.D237])*2" office:value-type="float" office:value="0">
            <text:p>0</text:p>
          </table:table-cell>
          <table:table-cell table:formula="of:=COUNT([.E237:.F237])*2" office:value-type="float" office:value="2">
            <text:p>2</text:p>
          </table:table-cell>
          <table:table-cell table:formula="of:=COUNT([.G237:.H237])*2" office:value-type="float" office:value="2">
            <text:p>2</text:p>
          </table:table-cell>
          <table:table-cell table:number-columns-repeated="2"/>
          <table:table-cell table:formula="of:=[.A237]&amp;CHAR(9)&amp;[.K237]&amp;CHAR(9)&amp;[.L237]&amp;CHAR(9)&amp;[.M237]&amp;CHAR(9)&amp;[.N237]" office:value-type="string" office:string-value="800236&#9;4&#9;0&#9;2&#9;2">
            <text:p>800236<text:tab/>4<text:tab/>0<text:tab/>2<text:tab/>2</text:p>
          </table:table-cell>
          <table:table-cell table:number-columns-repeated="1001"/>
        </table:table-row>
        <table:table-row table:style-name="ro1">
          <table:table-cell office:value-type="float" office:value="800237">
            <text:p>800237</text:p>
          </table:table-cell>
          <table:table-cell table:style-name="ce2" table:formula="of:=IF(MOD(ROUNDUP((ROW()-1)/128;0);2);[.$A238];&quot;&quot;)">
            <text:p/>
          </table:table-cell>
          <table:table-cell table:style-name="ce2" table:formula="of:=IF(MOD(ROUNDUP((ROW()-1)/64;0);2);[.$A238];&quot;&quot;)">
            <text:p/>
          </table:table-cell>
          <table:table-cell table:style-name="ce2" table:formula="of:=IF(MOD(ROUNDUP((ROW()-1)/32;0);2);[.$A238];&quot;&quot;)">
            <text:p/>
          </table:table-cell>
          <table:table-cell table:style-name="ce2" table:formula="of:=IF(MOD(ROUNDUP((ROW()-1)/16;0);2);[.$A238];&quot;&quot;)" office:value-type="float" office:value="800237">
            <text:p>800237</text:p>
          </table:table-cell>
          <table:table-cell table:style-name="ce2" table:formula="of:=IF(MOD(ROUNDUP((ROW()-1)/8;0);2);[.$A238];&quot;&quot;)">
            <text:p/>
          </table:table-cell>
          <table:table-cell table:style-name="ce2" table:formula="of:=IF(MOD(ROUNDUP((ROW()-1)/4;0);2);[.$A238];&quot;&quot;)">
            <text:p/>
          </table:table-cell>
          <table:table-cell table:style-name="ce2" table:formula="of:=IF(MOD(ROUNDUP((ROW()-1)/2;0);2);[.$A238];&quot;&quot;)" office:value-type="float" office:value="800237">
            <text:p>800237</text:p>
          </table:table-cell>
          <table:table-cell table:formula="of:=IF(MOD(ROW()-1;2);[.$A238];&quot;&quot;)" office:value-type="float" office:value="800237">
            <text:p>800237</text:p>
          </table:table-cell>
          <table:table-cell/>
          <table:table-cell table:formula="of:=COUNT([.B238:.I238])*2" office:value-type="float" office:value="6">
            <text:p>6</text:p>
          </table:table-cell>
          <table:table-cell table:formula="of:=COUNT([.C238:.D238])*2" office:value-type="float" office:value="0">
            <text:p>0</text:p>
          </table:table-cell>
          <table:table-cell table:formula="of:=COUNT([.E238:.F238])*2" office:value-type="float" office:value="2">
            <text:p>2</text:p>
          </table:table-cell>
          <table:table-cell table:formula="of:=COUNT([.G238:.H238])*2" office:value-type="float" office:value="2">
            <text:p>2</text:p>
          </table:table-cell>
          <table:table-cell table:number-columns-repeated="2"/>
          <table:table-cell table:formula="of:=[.A238]&amp;CHAR(9)&amp;[.K238]&amp;CHAR(9)&amp;[.L238]&amp;CHAR(9)&amp;[.M238]&amp;CHAR(9)&amp;[.N238]" office:value-type="string" office:string-value="800237&#9;6&#9;0&#9;2&#9;2">
            <text:p>800237<text:tab/>6<text:tab/>0<text:tab/>2<text:tab/>2</text:p>
          </table:table-cell>
          <table:table-cell table:number-columns-repeated="1001"/>
        </table:table-row>
        <table:table-row table:style-name="ro1">
          <table:table-cell office:value-type="float" office:value="800238">
            <text:p>800238</text:p>
          </table:table-cell>
          <table:table-cell table:style-name="ce2" table:formula="of:=IF(MOD(ROUNDUP((ROW()-1)/128;0);2);[.$A239];&quot;&quot;)">
            <text:p/>
          </table:table-cell>
          <table:table-cell table:style-name="ce2" table:formula="of:=IF(MOD(ROUNDUP((ROW()-1)/64;0);2);[.$A239];&quot;&quot;)">
            <text:p/>
          </table:table-cell>
          <table:table-cell table:style-name="ce2" table:formula="of:=IF(MOD(ROUNDUP((ROW()-1)/32;0);2);[.$A239];&quot;&quot;)">
            <text:p/>
          </table:table-cell>
          <table:table-cell table:style-name="ce2" table:formula="of:=IF(MOD(ROUNDUP((ROW()-1)/16;0);2);[.$A239];&quot;&quot;)" office:value-type="float" office:value="800238">
            <text:p>800238</text:p>
          </table:table-cell>
          <table:table-cell table:style-name="ce2" table:formula="of:=IF(MOD(ROUNDUP((ROW()-1)/8;0);2);[.$A239];&quot;&quot;)">
            <text:p/>
          </table:table-cell>
          <table:table-cell table:style-name="ce2" table:formula="of:=IF(MOD(ROUNDUP((ROW()-1)/4;0);2);[.$A239];&quot;&quot;)">
            <text:p/>
          </table:table-cell>
          <table:table-cell table:style-name="ce2" table:formula="of:=IF(MOD(ROUNDUP((ROW()-1)/2;0);2);[.$A239];&quot;&quot;)" office:value-type="float" office:value="800238">
            <text:p>800238</text:p>
          </table:table-cell>
          <table:table-cell table:formula="of:=IF(MOD(ROW()-1;2);[.$A239];&quot;&quot;)">
            <text:p/>
          </table:table-cell>
          <table:table-cell/>
          <table:table-cell table:formula="of:=COUNT([.B239:.I239])*2" office:value-type="float" office:value="4">
            <text:p>4</text:p>
          </table:table-cell>
          <table:table-cell table:formula="of:=COUNT([.C239:.D239])*2" office:value-type="float" office:value="0">
            <text:p>0</text:p>
          </table:table-cell>
          <table:table-cell table:formula="of:=COUNT([.E239:.F239])*2" office:value-type="float" office:value="2">
            <text:p>2</text:p>
          </table:table-cell>
          <table:table-cell table:formula="of:=COUNT([.G239:.H239])*2" office:value-type="float" office:value="2">
            <text:p>2</text:p>
          </table:table-cell>
          <table:table-cell table:number-columns-repeated="2"/>
          <table:table-cell table:formula="of:=[.A239]&amp;CHAR(9)&amp;[.K239]&amp;CHAR(9)&amp;[.L239]&amp;CHAR(9)&amp;[.M239]&amp;CHAR(9)&amp;[.N239]" office:value-type="string" office:string-value="800238&#9;4&#9;0&#9;2&#9;2">
            <text:p>800238<text:tab/>4<text:tab/>0<text:tab/>2<text:tab/>2</text:p>
          </table:table-cell>
          <table:table-cell table:number-columns-repeated="1001"/>
        </table:table-row>
        <table:table-row table:style-name="ro1">
          <table:table-cell office:value-type="float" office:value="800239">
            <text:p>800239</text:p>
          </table:table-cell>
          <table:table-cell table:style-name="ce2" table:formula="of:=IF(MOD(ROUNDUP((ROW()-1)/128;0);2);[.$A240];&quot;&quot;)">
            <text:p/>
          </table:table-cell>
          <table:table-cell table:style-name="ce2" table:formula="of:=IF(MOD(ROUNDUP((ROW()-1)/64;0);2);[.$A240];&quot;&quot;)">
            <text:p/>
          </table:table-cell>
          <table:table-cell table:style-name="ce2" table:formula="of:=IF(MOD(ROUNDUP((ROW()-1)/32;0);2);[.$A240];&quot;&quot;)">
            <text:p/>
          </table:table-cell>
          <table:table-cell table:style-name="ce2" table:formula="of:=IF(MOD(ROUNDUP((ROW()-1)/16;0);2);[.$A240];&quot;&quot;)" office:value-type="float" office:value="800239">
            <text:p>800239</text:p>
          </table:table-cell>
          <table:table-cell table:style-name="ce2" table:formula="of:=IF(MOD(ROUNDUP((ROW()-1)/8;0);2);[.$A240];&quot;&quot;)">
            <text:p/>
          </table:table-cell>
          <table:table-cell table:style-name="ce2" table:formula="of:=IF(MOD(ROUNDUP((ROW()-1)/4;0);2);[.$A240];&quot;&quot;)">
            <text:p/>
          </table:table-cell>
          <table:table-cell table:style-name="ce2" table:formula="of:=IF(MOD(ROUNDUP((ROW()-1)/2;0);2);[.$A240];&quot;&quot;)">
            <text:p/>
          </table:table-cell>
          <table:table-cell table:formula="of:=IF(MOD(ROW()-1;2);[.$A240];&quot;&quot;)" office:value-type="float" office:value="800239">
            <text:p>800239</text:p>
          </table:table-cell>
          <table:table-cell/>
          <table:table-cell table:formula="of:=COUNT([.B240:.I240])*2" office:value-type="float" office:value="4">
            <text:p>4</text:p>
          </table:table-cell>
          <table:table-cell table:formula="of:=COUNT([.C240:.D240])*2" office:value-type="float" office:value="0">
            <text:p>0</text:p>
          </table:table-cell>
          <table:table-cell table:formula="of:=COUNT([.E240:.F240])*2" office:value-type="float" office:value="2">
            <text:p>2</text:p>
          </table:table-cell>
          <table:table-cell table:formula="of:=COUNT([.G240:.H240])*2" office:value-type="float" office:value="0">
            <text:p>0</text:p>
          </table:table-cell>
          <table:table-cell table:number-columns-repeated="2"/>
          <table:table-cell table:formula="of:=[.A240]&amp;CHAR(9)&amp;[.K240]&amp;CHAR(9)&amp;[.L240]&amp;CHAR(9)&amp;[.M240]&amp;CHAR(9)&amp;[.N240]" office:value-type="string" office:string-value="800239&#9;4&#9;0&#9;2&#9;0">
            <text:p>800239<text:tab/>4<text:tab/>0<text:tab/>2<text:tab/>0</text:p>
          </table:table-cell>
          <table:table-cell table:number-columns-repeated="1001"/>
        </table:table-row>
        <table:table-row table:style-name="ro1">
          <table:table-cell office:value-type="float" office:value="800240">
            <text:p>800240</text:p>
          </table:table-cell>
          <table:table-cell table:style-name="ce2" table:formula="of:=IF(MOD(ROUNDUP((ROW()-1)/128;0);2);[.$A241];&quot;&quot;)">
            <text:p/>
          </table:table-cell>
          <table:table-cell table:style-name="ce2" table:formula="of:=IF(MOD(ROUNDUP((ROW()-1)/64;0);2);[.$A241];&quot;&quot;)">
            <text:p/>
          </table:table-cell>
          <table:table-cell table:style-name="ce2" table:formula="of:=IF(MOD(ROUNDUP((ROW()-1)/32;0);2);[.$A241];&quot;&quot;)">
            <text:p/>
          </table:table-cell>
          <table:table-cell table:style-name="ce2" table:formula="of:=IF(MOD(ROUNDUP((ROW()-1)/16;0);2);[.$A241];&quot;&quot;)" office:value-type="float" office:value="800240">
            <text:p>800240</text:p>
          </table:table-cell>
          <table:table-cell table:style-name="ce2" table:formula="of:=IF(MOD(ROUNDUP((ROW()-1)/8;0);2);[.$A241];&quot;&quot;)">
            <text:p/>
          </table:table-cell>
          <table:table-cell table:style-name="ce2" table:formula="of:=IF(MOD(ROUNDUP((ROW()-1)/4;0);2);[.$A241];&quot;&quot;)">
            <text:p/>
          </table:table-cell>
          <table:table-cell table:style-name="ce2" table:formula="of:=IF(MOD(ROUNDUP((ROW()-1)/2;0);2);[.$A241];&quot;&quot;)">
            <text:p/>
          </table:table-cell>
          <table:table-cell table:formula="of:=IF(MOD(ROW()-1;2);[.$A241];&quot;&quot;)">
            <text:p/>
          </table:table-cell>
          <table:table-cell/>
          <table:table-cell table:formula="of:=COUNT([.B241:.I241])*2" office:value-type="float" office:value="2">
            <text:p>2</text:p>
          </table:table-cell>
          <table:table-cell table:formula="of:=COUNT([.C241:.D241])*2" office:value-type="float" office:value="0">
            <text:p>0</text:p>
          </table:table-cell>
          <table:table-cell table:formula="of:=COUNT([.E241:.F241])*2" office:value-type="float" office:value="2">
            <text:p>2</text:p>
          </table:table-cell>
          <table:table-cell table:formula="of:=COUNT([.G241:.H241])*2" office:value-type="float" office:value="0">
            <text:p>0</text:p>
          </table:table-cell>
          <table:table-cell table:number-columns-repeated="2"/>
          <table:table-cell table:formula="of:=[.A241]&amp;CHAR(9)&amp;[.K241]&amp;CHAR(9)&amp;[.L241]&amp;CHAR(9)&amp;[.M241]&amp;CHAR(9)&amp;[.N241]" office:value-type="string" office:string-value="800240&#9;2&#9;0&#9;2&#9;0">
            <text:p>800240<text:tab/>2<text:tab/>0<text:tab/>2<text:tab/>0</text:p>
          </table:table-cell>
          <table:table-cell table:number-columns-repeated="1001"/>
        </table:table-row>
        <table:table-row table:style-name="ro1">
          <table:table-cell office:value-type="float" office:value="800241">
            <text:p>800241</text:p>
          </table:table-cell>
          <table:table-cell table:style-name="ce2" table:formula="of:=IF(MOD(ROUNDUP((ROW()-1)/128;0);2);[.$A242];&quot;&quot;)">
            <text:p/>
          </table:table-cell>
          <table:table-cell table:style-name="ce2" table:formula="of:=IF(MOD(ROUNDUP((ROW()-1)/64;0);2);[.$A242];&quot;&quot;)">
            <text:p/>
          </table:table-cell>
          <table:table-cell table:style-name="ce2" table:formula="of:=IF(MOD(ROUNDUP((ROW()-1)/32;0);2);[.$A242];&quot;&quot;)">
            <text:p/>
          </table:table-cell>
          <table:table-cell table:style-name="ce2" table:formula="of:=IF(MOD(ROUNDUP((ROW()-1)/16;0);2);[.$A242];&quot;&quot;)">
            <text:p/>
          </table:table-cell>
          <table:table-cell table:style-name="ce2" table:formula="of:=IF(MOD(ROUNDUP((ROW()-1)/8;0);2);[.$A242];&quot;&quot;)" office:value-type="float" office:value="800241">
            <text:p>800241</text:p>
          </table:table-cell>
          <table:table-cell table:style-name="ce2" table:formula="of:=IF(MOD(ROUNDUP((ROW()-1)/4;0);2);[.$A242];&quot;&quot;)" office:value-type="float" office:value="800241">
            <text:p>800241</text:p>
          </table:table-cell>
          <table:table-cell table:style-name="ce2" table:formula="of:=IF(MOD(ROUNDUP((ROW()-1)/2;0);2);[.$A242];&quot;&quot;)" office:value-type="float" office:value="800241">
            <text:p>800241</text:p>
          </table:table-cell>
          <table:table-cell table:formula="of:=IF(MOD(ROW()-1;2);[.$A242];&quot;&quot;)" office:value-type="float" office:value="800241">
            <text:p>800241</text:p>
          </table:table-cell>
          <table:table-cell/>
          <table:table-cell table:formula="of:=COUNT([.B242:.I242])*2" office:value-type="float" office:value="8">
            <text:p>8</text:p>
          </table:table-cell>
          <table:table-cell table:formula="of:=COUNT([.C242:.D242])*2" office:value-type="float" office:value="0">
            <text:p>0</text:p>
          </table:table-cell>
          <table:table-cell table:formula="of:=COUNT([.E242:.F242])*2" office:value-type="float" office:value="2">
            <text:p>2</text:p>
          </table:table-cell>
          <table:table-cell table:formula="of:=COUNT([.G242:.H242])*2" office:value-type="float" office:value="4">
            <text:p>4</text:p>
          </table:table-cell>
          <table:table-cell table:number-columns-repeated="2"/>
          <table:table-cell table:formula="of:=[.A242]&amp;CHAR(9)&amp;[.K242]&amp;CHAR(9)&amp;[.L242]&amp;CHAR(9)&amp;[.M242]&amp;CHAR(9)&amp;[.N242]" office:value-type="string" office:string-value="800241&#9;8&#9;0&#9;2&#9;4">
            <text:p>800241<text:tab/>8<text:tab/>0<text:tab/>2<text:tab/>4</text:p>
          </table:table-cell>
          <table:table-cell table:number-columns-repeated="1001"/>
        </table:table-row>
        <table:table-row table:style-name="ro1">
          <table:table-cell office:value-type="float" office:value="800242">
            <text:p>800242</text:p>
          </table:table-cell>
          <table:table-cell table:style-name="ce2" table:formula="of:=IF(MOD(ROUNDUP((ROW()-1)/128;0);2);[.$A243];&quot;&quot;)">
            <text:p/>
          </table:table-cell>
          <table:table-cell table:style-name="ce2" table:formula="of:=IF(MOD(ROUNDUP((ROW()-1)/64;0);2);[.$A243];&quot;&quot;)">
            <text:p/>
          </table:table-cell>
          <table:table-cell table:style-name="ce2" table:formula="of:=IF(MOD(ROUNDUP((ROW()-1)/32;0);2);[.$A243];&quot;&quot;)">
            <text:p/>
          </table:table-cell>
          <table:table-cell table:style-name="ce2" table:formula="of:=IF(MOD(ROUNDUP((ROW()-1)/16;0);2);[.$A243];&quot;&quot;)">
            <text:p/>
          </table:table-cell>
          <table:table-cell table:style-name="ce2" table:formula="of:=IF(MOD(ROUNDUP((ROW()-1)/8;0);2);[.$A243];&quot;&quot;)" office:value-type="float" office:value="800242">
            <text:p>800242</text:p>
          </table:table-cell>
          <table:table-cell table:style-name="ce2" table:formula="of:=IF(MOD(ROUNDUP((ROW()-1)/4;0);2);[.$A243];&quot;&quot;)" office:value-type="float" office:value="800242">
            <text:p>800242</text:p>
          </table:table-cell>
          <table:table-cell table:style-name="ce2" table:formula="of:=IF(MOD(ROUNDUP((ROW()-1)/2;0);2);[.$A243];&quot;&quot;)" office:value-type="float" office:value="800242">
            <text:p>800242</text:p>
          </table:table-cell>
          <table:table-cell table:formula="of:=IF(MOD(ROW()-1;2);[.$A243];&quot;&quot;)">
            <text:p/>
          </table:table-cell>
          <table:table-cell/>
          <table:table-cell table:formula="of:=COUNT([.B243:.I243])*2" office:value-type="float" office:value="6">
            <text:p>6</text:p>
          </table:table-cell>
          <table:table-cell table:formula="of:=COUNT([.C243:.D243])*2" office:value-type="float" office:value="0">
            <text:p>0</text:p>
          </table:table-cell>
          <table:table-cell table:formula="of:=COUNT([.E243:.F243])*2" office:value-type="float" office:value="2">
            <text:p>2</text:p>
          </table:table-cell>
          <table:table-cell table:formula="of:=COUNT([.G243:.H243])*2" office:value-type="float" office:value="4">
            <text:p>4</text:p>
          </table:table-cell>
          <table:table-cell table:number-columns-repeated="2"/>
          <table:table-cell table:formula="of:=[.A243]&amp;CHAR(9)&amp;[.K243]&amp;CHAR(9)&amp;[.L243]&amp;CHAR(9)&amp;[.M243]&amp;CHAR(9)&amp;[.N243]" office:value-type="string" office:string-value="800242&#9;6&#9;0&#9;2&#9;4">
            <text:p>800242<text:tab/>6<text:tab/>0<text:tab/>2<text:tab/>4</text:p>
          </table:table-cell>
          <table:table-cell table:number-columns-repeated="1001"/>
        </table:table-row>
        <table:table-row table:style-name="ro1">
          <table:table-cell office:value-type="float" office:value="800243">
            <text:p>800243</text:p>
          </table:table-cell>
          <table:table-cell table:style-name="ce2" table:formula="of:=IF(MOD(ROUNDUP((ROW()-1)/128;0);2);[.$A244];&quot;&quot;)">
            <text:p/>
          </table:table-cell>
          <table:table-cell table:style-name="ce2" table:formula="of:=IF(MOD(ROUNDUP((ROW()-1)/64;0);2);[.$A244];&quot;&quot;)">
            <text:p/>
          </table:table-cell>
          <table:table-cell table:style-name="ce2" table:formula="of:=IF(MOD(ROUNDUP((ROW()-1)/32;0);2);[.$A244];&quot;&quot;)">
            <text:p/>
          </table:table-cell>
          <table:table-cell table:style-name="ce2" table:formula="of:=IF(MOD(ROUNDUP((ROW()-1)/16;0);2);[.$A244];&quot;&quot;)">
            <text:p/>
          </table:table-cell>
          <table:table-cell table:style-name="ce2" table:formula="of:=IF(MOD(ROUNDUP((ROW()-1)/8;0);2);[.$A244];&quot;&quot;)" office:value-type="float" office:value="800243">
            <text:p>800243</text:p>
          </table:table-cell>
          <table:table-cell table:style-name="ce2" table:formula="of:=IF(MOD(ROUNDUP((ROW()-1)/4;0);2);[.$A244];&quot;&quot;)" office:value-type="float" office:value="800243">
            <text:p>800243</text:p>
          </table:table-cell>
          <table:table-cell table:style-name="ce2" table:formula="of:=IF(MOD(ROUNDUP((ROW()-1)/2;0);2);[.$A244];&quot;&quot;)">
            <text:p/>
          </table:table-cell>
          <table:table-cell table:formula="of:=IF(MOD(ROW()-1;2);[.$A244];&quot;&quot;)" office:value-type="float" office:value="800243">
            <text:p>800243</text:p>
          </table:table-cell>
          <table:table-cell/>
          <table:table-cell table:formula="of:=COUNT([.B244:.I244])*2" office:value-type="float" office:value="6">
            <text:p>6</text:p>
          </table:table-cell>
          <table:table-cell table:formula="of:=COUNT([.C244:.D244])*2" office:value-type="float" office:value="0">
            <text:p>0</text:p>
          </table:table-cell>
          <table:table-cell table:formula="of:=COUNT([.E244:.F244])*2" office:value-type="float" office:value="2">
            <text:p>2</text:p>
          </table:table-cell>
          <table:table-cell table:formula="of:=COUNT([.G244:.H244])*2" office:value-type="float" office:value="2">
            <text:p>2</text:p>
          </table:table-cell>
          <table:table-cell table:number-columns-repeated="2"/>
          <table:table-cell table:formula="of:=[.A244]&amp;CHAR(9)&amp;[.K244]&amp;CHAR(9)&amp;[.L244]&amp;CHAR(9)&amp;[.M244]&amp;CHAR(9)&amp;[.N244]" office:value-type="string" office:string-value="800243&#9;6&#9;0&#9;2&#9;2">
            <text:p>800243<text:tab/>6<text:tab/>0<text:tab/>2<text:tab/>2</text:p>
          </table:table-cell>
          <table:table-cell table:number-columns-repeated="1001"/>
        </table:table-row>
        <table:table-row table:style-name="ro1">
          <table:table-cell office:value-type="float" office:value="800244">
            <text:p>800244</text:p>
          </table:table-cell>
          <table:table-cell table:style-name="ce2" table:formula="of:=IF(MOD(ROUNDUP((ROW()-1)/128;0);2);[.$A245];&quot;&quot;)">
            <text:p/>
          </table:table-cell>
          <table:table-cell table:style-name="ce2" table:formula="of:=IF(MOD(ROUNDUP((ROW()-1)/64;0);2);[.$A245];&quot;&quot;)">
            <text:p/>
          </table:table-cell>
          <table:table-cell table:style-name="ce2" table:formula="of:=IF(MOD(ROUNDUP((ROW()-1)/32;0);2);[.$A245];&quot;&quot;)">
            <text:p/>
          </table:table-cell>
          <table:table-cell table:style-name="ce2" table:formula="of:=IF(MOD(ROUNDUP((ROW()-1)/16;0);2);[.$A245];&quot;&quot;)">
            <text:p/>
          </table:table-cell>
          <table:table-cell table:style-name="ce2" table:formula="of:=IF(MOD(ROUNDUP((ROW()-1)/8;0);2);[.$A245];&quot;&quot;)" office:value-type="float" office:value="800244">
            <text:p>800244</text:p>
          </table:table-cell>
          <table:table-cell table:style-name="ce2" table:formula="of:=IF(MOD(ROUNDUP((ROW()-1)/4;0);2);[.$A245];&quot;&quot;)" office:value-type="float" office:value="800244">
            <text:p>800244</text:p>
          </table:table-cell>
          <table:table-cell table:style-name="ce2" table:formula="of:=IF(MOD(ROUNDUP((ROW()-1)/2;0);2);[.$A245];&quot;&quot;)">
            <text:p/>
          </table:table-cell>
          <table:table-cell table:formula="of:=IF(MOD(ROW()-1;2);[.$A245];&quot;&quot;)">
            <text:p/>
          </table:table-cell>
          <table:table-cell/>
          <table:table-cell table:formula="of:=COUNT([.B245:.I245])*2" office:value-type="float" office:value="4">
            <text:p>4</text:p>
          </table:table-cell>
          <table:table-cell table:formula="of:=COUNT([.C245:.D245])*2" office:value-type="float" office:value="0">
            <text:p>0</text:p>
          </table:table-cell>
          <table:table-cell table:formula="of:=COUNT([.E245:.F245])*2" office:value-type="float" office:value="2">
            <text:p>2</text:p>
          </table:table-cell>
          <table:table-cell table:formula="of:=COUNT([.G245:.H245])*2" office:value-type="float" office:value="2">
            <text:p>2</text:p>
          </table:table-cell>
          <table:table-cell table:number-columns-repeated="2"/>
          <table:table-cell table:formula="of:=[.A245]&amp;CHAR(9)&amp;[.K245]&amp;CHAR(9)&amp;[.L245]&amp;CHAR(9)&amp;[.M245]&amp;CHAR(9)&amp;[.N245]" office:value-type="string" office:string-value="800244&#9;4&#9;0&#9;2&#9;2">
            <text:p>800244<text:tab/>4<text:tab/>0<text:tab/>2<text:tab/>2</text:p>
          </table:table-cell>
          <table:table-cell table:number-columns-repeated="1001"/>
        </table:table-row>
        <table:table-row table:style-name="ro1">
          <table:table-cell office:value-type="float" office:value="800245">
            <text:p>800245</text:p>
          </table:table-cell>
          <table:table-cell table:style-name="ce2" table:formula="of:=IF(MOD(ROUNDUP((ROW()-1)/128;0);2);[.$A246];&quot;&quot;)">
            <text:p/>
          </table:table-cell>
          <table:table-cell table:style-name="ce2" table:formula="of:=IF(MOD(ROUNDUP((ROW()-1)/64;0);2);[.$A246];&quot;&quot;)">
            <text:p/>
          </table:table-cell>
          <table:table-cell table:style-name="ce2" table:formula="of:=IF(MOD(ROUNDUP((ROW()-1)/32;0);2);[.$A246];&quot;&quot;)">
            <text:p/>
          </table:table-cell>
          <table:table-cell table:style-name="ce2" table:formula="of:=IF(MOD(ROUNDUP((ROW()-1)/16;0);2);[.$A246];&quot;&quot;)">
            <text:p/>
          </table:table-cell>
          <table:table-cell table:style-name="ce2" table:formula="of:=IF(MOD(ROUNDUP((ROW()-1)/8;0);2);[.$A246];&quot;&quot;)" office:value-type="float" office:value="800245">
            <text:p>800245</text:p>
          </table:table-cell>
          <table:table-cell table:style-name="ce2" table:formula="of:=IF(MOD(ROUNDUP((ROW()-1)/4;0);2);[.$A246];&quot;&quot;)">
            <text:p/>
          </table:table-cell>
          <table:table-cell table:style-name="ce2" table:formula="of:=IF(MOD(ROUNDUP((ROW()-1)/2;0);2);[.$A246];&quot;&quot;)" office:value-type="float" office:value="800245">
            <text:p>800245</text:p>
          </table:table-cell>
          <table:table-cell table:formula="of:=IF(MOD(ROW()-1;2);[.$A246];&quot;&quot;)" office:value-type="float" office:value="800245">
            <text:p>800245</text:p>
          </table:table-cell>
          <table:table-cell/>
          <table:table-cell table:formula="of:=COUNT([.B246:.I246])*2" office:value-type="float" office:value="6">
            <text:p>6</text:p>
          </table:table-cell>
          <table:table-cell table:formula="of:=COUNT([.C246:.D246])*2" office:value-type="float" office:value="0">
            <text:p>0</text:p>
          </table:table-cell>
          <table:table-cell table:formula="of:=COUNT([.E246:.F246])*2" office:value-type="float" office:value="2">
            <text:p>2</text:p>
          </table:table-cell>
          <table:table-cell table:formula="of:=COUNT([.G246:.H246])*2" office:value-type="float" office:value="2">
            <text:p>2</text:p>
          </table:table-cell>
          <table:table-cell table:number-columns-repeated="2"/>
          <table:table-cell table:formula="of:=[.A246]&amp;CHAR(9)&amp;[.K246]&amp;CHAR(9)&amp;[.L246]&amp;CHAR(9)&amp;[.M246]&amp;CHAR(9)&amp;[.N246]" office:value-type="string" office:string-value="800245&#9;6&#9;0&#9;2&#9;2">
            <text:p>800245<text:tab/>6<text:tab/>0<text:tab/>2<text:tab/>2</text:p>
          </table:table-cell>
          <table:table-cell table:number-columns-repeated="1001"/>
        </table:table-row>
        <table:table-row table:style-name="ro1">
          <table:table-cell office:value-type="float" office:value="800246">
            <text:p>800246</text:p>
          </table:table-cell>
          <table:table-cell table:style-name="ce2" table:formula="of:=IF(MOD(ROUNDUP((ROW()-1)/128;0);2);[.$A247];&quot;&quot;)">
            <text:p/>
          </table:table-cell>
          <table:table-cell table:style-name="ce2" table:formula="of:=IF(MOD(ROUNDUP((ROW()-1)/64;0);2);[.$A247];&quot;&quot;)">
            <text:p/>
          </table:table-cell>
          <table:table-cell table:style-name="ce2" table:formula="of:=IF(MOD(ROUNDUP((ROW()-1)/32;0);2);[.$A247];&quot;&quot;)">
            <text:p/>
          </table:table-cell>
          <table:table-cell table:style-name="ce2" table:formula="of:=IF(MOD(ROUNDUP((ROW()-1)/16;0);2);[.$A247];&quot;&quot;)">
            <text:p/>
          </table:table-cell>
          <table:table-cell table:style-name="ce2" table:formula="of:=IF(MOD(ROUNDUP((ROW()-1)/8;0);2);[.$A247];&quot;&quot;)" office:value-type="float" office:value="800246">
            <text:p>800246</text:p>
          </table:table-cell>
          <table:table-cell table:style-name="ce2" table:formula="of:=IF(MOD(ROUNDUP((ROW()-1)/4;0);2);[.$A247];&quot;&quot;)">
            <text:p/>
          </table:table-cell>
          <table:table-cell table:style-name="ce2" table:formula="of:=IF(MOD(ROUNDUP((ROW()-1)/2;0);2);[.$A247];&quot;&quot;)" office:value-type="float" office:value="800246">
            <text:p>800246</text:p>
          </table:table-cell>
          <table:table-cell table:formula="of:=IF(MOD(ROW()-1;2);[.$A247];&quot;&quot;)">
            <text:p/>
          </table:table-cell>
          <table:table-cell/>
          <table:table-cell table:formula="of:=COUNT([.B247:.I247])*2" office:value-type="float" office:value="4">
            <text:p>4</text:p>
          </table:table-cell>
          <table:table-cell table:formula="of:=COUNT([.C247:.D247])*2" office:value-type="float" office:value="0">
            <text:p>0</text:p>
          </table:table-cell>
          <table:table-cell table:formula="of:=COUNT([.E247:.F247])*2" office:value-type="float" office:value="2">
            <text:p>2</text:p>
          </table:table-cell>
          <table:table-cell table:formula="of:=COUNT([.G247:.H247])*2" office:value-type="float" office:value="2">
            <text:p>2</text:p>
          </table:table-cell>
          <table:table-cell table:number-columns-repeated="2"/>
          <table:table-cell table:formula="of:=[.A247]&amp;CHAR(9)&amp;[.K247]&amp;CHAR(9)&amp;[.L247]&amp;CHAR(9)&amp;[.M247]&amp;CHAR(9)&amp;[.N247]" office:value-type="string" office:string-value="800246&#9;4&#9;0&#9;2&#9;2">
            <text:p>800246<text:tab/>4<text:tab/>0<text:tab/>2<text:tab/>2</text:p>
          </table:table-cell>
          <table:table-cell table:number-columns-repeated="1001"/>
        </table:table-row>
        <table:table-row table:style-name="ro1">
          <table:table-cell office:value-type="float" office:value="800247">
            <text:p>800247</text:p>
          </table:table-cell>
          <table:table-cell table:style-name="ce2" table:formula="of:=IF(MOD(ROUNDUP((ROW()-1)/128;0);2);[.$A248];&quot;&quot;)">
            <text:p/>
          </table:table-cell>
          <table:table-cell table:style-name="ce2" table:formula="of:=IF(MOD(ROUNDUP((ROW()-1)/64;0);2);[.$A248];&quot;&quot;)">
            <text:p/>
          </table:table-cell>
          <table:table-cell table:style-name="ce2" table:formula="of:=IF(MOD(ROUNDUP((ROW()-1)/32;0);2);[.$A248];&quot;&quot;)">
            <text:p/>
          </table:table-cell>
          <table:table-cell table:style-name="ce2" table:formula="of:=IF(MOD(ROUNDUP((ROW()-1)/16;0);2);[.$A248];&quot;&quot;)">
            <text:p/>
          </table:table-cell>
          <table:table-cell table:style-name="ce2" table:formula="of:=IF(MOD(ROUNDUP((ROW()-1)/8;0);2);[.$A248];&quot;&quot;)" office:value-type="float" office:value="800247">
            <text:p>800247</text:p>
          </table:table-cell>
          <table:table-cell table:style-name="ce2" table:formula="of:=IF(MOD(ROUNDUP((ROW()-1)/4;0);2);[.$A248];&quot;&quot;)">
            <text:p/>
          </table:table-cell>
          <table:table-cell table:style-name="ce2" table:formula="of:=IF(MOD(ROUNDUP((ROW()-1)/2;0);2);[.$A248];&quot;&quot;)">
            <text:p/>
          </table:table-cell>
          <table:table-cell table:formula="of:=IF(MOD(ROW()-1;2);[.$A248];&quot;&quot;)" office:value-type="float" office:value="800247">
            <text:p>800247</text:p>
          </table:table-cell>
          <table:table-cell/>
          <table:table-cell table:formula="of:=COUNT([.B248:.I248])*2" office:value-type="float" office:value="4">
            <text:p>4</text:p>
          </table:table-cell>
          <table:table-cell table:formula="of:=COUNT([.C248:.D248])*2" office:value-type="float" office:value="0">
            <text:p>0</text:p>
          </table:table-cell>
          <table:table-cell table:formula="of:=COUNT([.E248:.F248])*2" office:value-type="float" office:value="2">
            <text:p>2</text:p>
          </table:table-cell>
          <table:table-cell table:formula="of:=COUNT([.G248:.H248])*2" office:value-type="float" office:value="0">
            <text:p>0</text:p>
          </table:table-cell>
          <table:table-cell table:number-columns-repeated="2"/>
          <table:table-cell table:formula="of:=[.A248]&amp;CHAR(9)&amp;[.K248]&amp;CHAR(9)&amp;[.L248]&amp;CHAR(9)&amp;[.M248]&amp;CHAR(9)&amp;[.N248]" office:value-type="string" office:string-value="800247&#9;4&#9;0&#9;2&#9;0">
            <text:p>800247<text:tab/>4<text:tab/>0<text:tab/>2<text:tab/>0</text:p>
          </table:table-cell>
          <table:table-cell table:number-columns-repeated="1001"/>
        </table:table-row>
        <table:table-row table:style-name="ro1">
          <table:table-cell office:value-type="float" office:value="800248">
            <text:p>800248</text:p>
          </table:table-cell>
          <table:table-cell table:style-name="ce2" table:formula="of:=IF(MOD(ROUNDUP((ROW()-1)/128;0);2);[.$A249];&quot;&quot;)">
            <text:p/>
          </table:table-cell>
          <table:table-cell table:style-name="ce2" table:formula="of:=IF(MOD(ROUNDUP((ROW()-1)/64;0);2);[.$A249];&quot;&quot;)">
            <text:p/>
          </table:table-cell>
          <table:table-cell table:style-name="ce2" table:formula="of:=IF(MOD(ROUNDUP((ROW()-1)/32;0);2);[.$A249];&quot;&quot;)">
            <text:p/>
          </table:table-cell>
          <table:table-cell table:style-name="ce2" table:formula="of:=IF(MOD(ROUNDUP((ROW()-1)/16;0);2);[.$A249];&quot;&quot;)">
            <text:p/>
          </table:table-cell>
          <table:table-cell table:style-name="ce2" table:formula="of:=IF(MOD(ROUNDUP((ROW()-1)/8;0);2);[.$A249];&quot;&quot;)" office:value-type="float" office:value="800248">
            <text:p>800248</text:p>
          </table:table-cell>
          <table:table-cell table:style-name="ce2" table:formula="of:=IF(MOD(ROUNDUP((ROW()-1)/4;0);2);[.$A249];&quot;&quot;)">
            <text:p/>
          </table:table-cell>
          <table:table-cell table:style-name="ce2" table:formula="of:=IF(MOD(ROUNDUP((ROW()-1)/2;0);2);[.$A249];&quot;&quot;)">
            <text:p/>
          </table:table-cell>
          <table:table-cell table:formula="of:=IF(MOD(ROW()-1;2);[.$A249];&quot;&quot;)">
            <text:p/>
          </table:table-cell>
          <table:table-cell/>
          <table:table-cell table:formula="of:=COUNT([.B249:.I249])*2" office:value-type="float" office:value="2">
            <text:p>2</text:p>
          </table:table-cell>
          <table:table-cell table:formula="of:=COUNT([.C249:.D249])*2" office:value-type="float" office:value="0">
            <text:p>0</text:p>
          </table:table-cell>
          <table:table-cell table:formula="of:=COUNT([.E249:.F249])*2" office:value-type="float" office:value="2">
            <text:p>2</text:p>
          </table:table-cell>
          <table:table-cell table:formula="of:=COUNT([.G249:.H249])*2" office:value-type="float" office:value="0">
            <text:p>0</text:p>
          </table:table-cell>
          <table:table-cell table:number-columns-repeated="2"/>
          <table:table-cell table:formula="of:=[.A249]&amp;CHAR(9)&amp;[.K249]&amp;CHAR(9)&amp;[.L249]&amp;CHAR(9)&amp;[.M249]&amp;CHAR(9)&amp;[.N249]" office:value-type="string" office:string-value="800248&#9;2&#9;0&#9;2&#9;0">
            <text:p>800248<text:tab/>2<text:tab/>0<text:tab/>2<text:tab/>0</text:p>
          </table:table-cell>
          <table:table-cell table:number-columns-repeated="1001"/>
        </table:table-row>
        <table:table-row table:style-name="ro1">
          <table:table-cell office:value-type="float" office:value="800249">
            <text:p>800249</text:p>
          </table:table-cell>
          <table:table-cell table:style-name="ce2" table:formula="of:=IF(MOD(ROUNDUP((ROW()-1)/128;0);2);[.$A250];&quot;&quot;)">
            <text:p/>
          </table:table-cell>
          <table:table-cell table:style-name="ce2" table:formula="of:=IF(MOD(ROUNDUP((ROW()-1)/64;0);2);[.$A250];&quot;&quot;)">
            <text:p/>
          </table:table-cell>
          <table:table-cell table:style-name="ce2" table:formula="of:=IF(MOD(ROUNDUP((ROW()-1)/32;0);2);[.$A250];&quot;&quot;)">
            <text:p/>
          </table:table-cell>
          <table:table-cell table:style-name="ce2" table:formula="of:=IF(MOD(ROUNDUP((ROW()-1)/16;0);2);[.$A250];&quot;&quot;)">
            <text:p/>
          </table:table-cell>
          <table:table-cell table:style-name="ce2" table:formula="of:=IF(MOD(ROUNDUP((ROW()-1)/8;0);2);[.$A250];&quot;&quot;)">
            <text:p/>
          </table:table-cell>
          <table:table-cell table:style-name="ce2" table:formula="of:=IF(MOD(ROUNDUP((ROW()-1)/4;0);2);[.$A250];&quot;&quot;)" office:value-type="float" office:value="800249">
            <text:p>800249</text:p>
          </table:table-cell>
          <table:table-cell table:style-name="ce2" table:formula="of:=IF(MOD(ROUNDUP((ROW()-1)/2;0);2);[.$A250];&quot;&quot;)" office:value-type="float" office:value="800249">
            <text:p>800249</text:p>
          </table:table-cell>
          <table:table-cell table:formula="of:=IF(MOD(ROW()-1;2);[.$A250];&quot;&quot;)" office:value-type="float" office:value="800249">
            <text:p>800249</text:p>
          </table:table-cell>
          <table:table-cell/>
          <table:table-cell table:formula="of:=COUNT([.B250:.I250])*2" office:value-type="float" office:value="6">
            <text:p>6</text:p>
          </table:table-cell>
          <table:table-cell table:formula="of:=COUNT([.C250:.D250])*2" office:value-type="float" office:value="0">
            <text:p>0</text:p>
          </table:table-cell>
          <table:table-cell table:formula="of:=COUNT([.E250:.F250])*2" office:value-type="float" office:value="0">
            <text:p>0</text:p>
          </table:table-cell>
          <table:table-cell table:formula="of:=COUNT([.G250:.H250])*2" office:value-type="float" office:value="4">
            <text:p>4</text:p>
          </table:table-cell>
          <table:table-cell table:number-columns-repeated="2"/>
          <table:table-cell table:formula="of:=[.A250]&amp;CHAR(9)&amp;[.K250]&amp;CHAR(9)&amp;[.L250]&amp;CHAR(9)&amp;[.M250]&amp;CHAR(9)&amp;[.N250]" office:value-type="string" office:string-value="800249&#9;6&#9;0&#9;0&#9;4">
            <text:p>800249<text:tab/>6<text:tab/>0<text:tab/>0<text:tab/>4</text:p>
          </table:table-cell>
          <table:table-cell table:number-columns-repeated="1001"/>
        </table:table-row>
        <table:table-row table:style-name="ro1">
          <table:table-cell office:value-type="float" office:value="800250">
            <text:p>800250</text:p>
          </table:table-cell>
          <table:table-cell table:style-name="ce2" table:formula="of:=IF(MOD(ROUNDUP((ROW()-1)/128;0);2);[.$A251];&quot;&quot;)">
            <text:p/>
          </table:table-cell>
          <table:table-cell table:style-name="ce2" table:formula="of:=IF(MOD(ROUNDUP((ROW()-1)/64;0);2);[.$A251];&quot;&quot;)">
            <text:p/>
          </table:table-cell>
          <table:table-cell table:style-name="ce2" table:formula="of:=IF(MOD(ROUNDUP((ROW()-1)/32;0);2);[.$A251];&quot;&quot;)">
            <text:p/>
          </table:table-cell>
          <table:table-cell table:style-name="ce2" table:formula="of:=IF(MOD(ROUNDUP((ROW()-1)/16;0);2);[.$A251];&quot;&quot;)">
            <text:p/>
          </table:table-cell>
          <table:table-cell table:style-name="ce2" table:formula="of:=IF(MOD(ROUNDUP((ROW()-1)/8;0);2);[.$A251];&quot;&quot;)">
            <text:p/>
          </table:table-cell>
          <table:table-cell table:style-name="ce2" table:formula="of:=IF(MOD(ROUNDUP((ROW()-1)/4;0);2);[.$A251];&quot;&quot;)" office:value-type="float" office:value="800250">
            <text:p>800250</text:p>
          </table:table-cell>
          <table:table-cell table:style-name="ce2" table:formula="of:=IF(MOD(ROUNDUP((ROW()-1)/2;0);2);[.$A251];&quot;&quot;)" office:value-type="float" office:value="800250">
            <text:p>800250</text:p>
          </table:table-cell>
          <table:table-cell table:formula="of:=IF(MOD(ROW()-1;2);[.$A251];&quot;&quot;)">
            <text:p/>
          </table:table-cell>
          <table:table-cell/>
          <table:table-cell table:formula="of:=COUNT([.B251:.I251])*2" office:value-type="float" office:value="4">
            <text:p>4</text:p>
          </table:table-cell>
          <table:table-cell table:formula="of:=COUNT([.C251:.D251])*2" office:value-type="float" office:value="0">
            <text:p>0</text:p>
          </table:table-cell>
          <table:table-cell table:formula="of:=COUNT([.E251:.F251])*2" office:value-type="float" office:value="0">
            <text:p>0</text:p>
          </table:table-cell>
          <table:table-cell table:formula="of:=COUNT([.G251:.H251])*2" office:value-type="float" office:value="4">
            <text:p>4</text:p>
          </table:table-cell>
          <table:table-cell table:number-columns-repeated="2"/>
          <table:table-cell table:formula="of:=[.A251]&amp;CHAR(9)&amp;[.K251]&amp;CHAR(9)&amp;[.L251]&amp;CHAR(9)&amp;[.M251]&amp;CHAR(9)&amp;[.N251]" office:value-type="string" office:string-value="800250&#9;4&#9;0&#9;0&#9;4">
            <text:p>800250<text:tab/>4<text:tab/>0<text:tab/>0<text:tab/>4</text:p>
          </table:table-cell>
          <table:table-cell table:number-columns-repeated="1001"/>
        </table:table-row>
        <table:table-row table:style-name="ro1">
          <table:table-cell office:value-type="float" office:value="800251">
            <text:p>800251</text:p>
          </table:table-cell>
          <table:table-cell table:style-name="ce2" table:formula="of:=IF(MOD(ROUNDUP((ROW()-1)/128;0);2);[.$A252];&quot;&quot;)">
            <text:p/>
          </table:table-cell>
          <table:table-cell table:style-name="ce2" table:formula="of:=IF(MOD(ROUNDUP((ROW()-1)/64;0);2);[.$A252];&quot;&quot;)">
            <text:p/>
          </table:table-cell>
          <table:table-cell table:style-name="ce2" table:formula="of:=IF(MOD(ROUNDUP((ROW()-1)/32;0);2);[.$A252];&quot;&quot;)">
            <text:p/>
          </table:table-cell>
          <table:table-cell table:style-name="ce2" table:formula="of:=IF(MOD(ROUNDUP((ROW()-1)/16;0);2);[.$A252];&quot;&quot;)">
            <text:p/>
          </table:table-cell>
          <table:table-cell table:style-name="ce2" table:formula="of:=IF(MOD(ROUNDUP((ROW()-1)/8;0);2);[.$A252];&quot;&quot;)">
            <text:p/>
          </table:table-cell>
          <table:table-cell table:style-name="ce2" table:formula="of:=IF(MOD(ROUNDUP((ROW()-1)/4;0);2);[.$A252];&quot;&quot;)" office:value-type="float" office:value="800251">
            <text:p>800251</text:p>
          </table:table-cell>
          <table:table-cell table:style-name="ce2" table:formula="of:=IF(MOD(ROUNDUP((ROW()-1)/2;0);2);[.$A252];&quot;&quot;)">
            <text:p/>
          </table:table-cell>
          <table:table-cell table:formula="of:=IF(MOD(ROW()-1;2);[.$A252];&quot;&quot;)" office:value-type="float" office:value="800251">
            <text:p>800251</text:p>
          </table:table-cell>
          <table:table-cell/>
          <table:table-cell table:formula="of:=COUNT([.B252:.I252])*2" office:value-type="float" office:value="4">
            <text:p>4</text:p>
          </table:table-cell>
          <table:table-cell table:formula="of:=COUNT([.C252:.D252])*2" office:value-type="float" office:value="0">
            <text:p>0</text:p>
          </table:table-cell>
          <table:table-cell table:formula="of:=COUNT([.E252:.F252])*2" office:value-type="float" office:value="0">
            <text:p>0</text:p>
          </table:table-cell>
          <table:table-cell table:formula="of:=COUNT([.G252:.H252])*2" office:value-type="float" office:value="2">
            <text:p>2</text:p>
          </table:table-cell>
          <table:table-cell table:number-columns-repeated="2"/>
          <table:table-cell table:formula="of:=[.A252]&amp;CHAR(9)&amp;[.K252]&amp;CHAR(9)&amp;[.L252]&amp;CHAR(9)&amp;[.M252]&amp;CHAR(9)&amp;[.N252]" office:value-type="string" office:string-value="800251&#9;4&#9;0&#9;0&#9;2">
            <text:p>800251<text:tab/>4<text:tab/>0<text:tab/>0<text:tab/>2</text:p>
          </table:table-cell>
          <table:table-cell table:number-columns-repeated="1001"/>
        </table:table-row>
        <table:table-row table:style-name="ro1">
          <table:table-cell office:value-type="float" office:value="800252">
            <text:p>800252</text:p>
          </table:table-cell>
          <table:table-cell table:style-name="ce2" table:formula="of:=IF(MOD(ROUNDUP((ROW()-1)/128;0);2);[.$A253];&quot;&quot;)">
            <text:p/>
          </table:table-cell>
          <table:table-cell table:style-name="ce2" table:formula="of:=IF(MOD(ROUNDUP((ROW()-1)/64;0);2);[.$A253];&quot;&quot;)">
            <text:p/>
          </table:table-cell>
          <table:table-cell table:style-name="ce2" table:formula="of:=IF(MOD(ROUNDUP((ROW()-1)/32;0);2);[.$A253];&quot;&quot;)">
            <text:p/>
          </table:table-cell>
          <table:table-cell table:style-name="ce2" table:formula="of:=IF(MOD(ROUNDUP((ROW()-1)/16;0);2);[.$A253];&quot;&quot;)">
            <text:p/>
          </table:table-cell>
          <table:table-cell table:style-name="ce2" table:formula="of:=IF(MOD(ROUNDUP((ROW()-1)/8;0);2);[.$A253];&quot;&quot;)">
            <text:p/>
          </table:table-cell>
          <table:table-cell table:style-name="ce2" table:formula="of:=IF(MOD(ROUNDUP((ROW()-1)/4;0);2);[.$A253];&quot;&quot;)" office:value-type="float" office:value="800252">
            <text:p>800252</text:p>
          </table:table-cell>
          <table:table-cell table:style-name="ce2" table:formula="of:=IF(MOD(ROUNDUP((ROW()-1)/2;0);2);[.$A253];&quot;&quot;)">
            <text:p/>
          </table:table-cell>
          <table:table-cell table:formula="of:=IF(MOD(ROW()-1;2);[.$A253];&quot;&quot;)">
            <text:p/>
          </table:table-cell>
          <table:table-cell/>
          <table:table-cell table:formula="of:=COUNT([.B253:.I253])*2" office:value-type="float" office:value="2">
            <text:p>2</text:p>
          </table:table-cell>
          <table:table-cell table:formula="of:=COUNT([.C253:.D253])*2" office:value-type="float" office:value="0">
            <text:p>0</text:p>
          </table:table-cell>
          <table:table-cell table:formula="of:=COUNT([.E253:.F253])*2" office:value-type="float" office:value="0">
            <text:p>0</text:p>
          </table:table-cell>
          <table:table-cell table:formula="of:=COUNT([.G253:.H253])*2" office:value-type="float" office:value="2">
            <text:p>2</text:p>
          </table:table-cell>
          <table:table-cell table:number-columns-repeated="2"/>
          <table:table-cell table:formula="of:=[.A253]&amp;CHAR(9)&amp;[.K253]&amp;CHAR(9)&amp;[.L253]&amp;CHAR(9)&amp;[.M253]&amp;CHAR(9)&amp;[.N253]" office:value-type="string" office:string-value="800252&#9;2&#9;0&#9;0&#9;2">
            <text:p>800252<text:tab/>2<text:tab/>0<text:tab/>0<text:tab/>2</text:p>
          </table:table-cell>
          <table:table-cell table:number-columns-repeated="1001"/>
        </table:table-row>
        <table:table-row table:style-name="ro1">
          <table:table-cell office:value-type="float" office:value="800253">
            <text:p>800253</text:p>
          </table:table-cell>
          <table:table-cell table:style-name="ce2" table:formula="of:=IF(MOD(ROUNDUP((ROW()-1)/128;0);2);[.$A254];&quot;&quot;)">
            <text:p/>
          </table:table-cell>
          <table:table-cell table:style-name="ce2" table:formula="of:=IF(MOD(ROUNDUP((ROW()-1)/64;0);2);[.$A254];&quot;&quot;)">
            <text:p/>
          </table:table-cell>
          <table:table-cell table:style-name="ce2" table:formula="of:=IF(MOD(ROUNDUP((ROW()-1)/32;0);2);[.$A254];&quot;&quot;)">
            <text:p/>
          </table:table-cell>
          <table:table-cell table:style-name="ce2" table:formula="of:=IF(MOD(ROUNDUP((ROW()-1)/16;0);2);[.$A254];&quot;&quot;)">
            <text:p/>
          </table:table-cell>
          <table:table-cell table:style-name="ce2" table:formula="of:=IF(MOD(ROUNDUP((ROW()-1)/8;0);2);[.$A254];&quot;&quot;)">
            <text:p/>
          </table:table-cell>
          <table:table-cell table:style-name="ce2" table:formula="of:=IF(MOD(ROUNDUP((ROW()-1)/4;0);2);[.$A254];&quot;&quot;)">
            <text:p/>
          </table:table-cell>
          <table:table-cell table:style-name="ce2" table:formula="of:=IF(MOD(ROUNDUP((ROW()-1)/2;0);2);[.$A254];&quot;&quot;)" office:value-type="float" office:value="800253">
            <text:p>800253</text:p>
          </table:table-cell>
          <table:table-cell table:formula="of:=IF(MOD(ROW()-1;2);[.$A254];&quot;&quot;)" office:value-type="float" office:value="800253">
            <text:p>800253</text:p>
          </table:table-cell>
          <table:table-cell/>
          <table:table-cell table:formula="of:=COUNT([.B254:.I254])*2" office:value-type="float" office:value="4">
            <text:p>4</text:p>
          </table:table-cell>
          <table:table-cell table:formula="of:=COUNT([.C254:.D254])*2" office:value-type="float" office:value="0">
            <text:p>0</text:p>
          </table:table-cell>
          <table:table-cell table:formula="of:=COUNT([.E254:.F254])*2" office:value-type="float" office:value="0">
            <text:p>0</text:p>
          </table:table-cell>
          <table:table-cell table:formula="of:=COUNT([.G254:.H254])*2" office:value-type="float" office:value="2">
            <text:p>2</text:p>
          </table:table-cell>
          <table:table-cell table:number-columns-repeated="2"/>
          <table:table-cell table:formula="of:=[.A254]&amp;CHAR(9)&amp;[.K254]&amp;CHAR(9)&amp;[.L254]&amp;CHAR(9)&amp;[.M254]&amp;CHAR(9)&amp;[.N254]" office:value-type="string" office:string-value="800253&#9;4&#9;0&#9;0&#9;2">
            <text:p>800253<text:tab/>4<text:tab/>0<text:tab/>0<text:tab/>2</text:p>
          </table:table-cell>
          <table:table-cell table:number-columns-repeated="1001"/>
        </table:table-row>
        <table:table-row table:style-name="ro1">
          <table:table-cell office:value-type="float" office:value="800254">
            <text:p>800254</text:p>
          </table:table-cell>
          <table:table-cell table:style-name="ce2" table:formula="of:=IF(MOD(ROUNDUP((ROW()-1)/128;0);2);[.$A255];&quot;&quot;)">
            <text:p/>
          </table:table-cell>
          <table:table-cell table:style-name="ce2" table:formula="of:=IF(MOD(ROUNDUP((ROW()-1)/64;0);2);[.$A255];&quot;&quot;)">
            <text:p/>
          </table:table-cell>
          <table:table-cell table:style-name="ce2" table:formula="of:=IF(MOD(ROUNDUP((ROW()-1)/32;0);2);[.$A255];&quot;&quot;)">
            <text:p/>
          </table:table-cell>
          <table:table-cell table:style-name="ce2" table:formula="of:=IF(MOD(ROUNDUP((ROW()-1)/16;0);2);[.$A255];&quot;&quot;)">
            <text:p/>
          </table:table-cell>
          <table:table-cell table:style-name="ce2" table:formula="of:=IF(MOD(ROUNDUP((ROW()-1)/8;0);2);[.$A255];&quot;&quot;)">
            <text:p/>
          </table:table-cell>
          <table:table-cell table:style-name="ce2" table:formula="of:=IF(MOD(ROUNDUP((ROW()-1)/4;0);2);[.$A255];&quot;&quot;)">
            <text:p/>
          </table:table-cell>
          <table:table-cell table:style-name="ce2" table:formula="of:=IF(MOD(ROUNDUP((ROW()-1)/2;0);2);[.$A255];&quot;&quot;)" office:value-type="float" office:value="800254">
            <text:p>800254</text:p>
          </table:table-cell>
          <table:table-cell table:formula="of:=IF(MOD(ROW()-1;2);[.$A255];&quot;&quot;)">
            <text:p/>
          </table:table-cell>
          <table:table-cell/>
          <table:table-cell table:formula="of:=COUNT([.B255:.I255])*2" office:value-type="float" office:value="2">
            <text:p>2</text:p>
          </table:table-cell>
          <table:table-cell table:formula="of:=COUNT([.C255:.D255])*2" office:value-type="float" office:value="0">
            <text:p>0</text:p>
          </table:table-cell>
          <table:table-cell table:formula="of:=COUNT([.E255:.F255])*2" office:value-type="float" office:value="0">
            <text:p>0</text:p>
          </table:table-cell>
          <table:table-cell table:formula="of:=COUNT([.G255:.H255])*2" office:value-type="float" office:value="2">
            <text:p>2</text:p>
          </table:table-cell>
          <table:table-cell table:number-columns-repeated="2"/>
          <table:table-cell table:formula="of:=[.A255]&amp;CHAR(9)&amp;[.K255]&amp;CHAR(9)&amp;[.L255]&amp;CHAR(9)&amp;[.M255]&amp;CHAR(9)&amp;[.N255]" office:value-type="string" office:string-value="800254&#9;2&#9;0&#9;0&#9;2">
            <text:p>800254<text:tab/>2<text:tab/>0<text:tab/>0<text:tab/>2</text:p>
          </table:table-cell>
          <table:table-cell table:number-columns-repeated="1001"/>
        </table:table-row>
        <table:table-row table:style-name="ro1">
          <table:table-cell office:value-type="float" office:value="800255">
            <text:p>800255</text:p>
          </table:table-cell>
          <table:table-cell table:style-name="ce2" table:formula="of:=IF(MOD(ROUNDUP((ROW()-1)/128;0);2);[.$A256];&quot;&quot;)">
            <text:p/>
          </table:table-cell>
          <table:table-cell table:style-name="ce2" table:formula="of:=IF(MOD(ROUNDUP((ROW()-1)/64;0);2);[.$A256];&quot;&quot;)">
            <text:p/>
          </table:table-cell>
          <table:table-cell table:style-name="ce2" table:formula="of:=IF(MOD(ROUNDUP((ROW()-1)/32;0);2);[.$A256];&quot;&quot;)">
            <text:p/>
          </table:table-cell>
          <table:table-cell table:style-name="ce2" table:formula="of:=IF(MOD(ROUNDUP((ROW()-1)/16;0);2);[.$A256];&quot;&quot;)">
            <text:p/>
          </table:table-cell>
          <table:table-cell table:style-name="ce2" table:formula="of:=IF(MOD(ROUNDUP((ROW()-1)/8;0);2);[.$A256];&quot;&quot;)">
            <text:p/>
          </table:table-cell>
          <table:table-cell table:style-name="ce2" table:formula="of:=IF(MOD(ROUNDUP((ROW()-1)/4;0);2);[.$A256];&quot;&quot;)">
            <text:p/>
          </table:table-cell>
          <table:table-cell table:style-name="ce2" table:formula="of:=IF(MOD(ROUNDUP((ROW()-1)/2;0);2);[.$A256];&quot;&quot;)">
            <text:p/>
          </table:table-cell>
          <table:table-cell table:formula="of:=IF(MOD(ROW()-1;2);[.$A256];&quot;&quot;)" office:value-type="float" office:value="800255">
            <text:p>800255</text:p>
          </table:table-cell>
          <table:table-cell/>
          <table:table-cell table:formula="of:=COUNT([.B256:.I256])*2" office:value-type="float" office:value="2">
            <text:p>2</text:p>
          </table:table-cell>
          <table:table-cell table:formula="of:=COUNT([.C256:.D256])*2" office:value-type="float" office:value="0">
            <text:p>0</text:p>
          </table:table-cell>
          <table:table-cell table:formula="of:=COUNT([.E256:.F256])*2" office:value-type="float" office:value="0">
            <text:p>0</text:p>
          </table:table-cell>
          <table:table-cell table:formula="of:=COUNT([.G256:.H256])*2" office:value-type="float" office:value="0">
            <text:p>0</text:p>
          </table:table-cell>
          <table:table-cell table:number-columns-repeated="2"/>
          <table:table-cell table:formula="of:=[.A256]&amp;CHAR(9)&amp;[.K256]&amp;CHAR(9)&amp;[.L256]&amp;CHAR(9)&amp;[.M256]&amp;CHAR(9)&amp;[.N256]" office:value-type="string" office:string-value="800255&#9;2&#9;0&#9;0&#9;0">
            <text:p>800255<text:tab/>2<text:tab/>0<text:tab/>0<text:tab/>0</text:p>
          </table:table-cell>
          <table:table-cell table:number-columns-repeated="1001"/>
        </table:table-row>
        <table:table-row table:style-name="ro1">
          <table:table-cell office:value-type="float" office:value="800256">
            <text:p>800256</text:p>
          </table:table-cell>
          <table:table-cell table:style-name="ce2" table:formula="of:=IF(MOD(ROUNDUP((ROW()-1)/128;0);2);[.$A257];&quot;&quot;)">
            <text:p/>
          </table:table-cell>
          <table:table-cell table:style-name="ce2" table:formula="of:=IF(MOD(ROUNDUP((ROW()-1)/64;0);2);[.$A257];&quot;&quot;)">
            <text:p/>
          </table:table-cell>
          <table:table-cell table:style-name="ce2" table:formula="of:=IF(MOD(ROUNDUP((ROW()-1)/32;0);2);[.$A257];&quot;&quot;)">
            <text:p/>
          </table:table-cell>
          <table:table-cell table:style-name="ce2" table:formula="of:=IF(MOD(ROUNDUP((ROW()-1)/16;0);2);[.$A257];&quot;&quot;)">
            <text:p/>
          </table:table-cell>
          <table:table-cell table:style-name="ce2" table:formula="of:=IF(MOD(ROUNDUP((ROW()-1)/8;0);2);[.$A257];&quot;&quot;)">
            <text:p/>
          </table:table-cell>
          <table:table-cell table:style-name="ce2" table:formula="of:=IF(MOD(ROUNDUP((ROW()-1)/4;0);2);[.$A257];&quot;&quot;)">
            <text:p/>
          </table:table-cell>
          <table:table-cell table:style-name="ce2" table:formula="of:=IF(MOD(ROUNDUP((ROW()-1)/2;0);2);[.$A257];&quot;&quot;)">
            <text:p/>
          </table:table-cell>
          <table:table-cell table:formula="of:=IF(MOD(ROW()-1;2);[.$A257];&quot;&quot;)">
            <text:p/>
          </table:table-cell>
          <table:table-cell/>
          <table:table-cell table:formula="of:=COUNT([.B257:.I257])*2" office:value-type="float" office:value="0">
            <text:p>0</text:p>
          </table:table-cell>
          <table:table-cell table:formula="of:=COUNT([.C257:.D257])*2" office:value-type="float" office:value="0">
            <text:p>0</text:p>
          </table:table-cell>
          <table:table-cell table:formula="of:=COUNT([.E257:.F257])*2" office:value-type="float" office:value="0">
            <text:p>0</text:p>
          </table:table-cell>
          <table:table-cell table:formula="of:=COUNT([.G257:.H257])*2" office:value-type="float" office:value="0">
            <text:p>0</text:p>
          </table:table-cell>
          <table:table-cell table:number-columns-repeated="1004"/>
        </table:table-row>
        <table:table-row table:style-name="ro1" table:number-rows-repeated="1048318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3">02/13/2012</text:date>, <text:time>14:3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ada </meta:initial-creator>
    <meta:creation-date>2012-02-01T10:47:33</meta:creation-date>
    <dc:date>2012-02-13T14:30:53</dc:date>
    <dc:creator>jessada </dc:creator>
    <meta:editing-duration>PT2H16M43S</meta:editing-duration>
    <meta:editing-cycles>3</meta:editing-cycles>
    <meta:generator>LibreOffice/3.4$Linux LibreOffice_project/340m1$Build-302</meta:generator>
    <meta:document-statistic meta:table-count="3" meta:cell-count="3591" meta:object-count="0"/>
  </office:meta>
</office:document-meta>
</file>